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335in"/>
    </style:style>
    <style:style style:name="co3" style:family="table-column">
      <style:table-column-properties fo:break-before="auto" style:column-width="0.1555in"/>
    </style:style>
    <style:style style:name="co4" style:family="table-column">
      <style:table-column-properties fo:break-before="auto" style:column-width="0.1665in"/>
    </style:style>
    <style:style style:name="co6" style:family="table-column">
      <style:table-column-properties fo:break-before="auto" style:column-width="0.3673in"/>
    </style:style>
    <style:style style:name="co7" style:family="table-column">
      <style:table-column-properties fo:break-before="auto" style:column-width="0.4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cc" fo:border-left="0.0008in solid #000000" fo:border-right="none" fo:border-top="none"/>
      <style:map style:condition="cell-content()=1" style:apply-style-name="Filled" style:base-cell-address="Sheet1.A4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fo:font-size="14pt" fo:font-weight="bold"/>
    </style:style>
    <style:style style:name="ce3" style:family="table-cell" style:parent-style-name="Default">
      <style:table-cell-properties fo:background-color="#ffffcc"/>
      <style:map style:condition="cell-content()=1" style:apply-style-name="Filled" style:base-cell-address="Sheet1.A4"/>
    </style:style>
    <style:style style:name="ce4" style:family="table-cell" style:parent-style-name="Default">
      <style:table-cell-properties fo:border-bottom="none" fo:background-color="#ffffcc" fo:border-left="none" fo:border-right="0.0008in solid #000000" fo:border-top="0.0008in solid #000000"/>
      <style:map style:condition="cell-content()=1" style:apply-style-name="Filled" style:base-cell-address="Sheet1.A4"/>
    </style:style>
    <style:style style:name="ce5" style:family="table-cell" style:parent-style-name="Default">
      <style:table-cell-properties fo:border-bottom="none" fo:background-color="#ffffcc" fo:border-left="none" fo:border-right="0.0008in solid #000000" fo:border-top="none"/>
      <style:map style:condition="cell-content()=1" style:apply-style-name="Filled" style:base-cell-address="Sheet1.A4"/>
    </style:style>
    <style:style style:name="ce6" style:family="table-cell" style:parent-style-name="Default">
      <style:map style:condition="cell-content()=1" style:apply-style-name="Filled" style:base-cell-address="Sheet1.A4"/>
    </style:style>
    <style:style style:name="ce7" style:family="table-cell" style:parent-style-name="Default">
      <style:table-cell-properties fo:border-bottom="none" fo:border-left="none" fo:border-right="0.0008in solid #000000" fo:border-top="none"/>
      <style:map style:condition="cell-content()=1" style:apply-style-name="Filled" style:base-cell-address="Sheet1.A4"/>
    </style:style>
    <style:style style:name="ce8" style:family="table-cell" style:parent-style-name="Default" style:data-style-name="N116"/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2" table:default-cell-style-name="ce3"/>
        <table:table-column table:style-name="co3" table:number-columns-repeated="3" table:default-cell-style-name="ce3"/>
        <table:table-column table:style-name="co3" table:default-cell-style-name="ce5"/>
        <table:table-column table:style-name="co2" table:number-columns-repeated="5" table:default-cell-style-name="ce6"/>
        <table:table-column table:style-name="co2" table:default-cell-style-name="ce7"/>
        <table:table-column table:style-name="co2" table:default-cell-style-name="ce1"/>
        <table:table-column table:style-name="co2" table:default-cell-style-name="ce3"/>
        <table:table-column table:style-name="co3" table:number-columns-repeated="3" table:default-cell-style-name="ce3"/>
        <table:table-column table:style-name="co3" table:default-cell-style-name="ce5"/>
        <table:table-column table:style-name="co2" table:number-columns-repeated="5" table:default-cell-style-name="ce6"/>
        <table:table-column table:style-name="co2" table:default-cell-style-name="ce7"/>
        <table:table-column table:style-name="co2" table:default-cell-style-name="ce1"/>
        <table:table-column table:style-name="co2" table:default-cell-style-name="ce3"/>
        <table:table-column table:style-name="co3" table:number-columns-repeated="3" table:default-cell-style-name="ce3"/>
        <table:table-column table:style-name="co3" table:default-cell-style-name="ce5"/>
        <table:table-column table:style-name="co2" table:number-columns-repeated="5" table:default-cell-style-name="ce6"/>
        <table:table-column table:style-name="co2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3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6" table:default-cell-style-name="ce6"/>
        <table:table-column table:style-name="co4" table:default-cell-style-name="ce6"/>
        <table:table-column table:style-name="co2" table:number-columns-repeated="4" table:default-cell-style-name="ce6"/>
        <table:table-column table:style-name="co2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4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2" table:default-cell-style-name="ce6"/>
        <table:table-column table:style-name="co6" table:default-cell-style-name="ce6"/>
        <table:table-column table:style-name="co7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3" table:default-cell-style-name="ce7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2" table:default-cell-style-name="ce6"/>
        <table:table-column table:style-name="co3" table:number-columns-repeated="2" table:default-cell-style-name="ce6"/>
        <table:table-row table:style-name="ro2">
          <table:table-cell table:number-columns-repeated="5"/>
          <table:table-cell table:style-name="ce4"/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/>
          <table:table-cell table:number-columns-repeated="8"/>
          <table:table-cell office:value-type="float" office:value="1">
            <text:p>1</text:p>
          </table:table-cell>
          <table:table-cell table:number-columns-repeated="2"/>
          <table:table-cell table:style-name="ce4"/>
          <table:table-cell table:number-columns-repeated="7"/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4"/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style-name="ce4"/>
          <table:table-cell/>
          <table:table-cell office:value-type="float" office:value="1">
            <text:p>1</text:p>
          </table:table-cell>
          <table:table-cell table:number-columns-repeated="9"/>
          <table:table-cell table:style-name="ce4"/>
          <table:table-cell table:number-columns-repeated="11"/>
          <table:table-cell table:style-name="ce4"/>
          <table:table-cell table:number-columns-repeated="11"/>
          <table:table-cell table:style-name="ce4"/>
          <table:table-cell table:number-columns-repeated="7"/>
          <table:table-cell table:number-columns-repeated="3" office:value-type="float" office:value="1">
            <text:p>1</text:p>
          </table:table-cell>
          <table:table-cell/>
          <table:table-cell table:style-name="ce4"/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/>
          <table:table-cell table:style-name="ce4"/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style-name="ce4"/>
          <table:table-cell table:number-columns-repeated="5"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table:style-name="ce4"/>
          <table:table-cell table:number-columns-repeated="5"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table:style-name="ce4"/>
          <table:table-cell/>
          <table:table-cell table:number-columns-repeated="3" office:value-type="float" office:value="1">
            <text:p>1</text:p>
          </table:table-cell>
          <table:table-cell table:number-columns-repeated="7"/>
          <table:table-cell table:style-name="ce4"/>
          <table:table-cell table:number-columns-repeated="10"/>
          <table:table-cell office:value-type="float" office:value="1">
            <text:p>1</text:p>
          </table:table-cell>
          <table:table-cell table:style-name="ce4"/>
          <table:table-cell table:number-columns-repeated="7"/>
          <table:table-cell office:value-type="float" office:value="1">
            <text:p>1</text:p>
          </table:table-cell>
          <table:table-cell table:number-columns-repeated="3"/>
          <table:table-cell table:style-name="ce4"/>
          <table:table-cell/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/>
          <table:table-cell table:style-name="ce4"/>
          <table:table-cell table:number-columns-repeated="4"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/>
          <table:table-cell table:style-name="ce4"/>
          <table:table-cell table:number-columns-repeated="4" office:value-type="float" office:value="1">
            <text:p>1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style-name="ce4"/>
          <table:table-cell table:number-columns-repeated="5" office:value-type="float" office:value="1">
            <text:p>1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style-name="ce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 table:style-name="ce4"/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style-name="ce4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style-name="ce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table:style-name="ce4"/>
          <table:table-cell table:number-columns-repeated="4"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/>
          <table:table-cell table:style-name="ce4"/>
          <table:table-cell table:number-columns-repeated="4" office:value-type="float" office:value="1">
            <text:p>1</text:p>
          </table:table-cell>
          <table:table-cell table:number-columns-repeated="3"/>
          <table:table-cell table:number-columns-repeated="4" office:value-type="float" office:value="1">
            <text:p>1</text:p>
          </table:table-cell>
          <table:table-cell table:style-name="ce4"/>
          <table:table-cell table:number-columns-repeated="5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style-name="ce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style-name="ce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style-name="ce4"/>
          <table:table-cell table:number-columns-repeated="5"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style-name="ce4"/>
          <table:table-cell table:number-columns-repeated="6"/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4"/>
          <table:table-cell table:number-columns-repeated="2"/>
          <table:table-cell office:value-type="float" office:value="1">
            <text:p>1</text:p>
          </table:table-cell>
          <table:table-cell table:number-columns-repeated="8"/>
          <table:table-cell table:style-name="ce4"/>
          <table:table-cell office:value-type="float" office:value="1">
            <text:p>1</text:p>
          </table:table-cell>
          <table:table-cell table:number-columns-repeated="10"/>
          <table:table-cell table:style-name="ce4"/>
          <table:table-cell office:value-type="float" office:value="1">
            <text:p>1</text:p>
          </table:table-cell>
          <table:table-cell table:number-columns-repeated="10"/>
          <table:table-cell table:style-name="ce4"/>
          <table:table-cell table:number-columns-repeated="4"/>
          <table:table-cell office:value-type="float" office:value="1">
            <text:p>1</text:p>
          </table:table-cell>
          <table:table-cell table:number-columns-repeated="6"/>
          <table:table-cell table:style-name="ce4"/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7"/>
          <table:table-cell table:style-name="ce4"/>
          <table:table-cell office:value-type="float" office:value="1">
            <text:p>1</text:p>
          </table:table-cell>
          <table:table-cell table:number-columns-repeated="10"/>
          <table:table-cell table:style-name="ce4"/>
          <table:table-cell table:number-columns-repeated="6"/>
          <table:table-cell office:value-type="float" office:value="1">
            <text:p>1</text:p>
          </table:table-cell>
          <table:table-cell table:number-columns-repeated="4"/>
          <table:table-cell table:style-name="ce4"/>
          <table:table-cell/>
          <table:table-cell table:number-columns-repeated="2" office:value-type="float" office:value="1">
            <text:p>1</text:p>
          </table:table-cell>
          <table:table-cell table:number-columns-repeated="8"/>
          <table:table-cell table:style-name="ce4"/>
          <table:table-cell table:number-columns-repeated="11"/>
          <table:table-cell table:style-name="ce4"/>
          <table:table-cell table:number-columns-repeated="11"/>
          <table:table-cell table:style-name="ce4"/>
          <table:table-cell table:number-columns-repeated="11"/>
          <table:table-cell table:style-name="ce4"/>
          <table:table-cell table:number-columns-repeated="11"/>
          <table:table-cell table:style-name="ce4"/>
          <table:table-cell table:number-columns-repeated="11"/>
          <table:table-cell table:style-name="ce4"/>
          <table:table-cell table:number-columns-repeated="11"/>
          <table:table-cell table:style-name="ce4"/>
          <table:table-cell table:number-columns-repeated="9"/>
          <table:table-cell table:number-columns-repeated="2" office:value-type="float" office:value="1">
            <text:p>1</text:p>
          </table:table-cell>
          <table:table-cell table:style-name="ce4"/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4"/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style-name="ce4"/>
          <table:table-cell table:number-columns-repeated="11"/>
          <table:table-cell table:style-name="ce4"/>
          <table:table-cell table:number-columns-repeated="11"/>
          <table:table-cell table:style-name="ce4"/>
          <table:table-cell table:number-columns-repeated="11"/>
          <table:table-cell table:style-name="ce4"/>
          <table:table-cell table:number-columns-repeated="11"/>
          <table:table-cell table:style-name="ce4"/>
          <table:table-cell table:number-columns-repeated="11"/>
          <table:table-cell table:style-name="ce4"/>
          <table:table-cell table:number-columns-repeated="11"/>
          <table:table-cell table:style-name="ce4"/>
          <table:table-cell table:number-columns-repeated="11"/>
          <table:table-cell table:style-name="ce4"/>
          <table:table-cell table:number-columns-repeated="11"/>
          <table:table-cell table:style-name="ce4"/>
          <table:table-cell table:number-columns-repeated="11"/>
          <table:table-cell table:style-name="ce4"/>
          <table:table-cell table:number-columns-repeated="11"/>
          <table:table-cell table:style-name="ce4"/>
          <table:table-cell table:number-columns-repeated="11"/>
          <table:table-cell table:style-name="ce4"/>
          <table:table-cell table:number-columns-repeated="11"/>
          <table:table-cell table:style-name="ce4"/>
          <table:table-cell table:number-columns-repeated="11"/>
          <table:table-cell table:style-name="ce4"/>
          <table:table-cell table:number-columns-repeated="11"/>
          <table:table-cell table:style-name="ce4"/>
          <table:table-cell table:number-columns-repeated="11"/>
          <table:table-cell table:style-name="ce4"/>
          <table:table-cell table:number-columns-repeated="11"/>
          <table:table-cell table:style-name="ce4"/>
          <table:table-cell table:number-columns-repeated="11"/>
          <table:table-cell table:style-name="ce4"/>
          <table:table-cell table:number-columns-repeated="11"/>
          <table:table-cell table:style-name="ce4"/>
          <table:table-cell table:number-columns-repeated="11"/>
          <table:table-cell table:style-name="ce4"/>
          <table:table-cell table:number-columns-repeated="11"/>
          <table:table-cell table:style-name="ce4"/>
          <table:table-cell table:number-columns-repeated="11"/>
          <table:table-cell table:style-name="ce4"/>
          <table:table-cell table:number-columns-repeated="11"/>
          <table:table-cell table:style-name="ce4"/>
          <table:table-cell table:number-columns-repeated="11"/>
          <table:table-cell table:style-name="ce4"/>
          <table:table-cell table:number-columns-repeated="11"/>
          <table:table-cell table:style-name="ce4"/>
          <table:table-cell table:number-columns-repeated="11"/>
          <table:table-cell table:style-name="ce4"/>
          <table:table-cell table:number-columns-repeated="11"/>
          <table:table-cell table:style-name="ce4"/>
          <table:table-cell table:number-columns-repeated="11"/>
          <table:table-cell table:style-name="ce4"/>
          <table:table-cell table:number-columns-repeated="11"/>
          <table:table-cell table:style-name="ce4"/>
          <table:table-cell table:number-columns-repeated="11"/>
          <table:table-cell table:style-name="ce4"/>
          <table:table-cell table:number-columns-repeated="11"/>
          <table:table-cell table:style-name="ce4"/>
          <table:table-cell table:number-columns-repeated="11"/>
          <table:table-cell table:style-name="ce4"/>
          <table:table-cell table:number-columns-repeated="11"/>
          <table:table-cell table:style-name="ce4"/>
          <table:table-cell table:number-columns-repeated="11"/>
          <table:table-cell table:style-name="ce4"/>
          <table:table-cell table:number-columns-repeated="11"/>
          <table:table-cell table:style-name="ce4"/>
          <table:table-cell table:number-columns-repeated="11"/>
          <table:table-cell table:style-name="ce4"/>
          <table:table-cell table:number-columns-repeated="11"/>
          <table:table-cell table:style-name="ce4"/>
          <table:table-cell table:number-columns-repeated="11"/>
          <table:table-cell table:style-name="ce4"/>
          <table:table-cell table:number-columns-repeated="4"/>
        </table:table-row>
        <table:table-row table:style-name="ro2">
          <table:table-cell table:number-columns-repeated="8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46"/>
          <table:table-cell office:value-type="float" office:value="1">
            <text:p>1</text:p>
          </table:table-cell>
          <table:table-cell table:number-columns-repeated="42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56"/>
        </table:table-row>
        <table:table-row table:style-name="ro2">
          <table:table-cell table:number-columns-repeated="8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4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table:number-columns-repeated="5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table:number-columns-repeated="5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63"/>
        </table:table-row>
        <table:table-row table:style-name="ro2">
          <table:table-cell table:number-columns-repeated="8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7"/>
          <table:table-cell table:number-columns-repeated="5"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4" office:value-type="float" office:value="1">
            <text:p>1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5"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3"/>
          <table:table-cell table:number-columns-repeated="4" office:value-type="float" office:value="1">
            <text:p>1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462"/>
        </table:table-row>
        <table:table-row table:style-name="ro2">
          <table:table-cell table:number-columns-repeated="8"/>
          <table:table-cell office:value-type="float" office:value="1">
            <text:p>1</text:p>
          </table:table-cell>
          <table:table-cell table:number-columns-repeated="9"/>
          <table:table-cell table:number-columns-repeated="5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"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table:number-columns-repeated="5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2"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3"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63"/>
        </table:table-row>
        <table:table-row table:style-name="ro2">
          <table:table-cell table:number-columns-repeated="19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1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1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63"/>
        </table:table-row>
        <table:table-row table:style-name="ro2">
          <table:table-cell table:number-columns-repeated="8"/>
          <table:table-cell office:value-type="float" office:value="1">
            <text:p>1</text:p>
          </table:table-cell>
          <table:table-cell table:number-columns-repeated="17"/>
          <table:table-cell office:value-type="float" office:value="1">
            <text:p>1</text:p>
          </table:table-cell>
          <table:table-cell table:number-columns-repeated="10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24"/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6"/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6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table:number-columns-repeated="5"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7"/>
          <table:table-cell table:number-columns-repeated="3" office:value-type="float" office:value="1">
            <text:p>1</text:p>
          </table:table-cell>
          <table:table-cell table:number-columns-repeated="9"/>
          <table:table-cell table:number-columns-repeated="5" office:value-type="float" office:value="1">
            <text:p>1</text:p>
          </table:table-cell>
          <table:table-cell table:number-columns-repeated="8"/>
          <table:table-cell table:number-columns-repeated="4"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4"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table:number-columns-repeated="4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table:number-columns-repeated="5"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464"/>
        </table:table-row>
        <table:table-row table:style-name="ro3">
          <table:table-cell table:style-name="ce2" office:value-type="string" table:number-columns-spanned="6" table:number-rows-spanned="1">
            <text:p>SPC</text:p>
          </table:table-cell>
          <table:covered-table-cell table:number-columns-repeated="5" table:style-name="ce2"/>
          <table:table-cell table:style-name="ce2" office:value-type="string" table:number-columns-spanned="6" table:number-rows-spanned="1">
            <text:p>!</text:p>
          </table:table-cell>
          <table:covered-table-cell table:number-columns-repeated="5" table:style-name="ce2"/>
          <table:table-cell table:style-name="ce2" office:value-type="string" table:number-columns-spanned="6" table:number-rows-spanned="1">
            <text:p>“</text:p>
          </table:table-cell>
          <table:covered-table-cell table:number-columns-repeated="5" table:style-name="ce2"/>
          <table:table-cell table:style-name="ce2" office:value-type="string" table:number-columns-spanned="6" table:number-rows-spanned="1">
            <text:p>#</text:p>
          </table:table-cell>
          <table:covered-table-cell table:number-columns-repeated="5" table:style-name="ce2"/>
          <table:table-cell table:style-name="ce2" office:value-type="string" table:number-columns-spanned="6" table:number-rows-spanned="1">
            <text:p>$</text:p>
          </table:table-cell>
          <table:covered-table-cell table:number-columns-repeated="5" table:style-name="ce2"/>
          <table:table-cell table:style-name="ce2" office:value-type="string" table:number-columns-spanned="6" table:number-rows-spanned="1">
            <text:p>%</text:p>
          </table:table-cell>
          <table:covered-table-cell table:number-columns-repeated="5" table:style-name="ce2"/>
          <table:table-cell table:style-name="ce2" office:value-type="string" table:number-columns-spanned="6" table:number-rows-spanned="1">
            <text:p>&amp;</text:p>
          </table:table-cell>
          <table:covered-table-cell table:number-columns-repeated="5" table:style-name="ce2"/>
          <table:table-cell table:style-name="ce2" office:value-type="string" table:number-columns-spanned="6" table:number-rows-spanned="1">
            <text:p>'</text:p>
          </table:table-cell>
          <table:covered-table-cell table:number-columns-repeated="5" table:style-name="ce2"/>
          <table:table-cell table:style-name="ce2" office:value-type="string" table:number-columns-spanned="6" table:number-rows-spanned="1">
            <text:p>(</text:p>
          </table:table-cell>
          <table:covered-table-cell table:number-columns-repeated="5" table:style-name="ce2"/>
          <table:table-cell table:style-name="ce2" office:value-type="string" table:number-columns-spanned="6" table:number-rows-spanned="1">
            <text:p>)</text:p>
          </table:table-cell>
          <table:covered-table-cell table:number-columns-repeated="5" table:style-name="ce2"/>
          <table:table-cell table:style-name="ce2" office:value-type="string" table:number-columns-spanned="6" table:number-rows-spanned="1">
            <text:p>*</text:p>
          </table:table-cell>
          <table:covered-table-cell table:number-columns-repeated="5" table:style-name="ce2"/>
          <table:table-cell table:style-name="ce2" office:value-type="string" table:number-columns-spanned="6" table:number-rows-spanned="1">
            <text:p>+</text:p>
          </table:table-cell>
          <table:covered-table-cell table:number-columns-repeated="5" table:style-name="ce2"/>
          <table:table-cell table:style-name="ce2" office:value-type="string" table:number-columns-spanned="6" table:number-rows-spanned="1">
            <text:p>,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-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.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/</text:p>
          </table:table-cell>
          <table:covered-table-cell table:number-columns-repeated="5" table:style-name="Default"/>
          <table:table-cell table:style-name="ce2" office:value-type="float" office:value="0" table:number-columns-spanned="6" table:number-rows-spanned="1">
            <text:p>0</text:p>
          </table:table-cell>
          <table:covered-table-cell table:number-columns-repeated="5" table:style-name="Default"/>
          <table:table-cell table:style-name="ce2" office:value-type="float" office:value="1" table:number-columns-spanned="6" table:number-rows-spanned="1">
            <text:p>1</text:p>
          </table:table-cell>
          <table:covered-table-cell table:number-columns-repeated="5" table:style-name="Default"/>
          <table:table-cell table:style-name="ce2" office:value-type="float" office:value="2" table:number-columns-spanned="6" table:number-rows-spanned="1">
            <text:p>2</text:p>
          </table:table-cell>
          <table:covered-table-cell table:number-columns-repeated="5" table:style-name="Default"/>
          <table:table-cell table:style-name="ce2" office:value-type="float" office:value="3" table:number-columns-spanned="6" table:number-rows-spanned="1">
            <text:p>3</text:p>
          </table:table-cell>
          <table:covered-table-cell table:number-columns-repeated="5" table:style-name="Default"/>
          <table:table-cell table:style-name="ce2" office:value-type="float" office:value="4" table:number-columns-spanned="6" table:number-rows-spanned="1">
            <text:p>4</text:p>
          </table:table-cell>
          <table:covered-table-cell table:number-columns-repeated="5" table:style-name="Default"/>
          <table:table-cell table:style-name="ce2" office:value-type="float" office:value="5" table:number-columns-spanned="6" table:number-rows-spanned="1">
            <text:p>5</text:p>
          </table:table-cell>
          <table:covered-table-cell table:number-columns-repeated="5" table:style-name="Default"/>
          <table:table-cell table:style-name="ce2" office:value-type="float" office:value="6" table:number-columns-spanned="6" table:number-rows-spanned="1">
            <text:p>6</text:p>
          </table:table-cell>
          <table:covered-table-cell table:number-columns-repeated="5" table:style-name="Default"/>
          <table:table-cell table:style-name="ce2" office:value-type="float" office:value="7" table:number-columns-spanned="6" table:number-rows-spanned="1">
            <text:p>7</text:p>
          </table:table-cell>
          <table:covered-table-cell table:number-columns-repeated="5" table:style-name="Default"/>
          <table:table-cell table:style-name="ce2" office:value-type="float" office:value="8" table:number-columns-spanned="6" table:number-rows-spanned="1">
            <text:p>8</text:p>
          </table:table-cell>
          <table:covered-table-cell table:number-columns-repeated="5" table:style-name="Default"/>
          <table:table-cell table:style-name="ce2" office:value-type="float" office:value="9" table:number-columns-spanned="6" table:number-rows-spanned="1">
            <text:p>9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: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;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&lt;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=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&gt;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?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@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A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B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C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D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E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F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G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H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I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J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K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L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M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N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O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P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Q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R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S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T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U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V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W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X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Y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Z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[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\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]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^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_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`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a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b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c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d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e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f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g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h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I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j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k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l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m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n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“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p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q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r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s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t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u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v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w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x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y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z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{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|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}</text:p>
          </table:table-cell>
          <table:covered-table-cell table:number-columns-repeated="5" table:style-name="Default"/>
          <table:table-cell table:style-name="ce2" office:value-type="string" table:number-columns-spanned="6" table:number-rows-spanned="1">
            <text:p>“</text:p>
          </table:table-cell>
          <table:covered-table-cell table:number-columns-repeated="5" table:style-name="Default"/>
          <table:table-cell table:style-name="ce2" table:number-columns-repeated="454"/>
        </table:table-row>
      </table:table>
      <table:table table:name="Sheet2" table:style-name="ta1" table:print="false">
        <table:table-column table:style-name="co5" table:number-columns-repeated="1024" table:default-cell-style-name="ce8"/>
        <table:table-row table:style-name="ro2">
          <table:table-cell table:formula="of:=DEC2HEX([Sheet1.A$7]*64+[Sheet1.A$6]*32+[Sheet1.A$5]*16+[Sheet1.A$4]*8+[Sheet1.A$3]*4+[Sheet1.A$2]*2+[Sheet1.A$1])" office:value-type="string" office:string-value="0">
            <text:p>0</text:p>
          </table:table-cell>
          <table:table-cell table:formula="of:=DEC2HEX([Sheet1.B$7]*64+[Sheet1.B$6]*32+[Sheet1.B$5]*16+[Sheet1.B$4]*8+[Sheet1.B$3]*4+[Sheet1.B$2]*2+[Sheet1.B$1])" office:value-type="string" office:string-value="0">
            <text:p>0</text:p>
          </table:table-cell>
          <table:table-cell table:formula="of:=DEC2HEX([Sheet1.C$7]*64+[Sheet1.C$6]*32+[Sheet1.C$5]*16+[Sheet1.C$4]*8+[Sheet1.C$3]*4+[Sheet1.C$2]*2+[Sheet1.C$1])" office:value-type="string" office:string-value="0">
            <text:p>0</text:p>
          </table:table-cell>
          <table:table-cell table:formula="of:=DEC2HEX([Sheet1.D$7]*64+[Sheet1.D$6]*32+[Sheet1.D$5]*16+[Sheet1.D$4]*8+[Sheet1.D$3]*4+[Sheet1.D$2]*2+[Sheet1.D$1])" office:value-type="string" office:string-value="0">
            <text:p>0</text:p>
          </table:table-cell>
          <table:table-cell table:formula="of:=DEC2HEX([Sheet1.E$7]*64+[Sheet1.E$6]*32+[Sheet1.E$5]*16+[Sheet1.E$4]*8+[Sheet1.E$3]*4+[Sheet1.E$2]*2+[Sheet1.E$1])" office:value-type="string" office:string-value="0">
            <text:p>0</text:p>
          </table:table-cell>
          <table:table-cell table:formula="of:=DEC2HEX([Sheet1.F$7]*64+[Sheet1.F$6]*32+[Sheet1.F$5]*16+[Sheet1.F$4]*8+[Sheet1.F$3]*4+[Sheet1.F$2]*2+[Sheet1.F$1])" office:value-type="string" office:string-value="0">
            <text:p>0</text:p>
          </table:table-cell>
          <table:table-cell table:formula="of:=DEC2HEX([Sheet1.G$7]*64+[Sheet1.G$6]*32+[Sheet1.G$5]*16+[Sheet1.G$4]*8+[Sheet1.G$3]*4+[Sheet1.G$2]*2+[Sheet1.G$1])" office:value-type="string" office:string-value="0">
            <text:p>0</text:p>
          </table:table-cell>
          <table:table-cell table:formula="of:=DEC2HEX([Sheet1.H$7]*64+[Sheet1.H$6]*32+[Sheet1.H$5]*16+[Sheet1.H$4]*8+[Sheet1.H$3]*4+[Sheet1.H$2]*2+[Sheet1.H$1])" office:value-type="string" office:string-value="0">
            <text:p>0</text:p>
          </table:table-cell>
          <table:table-cell table:formula="of:=DEC2HEX([Sheet1.I$7]*64+[Sheet1.I$6]*32+[Sheet1.I$5]*16+[Sheet1.I$4]*8+[Sheet1.I$3]*4+[Sheet1.I$2]*2+[Sheet1.I$1])" office:value-type="string" office:string-value="5F">
            <text:p>5F</text:p>
          </table:table-cell>
          <table:table-cell table:formula="of:=DEC2HEX([Sheet1.J$7]*64+[Sheet1.J$6]*32+[Sheet1.J$5]*16+[Sheet1.J$4]*8+[Sheet1.J$3]*4+[Sheet1.J$2]*2+[Sheet1.J$1])" office:value-type="string" office:string-value="0">
            <text:p>0</text:p>
          </table:table-cell>
          <table:table-cell table:formula="of:=DEC2HEX([Sheet1.K$7]*64+[Sheet1.K$6]*32+[Sheet1.K$5]*16+[Sheet1.K$4]*8+[Sheet1.K$3]*4+[Sheet1.K$2]*2+[Sheet1.K$1])" office:value-type="string" office:string-value="0">
            <text:p>0</text:p>
          </table:table-cell>
          <table:table-cell table:formula="of:=DEC2HEX([Sheet1.L$7]*64+[Sheet1.L$6]*32+[Sheet1.L$5]*16+[Sheet1.L$4]*8+[Sheet1.L$3]*4+[Sheet1.L$2]*2+[Sheet1.L$1])" office:value-type="string" office:string-value="0">
            <text:p>0</text:p>
          </table:table-cell>
          <table:table-cell table:formula="of:=DEC2HEX([Sheet1.M$7]*64+[Sheet1.M$6]*32+[Sheet1.M$5]*16+[Sheet1.M$4]*8+[Sheet1.M$3]*4+[Sheet1.M$2]*2+[Sheet1.M$1])" office:value-type="string" office:string-value="4">
            <text:p>4</text:p>
          </table:table-cell>
          <table:table-cell table:formula="of:=DEC2HEX([Sheet1.N$7]*64+[Sheet1.N$6]*32+[Sheet1.N$5]*16+[Sheet1.N$4]*8+[Sheet1.N$3]*4+[Sheet1.N$2]*2+[Sheet1.N$1])" office:value-type="string" office:string-value="3">
            <text:p>3</text:p>
          </table:table-cell>
          <table:table-cell table:formula="of:=DEC2HEX([Sheet1.O$7]*64+[Sheet1.O$6]*32+[Sheet1.O$5]*16+[Sheet1.O$4]*8+[Sheet1.O$3]*4+[Sheet1.O$2]*2+[Sheet1.O$1])" office:value-type="string" office:string-value="0">
            <text:p>0</text:p>
          </table:table-cell>
          <table:table-cell table:formula="of:=DEC2HEX([Sheet1.P$7]*64+[Sheet1.P$6]*32+[Sheet1.P$5]*16+[Sheet1.P$4]*8+[Sheet1.P$3]*4+[Sheet1.P$2]*2+[Sheet1.P$1])" office:value-type="string" office:string-value="4">
            <text:p>4</text:p>
          </table:table-cell>
          <table:table-cell table:formula="of:=DEC2HEX([Sheet1.Q$7]*64+[Sheet1.Q$6]*32+[Sheet1.Q$5]*16+[Sheet1.Q$4]*8+[Sheet1.Q$3]*4+[Sheet1.Q$2]*2+[Sheet1.Q$1])" office:value-type="string" office:string-value="3">
            <text:p>3</text:p>
          </table:table-cell>
          <table:table-cell table:formula="of:=DEC2HEX([Sheet1.R$7]*64+[Sheet1.R$6]*32+[Sheet1.R$5]*16+[Sheet1.R$4]*8+[Sheet1.R$3]*4+[Sheet1.R$2]*2+[Sheet1.R$1])" office:value-type="string" office:string-value="0">
            <text:p>0</text:p>
          </table:table-cell>
          <table:table-cell table:formula="of:=DEC2HEX([Sheet1.S$7]*64+[Sheet1.S$6]*32+[Sheet1.S$5]*16+[Sheet1.S$4]*8+[Sheet1.S$3]*4+[Sheet1.S$2]*2+[Sheet1.S$1])" office:value-type="string" office:string-value="14">
            <text:p>14</text:p>
          </table:table-cell>
          <table:table-cell table:formula="of:=DEC2HEX([Sheet1.T$7]*64+[Sheet1.T$6]*32+[Sheet1.T$5]*16+[Sheet1.T$4]*8+[Sheet1.T$3]*4+[Sheet1.T$2]*2+[Sheet1.T$1])" office:value-type="string" office:string-value="3E">
            <text:p>3E</text:p>
          </table:table-cell>
          <table:table-cell table:formula="of:=DEC2HEX([Sheet1.U$7]*64+[Sheet1.U$6]*32+[Sheet1.U$5]*16+[Sheet1.U$4]*8+[Sheet1.U$3]*4+[Sheet1.U$2]*2+[Sheet1.U$1])" office:value-type="string" office:string-value="14">
            <text:p>14</text:p>
          </table:table-cell>
          <table:table-cell table:formula="of:=DEC2HEX([Sheet1.V$7]*64+[Sheet1.V$6]*32+[Sheet1.V$5]*16+[Sheet1.V$4]*8+[Sheet1.V$3]*4+[Sheet1.V$2]*2+[Sheet1.V$1])" office:value-type="string" office:string-value="3E">
            <text:p>3E</text:p>
          </table:table-cell>
          <table:table-cell table:formula="of:=DEC2HEX([Sheet1.W$7]*64+[Sheet1.W$6]*32+[Sheet1.W$5]*16+[Sheet1.W$4]*8+[Sheet1.W$3]*4+[Sheet1.W$2]*2+[Sheet1.W$1])" office:value-type="string" office:string-value="14">
            <text:p>14</text:p>
          </table:table-cell>
          <table:table-cell table:formula="of:=DEC2HEX([Sheet1.X$7]*64+[Sheet1.X$6]*32+[Sheet1.X$5]*16+[Sheet1.X$4]*8+[Sheet1.X$3]*4+[Sheet1.X$2]*2+[Sheet1.X$1])" office:value-type="string" office:string-value="0">
            <text:p>0</text:p>
          </table:table-cell>
          <table:table-cell table:formula="of:=DEC2HEX([Sheet1.Y$7]*64+[Sheet1.Y$6]*32+[Sheet1.Y$5]*16+[Sheet1.Y$4]*8+[Sheet1.Y$3]*4+[Sheet1.Y$2]*2+[Sheet1.Y$1])" office:value-type="string" office:string-value="24">
            <text:p>24</text:p>
          </table:table-cell>
          <table:table-cell table:formula="of:=DEC2HEX([Sheet1.Z$7]*64+[Sheet1.Z$6]*32+[Sheet1.Z$5]*16+[Sheet1.Z$4]*8+[Sheet1.Z$3]*4+[Sheet1.Z$2]*2+[Sheet1.Z$1])" office:value-type="string" office:string-value="2A">
            <text:p>2A</text:p>
          </table:table-cell>
          <table:table-cell table:formula="of:=DEC2HEX([Sheet1.AA$7]*64+[Sheet1.AA$6]*32+[Sheet1.AA$5]*16+[Sheet1.AA$4]*8+[Sheet1.AA$3]*4+[Sheet1.AA$2]*2+[Sheet1.AA$1])" office:value-type="string" office:string-value="6B">
            <text:p>6B</text:p>
          </table:table-cell>
          <table:table-cell table:formula="of:=DEC2HEX([Sheet1.AB$7]*64+[Sheet1.AB$6]*32+[Sheet1.AB$5]*16+[Sheet1.AB$4]*8+[Sheet1.AB$3]*4+[Sheet1.AB$2]*2+[Sheet1.AB$1])" office:value-type="string" office:string-value="2A">
            <text:p>2A</text:p>
          </table:table-cell>
          <table:table-cell table:formula="of:=DEC2HEX([Sheet1.AC$7]*64+[Sheet1.AC$6]*32+[Sheet1.AC$5]*16+[Sheet1.AC$4]*8+[Sheet1.AC$3]*4+[Sheet1.AC$2]*2+[Sheet1.AC$1])" office:value-type="string" office:string-value="12">
            <text:p>12</text:p>
          </table:table-cell>
          <table:table-cell table:formula="of:=DEC2HEX([Sheet1.AD$7]*64+[Sheet1.AD$6]*32+[Sheet1.AD$5]*16+[Sheet1.AD$4]*8+[Sheet1.AD$3]*4+[Sheet1.AD$2]*2+[Sheet1.AD$1])" office:value-type="string" office:string-value="0">
            <text:p>0</text:p>
          </table:table-cell>
          <table:table-cell table:formula="of:=DEC2HEX([Sheet1.AE$7]*64+[Sheet1.AE$6]*32+[Sheet1.AE$5]*16+[Sheet1.AE$4]*8+[Sheet1.AE$3]*4+[Sheet1.AE$2]*2+[Sheet1.AE$1])" office:value-type="string" office:string-value="22">
            <text:p>22</text:p>
          </table:table-cell>
          <table:table-cell table:formula="of:=DEC2HEX([Sheet1.AF$7]*64+[Sheet1.AF$6]*32+[Sheet1.AF$5]*16+[Sheet1.AF$4]*8+[Sheet1.AF$3]*4+[Sheet1.AF$2]*2+[Sheet1.AF$1])" office:value-type="string" office:string-value="10">
            <text:p>10</text:p>
          </table:table-cell>
          <table:table-cell table:formula="of:=DEC2HEX([Sheet1.AG$7]*64+[Sheet1.AG$6]*32+[Sheet1.AG$5]*16+[Sheet1.AG$4]*8+[Sheet1.AG$3]*4+[Sheet1.AG$2]*2+[Sheet1.AG$1])" office:value-type="string" office:string-value="8">
            <text:p>8</text:p>
          </table:table-cell>
          <table:table-cell table:formula="of:=DEC2HEX([Sheet1.AH$7]*64+[Sheet1.AH$6]*32+[Sheet1.AH$5]*16+[Sheet1.AH$4]*8+[Sheet1.AH$3]*4+[Sheet1.AH$2]*2+[Sheet1.AH$1])" office:value-type="string" office:string-value="4">
            <text:p>4</text:p>
          </table:table-cell>
          <table:table-cell table:formula="of:=DEC2HEX([Sheet1.AI$7]*64+[Sheet1.AI$6]*32+[Sheet1.AI$5]*16+[Sheet1.AI$4]*8+[Sheet1.AI$3]*4+[Sheet1.AI$2]*2+[Sheet1.AI$1])" office:value-type="string" office:string-value="22">
            <text:p>22</text:p>
          </table:table-cell>
          <table:table-cell table:formula="of:=DEC2HEX([Sheet1.AJ$7]*64+[Sheet1.AJ$6]*32+[Sheet1.AJ$5]*16+[Sheet1.AJ$4]*8+[Sheet1.AJ$3]*4+[Sheet1.AJ$2]*2+[Sheet1.AJ$1])" office:value-type="string" office:string-value="0">
            <text:p>0</text:p>
          </table:table-cell>
          <table:table-cell table:formula="of:=DEC2HEX([Sheet1.AK$7]*64+[Sheet1.AK$6]*32+[Sheet1.AK$5]*16+[Sheet1.AK$4]*8+[Sheet1.AK$3]*4+[Sheet1.AK$2]*2+[Sheet1.AK$1])" office:value-type="string" office:string-value="36">
            <text:p>36</text:p>
          </table:table-cell>
          <table:table-cell table:formula="of:=DEC2HEX([Sheet1.AL$7]*64+[Sheet1.AL$6]*32+[Sheet1.AL$5]*16+[Sheet1.AL$4]*8+[Sheet1.AL$3]*4+[Sheet1.AL$2]*2+[Sheet1.AL$1])" office:value-type="string" office:string-value="49">
            <text:p>49</text:p>
          </table:table-cell>
          <table:table-cell table:formula="of:=DEC2HEX([Sheet1.AM$7]*64+[Sheet1.AM$6]*32+[Sheet1.AM$5]*16+[Sheet1.AM$4]*8+[Sheet1.AM$3]*4+[Sheet1.AM$2]*2+[Sheet1.AM$1])" office:value-type="string" office:string-value="55">
            <text:p>55</text:p>
          </table:table-cell>
          <table:table-cell table:formula="of:=DEC2HEX([Sheet1.AN$7]*64+[Sheet1.AN$6]*32+[Sheet1.AN$5]*16+[Sheet1.AN$4]*8+[Sheet1.AN$3]*4+[Sheet1.AN$2]*2+[Sheet1.AN$1])" office:value-type="string" office:string-value="22">
            <text:p>22</text:p>
          </table:table-cell>
          <table:table-cell table:formula="of:=DEC2HEX([Sheet1.AO$7]*64+[Sheet1.AO$6]*32+[Sheet1.AO$5]*16+[Sheet1.AO$4]*8+[Sheet1.AO$3]*4+[Sheet1.AO$2]*2+[Sheet1.AO$1])" office:value-type="string" office:string-value="50">
            <text:p>50</text:p>
          </table:table-cell>
          <table:table-cell table:formula="of:=DEC2HEX([Sheet1.AP$7]*64+[Sheet1.AP$6]*32+[Sheet1.AP$5]*16+[Sheet1.AP$4]*8+[Sheet1.AP$3]*4+[Sheet1.AP$2]*2+[Sheet1.AP$1])" office:value-type="string" office:string-value="0">
            <text:p>0</text:p>
          </table:table-cell>
          <table:table-cell table:formula="of:=DEC2HEX([Sheet1.AQ$7]*64+[Sheet1.AQ$6]*32+[Sheet1.AQ$5]*16+[Sheet1.AQ$4]*8+[Sheet1.AQ$3]*4+[Sheet1.AQ$2]*2+[Sheet1.AQ$1])" office:value-type="string" office:string-value="0">
            <text:p>0</text:p>
          </table:table-cell>
          <table:table-cell table:formula="of:=DEC2HEX([Sheet1.AR$7]*64+[Sheet1.AR$6]*32+[Sheet1.AR$5]*16+[Sheet1.AR$4]*8+[Sheet1.AR$3]*4+[Sheet1.AR$2]*2+[Sheet1.AR$1])" office:value-type="string" office:string-value="0">
            <text:p>0</text:p>
          </table:table-cell>
          <table:table-cell table:formula="of:=DEC2HEX([Sheet1.AS$7]*64+[Sheet1.AS$6]*32+[Sheet1.AS$5]*16+[Sheet1.AS$4]*8+[Sheet1.AS$3]*4+[Sheet1.AS$2]*2+[Sheet1.AS$1])" office:value-type="string" office:string-value="4">
            <text:p>4</text:p>
          </table:table-cell>
          <table:table-cell table:formula="of:=DEC2HEX([Sheet1.AT$7]*64+[Sheet1.AT$6]*32+[Sheet1.AT$5]*16+[Sheet1.AT$4]*8+[Sheet1.AT$3]*4+[Sheet1.AT$2]*2+[Sheet1.AT$1])" office:value-type="string" office:string-value="3">
            <text:p>3</text:p>
          </table:table-cell>
          <table:table-cell table:formula="of:=DEC2HEX([Sheet1.AU$7]*64+[Sheet1.AU$6]*32+[Sheet1.AU$5]*16+[Sheet1.AU$4]*8+[Sheet1.AU$3]*4+[Sheet1.AU$2]*2+[Sheet1.AU$1])" office:value-type="string" office:string-value="0">
            <text:p>0</text:p>
          </table:table-cell>
          <table:table-cell table:formula="of:=DEC2HEX([Sheet1.AV$7]*64+[Sheet1.AV$6]*32+[Sheet1.AV$5]*16+[Sheet1.AV$4]*8+[Sheet1.AV$3]*4+[Sheet1.AV$2]*2+[Sheet1.AV$1])" office:value-type="string" office:string-value="0">
            <text:p>0</text:p>
          </table:table-cell>
          <table:table-cell table:formula="of:=DEC2HEX([Sheet1.AW$7]*64+[Sheet1.AW$6]*32+[Sheet1.AW$5]*16+[Sheet1.AW$4]*8+[Sheet1.AW$3]*4+[Sheet1.AW$2]*2+[Sheet1.AW$1])" office:value-type="string" office:string-value="0">
            <text:p>0</text:p>
          </table:table-cell>
          <table:table-cell table:formula="of:=DEC2HEX([Sheet1.AX$7]*64+[Sheet1.AX$6]*32+[Sheet1.AX$5]*16+[Sheet1.AX$4]*8+[Sheet1.AX$3]*4+[Sheet1.AX$2]*2+[Sheet1.AX$1])" office:value-type="string" office:string-value="0">
            <text:p>0</text:p>
          </table:table-cell>
          <table:table-cell table:formula="of:=DEC2HEX([Sheet1.AY$7]*64+[Sheet1.AY$6]*32+[Sheet1.AY$5]*16+[Sheet1.AY$4]*8+[Sheet1.AY$3]*4+[Sheet1.AY$2]*2+[Sheet1.AY$1])" office:value-type="string" office:string-value="1C">
            <text:p>1C</text:p>
          </table:table-cell>
          <table:table-cell table:formula="of:=DEC2HEX([Sheet1.AZ$7]*64+[Sheet1.AZ$6]*32+[Sheet1.AZ$5]*16+[Sheet1.AZ$4]*8+[Sheet1.AZ$3]*4+[Sheet1.AZ$2]*2+[Sheet1.AZ$1])" office:value-type="string" office:string-value="22">
            <text:p>22</text:p>
          </table:table-cell>
          <table:table-cell table:formula="of:=DEC2HEX([Sheet1.BA$7]*64+[Sheet1.BA$6]*32+[Sheet1.BA$5]*16+[Sheet1.BA$4]*8+[Sheet1.BA$3]*4+[Sheet1.BA$2]*2+[Sheet1.BA$1])" office:value-type="string" office:string-value="41">
            <text:p>41</text:p>
          </table:table-cell>
          <table:table-cell table:formula="of:=DEC2HEX([Sheet1.BB$7]*64+[Sheet1.BB$6]*32+[Sheet1.BB$5]*16+[Sheet1.BB$4]*8+[Sheet1.BB$3]*4+[Sheet1.BB$2]*2+[Sheet1.BB$1])" office:value-type="string" office:string-value="0">
            <text:p>0</text:p>
          </table:table-cell>
          <table:table-cell table:formula="of:=DEC2HEX([Sheet1.BC$7]*64+[Sheet1.BC$6]*32+[Sheet1.BC$5]*16+[Sheet1.BC$4]*8+[Sheet1.BC$3]*4+[Sheet1.BC$2]*2+[Sheet1.BC$1])" office:value-type="string" office:string-value="0">
            <text:p>0</text:p>
          </table:table-cell>
          <table:table-cell table:formula="of:=DEC2HEX([Sheet1.BD$7]*64+[Sheet1.BD$6]*32+[Sheet1.BD$5]*16+[Sheet1.BD$4]*8+[Sheet1.BD$3]*4+[Sheet1.BD$2]*2+[Sheet1.BD$1])" office:value-type="string" office:string-value="41">
            <text:p>41</text:p>
          </table:table-cell>
          <table:table-cell table:formula="of:=DEC2HEX([Sheet1.BE$7]*64+[Sheet1.BE$6]*32+[Sheet1.BE$5]*16+[Sheet1.BE$4]*8+[Sheet1.BE$3]*4+[Sheet1.BE$2]*2+[Sheet1.BE$1])" office:value-type="string" office:string-value="22">
            <text:p>22</text:p>
          </table:table-cell>
          <table:table-cell table:formula="of:=DEC2HEX([Sheet1.BF$7]*64+[Sheet1.BF$6]*32+[Sheet1.BF$5]*16+[Sheet1.BF$4]*8+[Sheet1.BF$3]*4+[Sheet1.BF$2]*2+[Sheet1.BF$1])" office:value-type="string" office:string-value="1C">
            <text:p>1C</text:p>
          </table:table-cell>
          <table:table-cell table:formula="of:=DEC2HEX([Sheet1.BG$7]*64+[Sheet1.BG$6]*32+[Sheet1.BG$5]*16+[Sheet1.BG$4]*8+[Sheet1.BG$3]*4+[Sheet1.BG$2]*2+[Sheet1.BG$1])" office:value-type="string" office:string-value="0">
            <text:p>0</text:p>
          </table:table-cell>
          <table:table-cell table:formula="of:=DEC2HEX([Sheet1.BH$7]*64+[Sheet1.BH$6]*32+[Sheet1.BH$5]*16+[Sheet1.BH$4]*8+[Sheet1.BH$3]*4+[Sheet1.BH$2]*2+[Sheet1.BH$1])" office:value-type="string" office:string-value="0">
            <text:p>0</text:p>
          </table:table-cell>
          <table:table-cell table:formula="of:=DEC2HEX([Sheet1.BI$7]*64+[Sheet1.BI$6]*32+[Sheet1.BI$5]*16+[Sheet1.BI$4]*8+[Sheet1.BI$3]*4+[Sheet1.BI$2]*2+[Sheet1.BI$1])" office:value-type="string" office:string-value="14">
            <text:p>14</text:p>
          </table:table-cell>
          <table:table-cell table:formula="of:=DEC2HEX([Sheet1.BJ$7]*64+[Sheet1.BJ$6]*32+[Sheet1.BJ$5]*16+[Sheet1.BJ$4]*8+[Sheet1.BJ$3]*4+[Sheet1.BJ$2]*2+[Sheet1.BJ$1])" office:value-type="string" office:string-value="8">
            <text:p>8</text:p>
          </table:table-cell>
          <table:table-cell table:formula="of:=DEC2HEX([Sheet1.BK$7]*64+[Sheet1.BK$6]*32+[Sheet1.BK$5]*16+[Sheet1.BK$4]*8+[Sheet1.BK$3]*4+[Sheet1.BK$2]*2+[Sheet1.BK$1])" office:value-type="string" office:string-value="3E">
            <text:p>3E</text:p>
          </table:table-cell>
          <table:table-cell table:formula="of:=DEC2HEX([Sheet1.BL$7]*64+[Sheet1.BL$6]*32+[Sheet1.BL$5]*16+[Sheet1.BL$4]*8+[Sheet1.BL$3]*4+[Sheet1.BL$2]*2+[Sheet1.BL$1])" office:value-type="string" office:string-value="8">
            <text:p>8</text:p>
          </table:table-cell>
          <table:table-cell table:formula="of:=DEC2HEX([Sheet1.BM$7]*64+[Sheet1.BM$6]*32+[Sheet1.BM$5]*16+[Sheet1.BM$4]*8+[Sheet1.BM$3]*4+[Sheet1.BM$2]*2+[Sheet1.BM$1])" office:value-type="string" office:string-value="14">
            <text:p>14</text:p>
          </table:table-cell>
          <table:table-cell table:formula="of:=DEC2HEX([Sheet1.BN$7]*64+[Sheet1.BN$6]*32+[Sheet1.BN$5]*16+[Sheet1.BN$4]*8+[Sheet1.BN$3]*4+[Sheet1.BN$2]*2+[Sheet1.BN$1])" office:value-type="string" office:string-value="0">
            <text:p>0</text:p>
          </table:table-cell>
          <table:table-cell table:formula="of:=DEC2HEX([Sheet1.BO$7]*64+[Sheet1.BO$6]*32+[Sheet1.BO$5]*16+[Sheet1.BO$4]*8+[Sheet1.BO$3]*4+[Sheet1.BO$2]*2+[Sheet1.BO$1])" office:value-type="string" office:string-value="8">
            <text:p>8</text:p>
          </table:table-cell>
          <table:table-cell table:formula="of:=DEC2HEX([Sheet1.BP$7]*64+[Sheet1.BP$6]*32+[Sheet1.BP$5]*16+[Sheet1.BP$4]*8+[Sheet1.BP$3]*4+[Sheet1.BP$2]*2+[Sheet1.BP$1])" office:value-type="string" office:string-value="8">
            <text:p>8</text:p>
          </table:table-cell>
          <table:table-cell table:formula="of:=DEC2HEX([Sheet1.BQ$7]*64+[Sheet1.BQ$6]*32+[Sheet1.BQ$5]*16+[Sheet1.BQ$4]*8+[Sheet1.BQ$3]*4+[Sheet1.BQ$2]*2+[Sheet1.BQ$1])" office:value-type="string" office:string-value="3E">
            <text:p>3E</text:p>
          </table:table-cell>
          <table:table-cell table:formula="of:=DEC2HEX([Sheet1.BR$7]*64+[Sheet1.BR$6]*32+[Sheet1.BR$5]*16+[Sheet1.BR$4]*8+[Sheet1.BR$3]*4+[Sheet1.BR$2]*2+[Sheet1.BR$1])" office:value-type="string" office:string-value="8">
            <text:p>8</text:p>
          </table:table-cell>
          <table:table-cell table:formula="of:=DEC2HEX([Sheet1.BS$7]*64+[Sheet1.BS$6]*32+[Sheet1.BS$5]*16+[Sheet1.BS$4]*8+[Sheet1.BS$3]*4+[Sheet1.BS$2]*2+[Sheet1.BS$1])" office:value-type="string" office:string-value="8">
            <text:p>8</text:p>
          </table:table-cell>
          <table:table-cell table:formula="of:=DEC2HEX([Sheet1.BT$7]*64+[Sheet1.BT$6]*32+[Sheet1.BT$5]*16+[Sheet1.BT$4]*8+[Sheet1.BT$3]*4+[Sheet1.BT$2]*2+[Sheet1.BT$1])" office:value-type="string" office:string-value="0">
            <text:p>0</text:p>
          </table:table-cell>
          <table:table-cell table:formula="of:=DEC2HEX([Sheet1.BU$7]*64+[Sheet1.BU$6]*32+[Sheet1.BU$5]*16+[Sheet1.BU$4]*8+[Sheet1.BU$3]*4+[Sheet1.BU$2]*2+[Sheet1.BU$1])" office:value-type="string" office:string-value="40">
            <text:p>40</text:p>
          </table:table-cell>
          <table:table-cell table:formula="of:=DEC2HEX([Sheet1.BV$7]*64+[Sheet1.BV$6]*32+[Sheet1.BV$5]*16+[Sheet1.BV$4]*8+[Sheet1.BV$3]*4+[Sheet1.BV$2]*2+[Sheet1.BV$1])" office:value-type="string" office:string-value="20">
            <text:p>20</text:p>
          </table:table-cell>
          <table:table-cell table:formula="of:=DEC2HEX([Sheet1.BW$7]*64+[Sheet1.BW$6]*32+[Sheet1.BW$5]*16+[Sheet1.BW$4]*8+[Sheet1.BW$3]*4+[Sheet1.BW$2]*2+[Sheet1.BW$1])" office:value-type="string" office:string-value="10">
            <text:p>10</text:p>
          </table:table-cell>
          <table:table-cell table:formula="of:=DEC2HEX([Sheet1.BX$7]*64+[Sheet1.BX$6]*32+[Sheet1.BX$5]*16+[Sheet1.BX$4]*8+[Sheet1.BX$3]*4+[Sheet1.BX$2]*2+[Sheet1.BX$1])" office:value-type="string" office:string-value="0">
            <text:p>0</text:p>
          </table:table-cell>
          <table:table-cell table:formula="of:=DEC2HEX([Sheet1.BY$7]*64+[Sheet1.BY$6]*32+[Sheet1.BY$5]*16+[Sheet1.BY$4]*8+[Sheet1.BY$3]*4+[Sheet1.BY$2]*2+[Sheet1.BY$1])" office:value-type="string" office:string-value="0">
            <text:p>0</text:p>
          </table:table-cell>
          <table:table-cell table:formula="of:=DEC2HEX([Sheet1.BZ$7]*64+[Sheet1.BZ$6]*32+[Sheet1.BZ$5]*16+[Sheet1.BZ$4]*8+[Sheet1.BZ$3]*4+[Sheet1.BZ$2]*2+[Sheet1.BZ$1])" office:value-type="string" office:string-value="0">
            <text:p>0</text:p>
          </table:table-cell>
          <table:table-cell table:formula="of:=DEC2HEX([Sheet1.CA$7]*64+[Sheet1.CA$6]*32+[Sheet1.CA$5]*16+[Sheet1.CA$4]*8+[Sheet1.CA$3]*4+[Sheet1.CA$2]*2+[Sheet1.CA$1])" office:value-type="string" office:string-value="8">
            <text:p>8</text:p>
          </table:table-cell>
          <table:table-cell table:formula="of:=DEC2HEX([Sheet1.CB$7]*64+[Sheet1.CB$6]*32+[Sheet1.CB$5]*16+[Sheet1.CB$4]*8+[Sheet1.CB$3]*4+[Sheet1.CB$2]*2+[Sheet1.CB$1])" office:value-type="string" office:string-value="8">
            <text:p>8</text:p>
          </table:table-cell>
          <table:table-cell table:formula="of:=DEC2HEX([Sheet1.CC$7]*64+[Sheet1.CC$6]*32+[Sheet1.CC$5]*16+[Sheet1.CC$4]*8+[Sheet1.CC$3]*4+[Sheet1.CC$2]*2+[Sheet1.CC$1])" office:value-type="string" office:string-value="8">
            <text:p>8</text:p>
          </table:table-cell>
          <table:table-cell table:formula="of:=DEC2HEX([Sheet1.CD$7]*64+[Sheet1.CD$6]*32+[Sheet1.CD$5]*16+[Sheet1.CD$4]*8+[Sheet1.CD$3]*4+[Sheet1.CD$2]*2+[Sheet1.CD$1])" office:value-type="string" office:string-value="8">
            <text:p>8</text:p>
          </table:table-cell>
          <table:table-cell table:formula="of:=DEC2HEX([Sheet1.CE$7]*64+[Sheet1.CE$6]*32+[Sheet1.CE$5]*16+[Sheet1.CE$4]*8+[Sheet1.CE$3]*4+[Sheet1.CE$2]*2+[Sheet1.CE$1])" office:value-type="string" office:string-value="8">
            <text:p>8</text:p>
          </table:table-cell>
          <table:table-cell table:formula="of:=DEC2HEX([Sheet1.CF$7]*64+[Sheet1.CF$6]*32+[Sheet1.CF$5]*16+[Sheet1.CF$4]*8+[Sheet1.CF$3]*4+[Sheet1.CF$2]*2+[Sheet1.CF$1])" office:value-type="string" office:string-value="0">
            <text:p>0</text:p>
          </table:table-cell>
          <table:table-cell table:formula="of:=DEC2HEX([Sheet1.CG$7]*64+[Sheet1.CG$6]*32+[Sheet1.CG$5]*16+[Sheet1.CG$4]*8+[Sheet1.CG$3]*4+[Sheet1.CG$2]*2+[Sheet1.CG$1])" office:value-type="string" office:string-value="0">
            <text:p>0</text:p>
          </table:table-cell>
          <table:table-cell table:formula="of:=DEC2HEX([Sheet1.CH$7]*64+[Sheet1.CH$6]*32+[Sheet1.CH$5]*16+[Sheet1.CH$4]*8+[Sheet1.CH$3]*4+[Sheet1.CH$2]*2+[Sheet1.CH$1])" office:value-type="string" office:string-value="30">
            <text:p>30</text:p>
          </table:table-cell>
          <table:table-cell table:formula="of:=DEC2HEX([Sheet1.CI$7]*64+[Sheet1.CI$6]*32+[Sheet1.CI$5]*16+[Sheet1.CI$4]*8+[Sheet1.CI$3]*4+[Sheet1.CI$2]*2+[Sheet1.CI$1])" office:value-type="string" office:string-value="30">
            <text:p>30</text:p>
          </table:table-cell>
          <table:table-cell table:formula="of:=DEC2HEX([Sheet1.CJ$7]*64+[Sheet1.CJ$6]*32+[Sheet1.CJ$5]*16+[Sheet1.CJ$4]*8+[Sheet1.CJ$3]*4+[Sheet1.CJ$2]*2+[Sheet1.CJ$1])" office:value-type="string" office:string-value="0">
            <text:p>0</text:p>
          </table:table-cell>
          <table:table-cell table:formula="of:=DEC2HEX([Sheet1.CK$7]*64+[Sheet1.CK$6]*32+[Sheet1.CK$5]*16+[Sheet1.CK$4]*8+[Sheet1.CK$3]*4+[Sheet1.CK$2]*2+[Sheet1.CK$1])" office:value-type="string" office:string-value="0">
            <text:p>0</text:p>
          </table:table-cell>
          <table:table-cell table:formula="of:=DEC2HEX([Sheet1.CL$7]*64+[Sheet1.CL$6]*32+[Sheet1.CL$5]*16+[Sheet1.CL$4]*8+[Sheet1.CL$3]*4+[Sheet1.CL$2]*2+[Sheet1.CL$1])" office:value-type="string" office:string-value="0">
            <text:p>0</text:p>
          </table:table-cell>
          <table:table-cell table:formula="of:=DEC2HEX([Sheet1.CM$7]*64+[Sheet1.CM$6]*32+[Sheet1.CM$5]*16+[Sheet1.CM$4]*8+[Sheet1.CM$3]*4+[Sheet1.CM$2]*2+[Sheet1.CM$1])" office:value-type="string" office:string-value="20">
            <text:p>20</text:p>
          </table:table-cell>
          <table:table-cell table:formula="of:=DEC2HEX([Sheet1.CN$7]*64+[Sheet1.CN$6]*32+[Sheet1.CN$5]*16+[Sheet1.CN$4]*8+[Sheet1.CN$3]*4+[Sheet1.CN$2]*2+[Sheet1.CN$1])" office:value-type="string" office:string-value="10">
            <text:p>10</text:p>
          </table:table-cell>
          <table:table-cell table:formula="of:=DEC2HEX([Sheet1.CO$7]*64+[Sheet1.CO$6]*32+[Sheet1.CO$5]*16+[Sheet1.CO$4]*8+[Sheet1.CO$3]*4+[Sheet1.CO$2]*2+[Sheet1.CO$1])" office:value-type="string" office:string-value="8">
            <text:p>8</text:p>
          </table:table-cell>
          <table:table-cell table:formula="of:=DEC2HEX([Sheet1.CP$7]*64+[Sheet1.CP$6]*32+[Sheet1.CP$5]*16+[Sheet1.CP$4]*8+[Sheet1.CP$3]*4+[Sheet1.CP$2]*2+[Sheet1.CP$1])" office:value-type="string" office:string-value="4">
            <text:p>4</text:p>
          </table:table-cell>
          <table:table-cell table:formula="of:=DEC2HEX([Sheet1.CQ$7]*64+[Sheet1.CQ$6]*32+[Sheet1.CQ$5]*16+[Sheet1.CQ$4]*8+[Sheet1.CQ$3]*4+[Sheet1.CQ$2]*2+[Sheet1.CQ$1])" office:value-type="string" office:string-value="2">
            <text:p>2</text:p>
          </table:table-cell>
          <table:table-cell table:formula="of:=DEC2HEX([Sheet1.CR$7]*64+[Sheet1.CR$6]*32+[Sheet1.CR$5]*16+[Sheet1.CR$4]*8+[Sheet1.CR$3]*4+[Sheet1.CR$2]*2+[Sheet1.CR$1])" office:value-type="string" office:string-value="0">
            <text:p>0</text:p>
          </table:table-cell>
          <table:table-cell table:formula="of:=DEC2HEX([Sheet1.CS$7]*64+[Sheet1.CS$6]*32+[Sheet1.CS$5]*16+[Sheet1.CS$4]*8+[Sheet1.CS$3]*4+[Sheet1.CS$2]*2+[Sheet1.CS$1])" office:value-type="string" office:string-value="3E">
            <text:p>3E</text:p>
          </table:table-cell>
          <table:table-cell table:formula="of:=DEC2HEX([Sheet1.CT$7]*64+[Sheet1.CT$6]*32+[Sheet1.CT$5]*16+[Sheet1.CT$4]*8+[Sheet1.CT$3]*4+[Sheet1.CT$2]*2+[Sheet1.CT$1])" office:value-type="string" office:string-value="51">
            <text:p>51</text:p>
          </table:table-cell>
          <table:table-cell table:formula="of:=DEC2HEX([Sheet1.CU$7]*64+[Sheet1.CU$6]*32+[Sheet1.CU$5]*16+[Sheet1.CU$4]*8+[Sheet1.CU$3]*4+[Sheet1.CU$2]*2+[Sheet1.CU$1])" office:value-type="string" office:string-value="49">
            <text:p>49</text:p>
          </table:table-cell>
          <table:table-cell table:formula="of:=DEC2HEX([Sheet1.CV$7]*64+[Sheet1.CV$6]*32+[Sheet1.CV$5]*16+[Sheet1.CV$4]*8+[Sheet1.CV$3]*4+[Sheet1.CV$2]*2+[Sheet1.CV$1])" office:value-type="string" office:string-value="45">
            <text:p>45</text:p>
          </table:table-cell>
          <table:table-cell table:formula="of:=DEC2HEX([Sheet1.CW$7]*64+[Sheet1.CW$6]*32+[Sheet1.CW$5]*16+[Sheet1.CW$4]*8+[Sheet1.CW$3]*4+[Sheet1.CW$2]*2+[Sheet1.CW$1])" office:value-type="string" office:string-value="3E">
            <text:p>3E</text:p>
          </table:table-cell>
          <table:table-cell table:formula="of:=DEC2HEX([Sheet1.CX$7]*64+[Sheet1.CX$6]*32+[Sheet1.CX$5]*16+[Sheet1.CX$4]*8+[Sheet1.CX$3]*4+[Sheet1.CX$2]*2+[Sheet1.CX$1])" office:value-type="string" office:string-value="0">
            <text:p>0</text:p>
          </table:table-cell>
          <table:table-cell table:formula="of:=DEC2HEX([Sheet1.CY$7]*64+[Sheet1.CY$6]*32+[Sheet1.CY$5]*16+[Sheet1.CY$4]*8+[Sheet1.CY$3]*4+[Sheet1.CY$2]*2+[Sheet1.CY$1])" office:value-type="string" office:string-value="0">
            <text:p>0</text:p>
          </table:table-cell>
          <table:table-cell table:formula="of:=DEC2HEX([Sheet1.CZ$7]*64+[Sheet1.CZ$6]*32+[Sheet1.CZ$5]*16+[Sheet1.CZ$4]*8+[Sheet1.CZ$3]*4+[Sheet1.CZ$2]*2+[Sheet1.CZ$1])" office:value-type="string" office:string-value="42">
            <text:p>42</text:p>
          </table:table-cell>
          <table:table-cell table:formula="of:=DEC2HEX([Sheet1.DA$7]*64+[Sheet1.DA$6]*32+[Sheet1.DA$5]*16+[Sheet1.DA$4]*8+[Sheet1.DA$3]*4+[Sheet1.DA$2]*2+[Sheet1.DA$1])" office:value-type="string" office:string-value="7F">
            <text:p>7F</text:p>
          </table:table-cell>
          <table:table-cell table:formula="of:=DEC2HEX([Sheet1.DB$7]*64+[Sheet1.DB$6]*32+[Sheet1.DB$5]*16+[Sheet1.DB$4]*8+[Sheet1.DB$3]*4+[Sheet1.DB$2]*2+[Sheet1.DB$1])" office:value-type="string" office:string-value="40">
            <text:p>40</text:p>
          </table:table-cell>
          <table:table-cell table:formula="of:=DEC2HEX([Sheet1.DC$7]*64+[Sheet1.DC$6]*32+[Sheet1.DC$5]*16+[Sheet1.DC$4]*8+[Sheet1.DC$3]*4+[Sheet1.DC$2]*2+[Sheet1.DC$1])" office:value-type="string" office:string-value="0">
            <text:p>0</text:p>
          </table:table-cell>
          <table:table-cell table:formula="of:=DEC2HEX([Sheet1.DD$7]*64+[Sheet1.DD$6]*32+[Sheet1.DD$5]*16+[Sheet1.DD$4]*8+[Sheet1.DD$3]*4+[Sheet1.DD$2]*2+[Sheet1.DD$1])" office:value-type="string" office:string-value="0">
            <text:p>0</text:p>
          </table:table-cell>
          <table:table-cell table:formula="of:=DEC2HEX([Sheet1.DE$7]*64+[Sheet1.DE$6]*32+[Sheet1.DE$5]*16+[Sheet1.DE$4]*8+[Sheet1.DE$3]*4+[Sheet1.DE$2]*2+[Sheet1.DE$1])" office:value-type="string" office:string-value="62">
            <text:p>62</text:p>
          </table:table-cell>
          <table:table-cell table:formula="of:=DEC2HEX([Sheet1.DF$7]*64+[Sheet1.DF$6]*32+[Sheet1.DF$5]*16+[Sheet1.DF$4]*8+[Sheet1.DF$3]*4+[Sheet1.DF$2]*2+[Sheet1.DF$1])" office:value-type="string" office:string-value="51">
            <text:p>51</text:p>
          </table:table-cell>
          <table:table-cell table:formula="of:=DEC2HEX([Sheet1.DG$7]*64+[Sheet1.DG$6]*32+[Sheet1.DG$5]*16+[Sheet1.DG$4]*8+[Sheet1.DG$3]*4+[Sheet1.DG$2]*2+[Sheet1.DG$1])" office:value-type="string" office:string-value="49">
            <text:p>49</text:p>
          </table:table-cell>
          <table:table-cell table:formula="of:=DEC2HEX([Sheet1.DH$7]*64+[Sheet1.DH$6]*32+[Sheet1.DH$5]*16+[Sheet1.DH$4]*8+[Sheet1.DH$3]*4+[Sheet1.DH$2]*2+[Sheet1.DH$1])" office:value-type="string" office:string-value="45">
            <text:p>45</text:p>
          </table:table-cell>
          <table:table-cell table:formula="of:=DEC2HEX([Sheet1.DI$7]*64+[Sheet1.DI$6]*32+[Sheet1.DI$5]*16+[Sheet1.DI$4]*8+[Sheet1.DI$3]*4+[Sheet1.DI$2]*2+[Sheet1.DI$1])" office:value-type="string" office:string-value="42">
            <text:p>42</text:p>
          </table:table-cell>
          <table:table-cell table:formula="of:=DEC2HEX([Sheet1.DJ$7]*64+[Sheet1.DJ$6]*32+[Sheet1.DJ$5]*16+[Sheet1.DJ$4]*8+[Sheet1.DJ$3]*4+[Sheet1.DJ$2]*2+[Sheet1.DJ$1])" office:value-type="string" office:string-value="0">
            <text:p>0</text:p>
          </table:table-cell>
          <table:table-cell table:formula="of:=DEC2HEX([Sheet1.DK$7]*64+[Sheet1.DK$6]*32+[Sheet1.DK$5]*16+[Sheet1.DK$4]*8+[Sheet1.DK$3]*4+[Sheet1.DK$2]*2+[Sheet1.DK$1])" office:value-type="string" office:string-value="0">
            <text:p>0</text:p>
          </table:table-cell>
          <table:table-cell table:formula="of:=DEC2HEX([Sheet1.DL$7]*64+[Sheet1.DL$6]*32+[Sheet1.DL$5]*16+[Sheet1.DL$4]*8+[Sheet1.DL$3]*4+[Sheet1.DL$2]*2+[Sheet1.DL$1])" office:value-type="string" office:string-value="41">
            <text:p>41</text:p>
          </table:table-cell>
          <table:table-cell table:formula="of:=DEC2HEX([Sheet1.DM$7]*64+[Sheet1.DM$6]*32+[Sheet1.DM$5]*16+[Sheet1.DM$4]*8+[Sheet1.DM$3]*4+[Sheet1.DM$2]*2+[Sheet1.DM$1])" office:value-type="string" office:string-value="49">
            <text:p>49</text:p>
          </table:table-cell>
          <table:table-cell table:formula="of:=DEC2HEX([Sheet1.DN$7]*64+[Sheet1.DN$6]*32+[Sheet1.DN$5]*16+[Sheet1.DN$4]*8+[Sheet1.DN$3]*4+[Sheet1.DN$2]*2+[Sheet1.DN$1])" office:value-type="string" office:string-value="49">
            <text:p>49</text:p>
          </table:table-cell>
          <table:table-cell table:formula="of:=DEC2HEX([Sheet1.DO$7]*64+[Sheet1.DO$6]*32+[Sheet1.DO$5]*16+[Sheet1.DO$4]*8+[Sheet1.DO$3]*4+[Sheet1.DO$2]*2+[Sheet1.DO$1])" office:value-type="string" office:string-value="36">
            <text:p>36</text:p>
          </table:table-cell>
          <table:table-cell table:formula="of:=DEC2HEX([Sheet1.DP$7]*64+[Sheet1.DP$6]*32+[Sheet1.DP$5]*16+[Sheet1.DP$4]*8+[Sheet1.DP$3]*4+[Sheet1.DP$2]*2+[Sheet1.DP$1])" office:value-type="string" office:string-value="0">
            <text:p>0</text:p>
          </table:table-cell>
          <table:table-cell table:formula="of:=DEC2HEX([Sheet1.DQ$7]*64+[Sheet1.DQ$6]*32+[Sheet1.DQ$5]*16+[Sheet1.DQ$4]*8+[Sheet1.DQ$3]*4+[Sheet1.DQ$2]*2+[Sheet1.DQ$1])" office:value-type="string" office:string-value="7">
            <text:p>7</text:p>
          </table:table-cell>
          <table:table-cell table:formula="of:=DEC2HEX([Sheet1.DR$7]*64+[Sheet1.DR$6]*32+[Sheet1.DR$5]*16+[Sheet1.DR$4]*8+[Sheet1.DR$3]*4+[Sheet1.DR$2]*2+[Sheet1.DR$1])" office:value-type="string" office:string-value="8">
            <text:p>8</text:p>
          </table:table-cell>
          <table:table-cell table:formula="of:=DEC2HEX([Sheet1.DS$7]*64+[Sheet1.DS$6]*32+[Sheet1.DS$5]*16+[Sheet1.DS$4]*8+[Sheet1.DS$3]*4+[Sheet1.DS$2]*2+[Sheet1.DS$1])" office:value-type="string" office:string-value="8">
            <text:p>8</text:p>
          </table:table-cell>
          <table:table-cell table:formula="of:=DEC2HEX([Sheet1.DT$7]*64+[Sheet1.DT$6]*32+[Sheet1.DT$5]*16+[Sheet1.DT$4]*8+[Sheet1.DT$3]*4+[Sheet1.DT$2]*2+[Sheet1.DT$1])" office:value-type="string" office:string-value="8">
            <text:p>8</text:p>
          </table:table-cell>
          <table:table-cell table:formula="of:=DEC2HEX([Sheet1.DU$7]*64+[Sheet1.DU$6]*32+[Sheet1.DU$5]*16+[Sheet1.DU$4]*8+[Sheet1.DU$3]*4+[Sheet1.DU$2]*2+[Sheet1.DU$1])" office:value-type="string" office:string-value="7F">
            <text:p>7F</text:p>
          </table:table-cell>
          <table:table-cell table:formula="of:=DEC2HEX([Sheet1.DV$7]*64+[Sheet1.DV$6]*32+[Sheet1.DV$5]*16+[Sheet1.DV$4]*8+[Sheet1.DV$3]*4+[Sheet1.DV$2]*2+[Sheet1.DV$1])" office:value-type="string" office:string-value="0">
            <text:p>0</text:p>
          </table:table-cell>
          <table:table-cell table:formula="of:=DEC2HEX([Sheet1.DW$7]*64+[Sheet1.DW$6]*32+[Sheet1.DW$5]*16+[Sheet1.DW$4]*8+[Sheet1.DW$3]*4+[Sheet1.DW$2]*2+[Sheet1.DW$1])" office:value-type="string" office:string-value="47">
            <text:p>47</text:p>
          </table:table-cell>
          <table:table-cell table:formula="of:=DEC2HEX([Sheet1.DX$7]*64+[Sheet1.DX$6]*32+[Sheet1.DX$5]*16+[Sheet1.DX$4]*8+[Sheet1.DX$3]*4+[Sheet1.DX$2]*2+[Sheet1.DX$1])" office:value-type="string" office:string-value="49">
            <text:p>49</text:p>
          </table:table-cell>
          <table:table-cell table:formula="of:=DEC2HEX([Sheet1.DY$7]*64+[Sheet1.DY$6]*32+[Sheet1.DY$5]*16+[Sheet1.DY$4]*8+[Sheet1.DY$3]*4+[Sheet1.DY$2]*2+[Sheet1.DY$1])" office:value-type="string" office:string-value="49">
            <text:p>49</text:p>
          </table:table-cell>
          <table:table-cell table:formula="of:=DEC2HEX([Sheet1.DZ$7]*64+[Sheet1.DZ$6]*32+[Sheet1.DZ$5]*16+[Sheet1.DZ$4]*8+[Sheet1.DZ$3]*4+[Sheet1.DZ$2]*2+[Sheet1.DZ$1])" office:value-type="string" office:string-value="49">
            <text:p>49</text:p>
          </table:table-cell>
          <table:table-cell table:formula="of:=DEC2HEX([Sheet1.EA$7]*64+[Sheet1.EA$6]*32+[Sheet1.EA$5]*16+[Sheet1.EA$4]*8+[Sheet1.EA$3]*4+[Sheet1.EA$2]*2+[Sheet1.EA$1])" office:value-type="string" office:string-value="31">
            <text:p>31</text:p>
          </table:table-cell>
          <table:table-cell table:formula="of:=DEC2HEX([Sheet1.EB$7]*64+[Sheet1.EB$6]*32+[Sheet1.EB$5]*16+[Sheet1.EB$4]*8+[Sheet1.EB$3]*4+[Sheet1.EB$2]*2+[Sheet1.EB$1])" office:value-type="string" office:string-value="0">
            <text:p>0</text:p>
          </table:table-cell>
          <table:table-cell table:formula="of:=DEC2HEX([Sheet1.EC$7]*64+[Sheet1.EC$6]*32+[Sheet1.EC$5]*16+[Sheet1.EC$4]*8+[Sheet1.EC$3]*4+[Sheet1.EC$2]*2+[Sheet1.EC$1])" office:value-type="string" office:string-value="3E">
            <text:p>3E</text:p>
          </table:table-cell>
          <table:table-cell table:formula="of:=DEC2HEX([Sheet1.ED$7]*64+[Sheet1.ED$6]*32+[Sheet1.ED$5]*16+[Sheet1.ED$4]*8+[Sheet1.ED$3]*4+[Sheet1.ED$2]*2+[Sheet1.ED$1])" office:value-type="string" office:string-value="49">
            <text:p>49</text:p>
          </table:table-cell>
          <table:table-cell table:formula="of:=DEC2HEX([Sheet1.EE$7]*64+[Sheet1.EE$6]*32+[Sheet1.EE$5]*16+[Sheet1.EE$4]*8+[Sheet1.EE$3]*4+[Sheet1.EE$2]*2+[Sheet1.EE$1])" office:value-type="string" office:string-value="49">
            <text:p>49</text:p>
          </table:table-cell>
          <table:table-cell table:formula="of:=DEC2HEX([Sheet1.EF$7]*64+[Sheet1.EF$6]*32+[Sheet1.EF$5]*16+[Sheet1.EF$4]*8+[Sheet1.EF$3]*4+[Sheet1.EF$2]*2+[Sheet1.EF$1])" office:value-type="string" office:string-value="49">
            <text:p>49</text:p>
          </table:table-cell>
          <table:table-cell table:formula="of:=DEC2HEX([Sheet1.EG$7]*64+[Sheet1.EG$6]*32+[Sheet1.EG$5]*16+[Sheet1.EG$4]*8+[Sheet1.EG$3]*4+[Sheet1.EG$2]*2+[Sheet1.EG$1])" office:value-type="string" office:string-value="32">
            <text:p>32</text:p>
          </table:table-cell>
          <table:table-cell table:formula="of:=DEC2HEX([Sheet1.EH$7]*64+[Sheet1.EH$6]*32+[Sheet1.EH$5]*16+[Sheet1.EH$4]*8+[Sheet1.EH$3]*4+[Sheet1.EH$2]*2+[Sheet1.EH$1])" office:value-type="string" office:string-value="0">
            <text:p>0</text:p>
          </table:table-cell>
          <table:table-cell table:formula="of:=DEC2HEX([Sheet1.EI$7]*64+[Sheet1.EI$6]*32+[Sheet1.EI$5]*16+[Sheet1.EI$4]*8+[Sheet1.EI$3]*4+[Sheet1.EI$2]*2+[Sheet1.EI$1])" office:value-type="string" office:string-value="61">
            <text:p>61</text:p>
          </table:table-cell>
          <table:table-cell table:formula="of:=DEC2HEX([Sheet1.EJ$7]*64+[Sheet1.EJ$6]*32+[Sheet1.EJ$5]*16+[Sheet1.EJ$4]*8+[Sheet1.EJ$3]*4+[Sheet1.EJ$2]*2+[Sheet1.EJ$1])" office:value-type="string" office:string-value="11">
            <text:p>11</text:p>
          </table:table-cell>
          <table:table-cell table:formula="of:=DEC2HEX([Sheet1.EK$7]*64+[Sheet1.EK$6]*32+[Sheet1.EK$5]*16+[Sheet1.EK$4]*8+[Sheet1.EK$3]*4+[Sheet1.EK$2]*2+[Sheet1.EK$1])" office:value-type="string" office:string-value="9">
            <text:p>9</text:p>
          </table:table-cell>
          <table:table-cell table:formula="of:=DEC2HEX([Sheet1.EL$7]*64+[Sheet1.EL$6]*32+[Sheet1.EL$5]*16+[Sheet1.EL$4]*8+[Sheet1.EL$3]*4+[Sheet1.EL$2]*2+[Sheet1.EL$1])" office:value-type="string" office:string-value="5">
            <text:p>5</text:p>
          </table:table-cell>
          <table:table-cell table:formula="of:=DEC2HEX([Sheet1.EM$7]*64+[Sheet1.EM$6]*32+[Sheet1.EM$5]*16+[Sheet1.EM$4]*8+[Sheet1.EM$3]*4+[Sheet1.EM$2]*2+[Sheet1.EM$1])" office:value-type="string" office:string-value="3">
            <text:p>3</text:p>
          </table:table-cell>
          <table:table-cell table:formula="of:=DEC2HEX([Sheet1.EN$7]*64+[Sheet1.EN$6]*32+[Sheet1.EN$5]*16+[Sheet1.EN$4]*8+[Sheet1.EN$3]*4+[Sheet1.EN$2]*2+[Sheet1.EN$1])" office:value-type="string" office:string-value="0">
            <text:p>0</text:p>
          </table:table-cell>
          <table:table-cell table:formula="of:=DEC2HEX([Sheet1.EO$7]*64+[Sheet1.EO$6]*32+[Sheet1.EO$5]*16+[Sheet1.EO$4]*8+[Sheet1.EO$3]*4+[Sheet1.EO$2]*2+[Sheet1.EO$1])" office:value-type="string" office:string-value="36">
            <text:p>36</text:p>
          </table:table-cell>
          <table:table-cell table:formula="of:=DEC2HEX([Sheet1.EP$7]*64+[Sheet1.EP$6]*32+[Sheet1.EP$5]*16+[Sheet1.EP$4]*8+[Sheet1.EP$3]*4+[Sheet1.EP$2]*2+[Sheet1.EP$1])" office:value-type="string" office:string-value="49">
            <text:p>49</text:p>
          </table:table-cell>
          <table:table-cell table:formula="of:=DEC2HEX([Sheet1.EQ$7]*64+[Sheet1.EQ$6]*32+[Sheet1.EQ$5]*16+[Sheet1.EQ$4]*8+[Sheet1.EQ$3]*4+[Sheet1.EQ$2]*2+[Sheet1.EQ$1])" office:value-type="string" office:string-value="49">
            <text:p>49</text:p>
          </table:table-cell>
          <table:table-cell table:formula="of:=DEC2HEX([Sheet1.ER$7]*64+[Sheet1.ER$6]*32+[Sheet1.ER$5]*16+[Sheet1.ER$4]*8+[Sheet1.ER$3]*4+[Sheet1.ER$2]*2+[Sheet1.ER$1])" office:value-type="string" office:string-value="49">
            <text:p>49</text:p>
          </table:table-cell>
          <table:table-cell table:formula="of:=DEC2HEX([Sheet1.ES$7]*64+[Sheet1.ES$6]*32+[Sheet1.ES$5]*16+[Sheet1.ES$4]*8+[Sheet1.ES$3]*4+[Sheet1.ES$2]*2+[Sheet1.ES$1])" office:value-type="string" office:string-value="36">
            <text:p>36</text:p>
          </table:table-cell>
          <table:table-cell table:formula="of:=DEC2HEX([Sheet1.ET$7]*64+[Sheet1.ET$6]*32+[Sheet1.ET$5]*16+[Sheet1.ET$4]*8+[Sheet1.ET$3]*4+[Sheet1.ET$2]*2+[Sheet1.ET$1])" office:value-type="string" office:string-value="0">
            <text:p>0</text:p>
          </table:table-cell>
          <table:table-cell table:formula="of:=DEC2HEX([Sheet1.EU$7]*64+[Sheet1.EU$6]*32+[Sheet1.EU$5]*16+[Sheet1.EU$4]*8+[Sheet1.EU$3]*4+[Sheet1.EU$2]*2+[Sheet1.EU$1])" office:value-type="string" office:string-value="6">
            <text:p>6</text:p>
          </table:table-cell>
          <table:table-cell table:formula="of:=DEC2HEX([Sheet1.EV$7]*64+[Sheet1.EV$6]*32+[Sheet1.EV$5]*16+[Sheet1.EV$4]*8+[Sheet1.EV$3]*4+[Sheet1.EV$2]*2+[Sheet1.EV$1])" office:value-type="string" office:string-value="49">
            <text:p>49</text:p>
          </table:table-cell>
          <table:table-cell table:formula="of:=DEC2HEX([Sheet1.EW$7]*64+[Sheet1.EW$6]*32+[Sheet1.EW$5]*16+[Sheet1.EW$4]*8+[Sheet1.EW$3]*4+[Sheet1.EW$2]*2+[Sheet1.EW$1])" office:value-type="string" office:string-value="49">
            <text:p>49</text:p>
          </table:table-cell>
          <table:table-cell table:formula="of:=DEC2HEX([Sheet1.EX$7]*64+[Sheet1.EX$6]*32+[Sheet1.EX$5]*16+[Sheet1.EX$4]*8+[Sheet1.EX$3]*4+[Sheet1.EX$2]*2+[Sheet1.EX$1])" office:value-type="string" office:string-value="49">
            <text:p>49</text:p>
          </table:table-cell>
          <table:table-cell table:formula="of:=DEC2HEX([Sheet1.EY$7]*64+[Sheet1.EY$6]*32+[Sheet1.EY$5]*16+[Sheet1.EY$4]*8+[Sheet1.EY$3]*4+[Sheet1.EY$2]*2+[Sheet1.EY$1])" office:value-type="string" office:string-value="3E">
            <text:p>3E</text:p>
          </table:table-cell>
          <table:table-cell table:formula="of:=DEC2HEX([Sheet1.EZ$7]*64+[Sheet1.EZ$6]*32+[Sheet1.EZ$5]*16+[Sheet1.EZ$4]*8+[Sheet1.EZ$3]*4+[Sheet1.EZ$2]*2+[Sheet1.EZ$1])" office:value-type="string" office:string-value="0">
            <text:p>0</text:p>
          </table:table-cell>
          <table:table-cell table:formula="of:=DEC2HEX([Sheet1.FA$7]*64+[Sheet1.FA$6]*32+[Sheet1.FA$5]*16+[Sheet1.FA$4]*8+[Sheet1.FA$3]*4+[Sheet1.FA$2]*2+[Sheet1.FA$1])" office:value-type="string" office:string-value="0">
            <text:p>0</text:p>
          </table:table-cell>
          <table:table-cell table:formula="of:=DEC2HEX([Sheet1.FB$7]*64+[Sheet1.FB$6]*32+[Sheet1.FB$5]*16+[Sheet1.FB$4]*8+[Sheet1.FB$3]*4+[Sheet1.FB$2]*2+[Sheet1.FB$1])" office:value-type="string" office:string-value="36">
            <text:p>36</text:p>
          </table:table-cell>
          <table:table-cell table:formula="of:=DEC2HEX([Sheet1.FC$7]*64+[Sheet1.FC$6]*32+[Sheet1.FC$5]*16+[Sheet1.FC$4]*8+[Sheet1.FC$3]*4+[Sheet1.FC$2]*2+[Sheet1.FC$1])" office:value-type="string" office:string-value="36">
            <text:p>36</text:p>
          </table:table-cell>
          <table:table-cell table:formula="of:=DEC2HEX([Sheet1.FD$7]*64+[Sheet1.FD$6]*32+[Sheet1.FD$5]*16+[Sheet1.FD$4]*8+[Sheet1.FD$3]*4+[Sheet1.FD$2]*2+[Sheet1.FD$1])" office:value-type="string" office:string-value="0">
            <text:p>0</text:p>
          </table:table-cell>
          <table:table-cell table:formula="of:=DEC2HEX([Sheet1.FE$7]*64+[Sheet1.FE$6]*32+[Sheet1.FE$5]*16+[Sheet1.FE$4]*8+[Sheet1.FE$3]*4+[Sheet1.FE$2]*2+[Sheet1.FE$1])" office:value-type="string" office:string-value="0">
            <text:p>0</text:p>
          </table:table-cell>
          <table:table-cell table:formula="of:=DEC2HEX([Sheet1.FF$7]*64+[Sheet1.FF$6]*32+[Sheet1.FF$5]*16+[Sheet1.FF$4]*8+[Sheet1.FF$3]*4+[Sheet1.FF$2]*2+[Sheet1.FF$1])" office:value-type="string" office:string-value="0">
            <text:p>0</text:p>
          </table:table-cell>
          <table:table-cell table:formula="of:=DEC2HEX([Sheet1.FG$7]*64+[Sheet1.FG$6]*32+[Sheet1.FG$5]*16+[Sheet1.FG$4]*8+[Sheet1.FG$3]*4+[Sheet1.FG$2]*2+[Sheet1.FG$1])" office:value-type="string" office:string-value="0">
            <text:p>0</text:p>
          </table:table-cell>
          <table:table-cell table:formula="of:=DEC2HEX([Sheet1.FH$7]*64+[Sheet1.FH$6]*32+[Sheet1.FH$5]*16+[Sheet1.FH$4]*8+[Sheet1.FH$3]*4+[Sheet1.FH$2]*2+[Sheet1.FH$1])" office:value-type="string" office:string-value="56">
            <text:p>56</text:p>
          </table:table-cell>
          <table:table-cell table:formula="of:=DEC2HEX([Sheet1.FI$7]*64+[Sheet1.FI$6]*32+[Sheet1.FI$5]*16+[Sheet1.FI$4]*8+[Sheet1.FI$3]*4+[Sheet1.FI$2]*2+[Sheet1.FI$1])" office:value-type="string" office:string-value="36">
            <text:p>36</text:p>
          </table:table-cell>
          <table:table-cell table:formula="of:=DEC2HEX([Sheet1.FJ$7]*64+[Sheet1.FJ$6]*32+[Sheet1.FJ$5]*16+[Sheet1.FJ$4]*8+[Sheet1.FJ$3]*4+[Sheet1.FJ$2]*2+[Sheet1.FJ$1])" office:value-type="string" office:string-value="0">
            <text:p>0</text:p>
          </table:table-cell>
          <table:table-cell table:formula="of:=DEC2HEX([Sheet1.FK$7]*64+[Sheet1.FK$6]*32+[Sheet1.FK$5]*16+[Sheet1.FK$4]*8+[Sheet1.FK$3]*4+[Sheet1.FK$2]*2+[Sheet1.FK$1])" office:value-type="string" office:string-value="0">
            <text:p>0</text:p>
          </table:table-cell>
          <table:table-cell table:formula="of:=DEC2HEX([Sheet1.FL$7]*64+[Sheet1.FL$6]*32+[Sheet1.FL$5]*16+[Sheet1.FL$4]*8+[Sheet1.FL$3]*4+[Sheet1.FL$2]*2+[Sheet1.FL$1])" office:value-type="string" office:string-value="0">
            <text:p>0</text:p>
          </table:table-cell>
          <table:table-cell table:formula="of:=DEC2HEX([Sheet1.FM$7]*64+[Sheet1.FM$6]*32+[Sheet1.FM$5]*16+[Sheet1.FM$4]*8+[Sheet1.FM$3]*4+[Sheet1.FM$2]*2+[Sheet1.FM$1])" office:value-type="string" office:string-value="0">
            <text:p>0</text:p>
          </table:table-cell>
          <table:table-cell table:formula="of:=DEC2HEX([Sheet1.FN$7]*64+[Sheet1.FN$6]*32+[Sheet1.FN$5]*16+[Sheet1.FN$4]*8+[Sheet1.FN$3]*4+[Sheet1.FN$2]*2+[Sheet1.FN$1])" office:value-type="string" office:string-value="8">
            <text:p>8</text:p>
          </table:table-cell>
          <table:table-cell table:formula="of:=DEC2HEX([Sheet1.FO$7]*64+[Sheet1.FO$6]*32+[Sheet1.FO$5]*16+[Sheet1.FO$4]*8+[Sheet1.FO$3]*4+[Sheet1.FO$2]*2+[Sheet1.FO$1])" office:value-type="string" office:string-value="14">
            <text:p>14</text:p>
          </table:table-cell>
          <table:table-cell table:formula="of:=DEC2HEX([Sheet1.FP$7]*64+[Sheet1.FP$6]*32+[Sheet1.FP$5]*16+[Sheet1.FP$4]*8+[Sheet1.FP$3]*4+[Sheet1.FP$2]*2+[Sheet1.FP$1])" office:value-type="string" office:string-value="22">
            <text:p>22</text:p>
          </table:table-cell>
          <table:table-cell table:formula="of:=DEC2HEX([Sheet1.FQ$7]*64+[Sheet1.FQ$6]*32+[Sheet1.FQ$5]*16+[Sheet1.FQ$4]*8+[Sheet1.FQ$3]*4+[Sheet1.FQ$2]*2+[Sheet1.FQ$1])" office:value-type="string" office:string-value="41">
            <text:p>41</text:p>
          </table:table-cell>
          <table:table-cell table:formula="of:=DEC2HEX([Sheet1.FR$7]*64+[Sheet1.FR$6]*32+[Sheet1.FR$5]*16+[Sheet1.FR$4]*8+[Sheet1.FR$3]*4+[Sheet1.FR$2]*2+[Sheet1.FR$1])" office:value-type="string" office:string-value="0">
            <text:p>0</text:p>
          </table:table-cell>
          <table:table-cell table:formula="of:=DEC2HEX([Sheet1.FS$7]*64+[Sheet1.FS$6]*32+[Sheet1.FS$5]*16+[Sheet1.FS$4]*8+[Sheet1.FS$3]*4+[Sheet1.FS$2]*2+[Sheet1.FS$1])" office:value-type="string" office:string-value="14">
            <text:p>14</text:p>
          </table:table-cell>
          <table:table-cell table:formula="of:=DEC2HEX([Sheet1.FT$7]*64+[Sheet1.FT$6]*32+[Sheet1.FT$5]*16+[Sheet1.FT$4]*8+[Sheet1.FT$3]*4+[Sheet1.FT$2]*2+[Sheet1.FT$1])" office:value-type="string" office:string-value="14">
            <text:p>14</text:p>
          </table:table-cell>
          <table:table-cell table:formula="of:=DEC2HEX([Sheet1.FU$7]*64+[Sheet1.FU$6]*32+[Sheet1.FU$5]*16+[Sheet1.FU$4]*8+[Sheet1.FU$3]*4+[Sheet1.FU$2]*2+[Sheet1.FU$1])" office:value-type="string" office:string-value="14">
            <text:p>14</text:p>
          </table:table-cell>
          <table:table-cell table:formula="of:=DEC2HEX([Sheet1.FV$7]*64+[Sheet1.FV$6]*32+[Sheet1.FV$5]*16+[Sheet1.FV$4]*8+[Sheet1.FV$3]*4+[Sheet1.FV$2]*2+[Sheet1.FV$1])" office:value-type="string" office:string-value="14">
            <text:p>14</text:p>
          </table:table-cell>
          <table:table-cell table:formula="of:=DEC2HEX([Sheet1.FW$7]*64+[Sheet1.FW$6]*32+[Sheet1.FW$5]*16+[Sheet1.FW$4]*8+[Sheet1.FW$3]*4+[Sheet1.FW$2]*2+[Sheet1.FW$1])" office:value-type="string" office:string-value="14">
            <text:p>14</text:p>
          </table:table-cell>
          <table:table-cell table:formula="of:=DEC2HEX([Sheet1.FX$7]*64+[Sheet1.FX$6]*32+[Sheet1.FX$5]*16+[Sheet1.FX$4]*8+[Sheet1.FX$3]*4+[Sheet1.FX$2]*2+[Sheet1.FX$1])" office:value-type="string" office:string-value="0">
            <text:p>0</text:p>
          </table:table-cell>
          <table:table-cell table:formula="of:=DEC2HEX([Sheet1.FY$7]*64+[Sheet1.FY$6]*32+[Sheet1.FY$5]*16+[Sheet1.FY$4]*8+[Sheet1.FY$3]*4+[Sheet1.FY$2]*2+[Sheet1.FY$1])" office:value-type="string" office:string-value="0">
            <text:p>0</text:p>
          </table:table-cell>
          <table:table-cell table:formula="of:=DEC2HEX([Sheet1.FZ$7]*64+[Sheet1.FZ$6]*32+[Sheet1.FZ$5]*16+[Sheet1.FZ$4]*8+[Sheet1.FZ$3]*4+[Sheet1.FZ$2]*2+[Sheet1.FZ$1])" office:value-type="string" office:string-value="41">
            <text:p>41</text:p>
          </table:table-cell>
          <table:table-cell table:formula="of:=DEC2HEX([Sheet1.GA$7]*64+[Sheet1.GA$6]*32+[Sheet1.GA$5]*16+[Sheet1.GA$4]*8+[Sheet1.GA$3]*4+[Sheet1.GA$2]*2+[Sheet1.GA$1])" office:value-type="string" office:string-value="22">
            <text:p>22</text:p>
          </table:table-cell>
          <table:table-cell table:formula="of:=DEC2HEX([Sheet1.GB$7]*64+[Sheet1.GB$6]*32+[Sheet1.GB$5]*16+[Sheet1.GB$4]*8+[Sheet1.GB$3]*4+[Sheet1.GB$2]*2+[Sheet1.GB$1])" office:value-type="string" office:string-value="14">
            <text:p>14</text:p>
          </table:table-cell>
          <table:table-cell table:formula="of:=DEC2HEX([Sheet1.GC$7]*64+[Sheet1.GC$6]*32+[Sheet1.GC$5]*16+[Sheet1.GC$4]*8+[Sheet1.GC$3]*4+[Sheet1.GC$2]*2+[Sheet1.GC$1])" office:value-type="string" office:string-value="8">
            <text:p>8</text:p>
          </table:table-cell>
          <table:table-cell table:formula="of:=DEC2HEX([Sheet1.GD$7]*64+[Sheet1.GD$6]*32+[Sheet1.GD$5]*16+[Sheet1.GD$4]*8+[Sheet1.GD$3]*4+[Sheet1.GD$2]*2+[Sheet1.GD$1])" office:value-type="string" office:string-value="0">
            <text:p>0</text:p>
          </table:table-cell>
          <table:table-cell table:formula="of:=DEC2HEX([Sheet1.GE$7]*64+[Sheet1.GE$6]*32+[Sheet1.GE$5]*16+[Sheet1.GE$4]*8+[Sheet1.GE$3]*4+[Sheet1.GE$2]*2+[Sheet1.GE$1])" office:value-type="string" office:string-value="2">
            <text:p>2</text:p>
          </table:table-cell>
          <table:table-cell table:formula="of:=DEC2HEX([Sheet1.GF$7]*64+[Sheet1.GF$6]*32+[Sheet1.GF$5]*16+[Sheet1.GF$4]*8+[Sheet1.GF$3]*4+[Sheet1.GF$2]*2+[Sheet1.GF$1])" office:value-type="string" office:string-value="1">
            <text:p>1</text:p>
          </table:table-cell>
          <table:table-cell table:formula="of:=DEC2HEX([Sheet1.GG$7]*64+[Sheet1.GG$6]*32+[Sheet1.GG$5]*16+[Sheet1.GG$4]*8+[Sheet1.GG$3]*4+[Sheet1.GG$2]*2+[Sheet1.GG$1])" office:value-type="string" office:string-value="59">
            <text:p>59</text:p>
          </table:table-cell>
          <table:table-cell table:formula="of:=DEC2HEX([Sheet1.GH$7]*64+[Sheet1.GH$6]*32+[Sheet1.GH$5]*16+[Sheet1.GH$4]*8+[Sheet1.GH$3]*4+[Sheet1.GH$2]*2+[Sheet1.GH$1])" office:value-type="string" office:string-value="5">
            <text:p>5</text:p>
          </table:table-cell>
          <table:table-cell table:formula="of:=DEC2HEX([Sheet1.GI$7]*64+[Sheet1.GI$6]*32+[Sheet1.GI$5]*16+[Sheet1.GI$4]*8+[Sheet1.GI$3]*4+[Sheet1.GI$2]*2+[Sheet1.GI$1])" office:value-type="string" office:string-value="2">
            <text:p>2</text:p>
          </table:table-cell>
          <table:table-cell table:formula="of:=DEC2HEX([Sheet1.GJ$7]*64+[Sheet1.GJ$6]*32+[Sheet1.GJ$5]*16+[Sheet1.GJ$4]*8+[Sheet1.GJ$3]*4+[Sheet1.GJ$2]*2+[Sheet1.GJ$1])" office:value-type="string" office:string-value="0">
            <text:p>0</text:p>
          </table:table-cell>
          <table:table-cell table:formula="of:=DEC2HEX([Sheet1.GK$7]*64+[Sheet1.GK$6]*32+[Sheet1.GK$5]*16+[Sheet1.GK$4]*8+[Sheet1.GK$3]*4+[Sheet1.GK$2]*2+[Sheet1.GK$1])" office:value-type="string" office:string-value="32">
            <text:p>32</text:p>
          </table:table-cell>
          <table:table-cell table:formula="of:=DEC2HEX([Sheet1.GL$7]*64+[Sheet1.GL$6]*32+[Sheet1.GL$5]*16+[Sheet1.GL$4]*8+[Sheet1.GL$3]*4+[Sheet1.GL$2]*2+[Sheet1.GL$1])" office:value-type="string" office:string-value="49">
            <text:p>49</text:p>
          </table:table-cell>
          <table:table-cell table:formula="of:=DEC2HEX([Sheet1.GM$7]*64+[Sheet1.GM$6]*32+[Sheet1.GM$5]*16+[Sheet1.GM$4]*8+[Sheet1.GM$3]*4+[Sheet1.GM$2]*2+[Sheet1.GM$1])" office:value-type="string" office:string-value="79">
            <text:p>79</text:p>
          </table:table-cell>
          <table:table-cell table:formula="of:=DEC2HEX([Sheet1.GN$7]*64+[Sheet1.GN$6]*32+[Sheet1.GN$5]*16+[Sheet1.GN$4]*8+[Sheet1.GN$3]*4+[Sheet1.GN$2]*2+[Sheet1.GN$1])" office:value-type="string" office:string-value="41">
            <text:p>41</text:p>
          </table:table-cell>
          <table:table-cell table:formula="of:=DEC2HEX([Sheet1.GO$7]*64+[Sheet1.GO$6]*32+[Sheet1.GO$5]*16+[Sheet1.GO$4]*8+[Sheet1.GO$3]*4+[Sheet1.GO$2]*2+[Sheet1.GO$1])" office:value-type="string" office:string-value="3E">
            <text:p>3E</text:p>
          </table:table-cell>
          <table:table-cell table:formula="of:=DEC2HEX([Sheet1.GP$7]*64+[Sheet1.GP$6]*32+[Sheet1.GP$5]*16+[Sheet1.GP$4]*8+[Sheet1.GP$3]*4+[Sheet1.GP$2]*2+[Sheet1.GP$1])" office:value-type="string" office:string-value="0">
            <text:p>0</text:p>
          </table:table-cell>
          <table:table-cell table:formula="of:=DEC2HEX([Sheet1.GQ$7]*64+[Sheet1.GQ$6]*32+[Sheet1.GQ$5]*16+[Sheet1.GQ$4]*8+[Sheet1.GQ$3]*4+[Sheet1.GQ$2]*2+[Sheet1.GQ$1])" office:value-type="string" office:string-value="7E">
            <text:p>7E</text:p>
          </table:table-cell>
          <table:table-cell table:formula="of:=DEC2HEX([Sheet1.GR$7]*64+[Sheet1.GR$6]*32+[Sheet1.GR$5]*16+[Sheet1.GR$4]*8+[Sheet1.GR$3]*4+[Sheet1.GR$2]*2+[Sheet1.GR$1])" office:value-type="string" office:string-value="9">
            <text:p>9</text:p>
          </table:table-cell>
          <table:table-cell table:formula="of:=DEC2HEX([Sheet1.GS$7]*64+[Sheet1.GS$6]*32+[Sheet1.GS$5]*16+[Sheet1.GS$4]*8+[Sheet1.GS$3]*4+[Sheet1.GS$2]*2+[Sheet1.GS$1])" office:value-type="string" office:string-value="9">
            <text:p>9</text:p>
          </table:table-cell>
          <table:table-cell table:formula="of:=DEC2HEX([Sheet1.GT$7]*64+[Sheet1.GT$6]*32+[Sheet1.GT$5]*16+[Sheet1.GT$4]*8+[Sheet1.GT$3]*4+[Sheet1.GT$2]*2+[Sheet1.GT$1])" office:value-type="string" office:string-value="9">
            <text:p>9</text:p>
          </table:table-cell>
          <table:table-cell table:formula="of:=DEC2HEX([Sheet1.GU$7]*64+[Sheet1.GU$6]*32+[Sheet1.GU$5]*16+[Sheet1.GU$4]*8+[Sheet1.GU$3]*4+[Sheet1.GU$2]*2+[Sheet1.GU$1])" office:value-type="string" office:string-value="7E">
            <text:p>7E</text:p>
          </table:table-cell>
          <table:table-cell table:formula="of:=DEC2HEX([Sheet1.GV$7]*64+[Sheet1.GV$6]*32+[Sheet1.GV$5]*16+[Sheet1.GV$4]*8+[Sheet1.GV$3]*4+[Sheet1.GV$2]*2+[Sheet1.GV$1])" office:value-type="string" office:string-value="0">
            <text:p>0</text:p>
          </table:table-cell>
          <table:table-cell table:formula="of:=DEC2HEX([Sheet1.GW$7]*64+[Sheet1.GW$6]*32+[Sheet1.GW$5]*16+[Sheet1.GW$4]*8+[Sheet1.GW$3]*4+[Sheet1.GW$2]*2+[Sheet1.GW$1])" office:value-type="string" office:string-value="7F">
            <text:p>7F</text:p>
          </table:table-cell>
          <table:table-cell table:formula="of:=DEC2HEX([Sheet1.GX$7]*64+[Sheet1.GX$6]*32+[Sheet1.GX$5]*16+[Sheet1.GX$4]*8+[Sheet1.GX$3]*4+[Sheet1.GX$2]*2+[Sheet1.GX$1])" office:value-type="string" office:string-value="49">
            <text:p>49</text:p>
          </table:table-cell>
          <table:table-cell table:formula="of:=DEC2HEX([Sheet1.GY$7]*64+[Sheet1.GY$6]*32+[Sheet1.GY$5]*16+[Sheet1.GY$4]*8+[Sheet1.GY$3]*4+[Sheet1.GY$2]*2+[Sheet1.GY$1])" office:value-type="string" office:string-value="49">
            <text:p>49</text:p>
          </table:table-cell>
          <table:table-cell table:formula="of:=DEC2HEX([Sheet1.GZ$7]*64+[Sheet1.GZ$6]*32+[Sheet1.GZ$5]*16+[Sheet1.GZ$4]*8+[Sheet1.GZ$3]*4+[Sheet1.GZ$2]*2+[Sheet1.GZ$1])" office:value-type="string" office:string-value="49">
            <text:p>49</text:p>
          </table:table-cell>
          <table:table-cell table:formula="of:=DEC2HEX([Sheet1.HA$7]*64+[Sheet1.HA$6]*32+[Sheet1.HA$5]*16+[Sheet1.HA$4]*8+[Sheet1.HA$3]*4+[Sheet1.HA$2]*2+[Sheet1.HA$1])" office:value-type="string" office:string-value="36">
            <text:p>36</text:p>
          </table:table-cell>
          <table:table-cell table:formula="of:=DEC2HEX([Sheet1.HB$7]*64+[Sheet1.HB$6]*32+[Sheet1.HB$5]*16+[Sheet1.HB$4]*8+[Sheet1.HB$3]*4+[Sheet1.HB$2]*2+[Sheet1.HB$1])" office:value-type="string" office:string-value="0">
            <text:p>0</text:p>
          </table:table-cell>
          <table:table-cell table:formula="of:=DEC2HEX([Sheet1.HC$7]*64+[Sheet1.HC$6]*32+[Sheet1.HC$5]*16+[Sheet1.HC$4]*8+[Sheet1.HC$3]*4+[Sheet1.HC$2]*2+[Sheet1.HC$1])" office:value-type="string" office:string-value="3E">
            <text:p>3E</text:p>
          </table:table-cell>
          <table:table-cell table:formula="of:=DEC2HEX([Sheet1.HD$7]*64+[Sheet1.HD$6]*32+[Sheet1.HD$5]*16+[Sheet1.HD$4]*8+[Sheet1.HD$3]*4+[Sheet1.HD$2]*2+[Sheet1.HD$1])" office:value-type="string" office:string-value="41">
            <text:p>41</text:p>
          </table:table-cell>
          <table:table-cell table:formula="of:=DEC2HEX([Sheet1.HE$7]*64+[Sheet1.HE$6]*32+[Sheet1.HE$5]*16+[Sheet1.HE$4]*8+[Sheet1.HE$3]*4+[Sheet1.HE$2]*2+[Sheet1.HE$1])" office:value-type="string" office:string-value="41">
            <text:p>41</text:p>
          </table:table-cell>
          <table:table-cell table:formula="of:=DEC2HEX([Sheet1.HF$7]*64+[Sheet1.HF$6]*32+[Sheet1.HF$5]*16+[Sheet1.HF$4]*8+[Sheet1.HF$3]*4+[Sheet1.HF$2]*2+[Sheet1.HF$1])" office:value-type="string" office:string-value="41">
            <text:p>41</text:p>
          </table:table-cell>
          <table:table-cell table:formula="of:=DEC2HEX([Sheet1.HG$7]*64+[Sheet1.HG$6]*32+[Sheet1.HG$5]*16+[Sheet1.HG$4]*8+[Sheet1.HG$3]*4+[Sheet1.HG$2]*2+[Sheet1.HG$1])" office:value-type="string" office:string-value="22">
            <text:p>22</text:p>
          </table:table-cell>
          <table:table-cell table:formula="of:=DEC2HEX([Sheet1.HH$7]*64+[Sheet1.HH$6]*32+[Sheet1.HH$5]*16+[Sheet1.HH$4]*8+[Sheet1.HH$3]*4+[Sheet1.HH$2]*2+[Sheet1.HH$1])" office:value-type="string" office:string-value="0">
            <text:p>0</text:p>
          </table:table-cell>
          <table:table-cell table:formula="of:=DEC2HEX([Sheet1.HI$7]*64+[Sheet1.HI$6]*32+[Sheet1.HI$5]*16+[Sheet1.HI$4]*8+[Sheet1.HI$3]*4+[Sheet1.HI$2]*2+[Sheet1.HI$1])" office:value-type="string" office:string-value="7F">
            <text:p>7F</text:p>
          </table:table-cell>
          <table:table-cell table:formula="of:=DEC2HEX([Sheet1.HJ$7]*64+[Sheet1.HJ$6]*32+[Sheet1.HJ$5]*16+[Sheet1.HJ$4]*8+[Sheet1.HJ$3]*4+[Sheet1.HJ$2]*2+[Sheet1.HJ$1])" office:value-type="string" office:string-value="41">
            <text:p>41</text:p>
          </table:table-cell>
          <table:table-cell table:formula="of:=DEC2HEX([Sheet1.HK$7]*64+[Sheet1.HK$6]*32+[Sheet1.HK$5]*16+[Sheet1.HK$4]*8+[Sheet1.HK$3]*4+[Sheet1.HK$2]*2+[Sheet1.HK$1])" office:value-type="string" office:string-value="41">
            <text:p>41</text:p>
          </table:table-cell>
          <table:table-cell table:formula="of:=DEC2HEX([Sheet1.HL$7]*64+[Sheet1.HL$6]*32+[Sheet1.HL$5]*16+[Sheet1.HL$4]*8+[Sheet1.HL$3]*4+[Sheet1.HL$2]*2+[Sheet1.HL$1])" office:value-type="string" office:string-value="41">
            <text:p>41</text:p>
          </table:table-cell>
          <table:table-cell table:formula="of:=DEC2HEX([Sheet1.HM$7]*64+[Sheet1.HM$6]*32+[Sheet1.HM$5]*16+[Sheet1.HM$4]*8+[Sheet1.HM$3]*4+[Sheet1.HM$2]*2+[Sheet1.HM$1])" office:value-type="string" office:string-value="3E">
            <text:p>3E</text:p>
          </table:table-cell>
          <table:table-cell table:formula="of:=DEC2HEX([Sheet1.HN$7]*64+[Sheet1.HN$6]*32+[Sheet1.HN$5]*16+[Sheet1.HN$4]*8+[Sheet1.HN$3]*4+[Sheet1.HN$2]*2+[Sheet1.HN$1])" office:value-type="string" office:string-value="0">
            <text:p>0</text:p>
          </table:table-cell>
          <table:table-cell table:formula="of:=DEC2HEX([Sheet1.HO$7]*64+[Sheet1.HO$6]*32+[Sheet1.HO$5]*16+[Sheet1.HO$4]*8+[Sheet1.HO$3]*4+[Sheet1.HO$2]*2+[Sheet1.HO$1])" office:value-type="string" office:string-value="7F">
            <text:p>7F</text:p>
          </table:table-cell>
          <table:table-cell table:formula="of:=DEC2HEX([Sheet1.HP$7]*64+[Sheet1.HP$6]*32+[Sheet1.HP$5]*16+[Sheet1.HP$4]*8+[Sheet1.HP$3]*4+[Sheet1.HP$2]*2+[Sheet1.HP$1])" office:value-type="string" office:string-value="49">
            <text:p>49</text:p>
          </table:table-cell>
          <table:table-cell table:formula="of:=DEC2HEX([Sheet1.HQ$7]*64+[Sheet1.HQ$6]*32+[Sheet1.HQ$5]*16+[Sheet1.HQ$4]*8+[Sheet1.HQ$3]*4+[Sheet1.HQ$2]*2+[Sheet1.HQ$1])" office:value-type="string" office:string-value="49">
            <text:p>49</text:p>
          </table:table-cell>
          <table:table-cell table:formula="of:=DEC2HEX([Sheet1.HR$7]*64+[Sheet1.HR$6]*32+[Sheet1.HR$5]*16+[Sheet1.HR$4]*8+[Sheet1.HR$3]*4+[Sheet1.HR$2]*2+[Sheet1.HR$1])" office:value-type="string" office:string-value="49">
            <text:p>49</text:p>
          </table:table-cell>
          <table:table-cell table:formula="of:=DEC2HEX([Sheet1.HS$7]*64+[Sheet1.HS$6]*32+[Sheet1.HS$5]*16+[Sheet1.HS$4]*8+[Sheet1.HS$3]*4+[Sheet1.HS$2]*2+[Sheet1.HS$1])" office:value-type="string" office:string-value="49">
            <text:p>49</text:p>
          </table:table-cell>
          <table:table-cell table:formula="of:=DEC2HEX([Sheet1.HT$7]*64+[Sheet1.HT$6]*32+[Sheet1.HT$5]*16+[Sheet1.HT$4]*8+[Sheet1.HT$3]*4+[Sheet1.HT$2]*2+[Sheet1.HT$1])" office:value-type="string" office:string-value="0">
            <text:p>0</text:p>
          </table:table-cell>
          <table:table-cell table:formula="of:=DEC2HEX([Sheet1.HU$7]*64+[Sheet1.HU$6]*32+[Sheet1.HU$5]*16+[Sheet1.HU$4]*8+[Sheet1.HU$3]*4+[Sheet1.HU$2]*2+[Sheet1.HU$1])" office:value-type="string" office:string-value="7F">
            <text:p>7F</text:p>
          </table:table-cell>
          <table:table-cell table:formula="of:=DEC2HEX([Sheet1.HV$7]*64+[Sheet1.HV$6]*32+[Sheet1.HV$5]*16+[Sheet1.HV$4]*8+[Sheet1.HV$3]*4+[Sheet1.HV$2]*2+[Sheet1.HV$1])" office:value-type="string" office:string-value="9">
            <text:p>9</text:p>
          </table:table-cell>
          <table:table-cell table:formula="of:=DEC2HEX([Sheet1.HW$7]*64+[Sheet1.HW$6]*32+[Sheet1.HW$5]*16+[Sheet1.HW$4]*8+[Sheet1.HW$3]*4+[Sheet1.HW$2]*2+[Sheet1.HW$1])" office:value-type="string" office:string-value="9">
            <text:p>9</text:p>
          </table:table-cell>
          <table:table-cell table:formula="of:=DEC2HEX([Sheet1.HX$7]*64+[Sheet1.HX$6]*32+[Sheet1.HX$5]*16+[Sheet1.HX$4]*8+[Sheet1.HX$3]*4+[Sheet1.HX$2]*2+[Sheet1.HX$1])" office:value-type="string" office:string-value="9">
            <text:p>9</text:p>
          </table:table-cell>
          <table:table-cell table:formula="of:=DEC2HEX([Sheet1.HY$7]*64+[Sheet1.HY$6]*32+[Sheet1.HY$5]*16+[Sheet1.HY$4]*8+[Sheet1.HY$3]*4+[Sheet1.HY$2]*2+[Sheet1.HY$1])" office:value-type="string" office:string-value="9">
            <text:p>9</text:p>
          </table:table-cell>
          <table:table-cell table:formula="of:=DEC2HEX([Sheet1.HZ$7]*64+[Sheet1.HZ$6]*32+[Sheet1.HZ$5]*16+[Sheet1.HZ$4]*8+[Sheet1.HZ$3]*4+[Sheet1.HZ$2]*2+[Sheet1.HZ$1])" office:value-type="string" office:string-value="0">
            <text:p>0</text:p>
          </table:table-cell>
          <table:table-cell table:formula="of:=DEC2HEX([Sheet1.IA$7]*64+[Sheet1.IA$6]*32+[Sheet1.IA$5]*16+[Sheet1.IA$4]*8+[Sheet1.IA$3]*4+[Sheet1.IA$2]*2+[Sheet1.IA$1])" office:value-type="string" office:string-value="3E">
            <text:p>3E</text:p>
          </table:table-cell>
          <table:table-cell table:formula="of:=DEC2HEX([Sheet1.IB$7]*64+[Sheet1.IB$6]*32+[Sheet1.IB$5]*16+[Sheet1.IB$4]*8+[Sheet1.IB$3]*4+[Sheet1.IB$2]*2+[Sheet1.IB$1])" office:value-type="string" office:string-value="41">
            <text:p>41</text:p>
          </table:table-cell>
          <table:table-cell table:formula="of:=DEC2HEX([Sheet1.IC$7]*64+[Sheet1.IC$6]*32+[Sheet1.IC$5]*16+[Sheet1.IC$4]*8+[Sheet1.IC$3]*4+[Sheet1.IC$2]*2+[Sheet1.IC$1])" office:value-type="string" office:string-value="41">
            <text:p>41</text:p>
          </table:table-cell>
          <table:table-cell table:formula="of:=DEC2HEX([Sheet1.ID$7]*64+[Sheet1.ID$6]*32+[Sheet1.ID$5]*16+[Sheet1.ID$4]*8+[Sheet1.ID$3]*4+[Sheet1.ID$2]*2+[Sheet1.ID$1])" office:value-type="string" office:string-value="49">
            <text:p>49</text:p>
          </table:table-cell>
          <table:table-cell table:formula="of:=DEC2HEX([Sheet1.IE$7]*64+[Sheet1.IE$6]*32+[Sheet1.IE$5]*16+[Sheet1.IE$4]*8+[Sheet1.IE$3]*4+[Sheet1.IE$2]*2+[Sheet1.IE$1])" office:value-type="string" office:string-value="39">
            <text:p>39</text:p>
          </table:table-cell>
          <table:table-cell table:formula="of:=DEC2HEX([Sheet1.IF$7]*64+[Sheet1.IF$6]*32+[Sheet1.IF$5]*16+[Sheet1.IF$4]*8+[Sheet1.IF$3]*4+[Sheet1.IF$2]*2+[Sheet1.IF$1])" office:value-type="string" office:string-value="0">
            <text:p>0</text:p>
          </table:table-cell>
          <table:table-cell table:formula="of:=DEC2HEX([Sheet1.IG$7]*64+[Sheet1.IG$6]*32+[Sheet1.IG$5]*16+[Sheet1.IG$4]*8+[Sheet1.IG$3]*4+[Sheet1.IG$2]*2+[Sheet1.IG$1])" office:value-type="string" office:string-value="7F">
            <text:p>7F</text:p>
          </table:table-cell>
          <table:table-cell table:formula="of:=DEC2HEX([Sheet1.IH$7]*64+[Sheet1.IH$6]*32+[Sheet1.IH$5]*16+[Sheet1.IH$4]*8+[Sheet1.IH$3]*4+[Sheet1.IH$2]*2+[Sheet1.IH$1])" office:value-type="string" office:string-value="8">
            <text:p>8</text:p>
          </table:table-cell>
          <table:table-cell table:formula="of:=DEC2HEX([Sheet1.II$7]*64+[Sheet1.II$6]*32+[Sheet1.II$5]*16+[Sheet1.II$4]*8+[Sheet1.II$3]*4+[Sheet1.II$2]*2+[Sheet1.II$1])" office:value-type="string" office:string-value="8">
            <text:p>8</text:p>
          </table:table-cell>
          <table:table-cell table:formula="of:=DEC2HEX([Sheet1.IJ$7]*64+[Sheet1.IJ$6]*32+[Sheet1.IJ$5]*16+[Sheet1.IJ$4]*8+[Sheet1.IJ$3]*4+[Sheet1.IJ$2]*2+[Sheet1.IJ$1])" office:value-type="string" office:string-value="8">
            <text:p>8</text:p>
          </table:table-cell>
          <table:table-cell table:formula="of:=DEC2HEX([Sheet1.IK$7]*64+[Sheet1.IK$6]*32+[Sheet1.IK$5]*16+[Sheet1.IK$4]*8+[Sheet1.IK$3]*4+[Sheet1.IK$2]*2+[Sheet1.IK$1])" office:value-type="string" office:string-value="7F">
            <text:p>7F</text:p>
          </table:table-cell>
          <table:table-cell table:formula="of:=DEC2HEX([Sheet1.IL$7]*64+[Sheet1.IL$6]*32+[Sheet1.IL$5]*16+[Sheet1.IL$4]*8+[Sheet1.IL$3]*4+[Sheet1.IL$2]*2+[Sheet1.IL$1])" office:value-type="string" office:string-value="0">
            <text:p>0</text:p>
          </table:table-cell>
          <table:table-cell table:formula="of:=DEC2HEX([Sheet1.IM$7]*64+[Sheet1.IM$6]*32+[Sheet1.IM$5]*16+[Sheet1.IM$4]*8+[Sheet1.IM$3]*4+[Sheet1.IM$2]*2+[Sheet1.IM$1])" office:value-type="string" office:string-value="41">
            <text:p>41</text:p>
          </table:table-cell>
          <table:table-cell table:formula="of:=DEC2HEX([Sheet1.IN$7]*64+[Sheet1.IN$6]*32+[Sheet1.IN$5]*16+[Sheet1.IN$4]*8+[Sheet1.IN$3]*4+[Sheet1.IN$2]*2+[Sheet1.IN$1])" office:value-type="string" office:string-value="41">
            <text:p>41</text:p>
          </table:table-cell>
          <table:table-cell table:formula="of:=DEC2HEX([Sheet1.IO$7]*64+[Sheet1.IO$6]*32+[Sheet1.IO$5]*16+[Sheet1.IO$4]*8+[Sheet1.IO$3]*4+[Sheet1.IO$2]*2+[Sheet1.IO$1])" office:value-type="string" office:string-value="7F">
            <text:p>7F</text:p>
          </table:table-cell>
          <table:table-cell table:formula="of:=DEC2HEX([Sheet1.IP$7]*64+[Sheet1.IP$6]*32+[Sheet1.IP$5]*16+[Sheet1.IP$4]*8+[Sheet1.IP$3]*4+[Sheet1.IP$2]*2+[Sheet1.IP$1])" office:value-type="string" office:string-value="41">
            <text:p>41</text:p>
          </table:table-cell>
          <table:table-cell table:formula="of:=DEC2HEX([Sheet1.IQ$7]*64+[Sheet1.IQ$6]*32+[Sheet1.IQ$5]*16+[Sheet1.IQ$4]*8+[Sheet1.IQ$3]*4+[Sheet1.IQ$2]*2+[Sheet1.IQ$1])" office:value-type="string" office:string-value="41">
            <text:p>41</text:p>
          </table:table-cell>
          <table:table-cell table:formula="of:=DEC2HEX([Sheet1.IR$7]*64+[Sheet1.IR$6]*32+[Sheet1.IR$5]*16+[Sheet1.IR$4]*8+[Sheet1.IR$3]*4+[Sheet1.IR$2]*2+[Sheet1.IR$1])" office:value-type="string" office:string-value="0">
            <text:p>0</text:p>
          </table:table-cell>
          <table:table-cell table:formula="of:=DEC2HEX([Sheet1.IS$7]*64+[Sheet1.IS$6]*32+[Sheet1.IS$5]*16+[Sheet1.IS$4]*8+[Sheet1.IS$3]*4+[Sheet1.IS$2]*2+[Sheet1.IS$1])" office:value-type="string" office:string-value="20">
            <text:p>20</text:p>
          </table:table-cell>
          <table:table-cell table:formula="of:=DEC2HEX([Sheet1.IT$7]*64+[Sheet1.IT$6]*32+[Sheet1.IT$5]*16+[Sheet1.IT$4]*8+[Sheet1.IT$3]*4+[Sheet1.IT$2]*2+[Sheet1.IT$1])" office:value-type="string" office:string-value="40">
            <text:p>40</text:p>
          </table:table-cell>
          <table:table-cell table:formula="of:=DEC2HEX([Sheet1.IU$7]*64+[Sheet1.IU$6]*32+[Sheet1.IU$5]*16+[Sheet1.IU$4]*8+[Sheet1.IU$3]*4+[Sheet1.IU$2]*2+[Sheet1.IU$1])" office:value-type="string" office:string-value="40">
            <text:p>40</text:p>
          </table:table-cell>
          <table:table-cell table:formula="of:=DEC2HEX([Sheet1.IV$7]*64+[Sheet1.IV$6]*32+[Sheet1.IV$5]*16+[Sheet1.IV$4]*8+[Sheet1.IV$3]*4+[Sheet1.IV$2]*2+[Sheet1.IV$1])" office:value-type="string" office:string-value="40">
            <text:p>40</text:p>
          </table:table-cell>
          <table:table-cell table:formula="of:=DEC2HEX([Sheet1.IW$7]*64+[Sheet1.IW$6]*32+[Sheet1.IW$5]*16+[Sheet1.IW$4]*8+[Sheet1.IW$3]*4+[Sheet1.IW$2]*2+[Sheet1.IW$1])" office:value-type="string" office:string-value="3F">
            <text:p>3F</text:p>
          </table:table-cell>
          <table:table-cell table:formula="of:=DEC2HEX([Sheet1.IX$7]*64+[Sheet1.IX$6]*32+[Sheet1.IX$5]*16+[Sheet1.IX$4]*8+[Sheet1.IX$3]*4+[Sheet1.IX$2]*2+[Sheet1.IX$1])" office:value-type="string" office:string-value="0">
            <text:p>0</text:p>
          </table:table-cell>
          <table:table-cell table:formula="of:=DEC2HEX([Sheet1.IY$7]*64+[Sheet1.IY$6]*32+[Sheet1.IY$5]*16+[Sheet1.IY$4]*8+[Sheet1.IY$3]*4+[Sheet1.IY$2]*2+[Sheet1.IY$1])" office:value-type="string" office:string-value="7F">
            <text:p>7F</text:p>
          </table:table-cell>
          <table:table-cell table:formula="of:=DEC2HEX([Sheet1.IZ$7]*64+[Sheet1.IZ$6]*32+[Sheet1.IZ$5]*16+[Sheet1.IZ$4]*8+[Sheet1.IZ$3]*4+[Sheet1.IZ$2]*2+[Sheet1.IZ$1])" office:value-type="string" office:string-value="8">
            <text:p>8</text:p>
          </table:table-cell>
          <table:table-cell table:formula="of:=DEC2HEX([Sheet1.JA$7]*64+[Sheet1.JA$6]*32+[Sheet1.JA$5]*16+[Sheet1.JA$4]*8+[Sheet1.JA$3]*4+[Sheet1.JA$2]*2+[Sheet1.JA$1])" office:value-type="string" office:string-value="14">
            <text:p>14</text:p>
          </table:table-cell>
          <table:table-cell table:formula="of:=DEC2HEX([Sheet1.JB$7]*64+[Sheet1.JB$6]*32+[Sheet1.JB$5]*16+[Sheet1.JB$4]*8+[Sheet1.JB$3]*4+[Sheet1.JB$2]*2+[Sheet1.JB$1])" office:value-type="string" office:string-value="22">
            <text:p>22</text:p>
          </table:table-cell>
          <table:table-cell table:formula="of:=DEC2HEX([Sheet1.JC$7]*64+[Sheet1.JC$6]*32+[Sheet1.JC$5]*16+[Sheet1.JC$4]*8+[Sheet1.JC$3]*4+[Sheet1.JC$2]*2+[Sheet1.JC$1])" office:value-type="string" office:string-value="41">
            <text:p>41</text:p>
          </table:table-cell>
          <table:table-cell table:formula="of:=DEC2HEX([Sheet1.JD$7]*64+[Sheet1.JD$6]*32+[Sheet1.JD$5]*16+[Sheet1.JD$4]*8+[Sheet1.JD$3]*4+[Sheet1.JD$2]*2+[Sheet1.JD$1])" office:value-type="string" office:string-value="0">
            <text:p>0</text:p>
          </table:table-cell>
          <table:table-cell table:formula="of:=DEC2HEX([Sheet1.JE$7]*64+[Sheet1.JE$6]*32+[Sheet1.JE$5]*16+[Sheet1.JE$4]*8+[Sheet1.JE$3]*4+[Sheet1.JE$2]*2+[Sheet1.JE$1])" office:value-type="string" office:string-value="7F">
            <text:p>7F</text:p>
          </table:table-cell>
          <table:table-cell table:formula="of:=DEC2HEX([Sheet1.JF$7]*64+[Sheet1.JF$6]*32+[Sheet1.JF$5]*16+[Sheet1.JF$4]*8+[Sheet1.JF$3]*4+[Sheet1.JF$2]*2+[Sheet1.JF$1])" office:value-type="string" office:string-value="40">
            <text:p>40</text:p>
          </table:table-cell>
          <table:table-cell table:formula="of:=DEC2HEX([Sheet1.JG$7]*64+[Sheet1.JG$6]*32+[Sheet1.JG$5]*16+[Sheet1.JG$4]*8+[Sheet1.JG$3]*4+[Sheet1.JG$2]*2+[Sheet1.JG$1])" office:value-type="string" office:string-value="40">
            <text:p>40</text:p>
          </table:table-cell>
          <table:table-cell table:formula="of:=DEC2HEX([Sheet1.JH$7]*64+[Sheet1.JH$6]*32+[Sheet1.JH$5]*16+[Sheet1.JH$4]*8+[Sheet1.JH$3]*4+[Sheet1.JH$2]*2+[Sheet1.JH$1])" office:value-type="string" office:string-value="40">
            <text:p>40</text:p>
          </table:table-cell>
          <table:table-cell table:formula="of:=DEC2HEX([Sheet1.JI$7]*64+[Sheet1.JI$6]*32+[Sheet1.JI$5]*16+[Sheet1.JI$4]*8+[Sheet1.JI$3]*4+[Sheet1.JI$2]*2+[Sheet1.JI$1])" office:value-type="string" office:string-value="40">
            <text:p>40</text:p>
          </table:table-cell>
          <table:table-cell table:formula="of:=DEC2HEX([Sheet1.JJ$7]*64+[Sheet1.JJ$6]*32+[Sheet1.JJ$5]*16+[Sheet1.JJ$4]*8+[Sheet1.JJ$3]*4+[Sheet1.JJ$2]*2+[Sheet1.JJ$1])" office:value-type="string" office:string-value="0">
            <text:p>0</text:p>
          </table:table-cell>
          <table:table-cell table:formula="of:=DEC2HEX([Sheet1.JK$7]*64+[Sheet1.JK$6]*32+[Sheet1.JK$5]*16+[Sheet1.JK$4]*8+[Sheet1.JK$3]*4+[Sheet1.JK$2]*2+[Sheet1.JK$1])" office:value-type="string" office:string-value="7F">
            <text:p>7F</text:p>
          </table:table-cell>
          <table:table-cell table:formula="of:=DEC2HEX([Sheet1.JL$7]*64+[Sheet1.JL$6]*32+[Sheet1.JL$5]*16+[Sheet1.JL$4]*8+[Sheet1.JL$3]*4+[Sheet1.JL$2]*2+[Sheet1.JL$1])" office:value-type="string" office:string-value="6">
            <text:p>6</text:p>
          </table:table-cell>
          <table:table-cell table:formula="of:=DEC2HEX([Sheet1.JM$7]*64+[Sheet1.JM$6]*32+[Sheet1.JM$5]*16+[Sheet1.JM$4]*8+[Sheet1.JM$3]*4+[Sheet1.JM$2]*2+[Sheet1.JM$1])" office:value-type="string" office:string-value="C">
            <text:p>C</text:p>
          </table:table-cell>
          <table:table-cell table:formula="of:=DEC2HEX([Sheet1.JN$7]*64+[Sheet1.JN$6]*32+[Sheet1.JN$5]*16+[Sheet1.JN$4]*8+[Sheet1.JN$3]*4+[Sheet1.JN$2]*2+[Sheet1.JN$1])" office:value-type="string" office:string-value="6">
            <text:p>6</text:p>
          </table:table-cell>
          <table:table-cell table:formula="of:=DEC2HEX([Sheet1.JO$7]*64+[Sheet1.JO$6]*32+[Sheet1.JO$5]*16+[Sheet1.JO$4]*8+[Sheet1.JO$3]*4+[Sheet1.JO$2]*2+[Sheet1.JO$1])" office:value-type="string" office:string-value="7F">
            <text:p>7F</text:p>
          </table:table-cell>
          <table:table-cell table:formula="of:=DEC2HEX([Sheet1.JP$7]*64+[Sheet1.JP$6]*32+[Sheet1.JP$5]*16+[Sheet1.JP$4]*8+[Sheet1.JP$3]*4+[Sheet1.JP$2]*2+[Sheet1.JP$1])" office:value-type="string" office:string-value="0">
            <text:p>0</text:p>
          </table:table-cell>
          <table:table-cell table:formula="of:=DEC2HEX([Sheet1.JQ$7]*64+[Sheet1.JQ$6]*32+[Sheet1.JQ$5]*16+[Sheet1.JQ$4]*8+[Sheet1.JQ$3]*4+[Sheet1.JQ$2]*2+[Sheet1.JQ$1])" office:value-type="string" office:string-value="7F">
            <text:p>7F</text:p>
          </table:table-cell>
          <table:table-cell table:formula="of:=DEC2HEX([Sheet1.JR$7]*64+[Sheet1.JR$6]*32+[Sheet1.JR$5]*16+[Sheet1.JR$4]*8+[Sheet1.JR$3]*4+[Sheet1.JR$2]*2+[Sheet1.JR$1])" office:value-type="string" office:string-value="2">
            <text:p>2</text:p>
          </table:table-cell>
          <table:table-cell table:formula="of:=DEC2HEX([Sheet1.JS$7]*64+[Sheet1.JS$6]*32+[Sheet1.JS$5]*16+[Sheet1.JS$4]*8+[Sheet1.JS$3]*4+[Sheet1.JS$2]*2+[Sheet1.JS$1])" office:value-type="string" office:string-value="C">
            <text:p>C</text:p>
          </table:table-cell>
          <table:table-cell table:formula="of:=DEC2HEX([Sheet1.JT$7]*64+[Sheet1.JT$6]*32+[Sheet1.JT$5]*16+[Sheet1.JT$4]*8+[Sheet1.JT$3]*4+[Sheet1.JT$2]*2+[Sheet1.JT$1])" office:value-type="string" office:string-value="10">
            <text:p>10</text:p>
          </table:table-cell>
          <table:table-cell table:formula="of:=DEC2HEX([Sheet1.JU$7]*64+[Sheet1.JU$6]*32+[Sheet1.JU$5]*16+[Sheet1.JU$4]*8+[Sheet1.JU$3]*4+[Sheet1.JU$2]*2+[Sheet1.JU$1])" office:value-type="string" office:string-value="7F">
            <text:p>7F</text:p>
          </table:table-cell>
          <table:table-cell table:formula="of:=DEC2HEX([Sheet1.JV$7]*64+[Sheet1.JV$6]*32+[Sheet1.JV$5]*16+[Sheet1.JV$4]*8+[Sheet1.JV$3]*4+[Sheet1.JV$2]*2+[Sheet1.JV$1])" office:value-type="string" office:string-value="0">
            <text:p>0</text:p>
          </table:table-cell>
          <table:table-cell table:formula="of:=DEC2HEX([Sheet1.JW$7]*64+[Sheet1.JW$6]*32+[Sheet1.JW$5]*16+[Sheet1.JW$4]*8+[Sheet1.JW$3]*4+[Sheet1.JW$2]*2+[Sheet1.JW$1])" office:value-type="string" office:string-value="3E">
            <text:p>3E</text:p>
          </table:table-cell>
          <table:table-cell table:formula="of:=DEC2HEX([Sheet1.JX$7]*64+[Sheet1.JX$6]*32+[Sheet1.JX$5]*16+[Sheet1.JX$4]*8+[Sheet1.JX$3]*4+[Sheet1.JX$2]*2+[Sheet1.JX$1])" office:value-type="string" office:string-value="41">
            <text:p>41</text:p>
          </table:table-cell>
          <table:table-cell table:formula="of:=DEC2HEX([Sheet1.JY$7]*64+[Sheet1.JY$6]*32+[Sheet1.JY$5]*16+[Sheet1.JY$4]*8+[Sheet1.JY$3]*4+[Sheet1.JY$2]*2+[Sheet1.JY$1])" office:value-type="string" office:string-value="41">
            <text:p>41</text:p>
          </table:table-cell>
          <table:table-cell table:formula="of:=DEC2HEX([Sheet1.JZ$7]*64+[Sheet1.JZ$6]*32+[Sheet1.JZ$5]*16+[Sheet1.JZ$4]*8+[Sheet1.JZ$3]*4+[Sheet1.JZ$2]*2+[Sheet1.JZ$1])" office:value-type="string" office:string-value="41">
            <text:p>41</text:p>
          </table:table-cell>
          <table:table-cell table:formula="of:=DEC2HEX([Sheet1.KA$7]*64+[Sheet1.KA$6]*32+[Sheet1.KA$5]*16+[Sheet1.KA$4]*8+[Sheet1.KA$3]*4+[Sheet1.KA$2]*2+[Sheet1.KA$1])" office:value-type="string" office:string-value="3E">
            <text:p>3E</text:p>
          </table:table-cell>
          <table:table-cell table:formula="of:=DEC2HEX([Sheet1.KB$7]*64+[Sheet1.KB$6]*32+[Sheet1.KB$5]*16+[Sheet1.KB$4]*8+[Sheet1.KB$3]*4+[Sheet1.KB$2]*2+[Sheet1.KB$1])" office:value-type="string" office:string-value="0">
            <text:p>0</text:p>
          </table:table-cell>
          <table:table-cell table:formula="of:=DEC2HEX([Sheet1.KC$7]*64+[Sheet1.KC$6]*32+[Sheet1.KC$5]*16+[Sheet1.KC$4]*8+[Sheet1.KC$3]*4+[Sheet1.KC$2]*2+[Sheet1.KC$1])" office:value-type="string" office:string-value="7F">
            <text:p>7F</text:p>
          </table:table-cell>
          <table:table-cell table:formula="of:=DEC2HEX([Sheet1.KD$7]*64+[Sheet1.KD$6]*32+[Sheet1.KD$5]*16+[Sheet1.KD$4]*8+[Sheet1.KD$3]*4+[Sheet1.KD$2]*2+[Sheet1.KD$1])" office:value-type="string" office:string-value="9">
            <text:p>9</text:p>
          </table:table-cell>
          <table:table-cell table:formula="of:=DEC2HEX([Sheet1.KE$7]*64+[Sheet1.KE$6]*32+[Sheet1.KE$5]*16+[Sheet1.KE$4]*8+[Sheet1.KE$3]*4+[Sheet1.KE$2]*2+[Sheet1.KE$1])" office:value-type="string" office:string-value="9">
            <text:p>9</text:p>
          </table:table-cell>
          <table:table-cell table:formula="of:=DEC2HEX([Sheet1.KF$7]*64+[Sheet1.KF$6]*32+[Sheet1.KF$5]*16+[Sheet1.KF$4]*8+[Sheet1.KF$3]*4+[Sheet1.KF$2]*2+[Sheet1.KF$1])" office:value-type="string" office:string-value="9">
            <text:p>9</text:p>
          </table:table-cell>
          <table:table-cell table:formula="of:=DEC2HEX([Sheet1.KG$7]*64+[Sheet1.KG$6]*32+[Sheet1.KG$5]*16+[Sheet1.KG$4]*8+[Sheet1.KG$3]*4+[Sheet1.KG$2]*2+[Sheet1.KG$1])" office:value-type="string" office:string-value="6">
            <text:p>6</text:p>
          </table:table-cell>
          <table:table-cell table:formula="of:=DEC2HEX([Sheet1.KH$7]*64+[Sheet1.KH$6]*32+[Sheet1.KH$5]*16+[Sheet1.KH$4]*8+[Sheet1.KH$3]*4+[Sheet1.KH$2]*2+[Sheet1.KH$1])" office:value-type="string" office:string-value="0">
            <text:p>0</text:p>
          </table:table-cell>
          <table:table-cell table:formula="of:=DEC2HEX([Sheet1.KI$7]*64+[Sheet1.KI$6]*32+[Sheet1.KI$5]*16+[Sheet1.KI$4]*8+[Sheet1.KI$3]*4+[Sheet1.KI$2]*2+[Sheet1.KI$1])" office:value-type="string" office:string-value="3E">
            <text:p>3E</text:p>
          </table:table-cell>
          <table:table-cell table:formula="of:=DEC2HEX([Sheet1.KJ$7]*64+[Sheet1.KJ$6]*32+[Sheet1.KJ$5]*16+[Sheet1.KJ$4]*8+[Sheet1.KJ$3]*4+[Sheet1.KJ$2]*2+[Sheet1.KJ$1])" office:value-type="string" office:string-value="41">
            <text:p>41</text:p>
          </table:table-cell>
          <table:table-cell table:formula="of:=DEC2HEX([Sheet1.KK$7]*64+[Sheet1.KK$6]*32+[Sheet1.KK$5]*16+[Sheet1.KK$4]*8+[Sheet1.KK$3]*4+[Sheet1.KK$2]*2+[Sheet1.KK$1])" office:value-type="string" office:string-value="51">
            <text:p>51</text:p>
          </table:table-cell>
          <table:table-cell table:formula="of:=DEC2HEX([Sheet1.KL$7]*64+[Sheet1.KL$6]*32+[Sheet1.KL$5]*16+[Sheet1.KL$4]*8+[Sheet1.KL$3]*4+[Sheet1.KL$2]*2+[Sheet1.KL$1])" office:value-type="string" office:string-value="21">
            <text:p>21</text:p>
          </table:table-cell>
          <table:table-cell table:formula="of:=DEC2HEX([Sheet1.KM$7]*64+[Sheet1.KM$6]*32+[Sheet1.KM$5]*16+[Sheet1.KM$4]*8+[Sheet1.KM$3]*4+[Sheet1.KM$2]*2+[Sheet1.KM$1])" office:value-type="string" office:string-value="5E">
            <text:p>5E</text:p>
          </table:table-cell>
          <table:table-cell table:formula="of:=DEC2HEX([Sheet1.KN$7]*64+[Sheet1.KN$6]*32+[Sheet1.KN$5]*16+[Sheet1.KN$4]*8+[Sheet1.KN$3]*4+[Sheet1.KN$2]*2+[Sheet1.KN$1])" office:value-type="string" office:string-value="0">
            <text:p>0</text:p>
          </table:table-cell>
          <table:table-cell table:formula="of:=DEC2HEX([Sheet1.KO$7]*64+[Sheet1.KO$6]*32+[Sheet1.KO$5]*16+[Sheet1.KO$4]*8+[Sheet1.KO$3]*4+[Sheet1.KO$2]*2+[Sheet1.KO$1])" office:value-type="string" office:string-value="7F">
            <text:p>7F</text:p>
          </table:table-cell>
          <table:table-cell table:formula="of:=DEC2HEX([Sheet1.KP$7]*64+[Sheet1.KP$6]*32+[Sheet1.KP$5]*16+[Sheet1.KP$4]*8+[Sheet1.KP$3]*4+[Sheet1.KP$2]*2+[Sheet1.KP$1])" office:value-type="string" office:string-value="9">
            <text:p>9</text:p>
          </table:table-cell>
          <table:table-cell table:formula="of:=DEC2HEX([Sheet1.KQ$7]*64+[Sheet1.KQ$6]*32+[Sheet1.KQ$5]*16+[Sheet1.KQ$4]*8+[Sheet1.KQ$3]*4+[Sheet1.KQ$2]*2+[Sheet1.KQ$1])" office:value-type="string" office:string-value="19">
            <text:p>19</text:p>
          </table:table-cell>
          <table:table-cell table:formula="of:=DEC2HEX([Sheet1.KR$7]*64+[Sheet1.KR$6]*32+[Sheet1.KR$5]*16+[Sheet1.KR$4]*8+[Sheet1.KR$3]*4+[Sheet1.KR$2]*2+[Sheet1.KR$1])" office:value-type="string" office:string-value="29">
            <text:p>29</text:p>
          </table:table-cell>
          <table:table-cell table:formula="of:=DEC2HEX([Sheet1.KS$7]*64+[Sheet1.KS$6]*32+[Sheet1.KS$5]*16+[Sheet1.KS$4]*8+[Sheet1.KS$3]*4+[Sheet1.KS$2]*2+[Sheet1.KS$1])" office:value-type="string" office:string-value="46">
            <text:p>46</text:p>
          </table:table-cell>
          <table:table-cell table:formula="of:=DEC2HEX([Sheet1.KT$7]*64+[Sheet1.KT$6]*32+[Sheet1.KT$5]*16+[Sheet1.KT$4]*8+[Sheet1.KT$3]*4+[Sheet1.KT$2]*2+[Sheet1.KT$1])" office:value-type="string" office:string-value="0">
            <text:p>0</text:p>
          </table:table-cell>
          <table:table-cell table:formula="of:=DEC2HEX([Sheet1.KU$7]*64+[Sheet1.KU$6]*32+[Sheet1.KU$5]*16+[Sheet1.KU$4]*8+[Sheet1.KU$3]*4+[Sheet1.KU$2]*2+[Sheet1.KU$1])" office:value-type="string" office:string-value="46">
            <text:p>46</text:p>
          </table:table-cell>
          <table:table-cell table:formula="of:=DEC2HEX([Sheet1.KV$7]*64+[Sheet1.KV$6]*32+[Sheet1.KV$5]*16+[Sheet1.KV$4]*8+[Sheet1.KV$3]*4+[Sheet1.KV$2]*2+[Sheet1.KV$1])" office:value-type="string" office:string-value="49">
            <text:p>49</text:p>
          </table:table-cell>
          <table:table-cell table:formula="of:=DEC2HEX([Sheet1.KW$7]*64+[Sheet1.KW$6]*32+[Sheet1.KW$5]*16+[Sheet1.KW$4]*8+[Sheet1.KW$3]*4+[Sheet1.KW$2]*2+[Sheet1.KW$1])" office:value-type="string" office:string-value="49">
            <text:p>49</text:p>
          </table:table-cell>
          <table:table-cell table:formula="of:=DEC2HEX([Sheet1.KX$7]*64+[Sheet1.KX$6]*32+[Sheet1.KX$5]*16+[Sheet1.KX$4]*8+[Sheet1.KX$3]*4+[Sheet1.KX$2]*2+[Sheet1.KX$1])" office:value-type="string" office:string-value="49">
            <text:p>49</text:p>
          </table:table-cell>
          <table:table-cell table:formula="of:=DEC2HEX([Sheet1.KY$7]*64+[Sheet1.KY$6]*32+[Sheet1.KY$5]*16+[Sheet1.KY$4]*8+[Sheet1.KY$3]*4+[Sheet1.KY$2]*2+[Sheet1.KY$1])" office:value-type="string" office:string-value="31">
            <text:p>31</text:p>
          </table:table-cell>
          <table:table-cell table:formula="of:=DEC2HEX([Sheet1.KZ$7]*64+[Sheet1.KZ$6]*32+[Sheet1.KZ$5]*16+[Sheet1.KZ$4]*8+[Sheet1.KZ$3]*4+[Sheet1.KZ$2]*2+[Sheet1.KZ$1])" office:value-type="string" office:string-value="0">
            <text:p>0</text:p>
          </table:table-cell>
          <table:table-cell table:formula="of:=DEC2HEX([Sheet1.LA$7]*64+[Sheet1.LA$6]*32+[Sheet1.LA$5]*16+[Sheet1.LA$4]*8+[Sheet1.LA$3]*4+[Sheet1.LA$2]*2+[Sheet1.LA$1])" office:value-type="string" office:string-value="1">
            <text:p>1</text:p>
          </table:table-cell>
          <table:table-cell table:formula="of:=DEC2HEX([Sheet1.LB$7]*64+[Sheet1.LB$6]*32+[Sheet1.LB$5]*16+[Sheet1.LB$4]*8+[Sheet1.LB$3]*4+[Sheet1.LB$2]*2+[Sheet1.LB$1])" office:value-type="string" office:string-value="1">
            <text:p>1</text:p>
          </table:table-cell>
          <table:table-cell table:formula="of:=DEC2HEX([Sheet1.LC$7]*64+[Sheet1.LC$6]*32+[Sheet1.LC$5]*16+[Sheet1.LC$4]*8+[Sheet1.LC$3]*4+[Sheet1.LC$2]*2+[Sheet1.LC$1])" office:value-type="string" office:string-value="7F">
            <text:p>7F</text:p>
          </table:table-cell>
          <table:table-cell table:formula="of:=DEC2HEX([Sheet1.LD$7]*64+[Sheet1.LD$6]*32+[Sheet1.LD$5]*16+[Sheet1.LD$4]*8+[Sheet1.LD$3]*4+[Sheet1.LD$2]*2+[Sheet1.LD$1])" office:value-type="string" office:string-value="1">
            <text:p>1</text:p>
          </table:table-cell>
          <table:table-cell table:formula="of:=DEC2HEX([Sheet1.LE$7]*64+[Sheet1.LE$6]*32+[Sheet1.LE$5]*16+[Sheet1.LE$4]*8+[Sheet1.LE$3]*4+[Sheet1.LE$2]*2+[Sheet1.LE$1])" office:value-type="string" office:string-value="1">
            <text:p>1</text:p>
          </table:table-cell>
          <table:table-cell table:formula="of:=DEC2HEX([Sheet1.LF$7]*64+[Sheet1.LF$6]*32+[Sheet1.LF$5]*16+[Sheet1.LF$4]*8+[Sheet1.LF$3]*4+[Sheet1.LF$2]*2+[Sheet1.LF$1])" office:value-type="string" office:string-value="0">
            <text:p>0</text:p>
          </table:table-cell>
          <table:table-cell table:formula="of:=DEC2HEX([Sheet1.LG$7]*64+[Sheet1.LG$6]*32+[Sheet1.LG$5]*16+[Sheet1.LG$4]*8+[Sheet1.LG$3]*4+[Sheet1.LG$2]*2+[Sheet1.LG$1])" office:value-type="string" office:string-value="3F">
            <text:p>3F</text:p>
          </table:table-cell>
          <table:table-cell table:formula="of:=DEC2HEX([Sheet1.LH$7]*64+[Sheet1.LH$6]*32+[Sheet1.LH$5]*16+[Sheet1.LH$4]*8+[Sheet1.LH$3]*4+[Sheet1.LH$2]*2+[Sheet1.LH$1])" office:value-type="string" office:string-value="40">
            <text:p>40</text:p>
          </table:table-cell>
          <table:table-cell table:formula="of:=DEC2HEX([Sheet1.LI$7]*64+[Sheet1.LI$6]*32+[Sheet1.LI$5]*16+[Sheet1.LI$4]*8+[Sheet1.LI$3]*4+[Sheet1.LI$2]*2+[Sheet1.LI$1])" office:value-type="string" office:string-value="40">
            <text:p>40</text:p>
          </table:table-cell>
          <table:table-cell table:formula="of:=DEC2HEX([Sheet1.LJ$7]*64+[Sheet1.LJ$6]*32+[Sheet1.LJ$5]*16+[Sheet1.LJ$4]*8+[Sheet1.LJ$3]*4+[Sheet1.LJ$2]*2+[Sheet1.LJ$1])" office:value-type="string" office:string-value="40">
            <text:p>40</text:p>
          </table:table-cell>
          <table:table-cell table:formula="of:=DEC2HEX([Sheet1.LK$7]*64+[Sheet1.LK$6]*32+[Sheet1.LK$5]*16+[Sheet1.LK$4]*8+[Sheet1.LK$3]*4+[Sheet1.LK$2]*2+[Sheet1.LK$1])" office:value-type="string" office:string-value="3F">
            <text:p>3F</text:p>
          </table:table-cell>
          <table:table-cell table:formula="of:=DEC2HEX([Sheet1.LL$7]*64+[Sheet1.LL$6]*32+[Sheet1.LL$5]*16+[Sheet1.LL$4]*8+[Sheet1.LL$3]*4+[Sheet1.LL$2]*2+[Sheet1.LL$1])" office:value-type="string" office:string-value="0">
            <text:p>0</text:p>
          </table:table-cell>
          <table:table-cell table:formula="of:=DEC2HEX([Sheet1.LM$7]*64+[Sheet1.LM$6]*32+[Sheet1.LM$5]*16+[Sheet1.LM$4]*8+[Sheet1.LM$3]*4+[Sheet1.LM$2]*2+[Sheet1.LM$1])" office:value-type="string" office:string-value="7">
            <text:p>7</text:p>
          </table:table-cell>
          <table:table-cell table:formula="of:=DEC2HEX([Sheet1.LN$7]*64+[Sheet1.LN$6]*32+[Sheet1.LN$5]*16+[Sheet1.LN$4]*8+[Sheet1.LN$3]*4+[Sheet1.LN$2]*2+[Sheet1.LN$1])" office:value-type="string" office:string-value="18">
            <text:p>18</text:p>
          </table:table-cell>
          <table:table-cell table:formula="of:=DEC2HEX([Sheet1.LO$7]*64+[Sheet1.LO$6]*32+[Sheet1.LO$5]*16+[Sheet1.LO$4]*8+[Sheet1.LO$3]*4+[Sheet1.LO$2]*2+[Sheet1.LO$1])" office:value-type="string" office:string-value="60">
            <text:p>60</text:p>
          </table:table-cell>
          <table:table-cell table:formula="of:=DEC2HEX([Sheet1.LP$7]*64+[Sheet1.LP$6]*32+[Sheet1.LP$5]*16+[Sheet1.LP$4]*8+[Sheet1.LP$3]*4+[Sheet1.LP$2]*2+[Sheet1.LP$1])" office:value-type="string" office:string-value="18">
            <text:p>18</text:p>
          </table:table-cell>
          <table:table-cell table:formula="of:=DEC2HEX([Sheet1.LQ$7]*64+[Sheet1.LQ$6]*32+[Sheet1.LQ$5]*16+[Sheet1.LQ$4]*8+[Sheet1.LQ$3]*4+[Sheet1.LQ$2]*2+[Sheet1.LQ$1])" office:value-type="string" office:string-value="7">
            <text:p>7</text:p>
          </table:table-cell>
          <table:table-cell table:formula="of:=DEC2HEX([Sheet1.LR$7]*64+[Sheet1.LR$6]*32+[Sheet1.LR$5]*16+[Sheet1.LR$4]*8+[Sheet1.LR$3]*4+[Sheet1.LR$2]*2+[Sheet1.LR$1])" office:value-type="string" office:string-value="0">
            <text:p>0</text:p>
          </table:table-cell>
          <table:table-cell table:formula="of:=DEC2HEX([Sheet1.LS$7]*64+[Sheet1.LS$6]*32+[Sheet1.LS$5]*16+[Sheet1.LS$4]*8+[Sheet1.LS$3]*4+[Sheet1.LS$2]*2+[Sheet1.LS$1])" office:value-type="string" office:string-value="7F">
            <text:p>7F</text:p>
          </table:table-cell>
          <table:table-cell table:formula="of:=DEC2HEX([Sheet1.LT$7]*64+[Sheet1.LT$6]*32+[Sheet1.LT$5]*16+[Sheet1.LT$4]*8+[Sheet1.LT$3]*4+[Sheet1.LT$2]*2+[Sheet1.LT$1])" office:value-type="string" office:string-value="30">
            <text:p>30</text:p>
          </table:table-cell>
          <table:table-cell table:formula="of:=DEC2HEX([Sheet1.LU$7]*64+[Sheet1.LU$6]*32+[Sheet1.LU$5]*16+[Sheet1.LU$4]*8+[Sheet1.LU$3]*4+[Sheet1.LU$2]*2+[Sheet1.LU$1])" office:value-type="string" office:string-value="18">
            <text:p>18</text:p>
          </table:table-cell>
          <table:table-cell table:formula="of:=DEC2HEX([Sheet1.LV$7]*64+[Sheet1.LV$6]*32+[Sheet1.LV$5]*16+[Sheet1.LV$4]*8+[Sheet1.LV$3]*4+[Sheet1.LV$2]*2+[Sheet1.LV$1])" office:value-type="string" office:string-value="30">
            <text:p>30</text:p>
          </table:table-cell>
          <table:table-cell table:formula="of:=DEC2HEX([Sheet1.LW$7]*64+[Sheet1.LW$6]*32+[Sheet1.LW$5]*16+[Sheet1.LW$4]*8+[Sheet1.LW$3]*4+[Sheet1.LW$2]*2+[Sheet1.LW$1])" office:value-type="string" office:string-value="7F">
            <text:p>7F</text:p>
          </table:table-cell>
          <table:table-cell table:formula="of:=DEC2HEX([Sheet1.LX$7]*64+[Sheet1.LX$6]*32+[Sheet1.LX$5]*16+[Sheet1.LX$4]*8+[Sheet1.LX$3]*4+[Sheet1.LX$2]*2+[Sheet1.LX$1])" office:value-type="string" office:string-value="0">
            <text:p>0</text:p>
          </table:table-cell>
          <table:table-cell table:formula="of:=DEC2HEX([Sheet1.LY$7]*64+[Sheet1.LY$6]*32+[Sheet1.LY$5]*16+[Sheet1.LY$4]*8+[Sheet1.LY$3]*4+[Sheet1.LY$2]*2+[Sheet1.LY$1])" office:value-type="string" office:string-value="63">
            <text:p>63</text:p>
          </table:table-cell>
          <table:table-cell table:formula="of:=DEC2HEX([Sheet1.LZ$7]*64+[Sheet1.LZ$6]*32+[Sheet1.LZ$5]*16+[Sheet1.LZ$4]*8+[Sheet1.LZ$3]*4+[Sheet1.LZ$2]*2+[Sheet1.LZ$1])" office:value-type="string" office:string-value="14">
            <text:p>14</text:p>
          </table:table-cell>
          <table:table-cell table:formula="of:=DEC2HEX([Sheet1.MA$7]*64+[Sheet1.MA$6]*32+[Sheet1.MA$5]*16+[Sheet1.MA$4]*8+[Sheet1.MA$3]*4+[Sheet1.MA$2]*2+[Sheet1.MA$1])" office:value-type="string" office:string-value="8">
            <text:p>8</text:p>
          </table:table-cell>
          <table:table-cell table:formula="of:=DEC2HEX([Sheet1.MB$7]*64+[Sheet1.MB$6]*32+[Sheet1.MB$5]*16+[Sheet1.MB$4]*8+[Sheet1.MB$3]*4+[Sheet1.MB$2]*2+[Sheet1.MB$1])" office:value-type="string" office:string-value="14">
            <text:p>14</text:p>
          </table:table-cell>
          <table:table-cell table:formula="of:=DEC2HEX([Sheet1.MC$7]*64+[Sheet1.MC$6]*32+[Sheet1.MC$5]*16+[Sheet1.MC$4]*8+[Sheet1.MC$3]*4+[Sheet1.MC$2]*2+[Sheet1.MC$1])" office:value-type="string" office:string-value="63">
            <text:p>63</text:p>
          </table:table-cell>
          <table:table-cell table:formula="of:=DEC2HEX([Sheet1.MD$7]*64+[Sheet1.MD$6]*32+[Sheet1.MD$5]*16+[Sheet1.MD$4]*8+[Sheet1.MD$3]*4+[Sheet1.MD$2]*2+[Sheet1.MD$1])" office:value-type="string" office:string-value="0">
            <text:p>0</text:p>
          </table:table-cell>
          <table:table-cell table:formula="of:=DEC2HEX([Sheet1.ME$7]*64+[Sheet1.ME$6]*32+[Sheet1.ME$5]*16+[Sheet1.ME$4]*8+[Sheet1.ME$3]*4+[Sheet1.ME$2]*2+[Sheet1.ME$1])" office:value-type="string" office:string-value="7">
            <text:p>7</text:p>
          </table:table-cell>
          <table:table-cell table:formula="of:=DEC2HEX([Sheet1.MF$7]*64+[Sheet1.MF$6]*32+[Sheet1.MF$5]*16+[Sheet1.MF$4]*8+[Sheet1.MF$3]*4+[Sheet1.MF$2]*2+[Sheet1.MF$1])" office:value-type="string" office:string-value="8">
            <text:p>8</text:p>
          </table:table-cell>
          <table:table-cell table:formula="of:=DEC2HEX([Sheet1.MG$7]*64+[Sheet1.MG$6]*32+[Sheet1.MG$5]*16+[Sheet1.MG$4]*8+[Sheet1.MG$3]*4+[Sheet1.MG$2]*2+[Sheet1.MG$1])" office:value-type="string" office:string-value="78">
            <text:p>78</text:p>
          </table:table-cell>
          <table:table-cell table:formula="of:=DEC2HEX([Sheet1.MH$7]*64+[Sheet1.MH$6]*32+[Sheet1.MH$5]*16+[Sheet1.MH$4]*8+[Sheet1.MH$3]*4+[Sheet1.MH$2]*2+[Sheet1.MH$1])" office:value-type="string" office:string-value="8">
            <text:p>8</text:p>
          </table:table-cell>
          <table:table-cell table:formula="of:=DEC2HEX([Sheet1.MI$7]*64+[Sheet1.MI$6]*32+[Sheet1.MI$5]*16+[Sheet1.MI$4]*8+[Sheet1.MI$3]*4+[Sheet1.MI$2]*2+[Sheet1.MI$1])" office:value-type="string" office:string-value="7">
            <text:p>7</text:p>
          </table:table-cell>
          <table:table-cell table:formula="of:=DEC2HEX([Sheet1.MJ$7]*64+[Sheet1.MJ$6]*32+[Sheet1.MJ$5]*16+[Sheet1.MJ$4]*8+[Sheet1.MJ$3]*4+[Sheet1.MJ$2]*2+[Sheet1.MJ$1])" office:value-type="string" office:string-value="0">
            <text:p>0</text:p>
          </table:table-cell>
          <table:table-cell table:formula="of:=DEC2HEX([Sheet1.MK$7]*64+[Sheet1.MK$6]*32+[Sheet1.MK$5]*16+[Sheet1.MK$4]*8+[Sheet1.MK$3]*4+[Sheet1.MK$2]*2+[Sheet1.MK$1])" office:value-type="string" office:string-value="61">
            <text:p>61</text:p>
          </table:table-cell>
          <table:table-cell table:formula="of:=DEC2HEX([Sheet1.ML$7]*64+[Sheet1.ML$6]*32+[Sheet1.ML$5]*16+[Sheet1.ML$4]*8+[Sheet1.ML$3]*4+[Sheet1.ML$2]*2+[Sheet1.ML$1])" office:value-type="string" office:string-value="51">
            <text:p>51</text:p>
          </table:table-cell>
          <table:table-cell table:formula="of:=DEC2HEX([Sheet1.MM$7]*64+[Sheet1.MM$6]*32+[Sheet1.MM$5]*16+[Sheet1.MM$4]*8+[Sheet1.MM$3]*4+[Sheet1.MM$2]*2+[Sheet1.MM$1])" office:value-type="string" office:string-value="49">
            <text:p>49</text:p>
          </table:table-cell>
          <table:table-cell table:formula="of:=DEC2HEX([Sheet1.MN$7]*64+[Sheet1.MN$6]*32+[Sheet1.MN$5]*16+[Sheet1.MN$4]*8+[Sheet1.MN$3]*4+[Sheet1.MN$2]*2+[Sheet1.MN$1])" office:value-type="string" office:string-value="45">
            <text:p>45</text:p>
          </table:table-cell>
          <table:table-cell table:formula="of:=DEC2HEX([Sheet1.MO$7]*64+[Sheet1.MO$6]*32+[Sheet1.MO$5]*16+[Sheet1.MO$4]*8+[Sheet1.MO$3]*4+[Sheet1.MO$2]*2+[Sheet1.MO$1])" office:value-type="string" office:string-value="43">
            <text:p>43</text:p>
          </table:table-cell>
          <table:table-cell table:formula="of:=DEC2HEX([Sheet1.MP$7]*64+[Sheet1.MP$6]*32+[Sheet1.MP$5]*16+[Sheet1.MP$4]*8+[Sheet1.MP$3]*4+[Sheet1.MP$2]*2+[Sheet1.MP$1])" office:value-type="string" office:string-value="0">
            <text:p>0</text:p>
          </table:table-cell>
          <table:table-cell table:formula="of:=DEC2HEX([Sheet1.MQ$7]*64+[Sheet1.MQ$6]*32+[Sheet1.MQ$5]*16+[Sheet1.MQ$4]*8+[Sheet1.MQ$3]*4+[Sheet1.MQ$2]*2+[Sheet1.MQ$1])" office:value-type="string" office:string-value="0">
            <text:p>0</text:p>
          </table:table-cell>
          <table:table-cell table:formula="of:=DEC2HEX([Sheet1.MR$7]*64+[Sheet1.MR$6]*32+[Sheet1.MR$5]*16+[Sheet1.MR$4]*8+[Sheet1.MR$3]*4+[Sheet1.MR$2]*2+[Sheet1.MR$1])" office:value-type="string" office:string-value="0">
            <text:p>0</text:p>
          </table:table-cell>
          <table:table-cell table:formula="of:=DEC2HEX([Sheet1.MS$7]*64+[Sheet1.MS$6]*32+[Sheet1.MS$5]*16+[Sheet1.MS$4]*8+[Sheet1.MS$3]*4+[Sheet1.MS$2]*2+[Sheet1.MS$1])" office:value-type="string" office:string-value="7F">
            <text:p>7F</text:p>
          </table:table-cell>
          <table:table-cell table:formula="of:=DEC2HEX([Sheet1.MT$7]*64+[Sheet1.MT$6]*32+[Sheet1.MT$5]*16+[Sheet1.MT$4]*8+[Sheet1.MT$3]*4+[Sheet1.MT$2]*2+[Sheet1.MT$1])" office:value-type="string" office:string-value="41">
            <text:p>41</text:p>
          </table:table-cell>
          <table:table-cell table:formula="of:=DEC2HEX([Sheet1.MU$7]*64+[Sheet1.MU$6]*32+[Sheet1.MU$5]*16+[Sheet1.MU$4]*8+[Sheet1.MU$3]*4+[Sheet1.MU$2]*2+[Sheet1.MU$1])" office:value-type="string" office:string-value="41">
            <text:p>41</text:p>
          </table:table-cell>
          <table:table-cell table:formula="of:=DEC2HEX([Sheet1.MV$7]*64+[Sheet1.MV$6]*32+[Sheet1.MV$5]*16+[Sheet1.MV$4]*8+[Sheet1.MV$3]*4+[Sheet1.MV$2]*2+[Sheet1.MV$1])" office:value-type="string" office:string-value="0">
            <text:p>0</text:p>
          </table:table-cell>
          <table:table-cell table:formula="of:=DEC2HEX([Sheet1.MW$7]*64+[Sheet1.MW$6]*32+[Sheet1.MW$5]*16+[Sheet1.MW$4]*8+[Sheet1.MW$3]*4+[Sheet1.MW$2]*2+[Sheet1.MW$1])" office:value-type="string" office:string-value="2">
            <text:p>2</text:p>
          </table:table-cell>
          <table:table-cell table:formula="of:=DEC2HEX([Sheet1.MX$7]*64+[Sheet1.MX$6]*32+[Sheet1.MX$5]*16+[Sheet1.MX$4]*8+[Sheet1.MX$3]*4+[Sheet1.MX$2]*2+[Sheet1.MX$1])" office:value-type="string" office:string-value="4">
            <text:p>4</text:p>
          </table:table-cell>
          <table:table-cell table:formula="of:=DEC2HEX([Sheet1.MY$7]*64+[Sheet1.MY$6]*32+[Sheet1.MY$5]*16+[Sheet1.MY$4]*8+[Sheet1.MY$3]*4+[Sheet1.MY$2]*2+[Sheet1.MY$1])" office:value-type="string" office:string-value="8">
            <text:p>8</text:p>
          </table:table-cell>
          <table:table-cell table:formula="of:=DEC2HEX([Sheet1.MZ$7]*64+[Sheet1.MZ$6]*32+[Sheet1.MZ$5]*16+[Sheet1.MZ$4]*8+[Sheet1.MZ$3]*4+[Sheet1.MZ$2]*2+[Sheet1.MZ$1])" office:value-type="string" office:string-value="10">
            <text:p>10</text:p>
          </table:table-cell>
          <table:table-cell table:formula="of:=DEC2HEX([Sheet1.NA$7]*64+[Sheet1.NA$6]*32+[Sheet1.NA$5]*16+[Sheet1.NA$4]*8+[Sheet1.NA$3]*4+[Sheet1.NA$2]*2+[Sheet1.NA$1])" office:value-type="string" office:string-value="20">
            <text:p>20</text:p>
          </table:table-cell>
          <table:table-cell table:formula="of:=DEC2HEX([Sheet1.NB$7]*64+[Sheet1.NB$6]*32+[Sheet1.NB$5]*16+[Sheet1.NB$4]*8+[Sheet1.NB$3]*4+[Sheet1.NB$2]*2+[Sheet1.NB$1])" office:value-type="string" office:string-value="0">
            <text:p>0</text:p>
          </table:table-cell>
          <table:table-cell table:formula="of:=DEC2HEX([Sheet1.NC$7]*64+[Sheet1.NC$6]*32+[Sheet1.NC$5]*16+[Sheet1.NC$4]*8+[Sheet1.NC$3]*4+[Sheet1.NC$2]*2+[Sheet1.NC$1])" office:value-type="string" office:string-value="41">
            <text:p>41</text:p>
          </table:table-cell>
          <table:table-cell table:formula="of:=DEC2HEX([Sheet1.ND$7]*64+[Sheet1.ND$6]*32+[Sheet1.ND$5]*16+[Sheet1.ND$4]*8+[Sheet1.ND$3]*4+[Sheet1.ND$2]*2+[Sheet1.ND$1])" office:value-type="string" office:string-value="41">
            <text:p>41</text:p>
          </table:table-cell>
          <table:table-cell table:formula="of:=DEC2HEX([Sheet1.NE$7]*64+[Sheet1.NE$6]*32+[Sheet1.NE$5]*16+[Sheet1.NE$4]*8+[Sheet1.NE$3]*4+[Sheet1.NE$2]*2+[Sheet1.NE$1])" office:value-type="string" office:string-value="7F">
            <text:p>7F</text:p>
          </table:table-cell>
          <table:table-cell table:formula="of:=DEC2HEX([Sheet1.NF$7]*64+[Sheet1.NF$6]*32+[Sheet1.NF$5]*16+[Sheet1.NF$4]*8+[Sheet1.NF$3]*4+[Sheet1.NF$2]*2+[Sheet1.NF$1])" office:value-type="string" office:string-value="0">
            <text:p>0</text:p>
          </table:table-cell>
          <table:table-cell table:formula="of:=DEC2HEX([Sheet1.NG$7]*64+[Sheet1.NG$6]*32+[Sheet1.NG$5]*16+[Sheet1.NG$4]*8+[Sheet1.NG$3]*4+[Sheet1.NG$2]*2+[Sheet1.NG$1])" office:value-type="string" office:string-value="0">
            <text:p>0</text:p>
          </table:table-cell>
          <table:table-cell table:formula="of:=DEC2HEX([Sheet1.NH$7]*64+[Sheet1.NH$6]*32+[Sheet1.NH$5]*16+[Sheet1.NH$4]*8+[Sheet1.NH$3]*4+[Sheet1.NH$2]*2+[Sheet1.NH$1])" office:value-type="string" office:string-value="0">
            <text:p>0</text:p>
          </table:table-cell>
          <table:table-cell table:formula="of:=DEC2HEX([Sheet1.NI$7]*64+[Sheet1.NI$6]*32+[Sheet1.NI$5]*16+[Sheet1.NI$4]*8+[Sheet1.NI$3]*4+[Sheet1.NI$2]*2+[Sheet1.NI$1])" office:value-type="string" office:string-value="4">
            <text:p>4</text:p>
          </table:table-cell>
          <table:table-cell table:formula="of:=DEC2HEX([Sheet1.NJ$7]*64+[Sheet1.NJ$6]*32+[Sheet1.NJ$5]*16+[Sheet1.NJ$4]*8+[Sheet1.NJ$3]*4+[Sheet1.NJ$2]*2+[Sheet1.NJ$1])" office:value-type="string" office:string-value="2">
            <text:p>2</text:p>
          </table:table-cell>
          <table:table-cell table:formula="of:=DEC2HEX([Sheet1.NK$7]*64+[Sheet1.NK$6]*32+[Sheet1.NK$5]*16+[Sheet1.NK$4]*8+[Sheet1.NK$3]*4+[Sheet1.NK$2]*2+[Sheet1.NK$1])" office:value-type="string" office:string-value="1">
            <text:p>1</text:p>
          </table:table-cell>
          <table:table-cell table:formula="of:=DEC2HEX([Sheet1.NL$7]*64+[Sheet1.NL$6]*32+[Sheet1.NL$5]*16+[Sheet1.NL$4]*8+[Sheet1.NL$3]*4+[Sheet1.NL$2]*2+[Sheet1.NL$1])" office:value-type="string" office:string-value="2">
            <text:p>2</text:p>
          </table:table-cell>
          <table:table-cell table:formula="of:=DEC2HEX([Sheet1.NM$7]*64+[Sheet1.NM$6]*32+[Sheet1.NM$5]*16+[Sheet1.NM$4]*8+[Sheet1.NM$3]*4+[Sheet1.NM$2]*2+[Sheet1.NM$1])" office:value-type="string" office:string-value="4">
            <text:p>4</text:p>
          </table:table-cell>
          <table:table-cell table:formula="of:=DEC2HEX([Sheet1.NN$7]*64+[Sheet1.NN$6]*32+[Sheet1.NN$5]*16+[Sheet1.NN$4]*8+[Sheet1.NN$3]*4+[Sheet1.NN$2]*2+[Sheet1.NN$1])" office:value-type="string" office:string-value="0">
            <text:p>0</text:p>
          </table:table-cell>
          <table:table-cell table:formula="of:=DEC2HEX([Sheet1.NO$7]*64+[Sheet1.NO$6]*32+[Sheet1.NO$5]*16+[Sheet1.NO$4]*8+[Sheet1.NO$3]*4+[Sheet1.NO$2]*2+[Sheet1.NO$1])" office:value-type="string" office:string-value="40">
            <text:p>40</text:p>
          </table:table-cell>
          <table:table-cell table:formula="of:=DEC2HEX([Sheet1.NP$7]*64+[Sheet1.NP$6]*32+[Sheet1.NP$5]*16+[Sheet1.NP$4]*8+[Sheet1.NP$3]*4+[Sheet1.NP$2]*2+[Sheet1.NP$1])" office:value-type="string" office:string-value="40">
            <text:p>40</text:p>
          </table:table-cell>
          <table:table-cell table:formula="of:=DEC2HEX([Sheet1.NQ$7]*64+[Sheet1.NQ$6]*32+[Sheet1.NQ$5]*16+[Sheet1.NQ$4]*8+[Sheet1.NQ$3]*4+[Sheet1.NQ$2]*2+[Sheet1.NQ$1])" office:value-type="string" office:string-value="40">
            <text:p>40</text:p>
          </table:table-cell>
          <table:table-cell table:formula="of:=DEC2HEX([Sheet1.NR$7]*64+[Sheet1.NR$6]*32+[Sheet1.NR$5]*16+[Sheet1.NR$4]*8+[Sheet1.NR$3]*4+[Sheet1.NR$2]*2+[Sheet1.NR$1])" office:value-type="string" office:string-value="40">
            <text:p>40</text:p>
          </table:table-cell>
          <table:table-cell table:formula="of:=DEC2HEX([Sheet1.NS$7]*64+[Sheet1.NS$6]*32+[Sheet1.NS$5]*16+[Sheet1.NS$4]*8+[Sheet1.NS$3]*4+[Sheet1.NS$2]*2+[Sheet1.NS$1])" office:value-type="string" office:string-value="40">
            <text:p>40</text:p>
          </table:table-cell>
          <table:table-cell table:formula="of:=DEC2HEX([Sheet1.NT$7]*64+[Sheet1.NT$6]*32+[Sheet1.NT$5]*16+[Sheet1.NT$4]*8+[Sheet1.NT$3]*4+[Sheet1.NT$2]*2+[Sheet1.NT$1])" office:value-type="string" office:string-value="0">
            <text:p>0</text:p>
          </table:table-cell>
          <table:table-cell table:formula="of:=DEC2HEX([Sheet1.NU$7]*64+[Sheet1.NU$6]*32+[Sheet1.NU$5]*16+[Sheet1.NU$4]*8+[Sheet1.NU$3]*4+[Sheet1.NU$2]*2+[Sheet1.NU$1])" office:value-type="string" office:string-value="1">
            <text:p>1</text:p>
          </table:table-cell>
          <table:table-cell table:formula="of:=DEC2HEX([Sheet1.NV$7]*64+[Sheet1.NV$6]*32+[Sheet1.NV$5]*16+[Sheet1.NV$4]*8+[Sheet1.NV$3]*4+[Sheet1.NV$2]*2+[Sheet1.NV$1])" office:value-type="string" office:string-value="2">
            <text:p>2</text:p>
          </table:table-cell>
          <table:table-cell table:formula="of:=DEC2HEX([Sheet1.NW$7]*64+[Sheet1.NW$6]*32+[Sheet1.NW$5]*16+[Sheet1.NW$4]*8+[Sheet1.NW$3]*4+[Sheet1.NW$2]*2+[Sheet1.NW$1])" office:value-type="string" office:string-value="4">
            <text:p>4</text:p>
          </table:table-cell>
          <table:table-cell table:formula="of:=DEC2HEX([Sheet1.NX$7]*64+[Sheet1.NX$6]*32+[Sheet1.NX$5]*16+[Sheet1.NX$4]*8+[Sheet1.NX$3]*4+[Sheet1.NX$2]*2+[Sheet1.NX$1])" office:value-type="string" office:string-value="0">
            <text:p>0</text:p>
          </table:table-cell>
          <table:table-cell table:formula="of:=DEC2HEX([Sheet1.NY$7]*64+[Sheet1.NY$6]*32+[Sheet1.NY$5]*16+[Sheet1.NY$4]*8+[Sheet1.NY$3]*4+[Sheet1.NY$2]*2+[Sheet1.NY$1])" office:value-type="string" office:string-value="0">
            <text:p>0</text:p>
          </table:table-cell>
          <table:table-cell table:formula="of:=DEC2HEX([Sheet1.NZ$7]*64+[Sheet1.NZ$6]*32+[Sheet1.NZ$5]*16+[Sheet1.NZ$4]*8+[Sheet1.NZ$3]*4+[Sheet1.NZ$2]*2+[Sheet1.NZ$1])" office:value-type="string" office:string-value="0">
            <text:p>0</text:p>
          </table:table-cell>
          <table:table-cell table:formula="of:=DEC2HEX([Sheet1.OA$7]*64+[Sheet1.OA$6]*32+[Sheet1.OA$5]*16+[Sheet1.OA$4]*8+[Sheet1.OA$3]*4+[Sheet1.OA$2]*2+[Sheet1.OA$1])" office:value-type="string" office:string-value="20">
            <text:p>20</text:p>
          </table:table-cell>
          <table:table-cell table:formula="of:=DEC2HEX([Sheet1.OB$7]*64+[Sheet1.OB$6]*32+[Sheet1.OB$5]*16+[Sheet1.OB$4]*8+[Sheet1.OB$3]*4+[Sheet1.OB$2]*2+[Sheet1.OB$1])" office:value-type="string" office:string-value="54">
            <text:p>54</text:p>
          </table:table-cell>
          <table:table-cell table:formula="of:=DEC2HEX([Sheet1.OC$7]*64+[Sheet1.OC$6]*32+[Sheet1.OC$5]*16+[Sheet1.OC$4]*8+[Sheet1.OC$3]*4+[Sheet1.OC$2]*2+[Sheet1.OC$1])" office:value-type="string" office:string-value="54">
            <text:p>54</text:p>
          </table:table-cell>
          <table:table-cell table:formula="of:=DEC2HEX([Sheet1.OD$7]*64+[Sheet1.OD$6]*32+[Sheet1.OD$5]*16+[Sheet1.OD$4]*8+[Sheet1.OD$3]*4+[Sheet1.OD$2]*2+[Sheet1.OD$1])" office:value-type="string" office:string-value="54">
            <text:p>54</text:p>
          </table:table-cell>
          <table:table-cell table:formula="of:=DEC2HEX([Sheet1.OE$7]*64+[Sheet1.OE$6]*32+[Sheet1.OE$5]*16+[Sheet1.OE$4]*8+[Sheet1.OE$3]*4+[Sheet1.OE$2]*2+[Sheet1.OE$1])" office:value-type="string" office:string-value="78">
            <text:p>78</text:p>
          </table:table-cell>
          <table:table-cell table:formula="of:=DEC2HEX([Sheet1.OF$7]*64+[Sheet1.OF$6]*32+[Sheet1.OF$5]*16+[Sheet1.OF$4]*8+[Sheet1.OF$3]*4+[Sheet1.OF$2]*2+[Sheet1.OF$1])" office:value-type="string" office:string-value="0">
            <text:p>0</text:p>
          </table:table-cell>
          <table:table-cell table:formula="of:=DEC2HEX([Sheet1.OG$7]*64+[Sheet1.OG$6]*32+[Sheet1.OG$5]*16+[Sheet1.OG$4]*8+[Sheet1.OG$3]*4+[Sheet1.OG$2]*2+[Sheet1.OG$1])" office:value-type="string" office:string-value="3F">
            <text:p>3F</text:p>
          </table:table-cell>
          <table:table-cell table:formula="of:=DEC2HEX([Sheet1.OH$7]*64+[Sheet1.OH$6]*32+[Sheet1.OH$5]*16+[Sheet1.OH$4]*8+[Sheet1.OH$3]*4+[Sheet1.OH$2]*2+[Sheet1.OH$1])" office:value-type="string" office:string-value="48">
            <text:p>48</text:p>
          </table:table-cell>
          <table:table-cell table:formula="of:=DEC2HEX([Sheet1.OI$7]*64+[Sheet1.OI$6]*32+[Sheet1.OI$5]*16+[Sheet1.OI$4]*8+[Sheet1.OI$3]*4+[Sheet1.OI$2]*2+[Sheet1.OI$1])" office:value-type="string" office:string-value="48">
            <text:p>48</text:p>
          </table:table-cell>
          <table:table-cell table:formula="of:=DEC2HEX([Sheet1.OJ$7]*64+[Sheet1.OJ$6]*32+[Sheet1.OJ$5]*16+[Sheet1.OJ$4]*8+[Sheet1.OJ$3]*4+[Sheet1.OJ$2]*2+[Sheet1.OJ$1])" office:value-type="string" office:string-value="48">
            <text:p>48</text:p>
          </table:table-cell>
          <table:table-cell table:formula="of:=DEC2HEX([Sheet1.OK$7]*64+[Sheet1.OK$6]*32+[Sheet1.OK$5]*16+[Sheet1.OK$4]*8+[Sheet1.OK$3]*4+[Sheet1.OK$2]*2+[Sheet1.OK$1])" office:value-type="string" office:string-value="30">
            <text:p>30</text:p>
          </table:table-cell>
          <table:table-cell table:formula="of:=DEC2HEX([Sheet1.OL$7]*64+[Sheet1.OL$6]*32+[Sheet1.OL$5]*16+[Sheet1.OL$4]*8+[Sheet1.OL$3]*4+[Sheet1.OL$2]*2+[Sheet1.OL$1])" office:value-type="string" office:string-value="0">
            <text:p>0</text:p>
          </table:table-cell>
          <table:table-cell table:formula="of:=DEC2HEX([Sheet1.OM$7]*64+[Sheet1.OM$6]*32+[Sheet1.OM$5]*16+[Sheet1.OM$4]*8+[Sheet1.OM$3]*4+[Sheet1.OM$2]*2+[Sheet1.OM$1])" office:value-type="string" office:string-value="30">
            <text:p>30</text:p>
          </table:table-cell>
          <table:table-cell table:formula="of:=DEC2HEX([Sheet1.ON$7]*64+[Sheet1.ON$6]*32+[Sheet1.ON$5]*16+[Sheet1.ON$4]*8+[Sheet1.ON$3]*4+[Sheet1.ON$2]*2+[Sheet1.ON$1])" office:value-type="string" office:string-value="48">
            <text:p>48</text:p>
          </table:table-cell>
          <table:table-cell table:formula="of:=DEC2HEX([Sheet1.OO$7]*64+[Sheet1.OO$6]*32+[Sheet1.OO$5]*16+[Sheet1.OO$4]*8+[Sheet1.OO$3]*4+[Sheet1.OO$2]*2+[Sheet1.OO$1])" office:value-type="string" office:string-value="48">
            <text:p>48</text:p>
          </table:table-cell>
          <table:table-cell table:formula="of:=DEC2HEX([Sheet1.OP$7]*64+[Sheet1.OP$6]*32+[Sheet1.OP$5]*16+[Sheet1.OP$4]*8+[Sheet1.OP$3]*4+[Sheet1.OP$2]*2+[Sheet1.OP$1])" office:value-type="string" office:string-value="48">
            <text:p>48</text:p>
          </table:table-cell>
          <table:table-cell table:formula="of:=DEC2HEX([Sheet1.OQ$7]*64+[Sheet1.OQ$6]*32+[Sheet1.OQ$5]*16+[Sheet1.OQ$4]*8+[Sheet1.OQ$3]*4+[Sheet1.OQ$2]*2+[Sheet1.OQ$1])" office:value-type="string" office:string-value="48">
            <text:p>48</text:p>
          </table:table-cell>
          <table:table-cell table:formula="of:=DEC2HEX([Sheet1.OR$7]*64+[Sheet1.OR$6]*32+[Sheet1.OR$5]*16+[Sheet1.OR$4]*8+[Sheet1.OR$3]*4+[Sheet1.OR$2]*2+[Sheet1.OR$1])" office:value-type="string" office:string-value="0">
            <text:p>0</text:p>
          </table:table-cell>
          <table:table-cell table:formula="of:=DEC2HEX([Sheet1.OS$7]*64+[Sheet1.OS$6]*32+[Sheet1.OS$5]*16+[Sheet1.OS$4]*8+[Sheet1.OS$3]*4+[Sheet1.OS$2]*2+[Sheet1.OS$1])" office:value-type="string" office:string-value="30">
            <text:p>30</text:p>
          </table:table-cell>
          <table:table-cell table:formula="of:=DEC2HEX([Sheet1.OT$7]*64+[Sheet1.OT$6]*32+[Sheet1.OT$5]*16+[Sheet1.OT$4]*8+[Sheet1.OT$3]*4+[Sheet1.OT$2]*2+[Sheet1.OT$1])" office:value-type="string" office:string-value="48">
            <text:p>48</text:p>
          </table:table-cell>
          <table:table-cell table:formula="of:=DEC2HEX([Sheet1.OU$7]*64+[Sheet1.OU$6]*32+[Sheet1.OU$5]*16+[Sheet1.OU$4]*8+[Sheet1.OU$3]*4+[Sheet1.OU$2]*2+[Sheet1.OU$1])" office:value-type="string" office:string-value="48">
            <text:p>48</text:p>
          </table:table-cell>
          <table:table-cell table:formula="of:=DEC2HEX([Sheet1.OV$7]*64+[Sheet1.OV$6]*32+[Sheet1.OV$5]*16+[Sheet1.OV$4]*8+[Sheet1.OV$3]*4+[Sheet1.OV$2]*2+[Sheet1.OV$1])" office:value-type="string" office:string-value="48">
            <text:p>48</text:p>
          </table:table-cell>
          <table:table-cell table:formula="of:=DEC2HEX([Sheet1.OW$7]*64+[Sheet1.OW$6]*32+[Sheet1.OW$5]*16+[Sheet1.OW$4]*8+[Sheet1.OW$3]*4+[Sheet1.OW$2]*2+[Sheet1.OW$1])" office:value-type="string" office:string-value="3F">
            <text:p>3F</text:p>
          </table:table-cell>
          <table:table-cell table:formula="of:=DEC2HEX([Sheet1.OX$7]*64+[Sheet1.OX$6]*32+[Sheet1.OX$5]*16+[Sheet1.OX$4]*8+[Sheet1.OX$3]*4+[Sheet1.OX$2]*2+[Sheet1.OX$1])" office:value-type="string" office:string-value="0">
            <text:p>0</text:p>
          </table:table-cell>
          <table:table-cell table:formula="of:=DEC2HEX([Sheet1.OY$7]*64+[Sheet1.OY$6]*32+[Sheet1.OY$5]*16+[Sheet1.OY$4]*8+[Sheet1.OY$3]*4+[Sheet1.OY$2]*2+[Sheet1.OY$1])" office:value-type="string" office:string-value="38">
            <text:p>38</text:p>
          </table:table-cell>
          <table:table-cell table:formula="of:=DEC2HEX([Sheet1.OZ$7]*64+[Sheet1.OZ$6]*32+[Sheet1.OZ$5]*16+[Sheet1.OZ$4]*8+[Sheet1.OZ$3]*4+[Sheet1.OZ$2]*2+[Sheet1.OZ$1])" office:value-type="string" office:string-value="54">
            <text:p>54</text:p>
          </table:table-cell>
          <table:table-cell table:formula="of:=DEC2HEX([Sheet1.PA$7]*64+[Sheet1.PA$6]*32+[Sheet1.PA$5]*16+[Sheet1.PA$4]*8+[Sheet1.PA$3]*4+[Sheet1.PA$2]*2+[Sheet1.PA$1])" office:value-type="string" office:string-value="54">
            <text:p>54</text:p>
          </table:table-cell>
          <table:table-cell table:formula="of:=DEC2HEX([Sheet1.PB$7]*64+[Sheet1.PB$6]*32+[Sheet1.PB$5]*16+[Sheet1.PB$4]*8+[Sheet1.PB$3]*4+[Sheet1.PB$2]*2+[Sheet1.PB$1])" office:value-type="string" office:string-value="54">
            <text:p>54</text:p>
          </table:table-cell>
          <table:table-cell table:formula="of:=DEC2HEX([Sheet1.PC$7]*64+[Sheet1.PC$6]*32+[Sheet1.PC$5]*16+[Sheet1.PC$4]*8+[Sheet1.PC$3]*4+[Sheet1.PC$2]*2+[Sheet1.PC$1])" office:value-type="string" office:string-value="8">
            <text:p>8</text:p>
          </table:table-cell>
          <table:table-cell table:formula="of:=DEC2HEX([Sheet1.PD$7]*64+[Sheet1.PD$6]*32+[Sheet1.PD$5]*16+[Sheet1.PD$4]*8+[Sheet1.PD$3]*4+[Sheet1.PD$2]*2+[Sheet1.PD$1])" office:value-type="string" office:string-value="0">
            <text:p>0</text:p>
          </table:table-cell>
          <table:table-cell table:formula="of:=DEC2HEX([Sheet1.PE$7]*64+[Sheet1.PE$6]*32+[Sheet1.PE$5]*16+[Sheet1.PE$4]*8+[Sheet1.PE$3]*4+[Sheet1.PE$2]*2+[Sheet1.PE$1])" office:value-type="string" office:string-value="8">
            <text:p>8</text:p>
          </table:table-cell>
          <table:table-cell table:formula="of:=DEC2HEX([Sheet1.PF$7]*64+[Sheet1.PF$6]*32+[Sheet1.PF$5]*16+[Sheet1.PF$4]*8+[Sheet1.PF$3]*4+[Sheet1.PF$2]*2+[Sheet1.PF$1])" office:value-type="string" office:string-value="7E">
            <text:p>7E</text:p>
          </table:table-cell>
          <table:table-cell table:formula="of:=DEC2HEX([Sheet1.PG$7]*64+[Sheet1.PG$6]*32+[Sheet1.PG$5]*16+[Sheet1.PG$4]*8+[Sheet1.PG$3]*4+[Sheet1.PG$2]*2+[Sheet1.PG$1])" office:value-type="string" office:string-value="9">
            <text:p>9</text:p>
          </table:table-cell>
          <table:table-cell table:formula="of:=DEC2HEX([Sheet1.PH$7]*64+[Sheet1.PH$6]*32+[Sheet1.PH$5]*16+[Sheet1.PH$4]*8+[Sheet1.PH$3]*4+[Sheet1.PH$2]*2+[Sheet1.PH$1])" office:value-type="string" office:string-value="9">
            <text:p>9</text:p>
          </table:table-cell>
          <table:table-cell table:formula="of:=DEC2HEX([Sheet1.PI$7]*64+[Sheet1.PI$6]*32+[Sheet1.PI$5]*16+[Sheet1.PI$4]*8+[Sheet1.PI$3]*4+[Sheet1.PI$2]*2+[Sheet1.PI$1])" office:value-type="string" office:string-value="2">
            <text:p>2</text:p>
          </table:table-cell>
          <table:table-cell table:formula="of:=DEC2HEX([Sheet1.PJ$7]*64+[Sheet1.PJ$6]*32+[Sheet1.PJ$5]*16+[Sheet1.PJ$4]*8+[Sheet1.PJ$3]*4+[Sheet1.PJ$2]*2+[Sheet1.PJ$1])" office:value-type="string" office:string-value="0">
            <text:p>0</text:p>
          </table:table-cell>
          <table:table-cell table:formula="of:=DEC2HEX([Sheet1.PK$7]*64+[Sheet1.PK$6]*32+[Sheet1.PK$5]*16+[Sheet1.PK$4]*8+[Sheet1.PK$3]*4+[Sheet1.PK$2]*2+[Sheet1.PK$1])" office:value-type="string" office:string-value="48">
            <text:p>48</text:p>
          </table:table-cell>
          <table:table-cell table:formula="of:=DEC2HEX([Sheet1.PL$7]*64+[Sheet1.PL$6]*32+[Sheet1.PL$5]*16+[Sheet1.PL$4]*8+[Sheet1.PL$3]*4+[Sheet1.PL$2]*2+[Sheet1.PL$1])" office:value-type="string" office:string-value="54">
            <text:p>54</text:p>
          </table:table-cell>
          <table:table-cell table:formula="of:=DEC2HEX([Sheet1.PM$7]*64+[Sheet1.PM$6]*32+[Sheet1.PM$5]*16+[Sheet1.PM$4]*8+[Sheet1.PM$3]*4+[Sheet1.PM$2]*2+[Sheet1.PM$1])" office:value-type="string" office:string-value="54">
            <text:p>54</text:p>
          </table:table-cell>
          <table:table-cell table:formula="of:=DEC2HEX([Sheet1.PN$7]*64+[Sheet1.PN$6]*32+[Sheet1.PN$5]*16+[Sheet1.PN$4]*8+[Sheet1.PN$3]*4+[Sheet1.PN$2]*2+[Sheet1.PN$1])" office:value-type="string" office:string-value="54">
            <text:p>54</text:p>
          </table:table-cell>
          <table:table-cell table:formula="of:=DEC2HEX([Sheet1.PO$7]*64+[Sheet1.PO$6]*32+[Sheet1.PO$5]*16+[Sheet1.PO$4]*8+[Sheet1.PO$3]*4+[Sheet1.PO$2]*2+[Sheet1.PO$1])" office:value-type="string" office:string-value="38">
            <text:p>38</text:p>
          </table:table-cell>
          <table:table-cell table:formula="of:=DEC2HEX([Sheet1.PP$7]*64+[Sheet1.PP$6]*32+[Sheet1.PP$5]*16+[Sheet1.PP$4]*8+[Sheet1.PP$3]*4+[Sheet1.PP$2]*2+[Sheet1.PP$1])" office:value-type="string" office:string-value="0">
            <text:p>0</text:p>
          </table:table-cell>
          <table:table-cell table:formula="of:=DEC2HEX([Sheet1.PQ$7]*64+[Sheet1.PQ$6]*32+[Sheet1.PQ$5]*16+[Sheet1.PQ$4]*8+[Sheet1.PQ$3]*4+[Sheet1.PQ$2]*2+[Sheet1.PQ$1])" office:value-type="string" office:string-value="7F">
            <text:p>7F</text:p>
          </table:table-cell>
          <table:table-cell table:formula="of:=DEC2HEX([Sheet1.PR$7]*64+[Sheet1.PR$6]*32+[Sheet1.PR$5]*16+[Sheet1.PR$4]*8+[Sheet1.PR$3]*4+[Sheet1.PR$2]*2+[Sheet1.PR$1])" office:value-type="string" office:string-value="8">
            <text:p>8</text:p>
          </table:table-cell>
          <table:table-cell table:formula="of:=DEC2HEX([Sheet1.PS$7]*64+[Sheet1.PS$6]*32+[Sheet1.PS$5]*16+[Sheet1.PS$4]*8+[Sheet1.PS$3]*4+[Sheet1.PS$2]*2+[Sheet1.PS$1])" office:value-type="string" office:string-value="8">
            <text:p>8</text:p>
          </table:table-cell>
          <table:table-cell table:formula="of:=DEC2HEX([Sheet1.PT$7]*64+[Sheet1.PT$6]*32+[Sheet1.PT$5]*16+[Sheet1.PT$4]*8+[Sheet1.PT$3]*4+[Sheet1.PT$2]*2+[Sheet1.PT$1])" office:value-type="string" office:string-value="8">
            <text:p>8</text:p>
          </table:table-cell>
          <table:table-cell table:formula="of:=DEC2HEX([Sheet1.PU$7]*64+[Sheet1.PU$6]*32+[Sheet1.PU$5]*16+[Sheet1.PU$4]*8+[Sheet1.PU$3]*4+[Sheet1.PU$2]*2+[Sheet1.PU$1])" office:value-type="string" office:string-value="70">
            <text:p>70</text:p>
          </table:table-cell>
          <table:table-cell table:formula="of:=DEC2HEX([Sheet1.PV$7]*64+[Sheet1.PV$6]*32+[Sheet1.PV$5]*16+[Sheet1.PV$4]*8+[Sheet1.PV$3]*4+[Sheet1.PV$2]*2+[Sheet1.PV$1])" office:value-type="string" office:string-value="0">
            <text:p>0</text:p>
          </table:table-cell>
          <table:table-cell table:formula="of:=DEC2HEX([Sheet1.PW$7]*64+[Sheet1.PW$6]*32+[Sheet1.PW$5]*16+[Sheet1.PW$4]*8+[Sheet1.PW$3]*4+[Sheet1.PW$2]*2+[Sheet1.PW$1])" office:value-type="string" office:string-value="0">
            <text:p>0</text:p>
          </table:table-cell>
          <table:table-cell table:formula="of:=DEC2HEX([Sheet1.PX$7]*64+[Sheet1.PX$6]*32+[Sheet1.PX$5]*16+[Sheet1.PX$4]*8+[Sheet1.PX$3]*4+[Sheet1.PX$2]*2+[Sheet1.PX$1])" office:value-type="string" office:string-value="0">
            <text:p>0</text:p>
          </table:table-cell>
          <table:table-cell table:formula="of:=DEC2HEX([Sheet1.PY$7]*64+[Sheet1.PY$6]*32+[Sheet1.PY$5]*16+[Sheet1.PY$4]*8+[Sheet1.PY$3]*4+[Sheet1.PY$2]*2+[Sheet1.PY$1])" office:value-type="string" office:string-value="74">
            <text:p>74</text:p>
          </table:table-cell>
          <table:table-cell table:formula="of:=DEC2HEX([Sheet1.PZ$7]*64+[Sheet1.PZ$6]*32+[Sheet1.PZ$5]*16+[Sheet1.PZ$4]*8+[Sheet1.PZ$3]*4+[Sheet1.PZ$2]*2+[Sheet1.PZ$1])" office:value-type="string" office:string-value="0">
            <text:p>0</text:p>
          </table:table-cell>
          <table:table-cell table:formula="of:=DEC2HEX([Sheet1.QA$7]*64+[Sheet1.QA$6]*32+[Sheet1.QA$5]*16+[Sheet1.QA$4]*8+[Sheet1.QA$3]*4+[Sheet1.QA$2]*2+[Sheet1.QA$1])" office:value-type="string" office:string-value="0">
            <text:p>0</text:p>
          </table:table-cell>
          <table:table-cell table:formula="of:=DEC2HEX([Sheet1.QB$7]*64+[Sheet1.QB$6]*32+[Sheet1.QB$5]*16+[Sheet1.QB$4]*8+[Sheet1.QB$3]*4+[Sheet1.QB$2]*2+[Sheet1.QB$1])" office:value-type="string" office:string-value="0">
            <text:p>0</text:p>
          </table:table-cell>
          <table:table-cell table:formula="of:=DEC2HEX([Sheet1.QC$7]*64+[Sheet1.QC$6]*32+[Sheet1.QC$5]*16+[Sheet1.QC$4]*8+[Sheet1.QC$3]*4+[Sheet1.QC$2]*2+[Sheet1.QC$1])" office:value-type="string" office:string-value="20">
            <text:p>20</text:p>
          </table:table-cell>
          <table:table-cell table:formula="of:=DEC2HEX([Sheet1.QD$7]*64+[Sheet1.QD$6]*32+[Sheet1.QD$5]*16+[Sheet1.QD$4]*8+[Sheet1.QD$3]*4+[Sheet1.QD$2]*2+[Sheet1.QD$1])" office:value-type="string" office:string-value="40">
            <text:p>40</text:p>
          </table:table-cell>
          <table:table-cell table:formula="of:=DEC2HEX([Sheet1.QE$7]*64+[Sheet1.QE$6]*32+[Sheet1.QE$5]*16+[Sheet1.QE$4]*8+[Sheet1.QE$3]*4+[Sheet1.QE$2]*2+[Sheet1.QE$1])" office:value-type="string" office:string-value="40">
            <text:p>40</text:p>
          </table:table-cell>
          <table:table-cell table:formula="of:=DEC2HEX([Sheet1.QF$7]*64+[Sheet1.QF$6]*32+[Sheet1.QF$5]*16+[Sheet1.QF$4]*8+[Sheet1.QF$3]*4+[Sheet1.QF$2]*2+[Sheet1.QF$1])" office:value-type="string" office:string-value="3A">
            <text:p>3A</text:p>
          </table:table-cell>
          <table:table-cell table:formula="of:=DEC2HEX([Sheet1.QG$7]*64+[Sheet1.QG$6]*32+[Sheet1.QG$5]*16+[Sheet1.QG$4]*8+[Sheet1.QG$3]*4+[Sheet1.QG$2]*2+[Sheet1.QG$1])" office:value-type="string" office:string-value="0">
            <text:p>0</text:p>
          </table:table-cell>
          <table:table-cell table:formula="of:=DEC2HEX([Sheet1.QH$7]*64+[Sheet1.QH$6]*32+[Sheet1.QH$5]*16+[Sheet1.QH$4]*8+[Sheet1.QH$3]*4+[Sheet1.QH$2]*2+[Sheet1.QH$1])" office:value-type="string" office:string-value="0">
            <text:p>0</text:p>
          </table:table-cell>
          <table:table-cell table:formula="of:=DEC2HEX([Sheet1.QI$7]*64+[Sheet1.QI$6]*32+[Sheet1.QI$5]*16+[Sheet1.QI$4]*8+[Sheet1.QI$3]*4+[Sheet1.QI$2]*2+[Sheet1.QI$1])" office:value-type="string" office:string-value="7F">
            <text:p>7F</text:p>
          </table:table-cell>
          <table:table-cell table:formula="of:=DEC2HEX([Sheet1.QJ$7]*64+[Sheet1.QJ$6]*32+[Sheet1.QJ$5]*16+[Sheet1.QJ$4]*8+[Sheet1.QJ$3]*4+[Sheet1.QJ$2]*2+[Sheet1.QJ$1])" office:value-type="string" office:string-value="10">
            <text:p>10</text:p>
          </table:table-cell>
          <table:table-cell table:formula="of:=DEC2HEX([Sheet1.QK$7]*64+[Sheet1.QK$6]*32+[Sheet1.QK$5]*16+[Sheet1.QK$4]*8+[Sheet1.QK$3]*4+[Sheet1.QK$2]*2+[Sheet1.QK$1])" office:value-type="string" office:string-value="28">
            <text:p>28</text:p>
          </table:table-cell>
          <table:table-cell table:formula="of:=DEC2HEX([Sheet1.QL$7]*64+[Sheet1.QL$6]*32+[Sheet1.QL$5]*16+[Sheet1.QL$4]*8+[Sheet1.QL$3]*4+[Sheet1.QL$2]*2+[Sheet1.QL$1])" office:value-type="string" office:string-value="44">
            <text:p>44</text:p>
          </table:table-cell>
          <table:table-cell table:formula="of:=DEC2HEX([Sheet1.QM$7]*64+[Sheet1.QM$6]*32+[Sheet1.QM$5]*16+[Sheet1.QM$4]*8+[Sheet1.QM$3]*4+[Sheet1.QM$2]*2+[Sheet1.QM$1])" office:value-type="string" office:string-value="0">
            <text:p>0</text:p>
          </table:table-cell>
          <table:table-cell table:formula="of:=DEC2HEX([Sheet1.QN$7]*64+[Sheet1.QN$6]*32+[Sheet1.QN$5]*16+[Sheet1.QN$4]*8+[Sheet1.QN$3]*4+[Sheet1.QN$2]*2+[Sheet1.QN$1])" office:value-type="string" office:string-value="0">
            <text:p>0</text:p>
          </table:table-cell>
          <table:table-cell table:formula="of:=DEC2HEX([Sheet1.QO$7]*64+[Sheet1.QO$6]*32+[Sheet1.QO$5]*16+[Sheet1.QO$4]*8+[Sheet1.QO$3]*4+[Sheet1.QO$2]*2+[Sheet1.QO$1])" office:value-type="string" office:string-value="0">
            <text:p>0</text:p>
          </table:table-cell>
          <table:table-cell table:formula="of:=DEC2HEX([Sheet1.QP$7]*64+[Sheet1.QP$6]*32+[Sheet1.QP$5]*16+[Sheet1.QP$4]*8+[Sheet1.QP$3]*4+[Sheet1.QP$2]*2+[Sheet1.QP$1])" office:value-type="string" office:string-value="41">
            <text:p>41</text:p>
          </table:table-cell>
          <table:table-cell table:formula="of:=DEC2HEX([Sheet1.QQ$7]*64+[Sheet1.QQ$6]*32+[Sheet1.QQ$5]*16+[Sheet1.QQ$4]*8+[Sheet1.QQ$3]*4+[Sheet1.QQ$2]*2+[Sheet1.QQ$1])" office:value-type="string" office:string-value="7F">
            <text:p>7F</text:p>
          </table:table-cell>
          <table:table-cell table:formula="of:=DEC2HEX([Sheet1.QR$7]*64+[Sheet1.QR$6]*32+[Sheet1.QR$5]*16+[Sheet1.QR$4]*8+[Sheet1.QR$3]*4+[Sheet1.QR$2]*2+[Sheet1.QR$1])" office:value-type="string" office:string-value="40">
            <text:p>40</text:p>
          </table:table-cell>
          <table:table-cell table:formula="of:=DEC2HEX([Sheet1.QS$7]*64+[Sheet1.QS$6]*32+[Sheet1.QS$5]*16+[Sheet1.QS$4]*8+[Sheet1.QS$3]*4+[Sheet1.QS$2]*2+[Sheet1.QS$1])" office:value-type="string" office:string-value="0">
            <text:p>0</text:p>
          </table:table-cell>
          <table:table-cell table:formula="of:=DEC2HEX([Sheet1.QT$7]*64+[Sheet1.QT$6]*32+[Sheet1.QT$5]*16+[Sheet1.QT$4]*8+[Sheet1.QT$3]*4+[Sheet1.QT$2]*2+[Sheet1.QT$1])" office:value-type="string" office:string-value="0">
            <text:p>0</text:p>
          </table:table-cell>
          <table:table-cell table:formula="of:=DEC2HEX([Sheet1.QU$7]*64+[Sheet1.QU$6]*32+[Sheet1.QU$5]*16+[Sheet1.QU$4]*8+[Sheet1.QU$3]*4+[Sheet1.QU$2]*2+[Sheet1.QU$1])" office:value-type="string" office:string-value="78">
            <text:p>78</text:p>
          </table:table-cell>
          <table:table-cell table:formula="of:=DEC2HEX([Sheet1.QV$7]*64+[Sheet1.QV$6]*32+[Sheet1.QV$5]*16+[Sheet1.QV$4]*8+[Sheet1.QV$3]*4+[Sheet1.QV$2]*2+[Sheet1.QV$1])" office:value-type="string" office:string-value="4">
            <text:p>4</text:p>
          </table:table-cell>
          <table:table-cell table:formula="of:=DEC2HEX([Sheet1.QW$7]*64+[Sheet1.QW$6]*32+[Sheet1.QW$5]*16+[Sheet1.QW$4]*8+[Sheet1.QW$3]*4+[Sheet1.QW$2]*2+[Sheet1.QW$1])" office:value-type="string" office:string-value="18">
            <text:p>18</text:p>
          </table:table-cell>
          <table:table-cell table:formula="of:=DEC2HEX([Sheet1.QX$7]*64+[Sheet1.QX$6]*32+[Sheet1.QX$5]*16+[Sheet1.QX$4]*8+[Sheet1.QX$3]*4+[Sheet1.QX$2]*2+[Sheet1.QX$1])" office:value-type="string" office:string-value="4">
            <text:p>4</text:p>
          </table:table-cell>
          <table:table-cell table:formula="of:=DEC2HEX([Sheet1.QY$7]*64+[Sheet1.QY$6]*32+[Sheet1.QY$5]*16+[Sheet1.QY$4]*8+[Sheet1.QY$3]*4+[Sheet1.QY$2]*2+[Sheet1.QY$1])" office:value-type="string" office:string-value="78">
            <text:p>78</text:p>
          </table:table-cell>
          <table:table-cell table:formula="of:=DEC2HEX([Sheet1.QZ$7]*64+[Sheet1.QZ$6]*32+[Sheet1.QZ$5]*16+[Sheet1.QZ$4]*8+[Sheet1.QZ$3]*4+[Sheet1.QZ$2]*2+[Sheet1.QZ$1])" office:value-type="string" office:string-value="0">
            <text:p>0</text:p>
          </table:table-cell>
          <table:table-cell table:formula="of:=DEC2HEX([Sheet1.RA$7]*64+[Sheet1.RA$6]*32+[Sheet1.RA$5]*16+[Sheet1.RA$4]*8+[Sheet1.RA$3]*4+[Sheet1.RA$2]*2+[Sheet1.RA$1])" office:value-type="string" office:string-value="78">
            <text:p>78</text:p>
          </table:table-cell>
          <table:table-cell table:formula="of:=DEC2HEX([Sheet1.RB$7]*64+[Sheet1.RB$6]*32+[Sheet1.RB$5]*16+[Sheet1.RB$4]*8+[Sheet1.RB$3]*4+[Sheet1.RB$2]*2+[Sheet1.RB$1])" office:value-type="string" office:string-value="4">
            <text:p>4</text:p>
          </table:table-cell>
          <table:table-cell table:formula="of:=DEC2HEX([Sheet1.RC$7]*64+[Sheet1.RC$6]*32+[Sheet1.RC$5]*16+[Sheet1.RC$4]*8+[Sheet1.RC$3]*4+[Sheet1.RC$2]*2+[Sheet1.RC$1])" office:value-type="string" office:string-value="4">
            <text:p>4</text:p>
          </table:table-cell>
          <table:table-cell table:formula="of:=DEC2HEX([Sheet1.RD$7]*64+[Sheet1.RD$6]*32+[Sheet1.RD$5]*16+[Sheet1.RD$4]*8+[Sheet1.RD$3]*4+[Sheet1.RD$2]*2+[Sheet1.RD$1])" office:value-type="string" office:string-value="4">
            <text:p>4</text:p>
          </table:table-cell>
          <table:table-cell table:formula="of:=DEC2HEX([Sheet1.RE$7]*64+[Sheet1.RE$6]*32+[Sheet1.RE$5]*16+[Sheet1.RE$4]*8+[Sheet1.RE$3]*4+[Sheet1.RE$2]*2+[Sheet1.RE$1])" office:value-type="string" office:string-value="78">
            <text:p>78</text:p>
          </table:table-cell>
          <table:table-cell table:formula="of:=DEC2HEX([Sheet1.RF$7]*64+[Sheet1.RF$6]*32+[Sheet1.RF$5]*16+[Sheet1.RF$4]*8+[Sheet1.RF$3]*4+[Sheet1.RF$2]*2+[Sheet1.RF$1])" office:value-type="string" office:string-value="0">
            <text:p>0</text:p>
          </table:table-cell>
          <table:table-cell table:formula="of:=DEC2HEX([Sheet1.RG$7]*64+[Sheet1.RG$6]*32+[Sheet1.RG$5]*16+[Sheet1.RG$4]*8+[Sheet1.RG$3]*4+[Sheet1.RG$2]*2+[Sheet1.RG$1])" office:value-type="string" office:string-value="38">
            <text:p>38</text:p>
          </table:table-cell>
          <table:table-cell table:formula="of:=DEC2HEX([Sheet1.RH$7]*64+[Sheet1.RH$6]*32+[Sheet1.RH$5]*16+[Sheet1.RH$4]*8+[Sheet1.RH$3]*4+[Sheet1.RH$2]*2+[Sheet1.RH$1])" office:value-type="string" office:string-value="44">
            <text:p>44</text:p>
          </table:table-cell>
          <table:table-cell table:formula="of:=DEC2HEX([Sheet1.RI$7]*64+[Sheet1.RI$6]*32+[Sheet1.RI$5]*16+[Sheet1.RI$4]*8+[Sheet1.RI$3]*4+[Sheet1.RI$2]*2+[Sheet1.RI$1])" office:value-type="string" office:string-value="44">
            <text:p>44</text:p>
          </table:table-cell>
          <table:table-cell table:formula="of:=DEC2HEX([Sheet1.RJ$7]*64+[Sheet1.RJ$6]*32+[Sheet1.RJ$5]*16+[Sheet1.RJ$4]*8+[Sheet1.RJ$3]*4+[Sheet1.RJ$2]*2+[Sheet1.RJ$1])" office:value-type="string" office:string-value="44">
            <text:p>44</text:p>
          </table:table-cell>
          <table:table-cell table:formula="of:=DEC2HEX([Sheet1.RK$7]*64+[Sheet1.RK$6]*32+[Sheet1.RK$5]*16+[Sheet1.RK$4]*8+[Sheet1.RK$3]*4+[Sheet1.RK$2]*2+[Sheet1.RK$1])" office:value-type="string" office:string-value="38">
            <text:p>38</text:p>
          </table:table-cell>
          <table:table-cell table:formula="of:=DEC2HEX([Sheet1.RL$7]*64+[Sheet1.RL$6]*32+[Sheet1.RL$5]*16+[Sheet1.RL$4]*8+[Sheet1.RL$3]*4+[Sheet1.RL$2]*2+[Sheet1.RL$1])" office:value-type="string" office:string-value="0">
            <text:p>0</text:p>
          </table:table-cell>
          <table:table-cell table:formula="of:=DEC2HEX([Sheet1.RM$7]*64+[Sheet1.RM$6]*32+[Sheet1.RM$5]*16+[Sheet1.RM$4]*8+[Sheet1.RM$3]*4+[Sheet1.RM$2]*2+[Sheet1.RM$1])" office:value-type="string" office:string-value="78">
            <text:p>78</text:p>
          </table:table-cell>
          <table:table-cell table:formula="of:=DEC2HEX([Sheet1.RN$7]*64+[Sheet1.RN$6]*32+[Sheet1.RN$5]*16+[Sheet1.RN$4]*8+[Sheet1.RN$3]*4+[Sheet1.RN$2]*2+[Sheet1.RN$1])" office:value-type="string" office:string-value="14">
            <text:p>14</text:p>
          </table:table-cell>
          <table:table-cell table:formula="of:=DEC2HEX([Sheet1.RO$7]*64+[Sheet1.RO$6]*32+[Sheet1.RO$5]*16+[Sheet1.RO$4]*8+[Sheet1.RO$3]*4+[Sheet1.RO$2]*2+[Sheet1.RO$1])" office:value-type="string" office:string-value="14">
            <text:p>14</text:p>
          </table:table-cell>
          <table:table-cell table:formula="of:=DEC2HEX([Sheet1.RP$7]*64+[Sheet1.RP$6]*32+[Sheet1.RP$5]*16+[Sheet1.RP$4]*8+[Sheet1.RP$3]*4+[Sheet1.RP$2]*2+[Sheet1.RP$1])" office:value-type="string" office:string-value="14">
            <text:p>14</text:p>
          </table:table-cell>
          <table:table-cell table:formula="of:=DEC2HEX([Sheet1.RQ$7]*64+[Sheet1.RQ$6]*32+[Sheet1.RQ$5]*16+[Sheet1.RQ$4]*8+[Sheet1.RQ$3]*4+[Sheet1.RQ$2]*2+[Sheet1.RQ$1])" office:value-type="string" office:string-value="8">
            <text:p>8</text:p>
          </table:table-cell>
          <table:table-cell table:formula="of:=DEC2HEX([Sheet1.RR$7]*64+[Sheet1.RR$6]*32+[Sheet1.RR$5]*16+[Sheet1.RR$4]*8+[Sheet1.RR$3]*4+[Sheet1.RR$2]*2+[Sheet1.RR$1])" office:value-type="string" office:string-value="0">
            <text:p>0</text:p>
          </table:table-cell>
          <table:table-cell table:formula="of:=DEC2HEX([Sheet1.RS$7]*64+[Sheet1.RS$6]*32+[Sheet1.RS$5]*16+[Sheet1.RS$4]*8+[Sheet1.RS$3]*4+[Sheet1.RS$2]*2+[Sheet1.RS$1])" office:value-type="string" office:string-value="8">
            <text:p>8</text:p>
          </table:table-cell>
          <table:table-cell table:formula="of:=DEC2HEX([Sheet1.RT$7]*64+[Sheet1.RT$6]*32+[Sheet1.RT$5]*16+[Sheet1.RT$4]*8+[Sheet1.RT$3]*4+[Sheet1.RT$2]*2+[Sheet1.RT$1])" office:value-type="string" office:string-value="14">
            <text:p>14</text:p>
          </table:table-cell>
          <table:table-cell table:formula="of:=DEC2HEX([Sheet1.RU$7]*64+[Sheet1.RU$6]*32+[Sheet1.RU$5]*16+[Sheet1.RU$4]*8+[Sheet1.RU$3]*4+[Sheet1.RU$2]*2+[Sheet1.RU$1])" office:value-type="string" office:string-value="14">
            <text:p>14</text:p>
          </table:table-cell>
          <table:table-cell table:formula="of:=DEC2HEX([Sheet1.RV$7]*64+[Sheet1.RV$6]*32+[Sheet1.RV$5]*16+[Sheet1.RV$4]*8+[Sheet1.RV$3]*4+[Sheet1.RV$2]*2+[Sheet1.RV$1])" office:value-type="string" office:string-value="14">
            <text:p>14</text:p>
          </table:table-cell>
          <table:table-cell table:formula="of:=DEC2HEX([Sheet1.RW$7]*64+[Sheet1.RW$6]*32+[Sheet1.RW$5]*16+[Sheet1.RW$4]*8+[Sheet1.RW$3]*4+[Sheet1.RW$2]*2+[Sheet1.RW$1])" office:value-type="string" office:string-value="78">
            <text:p>78</text:p>
          </table:table-cell>
          <table:table-cell table:formula="of:=DEC2HEX([Sheet1.RX$7]*64+[Sheet1.RX$6]*32+[Sheet1.RX$5]*16+[Sheet1.RX$4]*8+[Sheet1.RX$3]*4+[Sheet1.RX$2]*2+[Sheet1.RX$1])" office:value-type="string" office:string-value="0">
            <text:p>0</text:p>
          </table:table-cell>
          <table:table-cell table:formula="of:=DEC2HEX([Sheet1.RY$7]*64+[Sheet1.RY$6]*32+[Sheet1.RY$5]*16+[Sheet1.RY$4]*8+[Sheet1.RY$3]*4+[Sheet1.RY$2]*2+[Sheet1.RY$1])" office:value-type="string" office:string-value="7C">
            <text:p>7C</text:p>
          </table:table-cell>
          <table:table-cell table:formula="of:=DEC2HEX([Sheet1.RZ$7]*64+[Sheet1.RZ$6]*32+[Sheet1.RZ$5]*16+[Sheet1.RZ$4]*8+[Sheet1.RZ$3]*4+[Sheet1.RZ$2]*2+[Sheet1.RZ$1])" office:value-type="string" office:string-value="8">
            <text:p>8</text:p>
          </table:table-cell>
          <table:table-cell table:formula="of:=DEC2HEX([Sheet1.SA$7]*64+[Sheet1.SA$6]*32+[Sheet1.SA$5]*16+[Sheet1.SA$4]*8+[Sheet1.SA$3]*4+[Sheet1.SA$2]*2+[Sheet1.SA$1])" office:value-type="string" office:string-value="4">
            <text:p>4</text:p>
          </table:table-cell>
          <table:table-cell table:formula="of:=DEC2HEX([Sheet1.SB$7]*64+[Sheet1.SB$6]*32+[Sheet1.SB$5]*16+[Sheet1.SB$4]*8+[Sheet1.SB$3]*4+[Sheet1.SB$2]*2+[Sheet1.SB$1])" office:value-type="string" office:string-value="4">
            <text:p>4</text:p>
          </table:table-cell>
          <table:table-cell table:formula="of:=DEC2HEX([Sheet1.SC$7]*64+[Sheet1.SC$6]*32+[Sheet1.SC$5]*16+[Sheet1.SC$4]*8+[Sheet1.SC$3]*4+[Sheet1.SC$2]*2+[Sheet1.SC$1])" office:value-type="string" office:string-value="8">
            <text:p>8</text:p>
          </table:table-cell>
          <table:table-cell table:formula="of:=DEC2HEX([Sheet1.SD$7]*64+[Sheet1.SD$6]*32+[Sheet1.SD$5]*16+[Sheet1.SD$4]*8+[Sheet1.SD$3]*4+[Sheet1.SD$2]*2+[Sheet1.SD$1])" office:value-type="string" office:string-value="0">
            <text:p>0</text:p>
          </table:table-cell>
          <table:table-cell table:formula="of:=DEC2HEX([Sheet1.SE$7]*64+[Sheet1.SE$6]*32+[Sheet1.SE$5]*16+[Sheet1.SE$4]*8+[Sheet1.SE$3]*4+[Sheet1.SE$2]*2+[Sheet1.SE$1])" office:value-type="string" office:string-value="48">
            <text:p>48</text:p>
          </table:table-cell>
          <table:table-cell table:formula="of:=DEC2HEX([Sheet1.SF$7]*64+[Sheet1.SF$6]*32+[Sheet1.SF$5]*16+[Sheet1.SF$4]*8+[Sheet1.SF$3]*4+[Sheet1.SF$2]*2+[Sheet1.SF$1])" office:value-type="string" office:string-value="54">
            <text:p>54</text:p>
          </table:table-cell>
          <table:table-cell table:formula="of:=DEC2HEX([Sheet1.SG$7]*64+[Sheet1.SG$6]*32+[Sheet1.SG$5]*16+[Sheet1.SG$4]*8+[Sheet1.SG$3]*4+[Sheet1.SG$2]*2+[Sheet1.SG$1])" office:value-type="string" office:string-value="54">
            <text:p>54</text:p>
          </table:table-cell>
          <table:table-cell table:formula="of:=DEC2HEX([Sheet1.SH$7]*64+[Sheet1.SH$6]*32+[Sheet1.SH$5]*16+[Sheet1.SH$4]*8+[Sheet1.SH$3]*4+[Sheet1.SH$2]*2+[Sheet1.SH$1])" office:value-type="string" office:string-value="54">
            <text:p>54</text:p>
          </table:table-cell>
          <table:table-cell table:formula="of:=DEC2HEX([Sheet1.SI$7]*64+[Sheet1.SI$6]*32+[Sheet1.SI$5]*16+[Sheet1.SI$4]*8+[Sheet1.SI$3]*4+[Sheet1.SI$2]*2+[Sheet1.SI$1])" office:value-type="string" office:string-value="24">
            <text:p>24</text:p>
          </table:table-cell>
          <table:table-cell table:formula="of:=DEC2HEX([Sheet1.SJ$7]*64+[Sheet1.SJ$6]*32+[Sheet1.SJ$5]*16+[Sheet1.SJ$4]*8+[Sheet1.SJ$3]*4+[Sheet1.SJ$2]*2+[Sheet1.SJ$1])" office:value-type="string" office:string-value="0">
            <text:p>0</text:p>
          </table:table-cell>
          <table:table-cell table:formula="of:=DEC2HEX([Sheet1.SK$7]*64+[Sheet1.SK$6]*32+[Sheet1.SK$5]*16+[Sheet1.SK$4]*8+[Sheet1.SK$3]*4+[Sheet1.SK$2]*2+[Sheet1.SK$1])" office:value-type="string" office:string-value="8">
            <text:p>8</text:p>
          </table:table-cell>
          <table:table-cell table:formula="of:=DEC2HEX([Sheet1.SL$7]*64+[Sheet1.SL$6]*32+[Sheet1.SL$5]*16+[Sheet1.SL$4]*8+[Sheet1.SL$3]*4+[Sheet1.SL$2]*2+[Sheet1.SL$1])" office:value-type="string" office:string-value="3E">
            <text:p>3E</text:p>
          </table:table-cell>
          <table:table-cell table:formula="of:=DEC2HEX([Sheet1.SM$7]*64+[Sheet1.SM$6]*32+[Sheet1.SM$5]*16+[Sheet1.SM$4]*8+[Sheet1.SM$3]*4+[Sheet1.SM$2]*2+[Sheet1.SM$1])" office:value-type="string" office:string-value="48">
            <text:p>48</text:p>
          </table:table-cell>
          <table:table-cell table:formula="of:=DEC2HEX([Sheet1.SN$7]*64+[Sheet1.SN$6]*32+[Sheet1.SN$5]*16+[Sheet1.SN$4]*8+[Sheet1.SN$3]*4+[Sheet1.SN$2]*2+[Sheet1.SN$1])" office:value-type="string" office:string-value="28">
            <text:p>28</text:p>
          </table:table-cell>
          <table:table-cell table:formula="of:=DEC2HEX([Sheet1.SO$7]*64+[Sheet1.SO$6]*32+[Sheet1.SO$5]*16+[Sheet1.SO$4]*8+[Sheet1.SO$3]*4+[Sheet1.SO$2]*2+[Sheet1.SO$1])" office:value-type="string" office:string-value="0">
            <text:p>0</text:p>
          </table:table-cell>
          <table:table-cell table:formula="of:=DEC2HEX([Sheet1.SP$7]*64+[Sheet1.SP$6]*32+[Sheet1.SP$5]*16+[Sheet1.SP$4]*8+[Sheet1.SP$3]*4+[Sheet1.SP$2]*2+[Sheet1.SP$1])" office:value-type="string" office:string-value="0">
            <text:p>0</text:p>
          </table:table-cell>
          <table:table-cell table:formula="of:=DEC2HEX([Sheet1.SQ$7]*64+[Sheet1.SQ$6]*32+[Sheet1.SQ$5]*16+[Sheet1.SQ$4]*8+[Sheet1.SQ$3]*4+[Sheet1.SQ$2]*2+[Sheet1.SQ$1])" office:value-type="string" office:string-value="3C">
            <text:p>3C</text:p>
          </table:table-cell>
          <table:table-cell table:formula="of:=DEC2HEX([Sheet1.SR$7]*64+[Sheet1.SR$6]*32+[Sheet1.SR$5]*16+[Sheet1.SR$4]*8+[Sheet1.SR$3]*4+[Sheet1.SR$2]*2+[Sheet1.SR$1])" office:value-type="string" office:string-value="40">
            <text:p>40</text:p>
          </table:table-cell>
          <table:table-cell table:formula="of:=DEC2HEX([Sheet1.SS$7]*64+[Sheet1.SS$6]*32+[Sheet1.SS$5]*16+[Sheet1.SS$4]*8+[Sheet1.SS$3]*4+[Sheet1.SS$2]*2+[Sheet1.SS$1])" office:value-type="string" office:string-value="40">
            <text:p>40</text:p>
          </table:table-cell>
          <table:table-cell table:formula="of:=DEC2HEX([Sheet1.ST$7]*64+[Sheet1.ST$6]*32+[Sheet1.ST$5]*16+[Sheet1.ST$4]*8+[Sheet1.ST$3]*4+[Sheet1.ST$2]*2+[Sheet1.ST$1])" office:value-type="string" office:string-value="40">
            <text:p>40</text:p>
          </table:table-cell>
          <table:table-cell table:formula="of:=DEC2HEX([Sheet1.SU$7]*64+[Sheet1.SU$6]*32+[Sheet1.SU$5]*16+[Sheet1.SU$4]*8+[Sheet1.SU$3]*4+[Sheet1.SU$2]*2+[Sheet1.SU$1])" office:value-type="string" office:string-value="3C">
            <text:p>3C</text:p>
          </table:table-cell>
          <table:table-cell table:formula="of:=DEC2HEX([Sheet1.SV$7]*64+[Sheet1.SV$6]*32+[Sheet1.SV$5]*16+[Sheet1.SV$4]*8+[Sheet1.SV$3]*4+[Sheet1.SV$2]*2+[Sheet1.SV$1])" office:value-type="string" office:string-value="0">
            <text:p>0</text:p>
          </table:table-cell>
          <table:table-cell table:formula="of:=DEC2HEX([Sheet1.SW$7]*64+[Sheet1.SW$6]*32+[Sheet1.SW$5]*16+[Sheet1.SW$4]*8+[Sheet1.SW$3]*4+[Sheet1.SW$2]*2+[Sheet1.SW$1])" office:value-type="string" office:string-value="1C">
            <text:p>1C</text:p>
          </table:table-cell>
          <table:table-cell table:formula="of:=DEC2HEX([Sheet1.SX$7]*64+[Sheet1.SX$6]*32+[Sheet1.SX$5]*16+[Sheet1.SX$4]*8+[Sheet1.SX$3]*4+[Sheet1.SX$2]*2+[Sheet1.SX$1])" office:value-type="string" office:string-value="20">
            <text:p>20</text:p>
          </table:table-cell>
          <table:table-cell table:formula="of:=DEC2HEX([Sheet1.SY$7]*64+[Sheet1.SY$6]*32+[Sheet1.SY$5]*16+[Sheet1.SY$4]*8+[Sheet1.SY$3]*4+[Sheet1.SY$2]*2+[Sheet1.SY$1])" office:value-type="string" office:string-value="40">
            <text:p>40</text:p>
          </table:table-cell>
          <table:table-cell table:formula="of:=DEC2HEX([Sheet1.SZ$7]*64+[Sheet1.SZ$6]*32+[Sheet1.SZ$5]*16+[Sheet1.SZ$4]*8+[Sheet1.SZ$3]*4+[Sheet1.SZ$2]*2+[Sheet1.SZ$1])" office:value-type="string" office:string-value="20">
            <text:p>20</text:p>
          </table:table-cell>
          <table:table-cell table:formula="of:=DEC2HEX([Sheet1.TA$7]*64+[Sheet1.TA$6]*32+[Sheet1.TA$5]*16+[Sheet1.TA$4]*8+[Sheet1.TA$3]*4+[Sheet1.TA$2]*2+[Sheet1.TA$1])" office:value-type="string" office:string-value="1C">
            <text:p>1C</text:p>
          </table:table-cell>
          <table:table-cell table:formula="of:=DEC2HEX([Sheet1.TB$7]*64+[Sheet1.TB$6]*32+[Sheet1.TB$5]*16+[Sheet1.TB$4]*8+[Sheet1.TB$3]*4+[Sheet1.TB$2]*2+[Sheet1.TB$1])" office:value-type="string" office:string-value="0">
            <text:p>0</text:p>
          </table:table-cell>
          <table:table-cell table:formula="of:=DEC2HEX([Sheet1.TC$7]*64+[Sheet1.TC$6]*32+[Sheet1.TC$5]*16+[Sheet1.TC$4]*8+[Sheet1.TC$3]*4+[Sheet1.TC$2]*2+[Sheet1.TC$1])" office:value-type="string" office:string-value="3C">
            <text:p>3C</text:p>
          </table:table-cell>
          <table:table-cell table:formula="of:=DEC2HEX([Sheet1.TD$7]*64+[Sheet1.TD$6]*32+[Sheet1.TD$5]*16+[Sheet1.TD$4]*8+[Sheet1.TD$3]*4+[Sheet1.TD$2]*2+[Sheet1.TD$1])" office:value-type="string" office:string-value="40">
            <text:p>40</text:p>
          </table:table-cell>
          <table:table-cell table:formula="of:=DEC2HEX([Sheet1.TE$7]*64+[Sheet1.TE$6]*32+[Sheet1.TE$5]*16+[Sheet1.TE$4]*8+[Sheet1.TE$3]*4+[Sheet1.TE$2]*2+[Sheet1.TE$1])" office:value-type="string" office:string-value="30">
            <text:p>30</text:p>
          </table:table-cell>
          <table:table-cell table:formula="of:=DEC2HEX([Sheet1.TF$7]*64+[Sheet1.TF$6]*32+[Sheet1.TF$5]*16+[Sheet1.TF$4]*8+[Sheet1.TF$3]*4+[Sheet1.TF$2]*2+[Sheet1.TF$1])" office:value-type="string" office:string-value="40">
            <text:p>40</text:p>
          </table:table-cell>
          <table:table-cell table:formula="of:=DEC2HEX([Sheet1.TG$7]*64+[Sheet1.TG$6]*32+[Sheet1.TG$5]*16+[Sheet1.TG$4]*8+[Sheet1.TG$3]*4+[Sheet1.TG$2]*2+[Sheet1.TG$1])" office:value-type="string" office:string-value="3C">
            <text:p>3C</text:p>
          </table:table-cell>
          <table:table-cell table:formula="of:=DEC2HEX([Sheet1.TH$7]*64+[Sheet1.TH$6]*32+[Sheet1.TH$5]*16+[Sheet1.TH$4]*8+[Sheet1.TH$3]*4+[Sheet1.TH$2]*2+[Sheet1.TH$1])" office:value-type="string" office:string-value="0">
            <text:p>0</text:p>
          </table:table-cell>
          <table:table-cell table:formula="of:=DEC2HEX([Sheet1.TI$7]*64+[Sheet1.TI$6]*32+[Sheet1.TI$5]*16+[Sheet1.TI$4]*8+[Sheet1.TI$3]*4+[Sheet1.TI$2]*2+[Sheet1.TI$1])" office:value-type="string" office:string-value="44">
            <text:p>44</text:p>
          </table:table-cell>
          <table:table-cell table:formula="of:=DEC2HEX([Sheet1.TJ$7]*64+[Sheet1.TJ$6]*32+[Sheet1.TJ$5]*16+[Sheet1.TJ$4]*8+[Sheet1.TJ$3]*4+[Sheet1.TJ$2]*2+[Sheet1.TJ$1])" office:value-type="string" office:string-value="28">
            <text:p>28</text:p>
          </table:table-cell>
          <table:table-cell table:formula="of:=DEC2HEX([Sheet1.TK$7]*64+[Sheet1.TK$6]*32+[Sheet1.TK$5]*16+[Sheet1.TK$4]*8+[Sheet1.TK$3]*4+[Sheet1.TK$2]*2+[Sheet1.TK$1])" office:value-type="string" office:string-value="10">
            <text:p>10</text:p>
          </table:table-cell>
          <table:table-cell table:formula="of:=DEC2HEX([Sheet1.TL$7]*64+[Sheet1.TL$6]*32+[Sheet1.TL$5]*16+[Sheet1.TL$4]*8+[Sheet1.TL$3]*4+[Sheet1.TL$2]*2+[Sheet1.TL$1])" office:value-type="string" office:string-value="28">
            <text:p>28</text:p>
          </table:table-cell>
          <table:table-cell table:formula="of:=DEC2HEX([Sheet1.TM$7]*64+[Sheet1.TM$6]*32+[Sheet1.TM$5]*16+[Sheet1.TM$4]*8+[Sheet1.TM$3]*4+[Sheet1.TM$2]*2+[Sheet1.TM$1])" office:value-type="string" office:string-value="44">
            <text:p>44</text:p>
          </table:table-cell>
          <table:table-cell table:formula="of:=DEC2HEX([Sheet1.TN$7]*64+[Sheet1.TN$6]*32+[Sheet1.TN$5]*16+[Sheet1.TN$4]*8+[Sheet1.TN$3]*4+[Sheet1.TN$2]*2+[Sheet1.TN$1])" office:value-type="string" office:string-value="0">
            <text:p>0</text:p>
          </table:table-cell>
          <table:table-cell table:formula="of:=DEC2HEX([Sheet1.TO$7]*64+[Sheet1.TO$6]*32+[Sheet1.TO$5]*16+[Sheet1.TO$4]*8+[Sheet1.TO$3]*4+[Sheet1.TO$2]*2+[Sheet1.TO$1])" office:value-type="string" office:string-value="44">
            <text:p>44</text:p>
          </table:table-cell>
          <table:table-cell table:formula="of:=DEC2HEX([Sheet1.TP$7]*64+[Sheet1.TP$6]*32+[Sheet1.TP$5]*16+[Sheet1.TP$4]*8+[Sheet1.TP$3]*4+[Sheet1.TP$2]*2+[Sheet1.TP$1])" office:value-type="string" office:string-value="28">
            <text:p>28</text:p>
          </table:table-cell>
          <table:table-cell table:formula="of:=DEC2HEX([Sheet1.TQ$7]*64+[Sheet1.TQ$6]*32+[Sheet1.TQ$5]*16+[Sheet1.TQ$4]*8+[Sheet1.TQ$3]*4+[Sheet1.TQ$2]*2+[Sheet1.TQ$1])" office:value-type="string" office:string-value="10">
            <text:p>10</text:p>
          </table:table-cell>
          <table:table-cell table:formula="of:=DEC2HEX([Sheet1.TR$7]*64+[Sheet1.TR$6]*32+[Sheet1.TR$5]*16+[Sheet1.TR$4]*8+[Sheet1.TR$3]*4+[Sheet1.TR$2]*2+[Sheet1.TR$1])" office:value-type="string" office:string-value="8">
            <text:p>8</text:p>
          </table:table-cell>
          <table:table-cell table:formula="of:=DEC2HEX([Sheet1.TS$7]*64+[Sheet1.TS$6]*32+[Sheet1.TS$5]*16+[Sheet1.TS$4]*8+[Sheet1.TS$3]*4+[Sheet1.TS$2]*2+[Sheet1.TS$1])" office:value-type="string" office:string-value="4">
            <text:p>4</text:p>
          </table:table-cell>
          <table:table-cell table:formula="of:=DEC2HEX([Sheet1.TT$7]*64+[Sheet1.TT$6]*32+[Sheet1.TT$5]*16+[Sheet1.TT$4]*8+[Sheet1.TT$3]*4+[Sheet1.TT$2]*2+[Sheet1.TT$1])" office:value-type="string" office:string-value="0">
            <text:p>0</text:p>
          </table:table-cell>
          <table:table-cell table:formula="of:=DEC2HEX([Sheet1.TU$7]*64+[Sheet1.TU$6]*32+[Sheet1.TU$5]*16+[Sheet1.TU$4]*8+[Sheet1.TU$3]*4+[Sheet1.TU$2]*2+[Sheet1.TU$1])" office:value-type="string" office:string-value="44">
            <text:p>44</text:p>
          </table:table-cell>
          <table:table-cell table:formula="of:=DEC2HEX([Sheet1.TV$7]*64+[Sheet1.TV$6]*32+[Sheet1.TV$5]*16+[Sheet1.TV$4]*8+[Sheet1.TV$3]*4+[Sheet1.TV$2]*2+[Sheet1.TV$1])" office:value-type="string" office:string-value="64">
            <text:p>64</text:p>
          </table:table-cell>
          <table:table-cell table:formula="of:=DEC2HEX([Sheet1.TW$7]*64+[Sheet1.TW$6]*32+[Sheet1.TW$5]*16+[Sheet1.TW$4]*8+[Sheet1.TW$3]*4+[Sheet1.TW$2]*2+[Sheet1.TW$1])" office:value-type="string" office:string-value="54">
            <text:p>54</text:p>
          </table:table-cell>
          <table:table-cell table:formula="of:=DEC2HEX([Sheet1.TX$7]*64+[Sheet1.TX$6]*32+[Sheet1.TX$5]*16+[Sheet1.TX$4]*8+[Sheet1.TX$3]*4+[Sheet1.TX$2]*2+[Sheet1.TX$1])" office:value-type="string" office:string-value="4C">
            <text:p>4C</text:p>
          </table:table-cell>
          <table:table-cell table:formula="of:=DEC2HEX([Sheet1.TY$7]*64+[Sheet1.TY$6]*32+[Sheet1.TY$5]*16+[Sheet1.TY$4]*8+[Sheet1.TY$3]*4+[Sheet1.TY$2]*2+[Sheet1.TY$1])" office:value-type="string" office:string-value="44">
            <text:p>44</text:p>
          </table:table-cell>
          <table:table-cell table:formula="of:=DEC2HEX([Sheet1.TZ$7]*64+[Sheet1.TZ$6]*32+[Sheet1.TZ$5]*16+[Sheet1.TZ$4]*8+[Sheet1.TZ$3]*4+[Sheet1.TZ$2]*2+[Sheet1.TZ$1])" office:value-type="string" office:string-value="0">
            <text:p>0</text:p>
          </table:table-cell>
          <table:table-cell table:formula="of:=DEC2HEX([Sheet1.UA$7]*64+[Sheet1.UA$6]*32+[Sheet1.UA$5]*16+[Sheet1.UA$4]*8+[Sheet1.UA$3]*4+[Sheet1.UA$2]*2+[Sheet1.UA$1])" office:value-type="string" office:string-value="0">
            <text:p>0</text:p>
          </table:table-cell>
          <table:table-cell table:formula="of:=DEC2HEX([Sheet1.UB$7]*64+[Sheet1.UB$6]*32+[Sheet1.UB$5]*16+[Sheet1.UB$4]*8+[Sheet1.UB$3]*4+[Sheet1.UB$2]*2+[Sheet1.UB$1])" office:value-type="string" office:string-value="8">
            <text:p>8</text:p>
          </table:table-cell>
          <table:table-cell table:formula="of:=DEC2HEX([Sheet1.UC$7]*64+[Sheet1.UC$6]*32+[Sheet1.UC$5]*16+[Sheet1.UC$4]*8+[Sheet1.UC$3]*4+[Sheet1.UC$2]*2+[Sheet1.UC$1])" office:value-type="string" office:string-value="36">
            <text:p>36</text:p>
          </table:table-cell>
          <table:table-cell table:formula="of:=DEC2HEX([Sheet1.UD$7]*64+[Sheet1.UD$6]*32+[Sheet1.UD$5]*16+[Sheet1.UD$4]*8+[Sheet1.UD$3]*4+[Sheet1.UD$2]*2+[Sheet1.UD$1])" office:value-type="string" office:string-value="41">
            <text:p>41</text:p>
          </table:table-cell>
          <table:table-cell table:formula="of:=DEC2HEX([Sheet1.UE$7]*64+[Sheet1.UE$6]*32+[Sheet1.UE$5]*16+[Sheet1.UE$4]*8+[Sheet1.UE$3]*4+[Sheet1.UE$2]*2+[Sheet1.UE$1])" office:value-type="string" office:string-value="41">
            <text:p>41</text:p>
          </table:table-cell>
          <table:table-cell table:formula="of:=DEC2HEX([Sheet1.UF$7]*64+[Sheet1.UF$6]*32+[Sheet1.UF$5]*16+[Sheet1.UF$4]*8+[Sheet1.UF$3]*4+[Sheet1.UF$2]*2+[Sheet1.UF$1])" office:value-type="string" office:string-value="0">
            <text:p>0</text:p>
          </table:table-cell>
          <table:table-cell table:formula="of:=DEC2HEX([Sheet1.UG$7]*64+[Sheet1.UG$6]*32+[Sheet1.UG$5]*16+[Sheet1.UG$4]*8+[Sheet1.UG$3]*4+[Sheet1.UG$2]*2+[Sheet1.UG$1])" office:value-type="string" office:string-value="0">
            <text:p>0</text:p>
          </table:table-cell>
          <table:table-cell table:formula="of:=DEC2HEX([Sheet1.UH$7]*64+[Sheet1.UH$6]*32+[Sheet1.UH$5]*16+[Sheet1.UH$4]*8+[Sheet1.UH$3]*4+[Sheet1.UH$2]*2+[Sheet1.UH$1])" office:value-type="string" office:string-value="0">
            <text:p>0</text:p>
          </table:table-cell>
          <table:table-cell table:formula="of:=DEC2HEX([Sheet1.UI$7]*64+[Sheet1.UI$6]*32+[Sheet1.UI$5]*16+[Sheet1.UI$4]*8+[Sheet1.UI$3]*4+[Sheet1.UI$2]*2+[Sheet1.UI$1])" office:value-type="string" office:string-value="77">
            <text:p>77</text:p>
          </table:table-cell>
          <table:table-cell table:formula="of:=DEC2HEX([Sheet1.UJ$7]*64+[Sheet1.UJ$6]*32+[Sheet1.UJ$5]*16+[Sheet1.UJ$4]*8+[Sheet1.UJ$3]*4+[Sheet1.UJ$2]*2+[Sheet1.UJ$1])" office:value-type="string" office:string-value="0">
            <text:p>0</text:p>
          </table:table-cell>
          <table:table-cell table:formula="of:=DEC2HEX([Sheet1.UK$7]*64+[Sheet1.UK$6]*32+[Sheet1.UK$5]*16+[Sheet1.UK$4]*8+[Sheet1.UK$3]*4+[Sheet1.UK$2]*2+[Sheet1.UK$1])" office:value-type="string" office:string-value="0">
            <text:p>0</text:p>
          </table:table-cell>
          <table:table-cell table:formula="of:=DEC2HEX([Sheet1.UL$7]*64+[Sheet1.UL$6]*32+[Sheet1.UL$5]*16+[Sheet1.UL$4]*8+[Sheet1.UL$3]*4+[Sheet1.UL$2]*2+[Sheet1.UL$1])" office:value-type="string" office:string-value="0">
            <text:p>0</text:p>
          </table:table-cell>
          <table:table-cell table:formula="of:=DEC2HEX([Sheet1.UM$7]*64+[Sheet1.UM$6]*32+[Sheet1.UM$5]*16+[Sheet1.UM$4]*8+[Sheet1.UM$3]*4+[Sheet1.UM$2]*2+[Sheet1.UM$1])" office:value-type="string" office:string-value="41">
            <text:p>41</text:p>
          </table:table-cell>
          <table:table-cell table:formula="of:=DEC2HEX([Sheet1.UN$7]*64+[Sheet1.UN$6]*32+[Sheet1.UN$5]*16+[Sheet1.UN$4]*8+[Sheet1.UN$3]*4+[Sheet1.UN$2]*2+[Sheet1.UN$1])" office:value-type="string" office:string-value="41">
            <text:p>41</text:p>
          </table:table-cell>
          <table:table-cell table:formula="of:=DEC2HEX([Sheet1.UO$7]*64+[Sheet1.UO$6]*32+[Sheet1.UO$5]*16+[Sheet1.UO$4]*8+[Sheet1.UO$3]*4+[Sheet1.UO$2]*2+[Sheet1.UO$1])" office:value-type="string" office:string-value="36">
            <text:p>36</text:p>
          </table:table-cell>
          <table:table-cell table:formula="of:=DEC2HEX([Sheet1.UP$7]*64+[Sheet1.UP$6]*32+[Sheet1.UP$5]*16+[Sheet1.UP$4]*8+[Sheet1.UP$3]*4+[Sheet1.UP$2]*2+[Sheet1.UP$1])" office:value-type="string" office:string-value="8">
            <text:p>8</text:p>
          </table:table-cell>
          <table:table-cell table:formula="of:=DEC2HEX([Sheet1.UQ$7]*64+[Sheet1.UQ$6]*32+[Sheet1.UQ$5]*16+[Sheet1.UQ$4]*8+[Sheet1.UQ$3]*4+[Sheet1.UQ$2]*2+[Sheet1.UQ$1])" office:value-type="string" office:string-value="0">
            <text:p>0</text:p>
          </table:table-cell>
          <table:table-cell table:formula="of:=DEC2HEX([Sheet1.UR$7]*64+[Sheet1.UR$6]*32+[Sheet1.UR$5]*16+[Sheet1.UR$4]*8+[Sheet1.UR$3]*4+[Sheet1.UR$2]*2+[Sheet1.UR$1])" office:value-type="string" office:string-value="0">
            <text:p>0</text:p>
          </table:table-cell>
          <table:table-cell table:formula="of:=DEC2HEX([Sheet1.US$7]*64+[Sheet1.US$6]*32+[Sheet1.US$5]*16+[Sheet1.US$4]*8+[Sheet1.US$3]*4+[Sheet1.US$2]*2+[Sheet1.US$1])" office:value-type="string" office:string-value="2">
            <text:p>2</text:p>
          </table:table-cell>
          <table:table-cell table:formula="of:=DEC2HEX([Sheet1.UT$7]*64+[Sheet1.UT$6]*32+[Sheet1.UT$5]*16+[Sheet1.UT$4]*8+[Sheet1.UT$3]*4+[Sheet1.UT$2]*2+[Sheet1.UT$1])" office:value-type="string" office:string-value="1">
            <text:p>1</text:p>
          </table:table-cell>
          <table:table-cell table:formula="of:=DEC2HEX([Sheet1.UU$7]*64+[Sheet1.UU$6]*32+[Sheet1.UU$5]*16+[Sheet1.UU$4]*8+[Sheet1.UU$3]*4+[Sheet1.UU$2]*2+[Sheet1.UU$1])" office:value-type="string" office:string-value="1">
            <text:p>1</text:p>
          </table:table-cell>
          <table:table-cell table:formula="of:=DEC2HEX([Sheet1.UV$7]*64+[Sheet1.UV$6]*32+[Sheet1.UV$5]*16+[Sheet1.UV$4]*8+[Sheet1.UV$3]*4+[Sheet1.UV$2]*2+[Sheet1.UV$1])" office:value-type="string" office:string-value="2">
            <text:p>2</text:p>
          </table:table-cell>
          <table:table-cell table:formula="of:=DEC2HEX([Sheet1.UW$7]*64+[Sheet1.UW$6]*32+[Sheet1.UW$5]*16+[Sheet1.UW$4]*8+[Sheet1.UW$3]*4+[Sheet1.UW$2]*2+[Sheet1.UW$1])" office:value-type="string" office:string-value="1">
            <text:p>1</text:p>
          </table:table-cell>
          <table:table-cell table:formula="of:=DEC2HEX([Sheet1.UX$7]*64+[Sheet1.UX$6]*32+[Sheet1.UX$5]*16+[Sheet1.UX$4]*8+[Sheet1.UX$3]*4+[Sheet1.UX$2]*2+[Sheet1.UX$1])" office:value-type="string" office:string-value="0">
            <text:p>0</text:p>
          </table:table-cell>
          <table:table-cell table:formula="of:=DEC2HEX([Sheet1.UY$7]*64+[Sheet1.UY$6]*32+[Sheet1.UY$5]*16+[Sheet1.UY$4]*8+[Sheet1.UY$3]*4+[Sheet1.UY$2]*2+[Sheet1.UY$1])" office:value-type="string" office:string-value="0">
            <text:p>0</text:p>
          </table:table-cell>
          <table:table-cell table:formula="of:=DEC2HEX([Sheet1.UZ$7]*64+[Sheet1.UZ$6]*32+[Sheet1.UZ$5]*16+[Sheet1.UZ$4]*8+[Sheet1.UZ$3]*4+[Sheet1.UZ$2]*2+[Sheet1.UZ$1])" office:value-type="string" office:string-value="0">
            <text:p>0</text:p>
          </table:table-cell>
          <table:table-cell table:formula="of:=DEC2HEX([Sheet1.VA$7]*64+[Sheet1.VA$6]*32+[Sheet1.VA$5]*16+[Sheet1.VA$4]*8+[Sheet1.VA$3]*4+[Sheet1.VA$2]*2+[Sheet1.VA$1])" office:value-type="string" office:string-value="0">
            <text:p>0</text:p>
          </table:table-cell>
          <table:table-cell table:formula="of:=DEC2HEX([Sheet1.VB$7]*64+[Sheet1.VB$6]*32+[Sheet1.VB$5]*16+[Sheet1.VB$4]*8+[Sheet1.VB$3]*4+[Sheet1.VB$2]*2+[Sheet1.VB$1])" office:value-type="string" office:string-value="0">
            <text:p>0</text:p>
          </table:table-cell>
          <table:table-cell table:formula="of:=DEC2HEX([Sheet1.VC$7]*64+[Sheet1.VC$6]*32+[Sheet1.VC$5]*16+[Sheet1.VC$4]*8+[Sheet1.VC$3]*4+[Sheet1.VC$2]*2+[Sheet1.VC$1])" office:value-type="string" office:string-value="0">
            <text:p>0</text:p>
          </table:table-cell>
          <table:table-cell table:formula="of:=DEC2HEX([Sheet1.VD$7]*64+[Sheet1.VD$6]*32+[Sheet1.VD$5]*16+[Sheet1.VD$4]*8+[Sheet1.VD$3]*4+[Sheet1.VD$2]*2+[Sheet1.VD$1])" office:value-type="string" office:string-value="0">
            <text:p>0</text:p>
          </table:table-cell>
          <table:table-cell table:formula="of:=DEC2HEX([Sheet1.VE$7]*64+[Sheet1.VE$6]*32+[Sheet1.VE$5]*16+[Sheet1.VE$4]*8+[Sheet1.VE$3]*4+[Sheet1.VE$2]*2+[Sheet1.VE$1])" office:value-type="string" office:string-value="0">
            <text:p>0</text:p>
          </table:table-cell>
          <table:table-cell table:formula="of:=DEC2HEX([Sheet1.VF$7]*64+[Sheet1.VF$6]*32+[Sheet1.VF$5]*16+[Sheet1.VF$4]*8+[Sheet1.VF$3]*4+[Sheet1.VF$2]*2+[Sheet1.VF$1])" office:value-type="string" office:string-value="0">
            <text:p>0</text:p>
          </table:table-cell>
          <table:table-cell table:formula="of:=DEC2HEX([Sheet1.VG$7]*64+[Sheet1.VG$6]*32+[Sheet1.VG$5]*16+[Sheet1.VG$4]*8+[Sheet1.VG$3]*4+[Sheet1.VG$2]*2+[Sheet1.VG$1])" office:value-type="string" office:string-value="0">
            <text:p>0</text:p>
          </table:table-cell>
          <table:table-cell table:formula="of:=DEC2HEX([Sheet1.VH$7]*64+[Sheet1.VH$6]*32+[Sheet1.VH$5]*16+[Sheet1.VH$4]*8+[Sheet1.VH$3]*4+[Sheet1.VH$2]*2+[Sheet1.VH$1])" office:value-type="string" office:string-value="0">
            <text:p>0</text:p>
          </table:table-cell>
          <table:table-cell table:formula="of:=DEC2HEX([Sheet1.VI$7]*64+[Sheet1.VI$6]*32+[Sheet1.VI$5]*16+[Sheet1.VI$4]*8+[Sheet1.VI$3]*4+[Sheet1.VI$2]*2+[Sheet1.VI$1])" office:value-type="string" office:string-value="0">
            <text:p>0</text:p>
          </table:table-cell>
          <table:table-cell table:formula="of:=DEC2HEX([Sheet1.VJ$7]*64+[Sheet1.VJ$6]*32+[Sheet1.VJ$5]*16+[Sheet1.VJ$4]*8+[Sheet1.VJ$3]*4+[Sheet1.VJ$2]*2+[Sheet1.VJ$1])" office:value-type="string" office:string-value="0">
            <text:p>0</text:p>
          </table:table-cell>
          <table:table-cell table:formula="of:=DEC2HEX([Sheet1.VK$7]*64+[Sheet1.VK$6]*32+[Sheet1.VK$5]*16+[Sheet1.VK$4]*8+[Sheet1.VK$3]*4+[Sheet1.VK$2]*2+[Sheet1.VK$1])" office:value-type="string" office:string-value="0">
            <text:p>0</text:p>
          </table:table-cell>
          <table:table-cell table:formula="of:=DEC2HEX([Sheet1.VL$7]*64+[Sheet1.VL$6]*32+[Sheet1.VL$5]*16+[Sheet1.VL$4]*8+[Sheet1.VL$3]*4+[Sheet1.VL$2]*2+[Sheet1.VL$1])" office:value-type="string" office:string-value="0">
            <text:p>0</text:p>
          </table:table-cell>
          <table:table-cell table:formula="of:=DEC2HEX([Sheet1.VM$7]*64+[Sheet1.VM$6]*32+[Sheet1.VM$5]*16+[Sheet1.VM$4]*8+[Sheet1.VM$3]*4+[Sheet1.VM$2]*2+[Sheet1.VM$1])" office:value-type="string" office:string-value="0">
            <text:p>0</text:p>
          </table:table-cell>
          <table:table-cell table:formula="of:=DEC2HEX([Sheet1.VN$7]*64+[Sheet1.VN$6]*32+[Sheet1.VN$5]*16+[Sheet1.VN$4]*8+[Sheet1.VN$3]*4+[Sheet1.VN$2]*2+[Sheet1.VN$1])" office:value-type="string" office:string-value="0">
            <text:p>0</text:p>
          </table:table-cell>
          <table:table-cell table:formula="of:=DEC2HEX([Sheet1.VO$7]*64+[Sheet1.VO$6]*32+[Sheet1.VO$5]*16+[Sheet1.VO$4]*8+[Sheet1.VO$3]*4+[Sheet1.VO$2]*2+[Sheet1.VO$1])" office:value-type="string" office:string-value="0">
            <text:p>0</text:p>
          </table:table-cell>
          <table:table-cell table:formula="of:=DEC2HEX([Sheet1.VP$7]*64+[Sheet1.VP$6]*32+[Sheet1.VP$5]*16+[Sheet1.VP$4]*8+[Sheet1.VP$3]*4+[Sheet1.VP$2]*2+[Sheet1.VP$1])" office:value-type="string" office:string-value="0">
            <text:p>0</text:p>
          </table:table-cell>
          <table:table-cell table:formula="of:=DEC2HEX([Sheet1.VQ$7]*64+[Sheet1.VQ$6]*32+[Sheet1.VQ$5]*16+[Sheet1.VQ$4]*8+[Sheet1.VQ$3]*4+[Sheet1.VQ$2]*2+[Sheet1.VQ$1])" office:value-type="string" office:string-value="0">
            <text:p>0</text:p>
          </table:table-cell>
          <table:table-cell table:formula="of:=DEC2HEX([Sheet1.VR$7]*64+[Sheet1.VR$6]*32+[Sheet1.VR$5]*16+[Sheet1.VR$4]*8+[Sheet1.VR$3]*4+[Sheet1.VR$2]*2+[Sheet1.VR$1])" office:value-type="string" office:string-value="0">
            <text:p>0</text:p>
          </table:table-cell>
          <table:table-cell table:formula="of:=DEC2HEX([Sheet1.VS$7]*64+[Sheet1.VS$6]*32+[Sheet1.VS$5]*16+[Sheet1.VS$4]*8+[Sheet1.VS$3]*4+[Sheet1.VS$2]*2+[Sheet1.VS$1])" office:value-type="string" office:string-value="0">
            <text:p>0</text:p>
          </table:table-cell>
          <table:table-cell table:formula="of:=DEC2HEX([Sheet1.VT$7]*64+[Sheet1.VT$6]*32+[Sheet1.VT$5]*16+[Sheet1.VT$4]*8+[Sheet1.VT$3]*4+[Sheet1.VT$2]*2+[Sheet1.VT$1])" office:value-type="string" office:string-value="0">
            <text:p>0</text:p>
          </table:table-cell>
          <table:table-cell table:formula="of:=DEC2HEX([Sheet1.VU$7]*64+[Sheet1.VU$6]*32+[Sheet1.VU$5]*16+[Sheet1.VU$4]*8+[Sheet1.VU$3]*4+[Sheet1.VU$2]*2+[Sheet1.VU$1])" office:value-type="string" office:string-value="0">
            <text:p>0</text:p>
          </table:table-cell>
          <table:table-cell table:formula="of:=DEC2HEX([Sheet1.VV$7]*64+[Sheet1.VV$6]*32+[Sheet1.VV$5]*16+[Sheet1.VV$4]*8+[Sheet1.VV$3]*4+[Sheet1.VV$2]*2+[Sheet1.VV$1])" office:value-type="string" office:string-value="0">
            <text:p>0</text:p>
          </table:table-cell>
          <table:table-cell table:formula="of:=DEC2HEX([Sheet1.VW$7]*64+[Sheet1.VW$6]*32+[Sheet1.VW$5]*16+[Sheet1.VW$4]*8+[Sheet1.VW$3]*4+[Sheet1.VW$2]*2+[Sheet1.VW$1])" office:value-type="string" office:string-value="0">
            <text:p>0</text:p>
          </table:table-cell>
          <table:table-cell table:formula="of:=DEC2HEX([Sheet1.VX$7]*64+[Sheet1.VX$6]*32+[Sheet1.VX$5]*16+[Sheet1.VX$4]*8+[Sheet1.VX$3]*4+[Sheet1.VX$2]*2+[Sheet1.VX$1])" office:value-type="string" office:string-value="0">
            <text:p>0</text:p>
          </table:table-cell>
          <table:table-cell table:formula="of:=DEC2HEX([Sheet1.VY$7]*64+[Sheet1.VY$6]*32+[Sheet1.VY$5]*16+[Sheet1.VY$4]*8+[Sheet1.VY$3]*4+[Sheet1.VY$2]*2+[Sheet1.VY$1])" office:value-type="string" office:string-value="0">
            <text:p>0</text:p>
          </table:table-cell>
          <table:table-cell table:formula="of:=DEC2HEX([Sheet1.VZ$7]*64+[Sheet1.VZ$6]*32+[Sheet1.VZ$5]*16+[Sheet1.VZ$4]*8+[Sheet1.VZ$3]*4+[Sheet1.VZ$2]*2+[Sheet1.VZ$1])" office:value-type="string" office:string-value="0">
            <text:p>0</text:p>
          </table:table-cell>
          <table:table-cell table:formula="of:=DEC2HEX([Sheet1.WA$7]*64+[Sheet1.WA$6]*32+[Sheet1.WA$5]*16+[Sheet1.WA$4]*8+[Sheet1.WA$3]*4+[Sheet1.WA$2]*2+[Sheet1.WA$1])" office:value-type="string" office:string-value="0">
            <text:p>0</text:p>
          </table:table-cell>
          <table:table-cell table:formula="of:=DEC2HEX([Sheet1.WB$7]*64+[Sheet1.WB$6]*32+[Sheet1.WB$5]*16+[Sheet1.WB$4]*8+[Sheet1.WB$3]*4+[Sheet1.WB$2]*2+[Sheet1.WB$1])" office:value-type="string" office:string-value="0">
            <text:p>0</text:p>
          </table:table-cell>
          <table:table-cell table:formula="of:=DEC2HEX([Sheet1.WC$7]*64+[Sheet1.WC$6]*32+[Sheet1.WC$5]*16+[Sheet1.WC$4]*8+[Sheet1.WC$3]*4+[Sheet1.WC$2]*2+[Sheet1.WC$1])" office:value-type="string" office:string-value="0">
            <text:p>0</text:p>
          </table:table-cell>
          <table:table-cell table:formula="of:=DEC2HEX([Sheet1.WD$7]*64+[Sheet1.WD$6]*32+[Sheet1.WD$5]*16+[Sheet1.WD$4]*8+[Sheet1.WD$3]*4+[Sheet1.WD$2]*2+[Sheet1.WD$1])" office:value-type="string" office:string-value="0">
            <text:p>0</text:p>
          </table:table-cell>
          <table:table-cell table:formula="of:=DEC2HEX([Sheet1.WE$7]*64+[Sheet1.WE$6]*32+[Sheet1.WE$5]*16+[Sheet1.WE$4]*8+[Sheet1.WE$3]*4+[Sheet1.WE$2]*2+[Sheet1.WE$1])" office:value-type="string" office:string-value="0">
            <text:p>0</text:p>
          </table:table-cell>
          <table:table-cell table:formula="of:=DEC2HEX([Sheet1.WF$7]*64+[Sheet1.WF$6]*32+[Sheet1.WF$5]*16+[Sheet1.WF$4]*8+[Sheet1.WF$3]*4+[Sheet1.WF$2]*2+[Sheet1.WF$1])" office:value-type="string" office:string-value="0">
            <text:p>0</text:p>
          </table:table-cell>
          <table:table-cell table:formula="of:=DEC2HEX([Sheet1.WG$7]*64+[Sheet1.WG$6]*32+[Sheet1.WG$5]*16+[Sheet1.WG$4]*8+[Sheet1.WG$3]*4+[Sheet1.WG$2]*2+[Sheet1.WG$1])" office:value-type="string" office:string-value="0">
            <text:p>0</text:p>
          </table:table-cell>
          <table:table-cell table:formula="of:=DEC2HEX([Sheet1.WH$7]*64+[Sheet1.WH$6]*32+[Sheet1.WH$5]*16+[Sheet1.WH$4]*8+[Sheet1.WH$3]*4+[Sheet1.WH$2]*2+[Sheet1.WH$1])" office:value-type="string" office:string-value="0">
            <text:p>0</text:p>
          </table:table-cell>
          <table:table-cell table:formula="of:=DEC2HEX([Sheet1.WI$7]*64+[Sheet1.WI$6]*32+[Sheet1.WI$5]*16+[Sheet1.WI$4]*8+[Sheet1.WI$3]*4+[Sheet1.WI$2]*2+[Sheet1.WI$1])" office:value-type="string" office:string-value="0">
            <text:p>0</text:p>
          </table:table-cell>
          <table:table-cell table:formula="of:=DEC2HEX([Sheet1.WJ$7]*64+[Sheet1.WJ$6]*32+[Sheet1.WJ$5]*16+[Sheet1.WJ$4]*8+[Sheet1.WJ$3]*4+[Sheet1.WJ$2]*2+[Sheet1.WJ$1])" office:value-type="string" office:string-value="0">
            <text:p>0</text:p>
          </table:table-cell>
          <table:table-cell table:formula="of:=DEC2HEX([Sheet1.WK$7]*64+[Sheet1.WK$6]*32+[Sheet1.WK$5]*16+[Sheet1.WK$4]*8+[Sheet1.WK$3]*4+[Sheet1.WK$2]*2+[Sheet1.WK$1])" office:value-type="string" office:string-value="0">
            <text:p>0</text:p>
          </table:table-cell>
          <table:table-cell table:formula="of:=DEC2HEX([Sheet1.WL$7]*64+[Sheet1.WL$6]*32+[Sheet1.WL$5]*16+[Sheet1.WL$4]*8+[Sheet1.WL$3]*4+[Sheet1.WL$2]*2+[Sheet1.WL$1])" office:value-type="string" office:string-value="0">
            <text:p>0</text:p>
          </table:table-cell>
          <table:table-cell table:formula="of:=DEC2HEX([Sheet1.WM$7]*64+[Sheet1.WM$6]*32+[Sheet1.WM$5]*16+[Sheet1.WM$4]*8+[Sheet1.WM$3]*4+[Sheet1.WM$2]*2+[Sheet1.WM$1])" office:value-type="string" office:string-value="0">
            <text:p>0</text:p>
          </table:table-cell>
          <table:table-cell table:formula="of:=DEC2HEX([Sheet1.WN$7]*64+[Sheet1.WN$6]*32+[Sheet1.WN$5]*16+[Sheet1.WN$4]*8+[Sheet1.WN$3]*4+[Sheet1.WN$2]*2+[Sheet1.WN$1])" office:value-type="string" office:string-value="0">
            <text:p>0</text:p>
          </table:table-cell>
          <table:table-cell table:formula="of:=DEC2HEX([Sheet1.WO$7]*64+[Sheet1.WO$6]*32+[Sheet1.WO$5]*16+[Sheet1.WO$4]*8+[Sheet1.WO$3]*4+[Sheet1.WO$2]*2+[Sheet1.WO$1])" office:value-type="string" office:string-value="0">
            <text:p>0</text:p>
          </table:table-cell>
          <table:table-cell table:formula="of:=DEC2HEX([Sheet1.WP$7]*64+[Sheet1.WP$6]*32+[Sheet1.WP$5]*16+[Sheet1.WP$4]*8+[Sheet1.WP$3]*4+[Sheet1.WP$2]*2+[Sheet1.WP$1])" office:value-type="string" office:string-value="0">
            <text:p>0</text:p>
          </table:table-cell>
          <table:table-cell table:formula="of:=DEC2HEX([Sheet1.WQ$7]*64+[Sheet1.WQ$6]*32+[Sheet1.WQ$5]*16+[Sheet1.WQ$4]*8+[Sheet1.WQ$3]*4+[Sheet1.WQ$2]*2+[Sheet1.WQ$1])" office:value-type="string" office:string-value="0">
            <text:p>0</text:p>
          </table:table-cell>
          <table:table-cell table:formula="of:=DEC2HEX([Sheet1.WR$7]*64+[Sheet1.WR$6]*32+[Sheet1.WR$5]*16+[Sheet1.WR$4]*8+[Sheet1.WR$3]*4+[Sheet1.WR$2]*2+[Sheet1.WR$1])" office:value-type="string" office:string-value="0">
            <text:p>0</text:p>
          </table:table-cell>
          <table:table-cell table:formula="of:=DEC2HEX([Sheet1.WS$7]*64+[Sheet1.WS$6]*32+[Sheet1.WS$5]*16+[Sheet1.WS$4]*8+[Sheet1.WS$3]*4+[Sheet1.WS$2]*2+[Sheet1.WS$1])" office:value-type="string" office:string-value="0">
            <text:p>0</text:p>
          </table:table-cell>
          <table:table-cell table:formula="of:=DEC2HEX([Sheet1.WT$7]*64+[Sheet1.WT$6]*32+[Sheet1.WT$5]*16+[Sheet1.WT$4]*8+[Sheet1.WT$3]*4+[Sheet1.WT$2]*2+[Sheet1.WT$1])" office:value-type="string" office:string-value="0">
            <text:p>0</text:p>
          </table:table-cell>
          <table:table-cell table:formula="of:=DEC2HEX([Sheet1.WU$7]*64+[Sheet1.WU$6]*32+[Sheet1.WU$5]*16+[Sheet1.WU$4]*8+[Sheet1.WU$3]*4+[Sheet1.WU$2]*2+[Sheet1.WU$1])" office:value-type="string" office:string-value="0">
            <text:p>0</text:p>
          </table:table-cell>
          <table:table-cell table:formula="of:=DEC2HEX([Sheet1.WV$7]*64+[Sheet1.WV$6]*32+[Sheet1.WV$5]*16+[Sheet1.WV$4]*8+[Sheet1.WV$3]*4+[Sheet1.WV$2]*2+[Sheet1.WV$1])" office:value-type="string" office:string-value="0">
            <text:p>0</text:p>
          </table:table-cell>
          <table:table-cell table:formula="of:=DEC2HEX([Sheet1.WW$7]*64+[Sheet1.WW$6]*32+[Sheet1.WW$5]*16+[Sheet1.WW$4]*8+[Sheet1.WW$3]*4+[Sheet1.WW$2]*2+[Sheet1.WW$1])" office:value-type="string" office:string-value="0">
            <text:p>0</text:p>
          </table:table-cell>
          <table:table-cell table:formula="of:=DEC2HEX([Sheet1.WX$7]*64+[Sheet1.WX$6]*32+[Sheet1.WX$5]*16+[Sheet1.WX$4]*8+[Sheet1.WX$3]*4+[Sheet1.WX$2]*2+[Sheet1.WX$1])" office:value-type="string" office:string-value="0">
            <text:p>0</text:p>
          </table:table-cell>
          <table:table-cell table:formula="of:=DEC2HEX([Sheet1.WY$7]*64+[Sheet1.WY$6]*32+[Sheet1.WY$5]*16+[Sheet1.WY$4]*8+[Sheet1.WY$3]*4+[Sheet1.WY$2]*2+[Sheet1.WY$1])" office:value-type="string" office:string-value="0">
            <text:p>0</text:p>
          </table:table-cell>
          <table:table-cell table:formula="of:=DEC2HEX([Sheet1.WZ$7]*64+[Sheet1.WZ$6]*32+[Sheet1.WZ$5]*16+[Sheet1.WZ$4]*8+[Sheet1.WZ$3]*4+[Sheet1.WZ$2]*2+[Sheet1.WZ$1])" office:value-type="string" office:string-value="0">
            <text:p>0</text:p>
          </table:table-cell>
          <table:table-cell table:formula="of:=DEC2HEX([Sheet1.XA$7]*64+[Sheet1.XA$6]*32+[Sheet1.XA$5]*16+[Sheet1.XA$4]*8+[Sheet1.XA$3]*4+[Sheet1.XA$2]*2+[Sheet1.XA$1])" office:value-type="string" office:string-value="0">
            <text:p>0</text:p>
          </table:table-cell>
          <table:table-cell table:formula="of:=DEC2HEX([Sheet1.XB$7]*64+[Sheet1.XB$6]*32+[Sheet1.XB$5]*16+[Sheet1.XB$4]*8+[Sheet1.XB$3]*4+[Sheet1.XB$2]*2+[Sheet1.XB$1])" office:value-type="string" office:string-value="0">
            <text:p>0</text:p>
          </table:table-cell>
          <table:table-cell table:formula="of:=DEC2HEX([Sheet1.XC$7]*64+[Sheet1.XC$6]*32+[Sheet1.XC$5]*16+[Sheet1.XC$4]*8+[Sheet1.XC$3]*4+[Sheet1.XC$2]*2+[Sheet1.XC$1])" office:value-type="string" office:string-value="0">
            <text:p>0</text:p>
          </table:table-cell>
          <table:table-cell table:formula="of:=DEC2HEX([Sheet1.XD$7]*64+[Sheet1.XD$6]*32+[Sheet1.XD$5]*16+[Sheet1.XD$4]*8+[Sheet1.XD$3]*4+[Sheet1.XD$2]*2+[Sheet1.XD$1])" office:value-type="string" office:string-value="0">
            <text:p>0</text:p>
          </table:table-cell>
          <table:table-cell table:formula="of:=DEC2HEX([Sheet1.XE$7]*64+[Sheet1.XE$6]*32+[Sheet1.XE$5]*16+[Sheet1.XE$4]*8+[Sheet1.XE$3]*4+[Sheet1.XE$2]*2+[Sheet1.XE$1])" office:value-type="string" office:string-value="0">
            <text:p>0</text:p>
          </table:table-cell>
          <table:table-cell table:formula="of:=DEC2HEX([Sheet1.XF$7]*64+[Sheet1.XF$6]*32+[Sheet1.XF$5]*16+[Sheet1.XF$4]*8+[Sheet1.XF$3]*4+[Sheet1.XF$2]*2+[Sheet1.XF$1])" office:value-type="string" office:string-value="0">
            <text:p>0</text:p>
          </table:table-cell>
          <table:table-cell table:formula="of:=DEC2HEX([Sheet1.XG$7]*64+[Sheet1.XG$6]*32+[Sheet1.XG$5]*16+[Sheet1.XG$4]*8+[Sheet1.XG$3]*4+[Sheet1.XG$2]*2+[Sheet1.XG$1])" office:value-type="string" office:string-value="0">
            <text:p>0</text:p>
          </table:table-cell>
          <table:table-cell table:formula="of:=DEC2HEX([Sheet1.XH$7]*64+[Sheet1.XH$6]*32+[Sheet1.XH$5]*16+[Sheet1.XH$4]*8+[Sheet1.XH$3]*4+[Sheet1.XH$2]*2+[Sheet1.XH$1])" office:value-type="string" office:string-value="0">
            <text:p>0</text:p>
          </table:table-cell>
          <table:table-cell table:formula="of:=DEC2HEX([Sheet1.XI$7]*64+[Sheet1.XI$6]*32+[Sheet1.XI$5]*16+[Sheet1.XI$4]*8+[Sheet1.XI$3]*4+[Sheet1.XI$2]*2+[Sheet1.XI$1])" office:value-type="string" office:string-value="0">
            <text:p>0</text:p>
          </table:table-cell>
          <table:table-cell table:formula="of:=DEC2HEX([Sheet1.XJ$7]*64+[Sheet1.XJ$6]*32+[Sheet1.XJ$5]*16+[Sheet1.XJ$4]*8+[Sheet1.XJ$3]*4+[Sheet1.XJ$2]*2+[Sheet1.XJ$1])" office:value-type="string" office:string-value="0">
            <text:p>0</text:p>
          </table:table-cell>
          <table:table-cell table:formula="of:=DEC2HEX([Sheet1.XK$7]*64+[Sheet1.XK$6]*32+[Sheet1.XK$5]*16+[Sheet1.XK$4]*8+[Sheet1.XK$3]*4+[Sheet1.XK$2]*2+[Sheet1.XK$1])" office:value-type="string" office:string-value="0">
            <text:p>0</text:p>
          </table:table-cell>
          <table:table-cell table:formula="of:=DEC2HEX([Sheet1.XL$7]*64+[Sheet1.XL$6]*32+[Sheet1.XL$5]*16+[Sheet1.XL$4]*8+[Sheet1.XL$3]*4+[Sheet1.XL$2]*2+[Sheet1.XL$1])" office:value-type="string" office:string-value="0">
            <text:p>0</text:p>
          </table:table-cell>
          <table:table-cell table:formula="of:=DEC2HEX([Sheet1.XM$7]*64+[Sheet1.XM$6]*32+[Sheet1.XM$5]*16+[Sheet1.XM$4]*8+[Sheet1.XM$3]*4+[Sheet1.XM$2]*2+[Sheet1.XM$1])" office:value-type="string" office:string-value="0">
            <text:p>0</text:p>
          </table:table-cell>
          <table:table-cell table:formula="of:=DEC2HEX([Sheet1.XN$7]*64+[Sheet1.XN$6]*32+[Sheet1.XN$5]*16+[Sheet1.XN$4]*8+[Sheet1.XN$3]*4+[Sheet1.XN$2]*2+[Sheet1.XN$1])" office:value-type="string" office:string-value="0">
            <text:p>0</text:p>
          </table:table-cell>
          <table:table-cell table:formula="of:=DEC2HEX([Sheet1.XO$7]*64+[Sheet1.XO$6]*32+[Sheet1.XO$5]*16+[Sheet1.XO$4]*8+[Sheet1.XO$3]*4+[Sheet1.XO$2]*2+[Sheet1.XO$1])" office:value-type="string" office:string-value="0">
            <text:p>0</text:p>
          </table:table-cell>
          <table:table-cell table:formula="of:=DEC2HEX([Sheet1.XP$7]*64+[Sheet1.XP$6]*32+[Sheet1.XP$5]*16+[Sheet1.XP$4]*8+[Sheet1.XP$3]*4+[Sheet1.XP$2]*2+[Sheet1.XP$1])" office:value-type="string" office:string-value="0">
            <text:p>0</text:p>
          </table:table-cell>
          <table:table-cell table:formula="of:=DEC2HEX([Sheet1.XQ$7]*64+[Sheet1.XQ$6]*32+[Sheet1.XQ$5]*16+[Sheet1.XQ$4]*8+[Sheet1.XQ$3]*4+[Sheet1.XQ$2]*2+[Sheet1.XQ$1])" office:value-type="string" office:string-value="0">
            <text:p>0</text:p>
          </table:table-cell>
          <table:table-cell table:formula="of:=DEC2HEX([Sheet1.XR$7]*64+[Sheet1.XR$6]*32+[Sheet1.XR$5]*16+[Sheet1.XR$4]*8+[Sheet1.XR$3]*4+[Sheet1.XR$2]*2+[Sheet1.XR$1])" office:value-type="string" office:string-value="0">
            <text:p>0</text:p>
          </table:table-cell>
          <table:table-cell table:formula="of:=DEC2HEX([Sheet1.XS$7]*64+[Sheet1.XS$6]*32+[Sheet1.XS$5]*16+[Sheet1.XS$4]*8+[Sheet1.XS$3]*4+[Sheet1.XS$2]*2+[Sheet1.XS$1])" office:value-type="string" office:string-value="0">
            <text:p>0</text:p>
          </table:table-cell>
          <table:table-cell table:formula="of:=DEC2HEX([Sheet1.XT$7]*64+[Sheet1.XT$6]*32+[Sheet1.XT$5]*16+[Sheet1.XT$4]*8+[Sheet1.XT$3]*4+[Sheet1.XT$2]*2+[Sheet1.XT$1])" office:value-type="string" office:string-value="0">
            <text:p>0</text:p>
          </table:table-cell>
          <table:table-cell table:formula="of:=DEC2HEX([Sheet1.XU$7]*64+[Sheet1.XU$6]*32+[Sheet1.XU$5]*16+[Sheet1.XU$4]*8+[Sheet1.XU$3]*4+[Sheet1.XU$2]*2+[Sheet1.XU$1])" office:value-type="string" office:string-value="0">
            <text:p>0</text:p>
          </table:table-cell>
          <table:table-cell table:formula="of:=DEC2HEX([Sheet1.XV$7]*64+[Sheet1.XV$6]*32+[Sheet1.XV$5]*16+[Sheet1.XV$4]*8+[Sheet1.XV$3]*4+[Sheet1.XV$2]*2+[Sheet1.XV$1])" office:value-type="string" office:string-value="0">
            <text:p>0</text:p>
          </table:table-cell>
          <table:table-cell table:formula="of:=DEC2HEX([Sheet1.XW$7]*64+[Sheet1.XW$6]*32+[Sheet1.XW$5]*16+[Sheet1.XW$4]*8+[Sheet1.XW$3]*4+[Sheet1.XW$2]*2+[Sheet1.XW$1])" office:value-type="string" office:string-value="0">
            <text:p>0</text:p>
          </table:table-cell>
          <table:table-cell table:formula="of:=DEC2HEX([Sheet1.XX$7]*64+[Sheet1.XX$6]*32+[Sheet1.XX$5]*16+[Sheet1.XX$4]*8+[Sheet1.XX$3]*4+[Sheet1.XX$2]*2+[Sheet1.XX$1])" office:value-type="string" office:string-value="0">
            <text:p>0</text:p>
          </table:table-cell>
          <table:table-cell table:formula="of:=DEC2HEX([Sheet1.XY$7]*64+[Sheet1.XY$6]*32+[Sheet1.XY$5]*16+[Sheet1.XY$4]*8+[Sheet1.XY$3]*4+[Sheet1.XY$2]*2+[Sheet1.XY$1])" office:value-type="string" office:string-value="0">
            <text:p>0</text:p>
          </table:table-cell>
          <table:table-cell table:formula="of:=DEC2HEX([Sheet1.XZ$7]*64+[Sheet1.XZ$6]*32+[Sheet1.XZ$5]*16+[Sheet1.XZ$4]*8+[Sheet1.XZ$3]*4+[Sheet1.XZ$2]*2+[Sheet1.XZ$1])" office:value-type="string" office:string-value="0">
            <text:p>0</text:p>
          </table:table-cell>
          <table:table-cell table:formula="of:=DEC2HEX([Sheet1.YA$7]*64+[Sheet1.YA$6]*32+[Sheet1.YA$5]*16+[Sheet1.YA$4]*8+[Sheet1.YA$3]*4+[Sheet1.YA$2]*2+[Sheet1.YA$1])" office:value-type="string" office:string-value="0">
            <text:p>0</text:p>
          </table:table-cell>
          <table:table-cell table:formula="of:=DEC2HEX([Sheet1.YB$7]*64+[Sheet1.YB$6]*32+[Sheet1.YB$5]*16+[Sheet1.YB$4]*8+[Sheet1.YB$3]*4+[Sheet1.YB$2]*2+[Sheet1.YB$1])" office:value-type="string" office:string-value="0">
            <text:p>0</text:p>
          </table:table-cell>
          <table:table-cell table:formula="of:=DEC2HEX([Sheet1.YC$7]*64+[Sheet1.YC$6]*32+[Sheet1.YC$5]*16+[Sheet1.YC$4]*8+[Sheet1.YC$3]*4+[Sheet1.YC$2]*2+[Sheet1.YC$1])" office:value-type="string" office:string-value="0">
            <text:p>0</text:p>
          </table:table-cell>
          <table:table-cell table:formula="of:=DEC2HEX([Sheet1.YD$7]*64+[Sheet1.YD$6]*32+[Sheet1.YD$5]*16+[Sheet1.YD$4]*8+[Sheet1.YD$3]*4+[Sheet1.YD$2]*2+[Sheet1.YD$1])" office:value-type="string" office:string-value="0">
            <text:p>0</text:p>
          </table:table-cell>
          <table:table-cell table:formula="of:=DEC2HEX([Sheet1.YE$7]*64+[Sheet1.YE$6]*32+[Sheet1.YE$5]*16+[Sheet1.YE$4]*8+[Sheet1.YE$3]*4+[Sheet1.YE$2]*2+[Sheet1.YE$1])" office:value-type="string" office:string-value="0">
            <text:p>0</text:p>
          </table:table-cell>
          <table:table-cell table:formula="of:=DEC2HEX([Sheet1.YF$7]*64+[Sheet1.YF$6]*32+[Sheet1.YF$5]*16+[Sheet1.YF$4]*8+[Sheet1.YF$3]*4+[Sheet1.YF$2]*2+[Sheet1.YF$1])" office:value-type="string" office:string-value="0">
            <text:p>0</text:p>
          </table:table-cell>
          <table:table-cell table:formula="of:=DEC2HEX([Sheet1.YG$7]*64+[Sheet1.YG$6]*32+[Sheet1.YG$5]*16+[Sheet1.YG$4]*8+[Sheet1.YG$3]*4+[Sheet1.YG$2]*2+[Sheet1.YG$1])" office:value-type="string" office:string-value="0">
            <text:p>0</text:p>
          </table:table-cell>
          <table:table-cell table:formula="of:=DEC2HEX([Sheet1.YH$7]*64+[Sheet1.YH$6]*32+[Sheet1.YH$5]*16+[Sheet1.YH$4]*8+[Sheet1.YH$3]*4+[Sheet1.YH$2]*2+[Sheet1.YH$1])" office:value-type="string" office:string-value="0">
            <text:p>0</text:p>
          </table:table-cell>
          <table:table-cell table:formula="of:=DEC2HEX([Sheet1.YI$7]*64+[Sheet1.YI$6]*32+[Sheet1.YI$5]*16+[Sheet1.YI$4]*8+[Sheet1.YI$3]*4+[Sheet1.YI$2]*2+[Sheet1.YI$1])" office:value-type="string" office:string-value="0">
            <text:p>0</text:p>
          </table:table-cell>
          <table:table-cell table:formula="of:=DEC2HEX([Sheet1.YJ$7]*64+[Sheet1.YJ$6]*32+[Sheet1.YJ$5]*16+[Sheet1.YJ$4]*8+[Sheet1.YJ$3]*4+[Sheet1.YJ$2]*2+[Sheet1.YJ$1])" office:value-type="string" office:string-value="0">
            <text:p>0</text:p>
          </table:table-cell>
          <table:table-cell table:formula="of:=DEC2HEX([Sheet1.YK$7]*64+[Sheet1.YK$6]*32+[Sheet1.YK$5]*16+[Sheet1.YK$4]*8+[Sheet1.YK$3]*4+[Sheet1.YK$2]*2+[Sheet1.YK$1])" office:value-type="string" office:string-value="0">
            <text:p>0</text:p>
          </table:table-cell>
          <table:table-cell table:formula="of:=DEC2HEX([Sheet1.YL$7]*64+[Sheet1.YL$6]*32+[Sheet1.YL$5]*16+[Sheet1.YL$4]*8+[Sheet1.YL$3]*4+[Sheet1.YL$2]*2+[Sheet1.YL$1])" office:value-type="string" office:string-value="0">
            <text:p>0</text:p>
          </table:table-cell>
          <table:table-cell table:formula="of:=DEC2HEX([Sheet1.YM$7]*64+[Sheet1.YM$6]*32+[Sheet1.YM$5]*16+[Sheet1.YM$4]*8+[Sheet1.YM$3]*4+[Sheet1.YM$2]*2+[Sheet1.YM$1])" office:value-type="string" office:string-value="0">
            <text:p>0</text:p>
          </table:table-cell>
          <table:table-cell table:formula="of:=DEC2HEX([Sheet1.YN$7]*64+[Sheet1.YN$6]*32+[Sheet1.YN$5]*16+[Sheet1.YN$4]*8+[Sheet1.YN$3]*4+[Sheet1.YN$2]*2+[Sheet1.YN$1])" office:value-type="string" office:string-value="0">
            <text:p>0</text:p>
          </table:table-cell>
          <table:table-cell table:formula="of:=DEC2HEX([Sheet1.YO$7]*64+[Sheet1.YO$6]*32+[Sheet1.YO$5]*16+[Sheet1.YO$4]*8+[Sheet1.YO$3]*4+[Sheet1.YO$2]*2+[Sheet1.YO$1])" office:value-type="string" office:string-value="0">
            <text:p>0</text:p>
          </table:table-cell>
          <table:table-cell table:formula="of:=DEC2HEX([Sheet1.YP$7]*64+[Sheet1.YP$6]*32+[Sheet1.YP$5]*16+[Sheet1.YP$4]*8+[Sheet1.YP$3]*4+[Sheet1.YP$2]*2+[Sheet1.YP$1])" office:value-type="string" office:string-value="0">
            <text:p>0</text:p>
          </table:table-cell>
          <table:table-cell table:formula="of:=DEC2HEX([Sheet1.YQ$7]*64+[Sheet1.YQ$6]*32+[Sheet1.YQ$5]*16+[Sheet1.YQ$4]*8+[Sheet1.YQ$3]*4+[Sheet1.YQ$2]*2+[Sheet1.YQ$1])" office:value-type="string" office:string-value="0">
            <text:p>0</text:p>
          </table:table-cell>
          <table:table-cell table:formula="of:=DEC2HEX([Sheet1.YR$7]*64+[Sheet1.YR$6]*32+[Sheet1.YR$5]*16+[Sheet1.YR$4]*8+[Sheet1.YR$3]*4+[Sheet1.YR$2]*2+[Sheet1.YR$1])" office:value-type="string" office:string-value="0">
            <text:p>0</text:p>
          </table:table-cell>
          <table:table-cell table:formula="of:=DEC2HEX([Sheet1.YS$7]*64+[Sheet1.YS$6]*32+[Sheet1.YS$5]*16+[Sheet1.YS$4]*8+[Sheet1.YS$3]*4+[Sheet1.YS$2]*2+[Sheet1.YS$1])" office:value-type="string" office:string-value="0">
            <text:p>0</text:p>
          </table:table-cell>
          <table:table-cell table:formula="of:=DEC2HEX([Sheet1.YT$7]*64+[Sheet1.YT$6]*32+[Sheet1.YT$5]*16+[Sheet1.YT$4]*8+[Sheet1.YT$3]*4+[Sheet1.YT$2]*2+[Sheet1.YT$1])" office:value-type="string" office:string-value="0">
            <text:p>0</text:p>
          </table:table-cell>
          <table:table-cell table:formula="of:=DEC2HEX([Sheet1.YU$7]*64+[Sheet1.YU$6]*32+[Sheet1.YU$5]*16+[Sheet1.YU$4]*8+[Sheet1.YU$3]*4+[Sheet1.YU$2]*2+[Sheet1.YU$1])" office:value-type="string" office:string-value="0">
            <text:p>0</text:p>
          </table:table-cell>
          <table:table-cell table:formula="of:=DEC2HEX([Sheet1.YV$7]*64+[Sheet1.YV$6]*32+[Sheet1.YV$5]*16+[Sheet1.YV$4]*8+[Sheet1.YV$3]*4+[Sheet1.YV$2]*2+[Sheet1.YV$1])" office:value-type="string" office:string-value="0">
            <text:p>0</text:p>
          </table:table-cell>
          <table:table-cell table:formula="of:=DEC2HEX([Sheet1.YW$7]*64+[Sheet1.YW$6]*32+[Sheet1.YW$5]*16+[Sheet1.YW$4]*8+[Sheet1.YW$3]*4+[Sheet1.YW$2]*2+[Sheet1.YW$1])" office:value-type="string" office:string-value="0">
            <text:p>0</text:p>
          </table:table-cell>
          <table:table-cell table:formula="of:=DEC2HEX([Sheet1.YX$7]*64+[Sheet1.YX$6]*32+[Sheet1.YX$5]*16+[Sheet1.YX$4]*8+[Sheet1.YX$3]*4+[Sheet1.YX$2]*2+[Sheet1.YX$1])" office:value-type="string" office:string-value="0">
            <text:p>0</text:p>
          </table:table-cell>
          <table:table-cell table:formula="of:=DEC2HEX([Sheet1.YY$7]*64+[Sheet1.YY$6]*32+[Sheet1.YY$5]*16+[Sheet1.YY$4]*8+[Sheet1.YY$3]*4+[Sheet1.YY$2]*2+[Sheet1.YY$1])" office:value-type="string" office:string-value="0">
            <text:p>0</text:p>
          </table:table-cell>
          <table:table-cell table:formula="of:=DEC2HEX([Sheet1.YZ$7]*64+[Sheet1.YZ$6]*32+[Sheet1.YZ$5]*16+[Sheet1.YZ$4]*8+[Sheet1.YZ$3]*4+[Sheet1.YZ$2]*2+[Sheet1.YZ$1])" office:value-type="string" office:string-value="0">
            <text:p>0</text:p>
          </table:table-cell>
          <table:table-cell table:formula="of:=DEC2HEX([Sheet1.ZA$7]*64+[Sheet1.ZA$6]*32+[Sheet1.ZA$5]*16+[Sheet1.ZA$4]*8+[Sheet1.ZA$3]*4+[Sheet1.ZA$2]*2+[Sheet1.ZA$1])" office:value-type="string" office:string-value="0">
            <text:p>0</text:p>
          </table:table-cell>
          <table:table-cell table:formula="of:=DEC2HEX([Sheet1.ZB$7]*64+[Sheet1.ZB$6]*32+[Sheet1.ZB$5]*16+[Sheet1.ZB$4]*8+[Sheet1.ZB$3]*4+[Sheet1.ZB$2]*2+[Sheet1.ZB$1])" office:value-type="string" office:string-value="0">
            <text:p>0</text:p>
          </table:table-cell>
          <table:table-cell table:formula="of:=DEC2HEX([Sheet1.ZC$7]*64+[Sheet1.ZC$6]*32+[Sheet1.ZC$5]*16+[Sheet1.ZC$4]*8+[Sheet1.ZC$3]*4+[Sheet1.ZC$2]*2+[Sheet1.ZC$1])" office:value-type="string" office:string-value="0">
            <text:p>0</text:p>
          </table:table-cell>
          <table:table-cell table:formula="of:=DEC2HEX([Sheet1.ZD$7]*64+[Sheet1.ZD$6]*32+[Sheet1.ZD$5]*16+[Sheet1.ZD$4]*8+[Sheet1.ZD$3]*4+[Sheet1.ZD$2]*2+[Sheet1.ZD$1])" office:value-type="string" office:string-value="0">
            <text:p>0</text:p>
          </table:table-cell>
          <table:table-cell table:formula="of:=DEC2HEX([Sheet1.ZE$7]*64+[Sheet1.ZE$6]*32+[Sheet1.ZE$5]*16+[Sheet1.ZE$4]*8+[Sheet1.ZE$3]*4+[Sheet1.ZE$2]*2+[Sheet1.ZE$1])" office:value-type="string" office:string-value="0">
            <text:p>0</text:p>
          </table:table-cell>
          <table:table-cell table:formula="of:=DEC2HEX([Sheet1.ZF$7]*64+[Sheet1.ZF$6]*32+[Sheet1.ZF$5]*16+[Sheet1.ZF$4]*8+[Sheet1.ZF$3]*4+[Sheet1.ZF$2]*2+[Sheet1.ZF$1])" office:value-type="string" office:string-value="0">
            <text:p>0</text:p>
          </table:table-cell>
          <table:table-cell table:formula="of:=DEC2HEX([Sheet1.ZG$7]*64+[Sheet1.ZG$6]*32+[Sheet1.ZG$5]*16+[Sheet1.ZG$4]*8+[Sheet1.ZG$3]*4+[Sheet1.ZG$2]*2+[Sheet1.ZG$1])" office:value-type="string" office:string-value="0">
            <text:p>0</text:p>
          </table:table-cell>
          <table:table-cell table:formula="of:=DEC2HEX([Sheet1.ZH$7]*64+[Sheet1.ZH$6]*32+[Sheet1.ZH$5]*16+[Sheet1.ZH$4]*8+[Sheet1.ZH$3]*4+[Sheet1.ZH$2]*2+[Sheet1.ZH$1])" office:value-type="string" office:string-value="0">
            <text:p>0</text:p>
          </table:table-cell>
          <table:table-cell table:formula="of:=DEC2HEX([Sheet1.ZI$7]*64+[Sheet1.ZI$6]*32+[Sheet1.ZI$5]*16+[Sheet1.ZI$4]*8+[Sheet1.ZI$3]*4+[Sheet1.ZI$2]*2+[Sheet1.ZI$1])" office:value-type="string" office:string-value="0">
            <text:p>0</text:p>
          </table:table-cell>
          <table:table-cell table:formula="of:=DEC2HEX([Sheet1.ZJ$7]*64+[Sheet1.ZJ$6]*32+[Sheet1.ZJ$5]*16+[Sheet1.ZJ$4]*8+[Sheet1.ZJ$3]*4+[Sheet1.ZJ$2]*2+[Sheet1.ZJ$1])" office:value-type="string" office:string-value="0">
            <text:p>0</text:p>
          </table:table-cell>
          <table:table-cell table:formula="of:=DEC2HEX([Sheet1.ZK$7]*64+[Sheet1.ZK$6]*32+[Sheet1.ZK$5]*16+[Sheet1.ZK$4]*8+[Sheet1.ZK$3]*4+[Sheet1.ZK$2]*2+[Sheet1.ZK$1])" office:value-type="string" office:string-value="0">
            <text:p>0</text:p>
          </table:table-cell>
          <table:table-cell table:formula="of:=DEC2HEX([Sheet1.ZL$7]*64+[Sheet1.ZL$6]*32+[Sheet1.ZL$5]*16+[Sheet1.ZL$4]*8+[Sheet1.ZL$3]*4+[Sheet1.ZL$2]*2+[Sheet1.ZL$1])" office:value-type="string" office:string-value="0">
            <text:p>0</text:p>
          </table:table-cell>
          <table:table-cell table:formula="of:=DEC2HEX([Sheet1.ZM$7]*64+[Sheet1.ZM$6]*32+[Sheet1.ZM$5]*16+[Sheet1.ZM$4]*8+[Sheet1.ZM$3]*4+[Sheet1.ZM$2]*2+[Sheet1.ZM$1])" office:value-type="string" office:string-value="0">
            <text:p>0</text:p>
          </table:table-cell>
          <table:table-cell table:formula="of:=DEC2HEX([Sheet1.ZN$7]*64+[Sheet1.ZN$6]*32+[Sheet1.ZN$5]*16+[Sheet1.ZN$4]*8+[Sheet1.ZN$3]*4+[Sheet1.ZN$2]*2+[Sheet1.ZN$1])" office:value-type="string" office:string-value="0">
            <text:p>0</text:p>
          </table:table-cell>
          <table:table-cell table:formula="of:=DEC2HEX([Sheet1.ZO$7]*64+[Sheet1.ZO$6]*32+[Sheet1.ZO$5]*16+[Sheet1.ZO$4]*8+[Sheet1.ZO$3]*4+[Sheet1.ZO$2]*2+[Sheet1.ZO$1])" office:value-type="string" office:string-value="0">
            <text:p>0</text:p>
          </table:table-cell>
          <table:table-cell table:formula="of:=DEC2HEX([Sheet1.ZP$7]*64+[Sheet1.ZP$6]*32+[Sheet1.ZP$5]*16+[Sheet1.ZP$4]*8+[Sheet1.ZP$3]*4+[Sheet1.ZP$2]*2+[Sheet1.ZP$1])" office:value-type="string" office:string-value="0">
            <text:p>0</text:p>
          </table:table-cell>
          <table:table-cell table:formula="of:=DEC2HEX([Sheet1.ZQ$7]*64+[Sheet1.ZQ$6]*32+[Sheet1.ZQ$5]*16+[Sheet1.ZQ$4]*8+[Sheet1.ZQ$3]*4+[Sheet1.ZQ$2]*2+[Sheet1.ZQ$1])" office:value-type="string" office:string-value="0">
            <text:p>0</text:p>
          </table:table-cell>
          <table:table-cell table:formula="of:=DEC2HEX([Sheet1.ZR$7]*64+[Sheet1.ZR$6]*32+[Sheet1.ZR$5]*16+[Sheet1.ZR$4]*8+[Sheet1.ZR$3]*4+[Sheet1.ZR$2]*2+[Sheet1.ZR$1])" office:value-type="string" office:string-value="0">
            <text:p>0</text:p>
          </table:table-cell>
          <table:table-cell table:formula="of:=DEC2HEX([Sheet1.ZS$7]*64+[Sheet1.ZS$6]*32+[Sheet1.ZS$5]*16+[Sheet1.ZS$4]*8+[Sheet1.ZS$3]*4+[Sheet1.ZS$2]*2+[Sheet1.ZS$1])" office:value-type="string" office:string-value="0">
            <text:p>0</text:p>
          </table:table-cell>
          <table:table-cell table:formula="of:=DEC2HEX([Sheet1.ZT$7]*64+[Sheet1.ZT$6]*32+[Sheet1.ZT$5]*16+[Sheet1.ZT$4]*8+[Sheet1.ZT$3]*4+[Sheet1.ZT$2]*2+[Sheet1.ZT$1])" office:value-type="string" office:string-value="0">
            <text:p>0</text:p>
          </table:table-cell>
          <table:table-cell table:formula="of:=DEC2HEX([Sheet1.ZU$7]*64+[Sheet1.ZU$6]*32+[Sheet1.ZU$5]*16+[Sheet1.ZU$4]*8+[Sheet1.ZU$3]*4+[Sheet1.ZU$2]*2+[Sheet1.ZU$1])" office:value-type="string" office:string-value="0">
            <text:p>0</text:p>
          </table:table-cell>
          <table:table-cell table:formula="of:=DEC2HEX([Sheet1.ZV$7]*64+[Sheet1.ZV$6]*32+[Sheet1.ZV$5]*16+[Sheet1.ZV$4]*8+[Sheet1.ZV$3]*4+[Sheet1.ZV$2]*2+[Sheet1.ZV$1])" office:value-type="string" office:string-value="0">
            <text:p>0</text:p>
          </table:table-cell>
          <table:table-cell table:formula="of:=DEC2HEX([Sheet1.ZW$7]*64+[Sheet1.ZW$6]*32+[Sheet1.ZW$5]*16+[Sheet1.ZW$4]*8+[Sheet1.ZW$3]*4+[Sheet1.ZW$2]*2+[Sheet1.ZW$1])" office:value-type="string" office:string-value="0">
            <text:p>0</text:p>
          </table:table-cell>
          <table:table-cell table:formula="of:=DEC2HEX([Sheet1.ZX$7]*64+[Sheet1.ZX$6]*32+[Sheet1.ZX$5]*16+[Sheet1.ZX$4]*8+[Sheet1.ZX$3]*4+[Sheet1.ZX$2]*2+[Sheet1.ZX$1])" office:value-type="string" office:string-value="0">
            <text:p>0</text:p>
          </table:table-cell>
          <table:table-cell table:formula="of:=DEC2HEX([Sheet1.ZY$7]*64+[Sheet1.ZY$6]*32+[Sheet1.ZY$5]*16+[Sheet1.ZY$4]*8+[Sheet1.ZY$3]*4+[Sheet1.ZY$2]*2+[Sheet1.ZY$1])" office:value-type="string" office:string-value="0">
            <text:p>0</text:p>
          </table:table-cell>
          <table:table-cell table:formula="of:=DEC2HEX([Sheet1.ZZ$7]*64+[Sheet1.ZZ$6]*32+[Sheet1.ZZ$5]*16+[Sheet1.ZZ$4]*8+[Sheet1.ZZ$3]*4+[Sheet1.ZZ$2]*2+[Sheet1.ZZ$1])" office:value-type="string" office:string-value="0">
            <text:p>0</text:p>
          </table:table-cell>
          <table:table-cell table:formula="of:=DEC2HEX([Sheet1.AAA$7]*64+[Sheet1.AAA$6]*32+[Sheet1.AAA$5]*16+[Sheet1.AAA$4]*8+[Sheet1.AAA$3]*4+[Sheet1.AAA$2]*2+[Sheet1.AAA$1])" office:value-type="string" office:string-value="0">
            <text:p>0</text:p>
          </table:table-cell>
          <table:table-cell table:formula="of:=DEC2HEX([Sheet1.AAB$7]*64+[Sheet1.AAB$6]*32+[Sheet1.AAB$5]*16+[Sheet1.AAB$4]*8+[Sheet1.AAB$3]*4+[Sheet1.AAB$2]*2+[Sheet1.AAB$1])" office:value-type="string" office:string-value="0">
            <text:p>0</text:p>
          </table:table-cell>
          <table:table-cell table:formula="of:=DEC2HEX([Sheet1.AAC$7]*64+[Sheet1.AAC$6]*32+[Sheet1.AAC$5]*16+[Sheet1.AAC$4]*8+[Sheet1.AAC$3]*4+[Sheet1.AAC$2]*2+[Sheet1.AAC$1])" office:value-type="string" office:string-value="0">
            <text:p>0</text:p>
          </table:table-cell>
          <table:table-cell table:formula="of:=DEC2HEX([Sheet1.AAD$7]*64+[Sheet1.AAD$6]*32+[Sheet1.AAD$5]*16+[Sheet1.AAD$4]*8+[Sheet1.AAD$3]*4+[Sheet1.AAD$2]*2+[Sheet1.AAD$1])" office:value-type="string" office:string-value="0">
            <text:p>0</text:p>
          </table:table-cell>
          <table:table-cell table:formula="of:=DEC2HEX([Sheet1.AAE$7]*64+[Sheet1.AAE$6]*32+[Sheet1.AAE$5]*16+[Sheet1.AAE$4]*8+[Sheet1.AAE$3]*4+[Sheet1.AAE$2]*2+[Sheet1.AAE$1])" office:value-type="string" office:string-value="0">
            <text:p>0</text:p>
          </table:table-cell>
          <table:table-cell table:formula="of:=DEC2HEX([Sheet1.AAF$7]*64+[Sheet1.AAF$6]*32+[Sheet1.AAF$5]*16+[Sheet1.AAF$4]*8+[Sheet1.AAF$3]*4+[Sheet1.AAF$2]*2+[Sheet1.AAF$1])" office:value-type="string" office:string-value="0">
            <text:p>0</text:p>
          </table:table-cell>
          <table:table-cell table:formula="of:=DEC2HEX([Sheet1.AAG$7]*64+[Sheet1.AAG$6]*32+[Sheet1.AAG$5]*16+[Sheet1.AAG$4]*8+[Sheet1.AAG$3]*4+[Sheet1.AAG$2]*2+[Sheet1.AAG$1])" office:value-type="string" office:string-value="0">
            <text:p>0</text:p>
          </table:table-cell>
          <table:table-cell table:formula="of:=DEC2HEX([Sheet1.AAH$7]*64+[Sheet1.AAH$6]*32+[Sheet1.AAH$5]*16+[Sheet1.AAH$4]*8+[Sheet1.AAH$3]*4+[Sheet1.AAH$2]*2+[Sheet1.AAH$1])" office:value-type="string" office:string-value="0">
            <text:p>0</text:p>
          </table:table-cell>
          <table:table-cell table:formula="of:=DEC2HEX([Sheet1.AAI$7]*64+[Sheet1.AAI$6]*32+[Sheet1.AAI$5]*16+[Sheet1.AAI$4]*8+[Sheet1.AAI$3]*4+[Sheet1.AAI$2]*2+[Sheet1.AAI$1])" office:value-type="string" office:string-value="0">
            <text:p>0</text:p>
          </table:table-cell>
          <table:table-cell table:formula="of:=DEC2HEX([Sheet1.AAJ$7]*64+[Sheet1.AAJ$6]*32+[Sheet1.AAJ$5]*16+[Sheet1.AAJ$4]*8+[Sheet1.AAJ$3]*4+[Sheet1.AAJ$2]*2+[Sheet1.AAJ$1])" office:value-type="string" office:string-value="0">
            <text:p>0</text:p>
          </table:table-cell>
          <table:table-cell table:formula="of:=DEC2HEX([Sheet1.AAK$7]*64+[Sheet1.AAK$6]*32+[Sheet1.AAK$5]*16+[Sheet1.AAK$4]*8+[Sheet1.AAK$3]*4+[Sheet1.AAK$2]*2+[Sheet1.AAK$1])" office:value-type="string" office:string-value="0">
            <text:p>0</text:p>
          </table:table-cell>
          <table:table-cell table:formula="of:=DEC2HEX([Sheet1.AAL$7]*64+[Sheet1.AAL$6]*32+[Sheet1.AAL$5]*16+[Sheet1.AAL$4]*8+[Sheet1.AAL$3]*4+[Sheet1.AAL$2]*2+[Sheet1.AAL$1])" office:value-type="string" office:string-value="0">
            <text:p>0</text:p>
          </table:table-cell>
          <table:table-cell table:formula="of:=DEC2HEX([Sheet1.AAM$7]*64+[Sheet1.AAM$6]*32+[Sheet1.AAM$5]*16+[Sheet1.AAM$4]*8+[Sheet1.AAM$3]*4+[Sheet1.AAM$2]*2+[Sheet1.AAM$1])" office:value-type="string" office:string-value="0">
            <text:p>0</text:p>
          </table:table-cell>
          <table:table-cell table:formula="of:=DEC2HEX([Sheet1.AAN$7]*64+[Sheet1.AAN$6]*32+[Sheet1.AAN$5]*16+[Sheet1.AAN$4]*8+[Sheet1.AAN$3]*4+[Sheet1.AAN$2]*2+[Sheet1.AAN$1])" office:value-type="string" office:string-value="0">
            <text:p>0</text:p>
          </table:table-cell>
          <table:table-cell table:formula="of:=DEC2HEX([Sheet1.AAO$7]*64+[Sheet1.AAO$6]*32+[Sheet1.AAO$5]*16+[Sheet1.AAO$4]*8+[Sheet1.AAO$3]*4+[Sheet1.AAO$2]*2+[Sheet1.AAO$1])" office:value-type="string" office:string-value="0">
            <text:p>0</text:p>
          </table:table-cell>
          <table:table-cell table:formula="of:=DEC2HEX([Sheet1.AAP$7]*64+[Sheet1.AAP$6]*32+[Sheet1.AAP$5]*16+[Sheet1.AAP$4]*8+[Sheet1.AAP$3]*4+[Sheet1.AAP$2]*2+[Sheet1.AAP$1])" office:value-type="string" office:string-value="0">
            <text:p>0</text:p>
          </table:table-cell>
          <table:table-cell table:formula="of:=DEC2HEX([Sheet1.AAQ$7]*64+[Sheet1.AAQ$6]*32+[Sheet1.AAQ$5]*16+[Sheet1.AAQ$4]*8+[Sheet1.AAQ$3]*4+[Sheet1.AAQ$2]*2+[Sheet1.AAQ$1])" office:value-type="string" office:string-value="0">
            <text:p>0</text:p>
          </table:table-cell>
          <table:table-cell table:formula="of:=DEC2HEX([Sheet1.AAR$7]*64+[Sheet1.AAR$6]*32+[Sheet1.AAR$5]*16+[Sheet1.AAR$4]*8+[Sheet1.AAR$3]*4+[Sheet1.AAR$2]*2+[Sheet1.AAR$1])" office:value-type="string" office:string-value="0">
            <text:p>0</text:p>
          </table:table-cell>
          <table:table-cell table:formula="of:=DEC2HEX([Sheet1.AAS$7]*64+[Sheet1.AAS$6]*32+[Sheet1.AAS$5]*16+[Sheet1.AAS$4]*8+[Sheet1.AAS$3]*4+[Sheet1.AAS$2]*2+[Sheet1.AAS$1])" office:value-type="string" office:string-value="0">
            <text:p>0</text:p>
          </table:table-cell>
          <table:table-cell table:formula="of:=DEC2HEX([Sheet1.AAT$7]*64+[Sheet1.AAT$6]*32+[Sheet1.AAT$5]*16+[Sheet1.AAT$4]*8+[Sheet1.AAT$3]*4+[Sheet1.AAT$2]*2+[Sheet1.AAT$1])" office:value-type="string" office:string-value="0">
            <text:p>0</text:p>
          </table:table-cell>
          <table:table-cell table:formula="of:=DEC2HEX([Sheet1.AAU$7]*64+[Sheet1.AAU$6]*32+[Sheet1.AAU$5]*16+[Sheet1.AAU$4]*8+[Sheet1.AAU$3]*4+[Sheet1.AAU$2]*2+[Sheet1.AAU$1])" office:value-type="string" office:string-value="0">
            <text:p>0</text:p>
          </table:table-cell>
          <table:table-cell table:formula="of:=DEC2HEX([Sheet1.AAV$7]*64+[Sheet1.AAV$6]*32+[Sheet1.AAV$5]*16+[Sheet1.AAV$4]*8+[Sheet1.AAV$3]*4+[Sheet1.AAV$2]*2+[Sheet1.AAV$1])" office:value-type="string" office:string-value="0">
            <text:p>0</text:p>
          </table:table-cell>
          <table:table-cell table:formula="of:=DEC2HEX([Sheet1.AAW$7]*64+[Sheet1.AAW$6]*32+[Sheet1.AAW$5]*16+[Sheet1.AAW$4]*8+[Sheet1.AAW$3]*4+[Sheet1.AAW$2]*2+[Sheet1.AAW$1])" office:value-type="string" office:string-value="0">
            <text:p>0</text:p>
          </table:table-cell>
          <table:table-cell table:formula="of:=DEC2HEX([Sheet1.AAX$7]*64+[Sheet1.AAX$6]*32+[Sheet1.AAX$5]*16+[Sheet1.AAX$4]*8+[Sheet1.AAX$3]*4+[Sheet1.AAX$2]*2+[Sheet1.AAX$1])" office:value-type="string" office:string-value="0">
            <text:p>0</text:p>
          </table:table-cell>
          <table:table-cell table:formula="of:=DEC2HEX([Sheet1.AAY$7]*64+[Sheet1.AAY$6]*32+[Sheet1.AAY$5]*16+[Sheet1.AAY$4]*8+[Sheet1.AAY$3]*4+[Sheet1.AAY$2]*2+[Sheet1.AAY$1])" office:value-type="string" office:string-value="0">
            <text:p>0</text:p>
          </table:table-cell>
          <table:table-cell table:formula="of:=DEC2HEX([Sheet1.AAZ$7]*64+[Sheet1.AAZ$6]*32+[Sheet1.AAZ$5]*16+[Sheet1.AAZ$4]*8+[Sheet1.AAZ$3]*4+[Sheet1.AAZ$2]*2+[Sheet1.AAZ$1])" office:value-type="string" office:string-value="0">
            <text:p>0</text:p>
          </table:table-cell>
          <table:table-cell table:formula="of:=DEC2HEX([Sheet1.ABA$7]*64+[Sheet1.ABA$6]*32+[Sheet1.ABA$5]*16+[Sheet1.ABA$4]*8+[Sheet1.ABA$3]*4+[Sheet1.ABA$2]*2+[Sheet1.ABA$1])" office:value-type="string" office:string-value="0">
            <text:p>0</text:p>
          </table:table-cell>
          <table:table-cell table:formula="of:=DEC2HEX([Sheet1.ABB$7]*64+[Sheet1.ABB$6]*32+[Sheet1.ABB$5]*16+[Sheet1.ABB$4]*8+[Sheet1.ABB$3]*4+[Sheet1.ABB$2]*2+[Sheet1.ABB$1])" office:value-type="string" office:string-value="0">
            <text:p>0</text:p>
          </table:table-cell>
          <table:table-cell table:formula="of:=DEC2HEX([Sheet1.ABC$7]*64+[Sheet1.ABC$6]*32+[Sheet1.ABC$5]*16+[Sheet1.ABC$4]*8+[Sheet1.ABC$3]*4+[Sheet1.ABC$2]*2+[Sheet1.ABC$1])" office:value-type="string" office:string-value="0">
            <text:p>0</text:p>
          </table:table-cell>
          <table:table-cell table:formula="of:=DEC2HEX([Sheet1.ABD$7]*64+[Sheet1.ABD$6]*32+[Sheet1.ABD$5]*16+[Sheet1.ABD$4]*8+[Sheet1.ABD$3]*4+[Sheet1.ABD$2]*2+[Sheet1.ABD$1])" office:value-type="string" office:string-value="0">
            <text:p>0</text:p>
          </table:table-cell>
          <table:table-cell table:formula="of:=DEC2HEX([Sheet1.ABE$7]*64+[Sheet1.ABE$6]*32+[Sheet1.ABE$5]*16+[Sheet1.ABE$4]*8+[Sheet1.ABE$3]*4+[Sheet1.ABE$2]*2+[Sheet1.ABE$1])" office:value-type="string" office:string-value="0">
            <text:p>0</text:p>
          </table:table-cell>
          <table:table-cell table:formula="of:=DEC2HEX([Sheet1.ABF$7]*64+[Sheet1.ABF$6]*32+[Sheet1.ABF$5]*16+[Sheet1.ABF$4]*8+[Sheet1.ABF$3]*4+[Sheet1.ABF$2]*2+[Sheet1.ABF$1])" office:value-type="string" office:string-value="0">
            <text:p>0</text:p>
          </table:table-cell>
          <table:table-cell table:formula="of:=DEC2HEX([Sheet1.ABG$7]*64+[Sheet1.ABG$6]*32+[Sheet1.ABG$5]*16+[Sheet1.ABG$4]*8+[Sheet1.ABG$3]*4+[Sheet1.ABG$2]*2+[Sheet1.ABG$1])" office:value-type="string" office:string-value="0">
            <text:p>0</text:p>
          </table:table-cell>
          <table:table-cell table:formula="of:=DEC2HEX([Sheet1.ABH$7]*64+[Sheet1.ABH$6]*32+[Sheet1.ABH$5]*16+[Sheet1.ABH$4]*8+[Sheet1.ABH$3]*4+[Sheet1.ABH$2]*2+[Sheet1.ABH$1])" office:value-type="string" office:string-value="0">
            <text:p>0</text:p>
          </table:table-cell>
          <table:table-cell table:formula="of:=DEC2HEX([Sheet1.ABI$7]*64+[Sheet1.ABI$6]*32+[Sheet1.ABI$5]*16+[Sheet1.ABI$4]*8+[Sheet1.ABI$3]*4+[Sheet1.ABI$2]*2+[Sheet1.ABI$1])" office:value-type="string" office:string-value="0">
            <text:p>0</text:p>
          </table:table-cell>
          <table:table-cell table:formula="of:=DEC2HEX([Sheet1.ABJ$7]*64+[Sheet1.ABJ$6]*32+[Sheet1.ABJ$5]*16+[Sheet1.ABJ$4]*8+[Sheet1.ABJ$3]*4+[Sheet1.ABJ$2]*2+[Sheet1.ABJ$1])" office:value-type="string" office:string-value="0">
            <text:p>0</text:p>
          </table:table-cell>
          <table:table-cell table:formula="of:=DEC2HEX([Sheet1.ABK$7]*64+[Sheet1.ABK$6]*32+[Sheet1.ABK$5]*16+[Sheet1.ABK$4]*8+[Sheet1.ABK$3]*4+[Sheet1.ABK$2]*2+[Sheet1.ABK$1])" office:value-type="string" office:string-value="0">
            <text:p>0</text:p>
          </table:table-cell>
          <table:table-cell table:formula="of:=DEC2HEX([Sheet1.ABL$7]*64+[Sheet1.ABL$6]*32+[Sheet1.ABL$5]*16+[Sheet1.ABL$4]*8+[Sheet1.ABL$3]*4+[Sheet1.ABL$2]*2+[Sheet1.ABL$1])" office:value-type="string" office:string-value="0">
            <text:p>0</text:p>
          </table:table-cell>
          <table:table-cell table:formula="of:=DEC2HEX([Sheet1.ABM$7]*64+[Sheet1.ABM$6]*32+[Sheet1.ABM$5]*16+[Sheet1.ABM$4]*8+[Sheet1.ABM$3]*4+[Sheet1.ABM$2]*2+[Sheet1.ABM$1])" office:value-type="string" office:string-value="0">
            <text:p>0</text:p>
          </table:table-cell>
          <table:table-cell table:formula="of:=DEC2HEX([Sheet1.ABN$7]*64+[Sheet1.ABN$6]*32+[Sheet1.ABN$5]*16+[Sheet1.ABN$4]*8+[Sheet1.ABN$3]*4+[Sheet1.ABN$2]*2+[Sheet1.ABN$1])" office:value-type="string" office:string-value="0">
            <text:p>0</text:p>
          </table:table-cell>
          <table:table-cell table:formula="of:=DEC2HEX([Sheet1.ABO$7]*64+[Sheet1.ABO$6]*32+[Sheet1.ABO$5]*16+[Sheet1.ABO$4]*8+[Sheet1.ABO$3]*4+[Sheet1.ABO$2]*2+[Sheet1.ABO$1])" office:value-type="string" office:string-value="0">
            <text:p>0</text:p>
          </table:table-cell>
          <table:table-cell table:formula="of:=DEC2HEX([Sheet1.ABP$7]*64+[Sheet1.ABP$6]*32+[Sheet1.ABP$5]*16+[Sheet1.ABP$4]*8+[Sheet1.ABP$3]*4+[Sheet1.ABP$2]*2+[Sheet1.ABP$1])" office:value-type="string" office:string-value="0">
            <text:p>0</text:p>
          </table:table-cell>
          <table:table-cell table:formula="of:=DEC2HEX([Sheet1.ABQ$7]*64+[Sheet1.ABQ$6]*32+[Sheet1.ABQ$5]*16+[Sheet1.ABQ$4]*8+[Sheet1.ABQ$3]*4+[Sheet1.ABQ$2]*2+[Sheet1.ABQ$1])" office:value-type="string" office:string-value="0">
            <text:p>0</text:p>
          </table:table-cell>
          <table:table-cell table:formula="of:=DEC2HEX([Sheet1.ABR$7]*64+[Sheet1.ABR$6]*32+[Sheet1.ABR$5]*16+[Sheet1.ABR$4]*8+[Sheet1.ABR$3]*4+[Sheet1.ABR$2]*2+[Sheet1.ABR$1])" office:value-type="string" office:string-value="0">
            <text:p>0</text:p>
          </table:table-cell>
          <table:table-cell table:formula="of:=DEC2HEX([Sheet1.ABS$7]*64+[Sheet1.ABS$6]*32+[Sheet1.ABS$5]*16+[Sheet1.ABS$4]*8+[Sheet1.ABS$3]*4+[Sheet1.ABS$2]*2+[Sheet1.ABS$1])" office:value-type="string" office:string-value="0">
            <text:p>0</text:p>
          </table:table-cell>
          <table:table-cell table:formula="of:=DEC2HEX([Sheet1.ABT$7]*64+[Sheet1.ABT$6]*32+[Sheet1.ABT$5]*16+[Sheet1.ABT$4]*8+[Sheet1.ABT$3]*4+[Sheet1.ABT$2]*2+[Sheet1.ABT$1])" office:value-type="string" office:string-value="0">
            <text:p>0</text:p>
          </table:table-cell>
          <table:table-cell table:formula="of:=DEC2HEX([Sheet1.ABU$7]*64+[Sheet1.ABU$6]*32+[Sheet1.ABU$5]*16+[Sheet1.ABU$4]*8+[Sheet1.ABU$3]*4+[Sheet1.ABU$2]*2+[Sheet1.ABU$1])" office:value-type="string" office:string-value="0">
            <text:p>0</text:p>
          </table:table-cell>
          <table:table-cell table:formula="of:=DEC2HEX([Sheet1.ABV$7]*64+[Sheet1.ABV$6]*32+[Sheet1.ABV$5]*16+[Sheet1.ABV$4]*8+[Sheet1.ABV$3]*4+[Sheet1.ABV$2]*2+[Sheet1.ABV$1])" office:value-type="string" office:string-value="0">
            <text:p>0</text:p>
          </table:table-cell>
          <table:table-cell table:formula="of:=DEC2HEX([Sheet1.ABW$7]*64+[Sheet1.ABW$6]*32+[Sheet1.ABW$5]*16+[Sheet1.ABW$4]*8+[Sheet1.ABW$3]*4+[Sheet1.ABW$2]*2+[Sheet1.ABW$1])" office:value-type="string" office:string-value="0">
            <text:p>0</text:p>
          </table:table-cell>
          <table:table-cell table:formula="of:=DEC2HEX([Sheet1.ABX$7]*64+[Sheet1.ABX$6]*32+[Sheet1.ABX$5]*16+[Sheet1.ABX$4]*8+[Sheet1.ABX$3]*4+[Sheet1.ABX$2]*2+[Sheet1.ABX$1])" office:value-type="string" office:string-value="0">
            <text:p>0</text:p>
          </table:table-cell>
          <table:table-cell table:formula="of:=DEC2HEX([Sheet1.ABY$7]*64+[Sheet1.ABY$6]*32+[Sheet1.ABY$5]*16+[Sheet1.ABY$4]*8+[Sheet1.ABY$3]*4+[Sheet1.ABY$2]*2+[Sheet1.ABY$1])" office:value-type="string" office:string-value="0">
            <text:p>0</text:p>
          </table:table-cell>
          <table:table-cell table:formula="of:=DEC2HEX([Sheet1.ABZ$7]*64+[Sheet1.ABZ$6]*32+[Sheet1.ABZ$5]*16+[Sheet1.ABZ$4]*8+[Sheet1.ABZ$3]*4+[Sheet1.ABZ$2]*2+[Sheet1.ABZ$1])" office:value-type="string" office:string-value="0">
            <text:p>0</text:p>
          </table:table-cell>
          <table:table-cell table:formula="of:=DEC2HEX([Sheet1.ACA$7]*64+[Sheet1.ACA$6]*32+[Sheet1.ACA$5]*16+[Sheet1.ACA$4]*8+[Sheet1.ACA$3]*4+[Sheet1.ACA$2]*2+[Sheet1.ACA$1])" office:value-type="string" office:string-value="0">
            <text:p>0</text:p>
          </table:table-cell>
          <table:table-cell table:formula="of:=DEC2HEX([Sheet1.ACB$7]*64+[Sheet1.ACB$6]*32+[Sheet1.ACB$5]*16+[Sheet1.ACB$4]*8+[Sheet1.ACB$3]*4+[Sheet1.ACB$2]*2+[Sheet1.ACB$1])" office:value-type="string" office:string-value="0">
            <text:p>0</text:p>
          </table:table-cell>
          <table:table-cell table:formula="of:=DEC2HEX([Sheet1.ACC$7]*64+[Sheet1.ACC$6]*32+[Sheet1.ACC$5]*16+[Sheet1.ACC$4]*8+[Sheet1.ACC$3]*4+[Sheet1.ACC$2]*2+[Sheet1.ACC$1])" office:value-type="string" office:string-value="0">
            <text:p>0</text:p>
          </table:table-cell>
          <table:table-cell table:formula="of:=DEC2HEX([Sheet1.ACD$7]*64+[Sheet1.ACD$6]*32+[Sheet1.ACD$5]*16+[Sheet1.ACD$4]*8+[Sheet1.ACD$3]*4+[Sheet1.ACD$2]*2+[Sheet1.ACD$1])" office:value-type="string" office:string-value="0">
            <text:p>0</text:p>
          </table:table-cell>
          <table:table-cell table:formula="of:=DEC2HEX([Sheet1.ACE$7]*64+[Sheet1.ACE$6]*32+[Sheet1.ACE$5]*16+[Sheet1.ACE$4]*8+[Sheet1.ACE$3]*4+[Sheet1.ACE$2]*2+[Sheet1.ACE$1])" office:value-type="string" office:string-value="0">
            <text:p>0</text:p>
          </table:table-cell>
          <table:table-cell table:formula="of:=DEC2HEX([Sheet1.ACF$7]*64+[Sheet1.ACF$6]*32+[Sheet1.ACF$5]*16+[Sheet1.ACF$4]*8+[Sheet1.ACF$3]*4+[Sheet1.ACF$2]*2+[Sheet1.ACF$1])" office:value-type="string" office:string-value="0">
            <text:p>0</text:p>
          </table:table-cell>
          <table:table-cell table:formula="of:=DEC2HEX([Sheet1.ACG$7]*64+[Sheet1.ACG$6]*32+[Sheet1.ACG$5]*16+[Sheet1.ACG$4]*8+[Sheet1.ACG$3]*4+[Sheet1.ACG$2]*2+[Sheet1.ACG$1])" office:value-type="string" office:string-value="0">
            <text:p>0</text:p>
          </table:table-cell>
          <table:table-cell table:formula="of:=DEC2HEX([Sheet1.ACH$7]*64+[Sheet1.ACH$6]*32+[Sheet1.ACH$5]*16+[Sheet1.ACH$4]*8+[Sheet1.ACH$3]*4+[Sheet1.ACH$2]*2+[Sheet1.ACH$1])" office:value-type="string" office:string-value="0">
            <text:p>0</text:p>
          </table:table-cell>
          <table:table-cell table:formula="of:=DEC2HEX([Sheet1.ACI$7]*64+[Sheet1.ACI$6]*32+[Sheet1.ACI$5]*16+[Sheet1.ACI$4]*8+[Sheet1.ACI$3]*4+[Sheet1.ACI$2]*2+[Sheet1.ACI$1])" office:value-type="string" office:string-value="0">
            <text:p>0</text:p>
          </table:table-cell>
          <table:table-cell table:formula="of:=DEC2HEX([Sheet1.ACJ$7]*64+[Sheet1.ACJ$6]*32+[Sheet1.ACJ$5]*16+[Sheet1.ACJ$4]*8+[Sheet1.ACJ$3]*4+[Sheet1.ACJ$2]*2+[Sheet1.ACJ$1])" office:value-type="string" office:string-value="0">
            <text:p>0</text:p>
          </table:table-cell>
          <table:table-cell table:formula="of:=DEC2HEX([Sheet1.ACK$7]*64+[Sheet1.ACK$6]*32+[Sheet1.ACK$5]*16+[Sheet1.ACK$4]*8+[Sheet1.ACK$3]*4+[Sheet1.ACK$2]*2+[Sheet1.ACK$1])" office:value-type="string" office:string-value="0">
            <text:p>0</text:p>
          </table:table-cell>
          <table:table-cell table:formula="of:=DEC2HEX([Sheet1.ACL$7]*64+[Sheet1.ACL$6]*32+[Sheet1.ACL$5]*16+[Sheet1.ACL$4]*8+[Sheet1.ACL$3]*4+[Sheet1.ACL$2]*2+[Sheet1.ACL$1])" office:value-type="string" office:string-value="0">
            <text:p>0</text:p>
          </table:table-cell>
          <table:table-cell table:formula="of:=DEC2HEX([Sheet1.ACM$7]*64+[Sheet1.ACM$6]*32+[Sheet1.ACM$5]*16+[Sheet1.ACM$4]*8+[Sheet1.ACM$3]*4+[Sheet1.ACM$2]*2+[Sheet1.ACM$1])" office:value-type="string" office:string-value="0">
            <text:p>0</text:p>
          </table:table-cell>
          <table:table-cell table:formula="of:=DEC2HEX([Sheet1.ACN$7]*64+[Sheet1.ACN$6]*32+[Sheet1.ACN$5]*16+[Sheet1.ACN$4]*8+[Sheet1.ACN$3]*4+[Sheet1.ACN$2]*2+[Sheet1.ACN$1])" office:value-type="string" office:string-value="0">
            <text:p>0</text:p>
          </table:table-cell>
          <table:table-cell table:formula="of:=DEC2HEX([Sheet1.ACO$7]*64+[Sheet1.ACO$6]*32+[Sheet1.ACO$5]*16+[Sheet1.ACO$4]*8+[Sheet1.ACO$3]*4+[Sheet1.ACO$2]*2+[Sheet1.ACO$1])" office:value-type="string" office:string-value="0">
            <text:p>0</text:p>
          </table:table-cell>
          <table:table-cell table:formula="of:=DEC2HEX([Sheet1.ACP$7]*64+[Sheet1.ACP$6]*32+[Sheet1.ACP$5]*16+[Sheet1.ACP$4]*8+[Sheet1.ACP$3]*4+[Sheet1.ACP$2]*2+[Sheet1.ACP$1])" office:value-type="string" office:string-value="0">
            <text:p>0</text:p>
          </table:table-cell>
          <table:table-cell table:formula="of:=DEC2HEX([Sheet1.ACQ$7]*64+[Sheet1.ACQ$6]*32+[Sheet1.ACQ$5]*16+[Sheet1.ACQ$4]*8+[Sheet1.ACQ$3]*4+[Sheet1.ACQ$2]*2+[Sheet1.ACQ$1])" office:value-type="string" office:string-value="0">
            <text:p>0</text:p>
          </table:table-cell>
          <table:table-cell table:formula="of:=DEC2HEX([Sheet1.ACR$7]*64+[Sheet1.ACR$6]*32+[Sheet1.ACR$5]*16+[Sheet1.ACR$4]*8+[Sheet1.ACR$3]*4+[Sheet1.ACR$2]*2+[Sheet1.ACR$1])" office:value-type="string" office:string-value="0">
            <text:p>0</text:p>
          </table:table-cell>
          <table:table-cell table:formula="of:=DEC2HEX([Sheet1.ACS$7]*64+[Sheet1.ACS$6]*32+[Sheet1.ACS$5]*16+[Sheet1.ACS$4]*8+[Sheet1.ACS$3]*4+[Sheet1.ACS$2]*2+[Sheet1.ACS$1])" office:value-type="string" office:string-value="0">
            <text:p>0</text:p>
          </table:table-cell>
          <table:table-cell table:formula="of:=DEC2HEX([Sheet1.ACT$7]*64+[Sheet1.ACT$6]*32+[Sheet1.ACT$5]*16+[Sheet1.ACT$4]*8+[Sheet1.ACT$3]*4+[Sheet1.ACT$2]*2+[Sheet1.ACT$1])" office:value-type="string" office:string-value="0">
            <text:p>0</text:p>
          </table:table-cell>
          <table:table-cell table:formula="of:=DEC2HEX([Sheet1.ACU$7]*64+[Sheet1.ACU$6]*32+[Sheet1.ACU$5]*16+[Sheet1.ACU$4]*8+[Sheet1.ACU$3]*4+[Sheet1.ACU$2]*2+[Sheet1.ACU$1])" office:value-type="string" office:string-value="0">
            <text:p>0</text:p>
          </table:table-cell>
          <table:table-cell table:formula="of:=DEC2HEX([Sheet1.ACV$7]*64+[Sheet1.ACV$6]*32+[Sheet1.ACV$5]*16+[Sheet1.ACV$4]*8+[Sheet1.ACV$3]*4+[Sheet1.ACV$2]*2+[Sheet1.ACV$1])" office:value-type="string" office:string-value="0">
            <text:p>0</text:p>
          </table:table-cell>
          <table:table-cell table:formula="of:=DEC2HEX([Sheet1.ACW$7]*64+[Sheet1.ACW$6]*32+[Sheet1.ACW$5]*16+[Sheet1.ACW$4]*8+[Sheet1.ACW$3]*4+[Sheet1.ACW$2]*2+[Sheet1.ACW$1])" office:value-type="string" office:string-value="0">
            <text:p>0</text:p>
          </table:table-cell>
          <table:table-cell table:formula="of:=DEC2HEX([Sheet1.ACX$7]*64+[Sheet1.ACX$6]*32+[Sheet1.ACX$5]*16+[Sheet1.ACX$4]*8+[Sheet1.ACX$3]*4+[Sheet1.ACX$2]*2+[Sheet1.ACX$1])" office:value-type="string" office:string-value="0">
            <text:p>0</text:p>
          </table:table-cell>
          <table:table-cell table:formula="of:=DEC2HEX([Sheet1.ACY$7]*64+[Sheet1.ACY$6]*32+[Sheet1.ACY$5]*16+[Sheet1.ACY$4]*8+[Sheet1.ACY$3]*4+[Sheet1.ACY$2]*2+[Sheet1.ACY$1])" office:value-type="string" office:string-value="0">
            <text:p>0</text:p>
          </table:table-cell>
          <table:table-cell table:formula="of:=DEC2HEX([Sheet1.ACZ$7]*64+[Sheet1.ACZ$6]*32+[Sheet1.ACZ$5]*16+[Sheet1.ACZ$4]*8+[Sheet1.ACZ$3]*4+[Sheet1.ACZ$2]*2+[Sheet1.ACZ$1])" office:value-type="string" office:string-value="0">
            <text:p>0</text:p>
          </table:table-cell>
          <table:table-cell table:formula="of:=DEC2HEX([Sheet1.ADA$7]*64+[Sheet1.ADA$6]*32+[Sheet1.ADA$5]*16+[Sheet1.ADA$4]*8+[Sheet1.ADA$3]*4+[Sheet1.ADA$2]*2+[Sheet1.ADA$1])" office:value-type="string" office:string-value="0">
            <text:p>0</text:p>
          </table:table-cell>
          <table:table-cell table:formula="of:=DEC2HEX([Sheet1.ADB$7]*64+[Sheet1.ADB$6]*32+[Sheet1.ADB$5]*16+[Sheet1.ADB$4]*8+[Sheet1.ADB$3]*4+[Sheet1.ADB$2]*2+[Sheet1.ADB$1])" office:value-type="string" office:string-value="0">
            <text:p>0</text:p>
          </table:table-cell>
          <table:table-cell table:formula="of:=DEC2HEX([Sheet1.ADC$7]*64+[Sheet1.ADC$6]*32+[Sheet1.ADC$5]*16+[Sheet1.ADC$4]*8+[Sheet1.ADC$3]*4+[Sheet1.ADC$2]*2+[Sheet1.ADC$1])" office:value-type="string" office:string-value="0">
            <text:p>0</text:p>
          </table:table-cell>
          <table:table-cell table:formula="of:=DEC2HEX([Sheet1.ADD$7]*64+[Sheet1.ADD$6]*32+[Sheet1.ADD$5]*16+[Sheet1.ADD$4]*8+[Sheet1.ADD$3]*4+[Sheet1.ADD$2]*2+[Sheet1.ADD$1])" office:value-type="string" office:string-value="0">
            <text:p>0</text:p>
          </table:table-cell>
          <table:table-cell table:formula="of:=DEC2HEX([Sheet1.ADE$7]*64+[Sheet1.ADE$6]*32+[Sheet1.ADE$5]*16+[Sheet1.ADE$4]*8+[Sheet1.ADE$3]*4+[Sheet1.ADE$2]*2+[Sheet1.ADE$1])" office:value-type="string" office:string-value="0">
            <text:p>0</text:p>
          </table:table-cell>
          <table:table-cell table:formula="of:=DEC2HEX([Sheet1.ADF$7]*64+[Sheet1.ADF$6]*32+[Sheet1.ADF$5]*16+[Sheet1.ADF$4]*8+[Sheet1.ADF$3]*4+[Sheet1.ADF$2]*2+[Sheet1.ADF$1])" office:value-type="string" office:string-value="0">
            <text:p>0</text:p>
          </table:table-cell>
          <table:table-cell table:formula="of:=DEC2HEX([Sheet1.ADG$7]*64+[Sheet1.ADG$6]*32+[Sheet1.ADG$5]*16+[Sheet1.ADG$4]*8+[Sheet1.ADG$3]*4+[Sheet1.ADG$2]*2+[Sheet1.ADG$1])" office:value-type="string" office:string-value="0">
            <text:p>0</text:p>
          </table:table-cell>
          <table:table-cell table:formula="of:=DEC2HEX([Sheet1.ADH$7]*64+[Sheet1.ADH$6]*32+[Sheet1.ADH$5]*16+[Sheet1.ADH$4]*8+[Sheet1.ADH$3]*4+[Sheet1.ADH$2]*2+[Sheet1.ADH$1])" office:value-type="string" office:string-value="0">
            <text:p>0</text:p>
          </table:table-cell>
          <table:table-cell table:formula="of:=DEC2HEX([Sheet1.ADI$7]*64+[Sheet1.ADI$6]*32+[Sheet1.ADI$5]*16+[Sheet1.ADI$4]*8+[Sheet1.ADI$3]*4+[Sheet1.ADI$2]*2+[Sheet1.ADI$1])" office:value-type="string" office:string-value="0">
            <text:p>0</text:p>
          </table:table-cell>
          <table:table-cell table:formula="of:=DEC2HEX([Sheet1.ADJ$7]*64+[Sheet1.ADJ$6]*32+[Sheet1.ADJ$5]*16+[Sheet1.ADJ$4]*8+[Sheet1.ADJ$3]*4+[Sheet1.ADJ$2]*2+[Sheet1.ADJ$1])" office:value-type="string" office:string-value="0">
            <text:p>0</text:p>
          </table:table-cell>
          <table:table-cell table:formula="of:=DEC2HEX([Sheet1.ADK$7]*64+[Sheet1.ADK$6]*32+[Sheet1.ADK$5]*16+[Sheet1.ADK$4]*8+[Sheet1.ADK$3]*4+[Sheet1.ADK$2]*2+[Sheet1.ADK$1])" office:value-type="string" office:string-value="0">
            <text:p>0</text:p>
          </table:table-cell>
          <table:table-cell table:formula="of:=DEC2HEX([Sheet1.ADL$7]*64+[Sheet1.ADL$6]*32+[Sheet1.ADL$5]*16+[Sheet1.ADL$4]*8+[Sheet1.ADL$3]*4+[Sheet1.ADL$2]*2+[Sheet1.ADL$1])" office:value-type="string" office:string-value="0">
            <text:p>0</text:p>
          </table:table-cell>
          <table:table-cell table:formula="of:=DEC2HEX([Sheet1.ADM$7]*64+[Sheet1.ADM$6]*32+[Sheet1.ADM$5]*16+[Sheet1.ADM$4]*8+[Sheet1.ADM$3]*4+[Sheet1.ADM$2]*2+[Sheet1.ADM$1])" office:value-type="string" office:string-value="0">
            <text:p>0</text:p>
          </table:table-cell>
          <table:table-cell table:formula="of:=DEC2HEX([Sheet1.ADN$7]*64+[Sheet1.ADN$6]*32+[Sheet1.ADN$5]*16+[Sheet1.ADN$4]*8+[Sheet1.ADN$3]*4+[Sheet1.ADN$2]*2+[Sheet1.ADN$1])" office:value-type="string" office:string-value="0">
            <text:p>0</text:p>
          </table:table-cell>
          <table:table-cell table:formula="of:=DEC2HEX([Sheet1.ADO$7]*64+[Sheet1.ADO$6]*32+[Sheet1.ADO$5]*16+[Sheet1.ADO$4]*8+[Sheet1.ADO$3]*4+[Sheet1.ADO$2]*2+[Sheet1.ADO$1])" office:value-type="string" office:string-value="0">
            <text:p>0</text:p>
          </table:table-cell>
          <table:table-cell table:formula="of:=DEC2HEX([Sheet1.ADP$7]*64+[Sheet1.ADP$6]*32+[Sheet1.ADP$5]*16+[Sheet1.ADP$4]*8+[Sheet1.ADP$3]*4+[Sheet1.ADP$2]*2+[Sheet1.ADP$1])" office:value-type="string" office:string-value="0">
            <text:p>0</text:p>
          </table:table-cell>
          <table:table-cell table:formula="of:=DEC2HEX([Sheet1.ADQ$7]*64+[Sheet1.ADQ$6]*32+[Sheet1.ADQ$5]*16+[Sheet1.ADQ$4]*8+[Sheet1.ADQ$3]*4+[Sheet1.ADQ$2]*2+[Sheet1.ADQ$1])" office:value-type="string" office:string-value="0">
            <text:p>0</text:p>
          </table:table-cell>
          <table:table-cell table:formula="of:=DEC2HEX([Sheet1.ADR$7]*64+[Sheet1.ADR$6]*32+[Sheet1.ADR$5]*16+[Sheet1.ADR$4]*8+[Sheet1.ADR$3]*4+[Sheet1.ADR$2]*2+[Sheet1.ADR$1])" office:value-type="string" office:string-value="0">
            <text:p>0</text:p>
          </table:table-cell>
          <table:table-cell table:formula="of:=DEC2HEX([Sheet1.ADS$7]*64+[Sheet1.ADS$6]*32+[Sheet1.ADS$5]*16+[Sheet1.ADS$4]*8+[Sheet1.ADS$3]*4+[Sheet1.ADS$2]*2+[Sheet1.ADS$1])" office:value-type="string" office:string-value="0">
            <text:p>0</text:p>
          </table:table-cell>
          <table:table-cell table:formula="of:=DEC2HEX([Sheet1.ADT$7]*64+[Sheet1.ADT$6]*32+[Sheet1.ADT$5]*16+[Sheet1.ADT$4]*8+[Sheet1.ADT$3]*4+[Sheet1.ADT$2]*2+[Sheet1.ADT$1])" office:value-type="string" office:string-value="0">
            <text:p>0</text:p>
          </table:table-cell>
          <table:table-cell table:formula="of:=DEC2HEX([Sheet1.ADU$7]*64+[Sheet1.ADU$6]*32+[Sheet1.ADU$5]*16+[Sheet1.ADU$4]*8+[Sheet1.ADU$3]*4+[Sheet1.ADU$2]*2+[Sheet1.ADU$1])" office:value-type="string" office:string-value="0">
            <text:p>0</text:p>
          </table:table-cell>
          <table:table-cell table:formula="of:=DEC2HEX([Sheet1.ADV$7]*64+[Sheet1.ADV$6]*32+[Sheet1.ADV$5]*16+[Sheet1.ADV$4]*8+[Sheet1.ADV$3]*4+[Sheet1.ADV$2]*2+[Sheet1.ADV$1])" office:value-type="string" office:string-value="0">
            <text:p>0</text:p>
          </table:table-cell>
          <table:table-cell table:formula="of:=DEC2HEX([Sheet1.ADW$7]*64+[Sheet1.ADW$6]*32+[Sheet1.ADW$5]*16+[Sheet1.ADW$4]*8+[Sheet1.ADW$3]*4+[Sheet1.ADW$2]*2+[Sheet1.ADW$1])" office:value-type="string" office:string-value="0">
            <text:p>0</text:p>
          </table:table-cell>
          <table:table-cell table:formula="of:=DEC2HEX([Sheet1.ADX$7]*64+[Sheet1.ADX$6]*32+[Sheet1.ADX$5]*16+[Sheet1.ADX$4]*8+[Sheet1.ADX$3]*4+[Sheet1.ADX$2]*2+[Sheet1.ADX$1])" office:value-type="string" office:string-value="0">
            <text:p>0</text:p>
          </table:table-cell>
          <table:table-cell table:formula="of:=DEC2HEX([Sheet1.ADY$7]*64+[Sheet1.ADY$6]*32+[Sheet1.ADY$5]*16+[Sheet1.ADY$4]*8+[Sheet1.ADY$3]*4+[Sheet1.ADY$2]*2+[Sheet1.ADY$1])" office:value-type="string" office:string-value="0">
            <text:p>0</text:p>
          </table:table-cell>
          <table:table-cell table:formula="of:=DEC2HEX([Sheet1.ADZ$7]*64+[Sheet1.ADZ$6]*32+[Sheet1.ADZ$5]*16+[Sheet1.ADZ$4]*8+[Sheet1.ADZ$3]*4+[Sheet1.ADZ$2]*2+[Sheet1.ADZ$1])" office:value-type="string" office:string-value="0">
            <text:p>0</text:p>
          </table:table-cell>
          <table:table-cell table:formula="of:=DEC2HEX([Sheet1.AEA$7]*64+[Sheet1.AEA$6]*32+[Sheet1.AEA$5]*16+[Sheet1.AEA$4]*8+[Sheet1.AEA$3]*4+[Sheet1.AEA$2]*2+[Sheet1.AEA$1])" office:value-type="string" office:string-value="0">
            <text:p>0</text:p>
          </table:table-cell>
          <table:table-cell table:formula="of:=DEC2HEX([Sheet1.AEB$7]*64+[Sheet1.AEB$6]*32+[Sheet1.AEB$5]*16+[Sheet1.AEB$4]*8+[Sheet1.AEB$3]*4+[Sheet1.AEB$2]*2+[Sheet1.AEB$1])" office:value-type="string" office:string-value="0">
            <text:p>0</text:p>
          </table:table-cell>
          <table:table-cell table:formula="of:=DEC2HEX([Sheet1.AEC$7]*64+[Sheet1.AEC$6]*32+[Sheet1.AEC$5]*16+[Sheet1.AEC$4]*8+[Sheet1.AEC$3]*4+[Sheet1.AEC$2]*2+[Sheet1.AEC$1])" office:value-type="string" office:string-value="0">
            <text:p>0</text:p>
          </table:table-cell>
          <table:table-cell table:formula="of:=DEC2HEX([Sheet1.AED$7]*64+[Sheet1.AED$6]*32+[Sheet1.AED$5]*16+[Sheet1.AED$4]*8+[Sheet1.AED$3]*4+[Sheet1.AED$2]*2+[Sheet1.AED$1])" office:value-type="string" office:string-value="0">
            <text:p>0</text:p>
          </table:table-cell>
          <table:table-cell table:formula="of:=DEC2HEX([Sheet1.AEE$7]*64+[Sheet1.AEE$6]*32+[Sheet1.AEE$5]*16+[Sheet1.AEE$4]*8+[Sheet1.AEE$3]*4+[Sheet1.AEE$2]*2+[Sheet1.AEE$1])" office:value-type="string" office:string-value="0">
            <text:p>0</text:p>
          </table:table-cell>
          <table:table-cell table:formula="of:=DEC2HEX([Sheet1.AEF$7]*64+[Sheet1.AEF$6]*32+[Sheet1.AEF$5]*16+[Sheet1.AEF$4]*8+[Sheet1.AEF$3]*4+[Sheet1.AEF$2]*2+[Sheet1.AEF$1])" office:value-type="string" office:string-value="0">
            <text:p>0</text:p>
          </table:table-cell>
          <table:table-cell table:formula="of:=DEC2HEX([Sheet1.AEG$7]*64+[Sheet1.AEG$6]*32+[Sheet1.AEG$5]*16+[Sheet1.AEG$4]*8+[Sheet1.AEG$3]*4+[Sheet1.AEG$2]*2+[Sheet1.AEG$1])" office:value-type="string" office:string-value="0">
            <text:p>0</text:p>
          </table:table-cell>
          <table:table-cell table:formula="of:=DEC2HEX([Sheet1.AEH$7]*64+[Sheet1.AEH$6]*32+[Sheet1.AEH$5]*16+[Sheet1.AEH$4]*8+[Sheet1.AEH$3]*4+[Sheet1.AEH$2]*2+[Sheet1.AEH$1])" office:value-type="string" office:string-value="0">
            <text:p>0</text:p>
          </table:table-cell>
          <table:table-cell table:formula="of:=DEC2HEX([Sheet1.AEI$7]*64+[Sheet1.AEI$6]*32+[Sheet1.AEI$5]*16+[Sheet1.AEI$4]*8+[Sheet1.AEI$3]*4+[Sheet1.AEI$2]*2+[Sheet1.AEI$1])" office:value-type="string" office:string-value="0">
            <text:p>0</text:p>
          </table:table-cell>
          <table:table-cell table:formula="of:=DEC2HEX([Sheet1.AEJ$7]*64+[Sheet1.AEJ$6]*32+[Sheet1.AEJ$5]*16+[Sheet1.AEJ$4]*8+[Sheet1.AEJ$3]*4+[Sheet1.AEJ$2]*2+[Sheet1.AEJ$1])" office:value-type="string" office:string-value="0">
            <text:p>0</text:p>
          </table:table-cell>
          <table:table-cell table:formula="of:=DEC2HEX([Sheet1.AEK$7]*64+[Sheet1.AEK$6]*32+[Sheet1.AEK$5]*16+[Sheet1.AEK$4]*8+[Sheet1.AEK$3]*4+[Sheet1.AEK$2]*2+[Sheet1.AEK$1])" office:value-type="string" office:string-value="0">
            <text:p>0</text:p>
          </table:table-cell>
          <table:table-cell table:formula="of:=DEC2HEX([Sheet1.AEL$7]*64+[Sheet1.AEL$6]*32+[Sheet1.AEL$5]*16+[Sheet1.AEL$4]*8+[Sheet1.AEL$3]*4+[Sheet1.AEL$2]*2+[Sheet1.AEL$1])" office:value-type="string" office:string-value="0">
            <text:p>0</text:p>
          </table:table-cell>
          <table:table-cell table:formula="of:=DEC2HEX([Sheet1.AEM$7]*64+[Sheet1.AEM$6]*32+[Sheet1.AEM$5]*16+[Sheet1.AEM$4]*8+[Sheet1.AEM$3]*4+[Sheet1.AEM$2]*2+[Sheet1.AEM$1])" office:value-type="string" office:string-value="0">
            <text:p>0</text:p>
          </table:table-cell>
          <table:table-cell table:formula="of:=DEC2HEX([Sheet1.AEN$7]*64+[Sheet1.AEN$6]*32+[Sheet1.AEN$5]*16+[Sheet1.AEN$4]*8+[Sheet1.AEN$3]*4+[Sheet1.AEN$2]*2+[Sheet1.AEN$1])" office:value-type="string" office:string-value="0">
            <text:p>0</text:p>
          </table:table-cell>
          <table:table-cell table:formula="of:=DEC2HEX([Sheet1.AEO$7]*64+[Sheet1.AEO$6]*32+[Sheet1.AEO$5]*16+[Sheet1.AEO$4]*8+[Sheet1.AEO$3]*4+[Sheet1.AEO$2]*2+[Sheet1.AEO$1])" office:value-type="string" office:string-value="0">
            <text:p>0</text:p>
          </table:table-cell>
          <table:table-cell table:formula="of:=DEC2HEX([Sheet1.AEP$7]*64+[Sheet1.AEP$6]*32+[Sheet1.AEP$5]*16+[Sheet1.AEP$4]*8+[Sheet1.AEP$3]*4+[Sheet1.AEP$2]*2+[Sheet1.AEP$1])" office:value-type="string" office:string-value="0">
            <text:p>0</text:p>
          </table:table-cell>
          <table:table-cell table:formula="of:=DEC2HEX([Sheet1.AEQ$7]*64+[Sheet1.AEQ$6]*32+[Sheet1.AEQ$5]*16+[Sheet1.AEQ$4]*8+[Sheet1.AEQ$3]*4+[Sheet1.AEQ$2]*2+[Sheet1.AEQ$1])" office:value-type="string" office:string-value="0">
            <text:p>0</text:p>
          </table:table-cell>
          <table:table-cell table:formula="of:=DEC2HEX([Sheet1.AER$7]*64+[Sheet1.AER$6]*32+[Sheet1.AER$5]*16+[Sheet1.AER$4]*8+[Sheet1.AER$3]*4+[Sheet1.AER$2]*2+[Sheet1.AER$1])" office:value-type="string" office:string-value="0">
            <text:p>0</text:p>
          </table:table-cell>
          <table:table-cell table:formula="of:=DEC2HEX([Sheet1.AES$7]*64+[Sheet1.AES$6]*32+[Sheet1.AES$5]*16+[Sheet1.AES$4]*8+[Sheet1.AES$3]*4+[Sheet1.AES$2]*2+[Sheet1.AES$1])" office:value-type="string" office:string-value="0">
            <text:p>0</text:p>
          </table:table-cell>
          <table:table-cell table:formula="of:=DEC2HEX([Sheet1.AET$7]*64+[Sheet1.AET$6]*32+[Sheet1.AET$5]*16+[Sheet1.AET$4]*8+[Sheet1.AET$3]*4+[Sheet1.AET$2]*2+[Sheet1.AET$1])" office:value-type="string" office:string-value="0">
            <text:p>0</text:p>
          </table:table-cell>
          <table:table-cell table:formula="of:=DEC2HEX([Sheet1.AEU$7]*64+[Sheet1.AEU$6]*32+[Sheet1.AEU$5]*16+[Sheet1.AEU$4]*8+[Sheet1.AEU$3]*4+[Sheet1.AEU$2]*2+[Sheet1.AEU$1])" office:value-type="string" office:string-value="0">
            <text:p>0</text:p>
          </table:table-cell>
          <table:table-cell table:formula="of:=DEC2HEX([Sheet1.AEV$7]*64+[Sheet1.AEV$6]*32+[Sheet1.AEV$5]*16+[Sheet1.AEV$4]*8+[Sheet1.AEV$3]*4+[Sheet1.AEV$2]*2+[Sheet1.AEV$1])" office:value-type="string" office:string-value="0">
            <text:p>0</text:p>
          </table:table-cell>
          <table:table-cell table:formula="of:=DEC2HEX([Sheet1.AEW$7]*64+[Sheet1.AEW$6]*32+[Sheet1.AEW$5]*16+[Sheet1.AEW$4]*8+[Sheet1.AEW$3]*4+[Sheet1.AEW$2]*2+[Sheet1.AEW$1])" office:value-type="string" office:string-value="0">
            <text:p>0</text:p>
          </table:table-cell>
          <table:table-cell table:formula="of:=DEC2HEX([Sheet1.AEX$7]*64+[Sheet1.AEX$6]*32+[Sheet1.AEX$5]*16+[Sheet1.AEX$4]*8+[Sheet1.AEX$3]*4+[Sheet1.AEX$2]*2+[Sheet1.AEX$1])" office:value-type="string" office:string-value="0">
            <text:p>0</text:p>
          </table:table-cell>
          <table:table-cell table:formula="of:=DEC2HEX([Sheet1.AEY$7]*64+[Sheet1.AEY$6]*32+[Sheet1.AEY$5]*16+[Sheet1.AEY$4]*8+[Sheet1.AEY$3]*4+[Sheet1.AEY$2]*2+[Sheet1.AEY$1])" office:value-type="string" office:string-value="0">
            <text:p>0</text:p>
          </table:table-cell>
          <table:table-cell table:formula="of:=DEC2HEX([Sheet1.AEZ$7]*64+[Sheet1.AEZ$6]*32+[Sheet1.AEZ$5]*16+[Sheet1.AEZ$4]*8+[Sheet1.AEZ$3]*4+[Sheet1.AEZ$2]*2+[Sheet1.AEZ$1])" office:value-type="string" office:string-value="0">
            <text:p>0</text:p>
          </table:table-cell>
          <table:table-cell table:formula="of:=DEC2HEX([Sheet1.AFA$7]*64+[Sheet1.AFA$6]*32+[Sheet1.AFA$5]*16+[Sheet1.AFA$4]*8+[Sheet1.AFA$3]*4+[Sheet1.AFA$2]*2+[Sheet1.AFA$1])" office:value-type="string" office:string-value="0">
            <text:p>0</text:p>
          </table:table-cell>
          <table:table-cell table:formula="of:=DEC2HEX([Sheet1.AFB$7]*64+[Sheet1.AFB$6]*32+[Sheet1.AFB$5]*16+[Sheet1.AFB$4]*8+[Sheet1.AFB$3]*4+[Sheet1.AFB$2]*2+[Sheet1.AFB$1])" office:value-type="string" office:string-value="0">
            <text:p>0</text:p>
          </table:table-cell>
          <table:table-cell table:formula="of:=DEC2HEX([Sheet1.AFC$7]*64+[Sheet1.AFC$6]*32+[Sheet1.AFC$5]*16+[Sheet1.AFC$4]*8+[Sheet1.AFC$3]*4+[Sheet1.AFC$2]*2+[Sheet1.AFC$1])" office:value-type="string" office:string-value="0">
            <text:p>0</text:p>
          </table:table-cell>
          <table:table-cell table:formula="of:=DEC2HEX([Sheet1.AFD$7]*64+[Sheet1.AFD$6]*32+[Sheet1.AFD$5]*16+[Sheet1.AFD$4]*8+[Sheet1.AFD$3]*4+[Sheet1.AFD$2]*2+[Sheet1.AFD$1])" office:value-type="string" office:string-value="0">
            <text:p>0</text:p>
          </table:table-cell>
          <table:table-cell table:formula="of:=DEC2HEX([Sheet1.AFE$7]*64+[Sheet1.AFE$6]*32+[Sheet1.AFE$5]*16+[Sheet1.AFE$4]*8+[Sheet1.AFE$3]*4+[Sheet1.AFE$2]*2+[Sheet1.AFE$1])" office:value-type="string" office:string-value="0">
            <text:p>0</text:p>
          </table:table-cell>
          <table:table-cell table:formula="of:=DEC2HEX([Sheet1.AFF$7]*64+[Sheet1.AFF$6]*32+[Sheet1.AFF$5]*16+[Sheet1.AFF$4]*8+[Sheet1.AFF$3]*4+[Sheet1.AFF$2]*2+[Sheet1.AFF$1])" office:value-type="string" office:string-value="0">
            <text:p>0</text:p>
          </table:table-cell>
          <table:table-cell table:formula="of:=DEC2HEX([Sheet1.AFG$7]*64+[Sheet1.AFG$6]*32+[Sheet1.AFG$5]*16+[Sheet1.AFG$4]*8+[Sheet1.AFG$3]*4+[Sheet1.AFG$2]*2+[Sheet1.AFG$1])" office:value-type="string" office:string-value="0">
            <text:p>0</text:p>
          </table:table-cell>
          <table:table-cell table:formula="of:=DEC2HEX([Sheet1.AFH$7]*64+[Sheet1.AFH$6]*32+[Sheet1.AFH$5]*16+[Sheet1.AFH$4]*8+[Sheet1.AFH$3]*4+[Sheet1.AFH$2]*2+[Sheet1.AFH$1])" office:value-type="string" office:string-value="0">
            <text:p>0</text:p>
          </table:table-cell>
          <table:table-cell table:formula="of:=DEC2HEX([Sheet1.AFI$7]*64+[Sheet1.AFI$6]*32+[Sheet1.AFI$5]*16+[Sheet1.AFI$4]*8+[Sheet1.AFI$3]*4+[Sheet1.AFI$2]*2+[Sheet1.AFI$1])" office:value-type="string" office:string-value="0">
            <text:p>0</text:p>
          </table:table-cell>
          <table:table-cell table:formula="of:=DEC2HEX([Sheet1.AFJ$7]*64+[Sheet1.AFJ$6]*32+[Sheet1.AFJ$5]*16+[Sheet1.AFJ$4]*8+[Sheet1.AFJ$3]*4+[Sheet1.AFJ$2]*2+[Sheet1.AFJ$1])" office:value-type="string" office:string-value="0">
            <text:p>0</text:p>
          </table:table-cell>
          <table:table-cell table:formula="of:=DEC2HEX([Sheet1.AFK$7]*64+[Sheet1.AFK$6]*32+[Sheet1.AFK$5]*16+[Sheet1.AFK$4]*8+[Sheet1.AFK$3]*4+[Sheet1.AFK$2]*2+[Sheet1.AFK$1])" office:value-type="string" office:string-value="0">
            <text:p>0</text:p>
          </table:table-cell>
          <table:table-cell table:formula="of:=DEC2HEX([Sheet1.AFL$7]*64+[Sheet1.AFL$6]*32+[Sheet1.AFL$5]*16+[Sheet1.AFL$4]*8+[Sheet1.AFL$3]*4+[Sheet1.AFL$2]*2+[Sheet1.AFL$1])" office:value-type="string" office:string-value="0">
            <text:p>0</text:p>
          </table:table-cell>
          <table:table-cell table:formula="of:=DEC2HEX([Sheet1.AFM$7]*64+[Sheet1.AFM$6]*32+[Sheet1.AFM$5]*16+[Sheet1.AFM$4]*8+[Sheet1.AFM$3]*4+[Sheet1.AFM$2]*2+[Sheet1.AFM$1])" office:value-type="string" office:string-value="0">
            <text:p>0</text:p>
          </table:table-cell>
          <table:table-cell table:formula="of:=DEC2HEX([Sheet1.AFN$7]*64+[Sheet1.AFN$6]*32+[Sheet1.AFN$5]*16+[Sheet1.AFN$4]*8+[Sheet1.AFN$3]*4+[Sheet1.AFN$2]*2+[Sheet1.AFN$1])" office:value-type="string" office:string-value="0">
            <text:p>0</text:p>
          </table:table-cell>
          <table:table-cell table:formula="of:=DEC2HEX([Sheet1.AFO$7]*64+[Sheet1.AFO$6]*32+[Sheet1.AFO$5]*16+[Sheet1.AFO$4]*8+[Sheet1.AFO$3]*4+[Sheet1.AFO$2]*2+[Sheet1.AFO$1])" office:value-type="string" office:string-value="0">
            <text:p>0</text:p>
          </table:table-cell>
          <table:table-cell table:formula="of:=DEC2HEX([Sheet1.AFP$7]*64+[Sheet1.AFP$6]*32+[Sheet1.AFP$5]*16+[Sheet1.AFP$4]*8+[Sheet1.AFP$3]*4+[Sheet1.AFP$2]*2+[Sheet1.AFP$1])" office:value-type="string" office:string-value="0">
            <text:p>0</text:p>
          </table:table-cell>
          <table:table-cell table:formula="of:=DEC2HEX([Sheet1.AFQ$7]*64+[Sheet1.AFQ$6]*32+[Sheet1.AFQ$5]*16+[Sheet1.AFQ$4]*8+[Sheet1.AFQ$3]*4+[Sheet1.AFQ$2]*2+[Sheet1.AFQ$1])" office:value-type="string" office:string-value="0">
            <text:p>0</text:p>
          </table:table-cell>
          <table:table-cell table:formula="of:=DEC2HEX([Sheet1.AFR$7]*64+[Sheet1.AFR$6]*32+[Sheet1.AFR$5]*16+[Sheet1.AFR$4]*8+[Sheet1.AFR$3]*4+[Sheet1.AFR$2]*2+[Sheet1.AFR$1])" office:value-type="string" office:string-value="0">
            <text:p>0</text:p>
          </table:table-cell>
          <table:table-cell table:formula="of:=DEC2HEX([Sheet1.AFS$7]*64+[Sheet1.AFS$6]*32+[Sheet1.AFS$5]*16+[Sheet1.AFS$4]*8+[Sheet1.AFS$3]*4+[Sheet1.AFS$2]*2+[Sheet1.AFS$1])" office:value-type="string" office:string-value="0">
            <text:p>0</text:p>
          </table:table-cell>
          <table:table-cell table:formula="of:=DEC2HEX([Sheet1.AFT$7]*64+[Sheet1.AFT$6]*32+[Sheet1.AFT$5]*16+[Sheet1.AFT$4]*8+[Sheet1.AFT$3]*4+[Sheet1.AFT$2]*2+[Sheet1.AFT$1])" office:value-type="string" office:string-value="0">
            <text:p>0</text:p>
          </table:table-cell>
          <table:table-cell table:formula="of:=DEC2HEX([Sheet1.AFU$7]*64+[Sheet1.AFU$6]*32+[Sheet1.AFU$5]*16+[Sheet1.AFU$4]*8+[Sheet1.AFU$3]*4+[Sheet1.AFU$2]*2+[Sheet1.AFU$1])" office:value-type="string" office:string-value="0">
            <text:p>0</text:p>
          </table:table-cell>
          <table:table-cell table:formula="of:=DEC2HEX([Sheet1.AFV$7]*64+[Sheet1.AFV$6]*32+[Sheet1.AFV$5]*16+[Sheet1.AFV$4]*8+[Sheet1.AFV$3]*4+[Sheet1.AFV$2]*2+[Sheet1.AFV$1])" office:value-type="string" office:string-value="0">
            <text:p>0</text:p>
          </table:table-cell>
          <table:table-cell table:formula="of:=DEC2HEX([Sheet1.AFW$7]*64+[Sheet1.AFW$6]*32+[Sheet1.AFW$5]*16+[Sheet1.AFW$4]*8+[Sheet1.AFW$3]*4+[Sheet1.AFW$2]*2+[Sheet1.AFW$1])" office:value-type="string" office:string-value="0">
            <text:p>0</text:p>
          </table:table-cell>
          <table:table-cell table:formula="of:=DEC2HEX([Sheet1.AFX$7]*64+[Sheet1.AFX$6]*32+[Sheet1.AFX$5]*16+[Sheet1.AFX$4]*8+[Sheet1.AFX$3]*4+[Sheet1.AFX$2]*2+[Sheet1.AFX$1])" office:value-type="string" office:string-value="0">
            <text:p>0</text:p>
          </table:table-cell>
          <table:table-cell table:formula="of:=DEC2HEX([Sheet1.AFY$7]*64+[Sheet1.AFY$6]*32+[Sheet1.AFY$5]*16+[Sheet1.AFY$4]*8+[Sheet1.AFY$3]*4+[Sheet1.AFY$2]*2+[Sheet1.AFY$1])" office:value-type="string" office:string-value="0">
            <text:p>0</text:p>
          </table:table-cell>
          <table:table-cell table:formula="of:=DEC2HEX([Sheet1.AFZ$7]*64+[Sheet1.AFZ$6]*32+[Sheet1.AFZ$5]*16+[Sheet1.AFZ$4]*8+[Sheet1.AFZ$3]*4+[Sheet1.AFZ$2]*2+[Sheet1.AFZ$1])" office:value-type="string" office:string-value="0">
            <text:p>0</text:p>
          </table:table-cell>
          <table:table-cell table:formula="of:=DEC2HEX([Sheet1.AGA$7]*64+[Sheet1.AGA$6]*32+[Sheet1.AGA$5]*16+[Sheet1.AGA$4]*8+[Sheet1.AGA$3]*4+[Sheet1.AGA$2]*2+[Sheet1.AGA$1])" office:value-type="string" office:string-value="0">
            <text:p>0</text:p>
          </table:table-cell>
          <table:table-cell table:formula="of:=DEC2HEX([Sheet1.AGB$7]*64+[Sheet1.AGB$6]*32+[Sheet1.AGB$5]*16+[Sheet1.AGB$4]*8+[Sheet1.AGB$3]*4+[Sheet1.AGB$2]*2+[Sheet1.AGB$1])" office:value-type="string" office:string-value="0">
            <text:p>0</text:p>
          </table:table-cell>
          <table:table-cell table:formula="of:=DEC2HEX([Sheet1.AGC$7]*64+[Sheet1.AGC$6]*32+[Sheet1.AGC$5]*16+[Sheet1.AGC$4]*8+[Sheet1.AGC$3]*4+[Sheet1.AGC$2]*2+[Sheet1.AGC$1])" office:value-type="string" office:string-value="0">
            <text:p>0</text:p>
          </table:table-cell>
          <table:table-cell table:formula="of:=DEC2HEX([Sheet1.AGD$7]*64+[Sheet1.AGD$6]*32+[Sheet1.AGD$5]*16+[Sheet1.AGD$4]*8+[Sheet1.AGD$3]*4+[Sheet1.AGD$2]*2+[Sheet1.AGD$1])" office:value-type="string" office:string-value="0">
            <text:p>0</text:p>
          </table:table-cell>
          <table:table-cell table:formula="of:=DEC2HEX([Sheet1.AGE$7]*64+[Sheet1.AGE$6]*32+[Sheet1.AGE$5]*16+[Sheet1.AGE$4]*8+[Sheet1.AGE$3]*4+[Sheet1.AGE$2]*2+[Sheet1.AGE$1])" office:value-type="string" office:string-value="0">
            <text:p>0</text:p>
          </table:table-cell>
          <table:table-cell table:formula="of:=DEC2HEX([Sheet1.AGF$7]*64+[Sheet1.AGF$6]*32+[Sheet1.AGF$5]*16+[Sheet1.AGF$4]*8+[Sheet1.AGF$3]*4+[Sheet1.AGF$2]*2+[Sheet1.AGF$1])" office:value-type="string" office:string-value="0">
            <text:p>0</text:p>
          </table:table-cell>
          <table:table-cell table:formula="of:=DEC2HEX([Sheet1.AGG$7]*64+[Sheet1.AGG$6]*32+[Sheet1.AGG$5]*16+[Sheet1.AGG$4]*8+[Sheet1.AGG$3]*4+[Sheet1.AGG$2]*2+[Sheet1.AGG$1])" office:value-type="string" office:string-value="0">
            <text:p>0</text:p>
          </table:table-cell>
          <table:table-cell table:formula="of:=DEC2HEX([Sheet1.AGH$7]*64+[Sheet1.AGH$6]*32+[Sheet1.AGH$5]*16+[Sheet1.AGH$4]*8+[Sheet1.AGH$3]*4+[Sheet1.AGH$2]*2+[Sheet1.AGH$1])" office:value-type="string" office:string-value="0">
            <text:p>0</text:p>
          </table:table-cell>
          <table:table-cell table:formula="of:=DEC2HEX([Sheet1.AGI$7]*64+[Sheet1.AGI$6]*32+[Sheet1.AGI$5]*16+[Sheet1.AGI$4]*8+[Sheet1.AGI$3]*4+[Sheet1.AGI$2]*2+[Sheet1.AGI$1])" office:value-type="string" office:string-value="0">
            <text:p>0</text:p>
          </table:table-cell>
          <table:table-cell table:formula="of:=DEC2HEX([Sheet1.AGJ$7]*64+[Sheet1.AGJ$6]*32+[Sheet1.AGJ$5]*16+[Sheet1.AGJ$4]*8+[Sheet1.AGJ$3]*4+[Sheet1.AGJ$2]*2+[Sheet1.AGJ$1])" office:value-type="string" office:string-value="0">
            <text:p>0</text:p>
          </table:table-cell>
          <table:table-cell table:formula="of:=DEC2HEX([Sheet1.AGK$7]*64+[Sheet1.AGK$6]*32+[Sheet1.AGK$5]*16+[Sheet1.AGK$4]*8+[Sheet1.AGK$3]*4+[Sheet1.AGK$2]*2+[Sheet1.AGK$1])" office:value-type="string" office:string-value="0">
            <text:p>0</text:p>
          </table:table-cell>
          <table:table-cell table:formula="of:=DEC2HEX([Sheet1.AGL$7]*64+[Sheet1.AGL$6]*32+[Sheet1.AGL$5]*16+[Sheet1.AGL$4]*8+[Sheet1.AGL$3]*4+[Sheet1.AGL$2]*2+[Sheet1.AGL$1])" office:value-type="string" office:string-value="0">
            <text:p>0</text:p>
          </table:table-cell>
          <table:table-cell table:formula="of:=DEC2HEX([Sheet1.AGM$7]*64+[Sheet1.AGM$6]*32+[Sheet1.AGM$5]*16+[Sheet1.AGM$4]*8+[Sheet1.AGM$3]*4+[Sheet1.AGM$2]*2+[Sheet1.AGM$1])" office:value-type="string" office:string-value="0">
            <text:p>0</text:p>
          </table:table-cell>
          <table:table-cell table:formula="of:=DEC2HEX([Sheet1.AGN$7]*64+[Sheet1.AGN$6]*32+[Sheet1.AGN$5]*16+[Sheet1.AGN$4]*8+[Sheet1.AGN$3]*4+[Sheet1.AGN$2]*2+[Sheet1.AGN$1])" office:value-type="string" office:string-value="0">
            <text:p>0</text:p>
          </table:table-cell>
          <table:table-cell table:formula="of:=DEC2HEX([Sheet1.AGO$7]*64+[Sheet1.AGO$6]*32+[Sheet1.AGO$5]*16+[Sheet1.AGO$4]*8+[Sheet1.AGO$3]*4+[Sheet1.AGO$2]*2+[Sheet1.AGO$1])" office:value-type="string" office:string-value="0">
            <text:p>0</text:p>
          </table:table-cell>
          <table:table-cell table:formula="of:=DEC2HEX([Sheet1.AGP$7]*64+[Sheet1.AGP$6]*32+[Sheet1.AGP$5]*16+[Sheet1.AGP$4]*8+[Sheet1.AGP$3]*4+[Sheet1.AGP$2]*2+[Sheet1.AGP$1])" office:value-type="string" office:string-value="0">
            <text:p>0</text:p>
          </table:table-cell>
          <table:table-cell table:formula="of:=DEC2HEX([Sheet1.AGQ$7]*64+[Sheet1.AGQ$6]*32+[Sheet1.AGQ$5]*16+[Sheet1.AGQ$4]*8+[Sheet1.AGQ$3]*4+[Sheet1.AGQ$2]*2+[Sheet1.AGQ$1])" office:value-type="string" office:string-value="0">
            <text:p>0</text:p>
          </table:table-cell>
          <table:table-cell table:formula="of:=DEC2HEX([Sheet1.AGR$7]*64+[Sheet1.AGR$6]*32+[Sheet1.AGR$5]*16+[Sheet1.AGR$4]*8+[Sheet1.AGR$3]*4+[Sheet1.AGR$2]*2+[Sheet1.AGR$1])" office:value-type="string" office:string-value="0">
            <text:p>0</text:p>
          </table:table-cell>
          <table:table-cell table:formula="of:=DEC2HEX([Sheet1.AGS$7]*64+[Sheet1.AGS$6]*32+[Sheet1.AGS$5]*16+[Sheet1.AGS$4]*8+[Sheet1.AGS$3]*4+[Sheet1.AGS$2]*2+[Sheet1.AGS$1])" office:value-type="string" office:string-value="0">
            <text:p>0</text:p>
          </table:table-cell>
          <table:table-cell table:formula="of:=DEC2HEX([Sheet1.AGT$7]*64+[Sheet1.AGT$6]*32+[Sheet1.AGT$5]*16+[Sheet1.AGT$4]*8+[Sheet1.AGT$3]*4+[Sheet1.AGT$2]*2+[Sheet1.AGT$1])" office:value-type="string" office:string-value="0">
            <text:p>0</text:p>
          </table:table-cell>
          <table:table-cell table:formula="of:=DEC2HEX([Sheet1.AGU$7]*64+[Sheet1.AGU$6]*32+[Sheet1.AGU$5]*16+[Sheet1.AGU$4]*8+[Sheet1.AGU$3]*4+[Sheet1.AGU$2]*2+[Sheet1.AGU$1])" office:value-type="string" office:string-value="0">
            <text:p>0</text:p>
          </table:table-cell>
          <table:table-cell table:formula="of:=DEC2HEX([Sheet1.AGV$7]*64+[Sheet1.AGV$6]*32+[Sheet1.AGV$5]*16+[Sheet1.AGV$4]*8+[Sheet1.AGV$3]*4+[Sheet1.AGV$2]*2+[Sheet1.AGV$1])" office:value-type="string" office:string-value="0">
            <text:p>0</text:p>
          </table:table-cell>
          <table:table-cell table:formula="of:=DEC2HEX([Sheet1.AGW$7]*64+[Sheet1.AGW$6]*32+[Sheet1.AGW$5]*16+[Sheet1.AGW$4]*8+[Sheet1.AGW$3]*4+[Sheet1.AGW$2]*2+[Sheet1.AGW$1])" office:value-type="string" office:string-value="0">
            <text:p>0</text:p>
          </table:table-cell>
          <table:table-cell table:formula="of:=DEC2HEX([Sheet1.AGX$7]*64+[Sheet1.AGX$6]*32+[Sheet1.AGX$5]*16+[Sheet1.AGX$4]*8+[Sheet1.AGX$3]*4+[Sheet1.AGX$2]*2+[Sheet1.AGX$1])" office:value-type="string" office:string-value="0">
            <text:p>0</text:p>
          </table:table-cell>
          <table:table-cell table:formula="of:=DEC2HEX([Sheet1.AGY$7]*64+[Sheet1.AGY$6]*32+[Sheet1.AGY$5]*16+[Sheet1.AGY$4]*8+[Sheet1.AGY$3]*4+[Sheet1.AGY$2]*2+[Sheet1.AGY$1])" office:value-type="string" office:string-value="0">
            <text:p>0</text:p>
          </table:table-cell>
          <table:table-cell table:formula="of:=DEC2HEX([Sheet1.AGZ$7]*64+[Sheet1.AGZ$6]*32+[Sheet1.AGZ$5]*16+[Sheet1.AGZ$4]*8+[Sheet1.AGZ$3]*4+[Sheet1.AGZ$2]*2+[Sheet1.AGZ$1])" office:value-type="string" office:string-value="0">
            <text:p>0</text:p>
          </table:table-cell>
          <table:table-cell table:formula="of:=DEC2HEX([Sheet1.AHA$7]*64+[Sheet1.AHA$6]*32+[Sheet1.AHA$5]*16+[Sheet1.AHA$4]*8+[Sheet1.AHA$3]*4+[Sheet1.AHA$2]*2+[Sheet1.AHA$1])" office:value-type="string" office:string-value="0">
            <text:p>0</text:p>
          </table:table-cell>
          <table:table-cell table:formula="of:=DEC2HEX([Sheet1.AHB$7]*64+[Sheet1.AHB$6]*32+[Sheet1.AHB$5]*16+[Sheet1.AHB$4]*8+[Sheet1.AHB$3]*4+[Sheet1.AHB$2]*2+[Sheet1.AHB$1])" office:value-type="string" office:string-value="0">
            <text:p>0</text:p>
          </table:table-cell>
          <table:table-cell table:formula="of:=DEC2HEX([Sheet1.AHC$7]*64+[Sheet1.AHC$6]*32+[Sheet1.AHC$5]*16+[Sheet1.AHC$4]*8+[Sheet1.AHC$3]*4+[Sheet1.AHC$2]*2+[Sheet1.AHC$1])" office:value-type="string" office:string-value="0">
            <text:p>0</text:p>
          </table:table-cell>
          <table:table-cell table:formula="of:=DEC2HEX([Sheet1.AHD$7]*64+[Sheet1.AHD$6]*32+[Sheet1.AHD$5]*16+[Sheet1.AHD$4]*8+[Sheet1.AHD$3]*4+[Sheet1.AHD$2]*2+[Sheet1.AHD$1])" office:value-type="string" office:string-value="0">
            <text:p>0</text:p>
          </table:table-cell>
          <table:table-cell table:formula="of:=DEC2HEX([Sheet1.AHE$7]*64+[Sheet1.AHE$6]*32+[Sheet1.AHE$5]*16+[Sheet1.AHE$4]*8+[Sheet1.AHE$3]*4+[Sheet1.AHE$2]*2+[Sheet1.AHE$1])" office:value-type="string" office:string-value="0">
            <text:p>0</text:p>
          </table:table-cell>
          <table:table-cell table:formula="of:=DEC2HEX([Sheet1.AHF$7]*64+[Sheet1.AHF$6]*32+[Sheet1.AHF$5]*16+[Sheet1.AHF$4]*8+[Sheet1.AHF$3]*4+[Sheet1.AHF$2]*2+[Sheet1.AHF$1])" office:value-type="string" office:string-value="0">
            <text:p>0</text:p>
          </table:table-cell>
          <table:table-cell table:formula="of:=DEC2HEX([Sheet1.AHG$7]*64+[Sheet1.AHG$6]*32+[Sheet1.AHG$5]*16+[Sheet1.AHG$4]*8+[Sheet1.AHG$3]*4+[Sheet1.AHG$2]*2+[Sheet1.AHG$1])" office:value-type="string" office:string-value="0">
            <text:p>0</text:p>
          </table:table-cell>
          <table:table-cell table:formula="of:=DEC2HEX([Sheet1.AHH$7]*64+[Sheet1.AHH$6]*32+[Sheet1.AHH$5]*16+[Sheet1.AHH$4]*8+[Sheet1.AHH$3]*4+[Sheet1.AHH$2]*2+[Sheet1.AHH$1])" office:value-type="string" office:string-value="0">
            <text:p>0</text:p>
          </table:table-cell>
          <table:table-cell table:formula="of:=DEC2HEX([Sheet1.AHI$7]*64+[Sheet1.AHI$6]*32+[Sheet1.AHI$5]*16+[Sheet1.AHI$4]*8+[Sheet1.AHI$3]*4+[Sheet1.AHI$2]*2+[Sheet1.AHI$1])" office:value-type="string" office:string-value="0">
            <text:p>0</text:p>
          </table:table-cell>
          <table:table-cell table:formula="of:=DEC2HEX([Sheet1.AHJ$7]*64+[Sheet1.AHJ$6]*32+[Sheet1.AHJ$5]*16+[Sheet1.AHJ$4]*8+[Sheet1.AHJ$3]*4+[Sheet1.AHJ$2]*2+[Sheet1.AHJ$1])" office:value-type="string" office:string-value="0">
            <text:p>0</text:p>
          </table:table-cell>
          <table:table-cell table:formula="of:=DEC2HEX([Sheet1.AHK$7]*64+[Sheet1.AHK$6]*32+[Sheet1.AHK$5]*16+[Sheet1.AHK$4]*8+[Sheet1.AHK$3]*4+[Sheet1.AHK$2]*2+[Sheet1.AHK$1])" office:value-type="string" office:string-value="0">
            <text:p>0</text:p>
          </table:table-cell>
          <table:table-cell table:formula="of:=DEC2HEX([Sheet1.AHL$7]*64+[Sheet1.AHL$6]*32+[Sheet1.AHL$5]*16+[Sheet1.AHL$4]*8+[Sheet1.AHL$3]*4+[Sheet1.AHL$2]*2+[Sheet1.AHL$1])" office:value-type="string" office:string-value="0">
            <text:p>0</text:p>
          </table:table-cell>
          <table:table-cell table:formula="of:=DEC2HEX([Sheet1.AHM$7]*64+[Sheet1.AHM$6]*32+[Sheet1.AHM$5]*16+[Sheet1.AHM$4]*8+[Sheet1.AHM$3]*4+[Sheet1.AHM$2]*2+[Sheet1.AHM$1])" office:value-type="string" office:string-value="0">
            <text:p>0</text:p>
          </table:table-cell>
          <table:table-cell table:formula="of:=DEC2HEX([Sheet1.AHN$7]*64+[Sheet1.AHN$6]*32+[Sheet1.AHN$5]*16+[Sheet1.AHN$4]*8+[Sheet1.AHN$3]*4+[Sheet1.AHN$2]*2+[Sheet1.AHN$1])" office:value-type="string" office:string-value="0">
            <text:p>0</text:p>
          </table:table-cell>
          <table:table-cell table:formula="of:=DEC2HEX([Sheet1.AHO$7]*64+[Sheet1.AHO$6]*32+[Sheet1.AHO$5]*16+[Sheet1.AHO$4]*8+[Sheet1.AHO$3]*4+[Sheet1.AHO$2]*2+[Sheet1.AHO$1])" office:value-type="string" office:string-value="0">
            <text:p>0</text:p>
          </table:table-cell>
          <table:table-cell table:formula="of:=DEC2HEX([Sheet1.AHP$7]*64+[Sheet1.AHP$6]*32+[Sheet1.AHP$5]*16+[Sheet1.AHP$4]*8+[Sheet1.AHP$3]*4+[Sheet1.AHP$2]*2+[Sheet1.AHP$1])" office:value-type="string" office:string-value="0">
            <text:p>0</text:p>
          </table:table-cell>
          <table:table-cell table:formula="of:=DEC2HEX([Sheet1.AHQ$7]*64+[Sheet1.AHQ$6]*32+[Sheet1.AHQ$5]*16+[Sheet1.AHQ$4]*8+[Sheet1.AHQ$3]*4+[Sheet1.AHQ$2]*2+[Sheet1.AHQ$1])" office:value-type="string" office:string-value="0">
            <text:p>0</text:p>
          </table:table-cell>
          <table:table-cell table:formula="of:=DEC2HEX([Sheet1.AHR$7]*64+[Sheet1.AHR$6]*32+[Sheet1.AHR$5]*16+[Sheet1.AHR$4]*8+[Sheet1.AHR$3]*4+[Sheet1.AHR$2]*2+[Sheet1.AHR$1])" office:value-type="string" office:string-value="0">
            <text:p>0</text:p>
          </table:table-cell>
          <table:table-cell table:formula="of:=DEC2HEX([Sheet1.AHS$7]*64+[Sheet1.AHS$6]*32+[Sheet1.AHS$5]*16+[Sheet1.AHS$4]*8+[Sheet1.AHS$3]*4+[Sheet1.AHS$2]*2+[Sheet1.AHS$1])" office:value-type="string" office:string-value="0">
            <text:p>0</text:p>
          </table:table-cell>
          <table:table-cell table:formula="of:=DEC2HEX([Sheet1.AHT$7]*64+[Sheet1.AHT$6]*32+[Sheet1.AHT$5]*16+[Sheet1.AHT$4]*8+[Sheet1.AHT$3]*4+[Sheet1.AHT$2]*2+[Sheet1.AHT$1])" office:value-type="string" office:string-value="0">
            <text:p>0</text:p>
          </table:table-cell>
          <table:table-cell table:formula="of:=DEC2HEX([Sheet1.AHU$7]*64+[Sheet1.AHU$6]*32+[Sheet1.AHU$5]*16+[Sheet1.AHU$4]*8+[Sheet1.AHU$3]*4+[Sheet1.AHU$2]*2+[Sheet1.AHU$1])" office:value-type="string" office:string-value="0">
            <text:p>0</text:p>
          </table:table-cell>
          <table:table-cell table:formula="of:=DEC2HEX([Sheet1.AHV$7]*64+[Sheet1.AHV$6]*32+[Sheet1.AHV$5]*16+[Sheet1.AHV$4]*8+[Sheet1.AHV$3]*4+[Sheet1.AHV$2]*2+[Sheet1.AHV$1])" office:value-type="string" office:string-value="0">
            <text:p>0</text:p>
          </table:table-cell>
          <table:table-cell table:formula="of:=DEC2HEX([Sheet1.AHW$7]*64+[Sheet1.AHW$6]*32+[Sheet1.AHW$5]*16+[Sheet1.AHW$4]*8+[Sheet1.AHW$3]*4+[Sheet1.AHW$2]*2+[Sheet1.AHW$1])" office:value-type="string" office:string-value="0">
            <text:p>0</text:p>
          </table:table-cell>
          <table:table-cell table:formula="of:=DEC2HEX([Sheet1.AHX$7]*64+[Sheet1.AHX$6]*32+[Sheet1.AHX$5]*16+[Sheet1.AHX$4]*8+[Sheet1.AHX$3]*4+[Sheet1.AHX$2]*2+[Sheet1.AHX$1])" office:value-type="string" office:string-value="0">
            <text:p>0</text:p>
          </table:table-cell>
          <table:table-cell table:formula="of:=DEC2HEX([Sheet1.AHY$7]*64+[Sheet1.AHY$6]*32+[Sheet1.AHY$5]*16+[Sheet1.AHY$4]*8+[Sheet1.AHY$3]*4+[Sheet1.AHY$2]*2+[Sheet1.AHY$1])" office:value-type="string" office:string-value="0">
            <text:p>0</text:p>
          </table:table-cell>
          <table:table-cell table:formula="of:=DEC2HEX([Sheet1.AHZ$7]*64+[Sheet1.AHZ$6]*32+[Sheet1.AHZ$5]*16+[Sheet1.AHZ$4]*8+[Sheet1.AHZ$3]*4+[Sheet1.AHZ$2]*2+[Sheet1.AHZ$1])" office:value-type="string" office:string-value="0">
            <text:p>0</text:p>
          </table:table-cell>
          <table:table-cell table:formula="of:=DEC2HEX([Sheet1.AIA$7]*64+[Sheet1.AIA$6]*32+[Sheet1.AIA$5]*16+[Sheet1.AIA$4]*8+[Sheet1.AIA$3]*4+[Sheet1.AIA$2]*2+[Sheet1.AIA$1])" office:value-type="string" office:string-value="0">
            <text:p>0</text:p>
          </table:table-cell>
          <table:table-cell table:formula="of:=DEC2HEX([Sheet1.AIB$7]*64+[Sheet1.AIB$6]*32+[Sheet1.AIB$5]*16+[Sheet1.AIB$4]*8+[Sheet1.AIB$3]*4+[Sheet1.AIB$2]*2+[Sheet1.AIB$1])" office:value-type="string" office:string-value="0">
            <text:p>0</text:p>
          </table:table-cell>
          <table:table-cell table:formula="of:=DEC2HEX([Sheet1.AIC$7]*64+[Sheet1.AIC$6]*32+[Sheet1.AIC$5]*16+[Sheet1.AIC$4]*8+[Sheet1.AIC$3]*4+[Sheet1.AIC$2]*2+[Sheet1.AIC$1])" office:value-type="string" office:string-value="0">
            <text:p>0</text:p>
          </table:table-cell>
          <table:table-cell table:formula="of:=DEC2HEX([Sheet1.AID$7]*64+[Sheet1.AID$6]*32+[Sheet1.AID$5]*16+[Sheet1.AID$4]*8+[Sheet1.AID$3]*4+[Sheet1.AID$2]*2+[Sheet1.AID$1])" office:value-type="string" office:string-value="0">
            <text:p>0</text:p>
          </table:table-cell>
          <table:table-cell table:formula="of:=DEC2HEX([Sheet1.AIE$7]*64+[Sheet1.AIE$6]*32+[Sheet1.AIE$5]*16+[Sheet1.AIE$4]*8+[Sheet1.AIE$3]*4+[Sheet1.AIE$2]*2+[Sheet1.AIE$1])" office:value-type="string" office:string-value="0">
            <text:p>0</text:p>
          </table:table-cell>
          <table:table-cell table:formula="of:=DEC2HEX([Sheet1.AIF$7]*64+[Sheet1.AIF$6]*32+[Sheet1.AIF$5]*16+[Sheet1.AIF$4]*8+[Sheet1.AIF$3]*4+[Sheet1.AIF$2]*2+[Sheet1.AIF$1])" office:value-type="string" office:string-value="0">
            <text:p>0</text:p>
          </table:table-cell>
          <table:table-cell table:formula="of:=DEC2HEX([Sheet1.AIG$7]*64+[Sheet1.AIG$6]*32+[Sheet1.AIG$5]*16+[Sheet1.AIG$4]*8+[Sheet1.AIG$3]*4+[Sheet1.AIG$2]*2+[Sheet1.AIG$1])" office:value-type="string" office:string-value="0">
            <text:p>0</text:p>
          </table:table-cell>
          <table:table-cell table:formula="of:=DEC2HEX([Sheet1.AIH$7]*64+[Sheet1.AIH$6]*32+[Sheet1.AIH$5]*16+[Sheet1.AIH$4]*8+[Sheet1.AIH$3]*4+[Sheet1.AIH$2]*2+[Sheet1.AIH$1])" office:value-type="string" office:string-value="0">
            <text:p>0</text:p>
          </table:table-cell>
          <table:table-cell table:formula="of:=DEC2HEX([Sheet1.AII$7]*64+[Sheet1.AII$6]*32+[Sheet1.AII$5]*16+[Sheet1.AII$4]*8+[Sheet1.AII$3]*4+[Sheet1.AII$2]*2+[Sheet1.AII$1])" office:value-type="string" office:string-value="0">
            <text:p>0</text:p>
          </table:table-cell>
          <table:table-cell table:formula="of:=DEC2HEX([Sheet1.AIJ$7]*64+[Sheet1.AIJ$6]*32+[Sheet1.AIJ$5]*16+[Sheet1.AIJ$4]*8+[Sheet1.AIJ$3]*4+[Sheet1.AIJ$2]*2+[Sheet1.AIJ$1])" office:value-type="string" office:string-value="0">
            <text:p>0</text:p>
          </table:table-cell>
          <table:table-cell table:formula="of:=DEC2HEX([Sheet1.AIK$7]*64+[Sheet1.AIK$6]*32+[Sheet1.AIK$5]*16+[Sheet1.AIK$4]*8+[Sheet1.AIK$3]*4+[Sheet1.AIK$2]*2+[Sheet1.AIK$1])" office:value-type="string" office:string-value="0">
            <text:p>0</text:p>
          </table:table-cell>
          <table:table-cell table:formula="of:=DEC2HEX([Sheet1.AIL$7]*64+[Sheet1.AIL$6]*32+[Sheet1.AIL$5]*16+[Sheet1.AIL$4]*8+[Sheet1.AIL$3]*4+[Sheet1.AIL$2]*2+[Sheet1.AIL$1])" office:value-type="string" office:string-value="0">
            <text:p>0</text:p>
          </table:table-cell>
          <table:table-cell table:formula="of:=DEC2HEX([Sheet1.AIM$7]*64+[Sheet1.AIM$6]*32+[Sheet1.AIM$5]*16+[Sheet1.AIM$4]*8+[Sheet1.AIM$3]*4+[Sheet1.AIM$2]*2+[Sheet1.AIM$1])" office:value-type="string" office:string-value="0">
            <text:p>0</text:p>
          </table:table-cell>
          <table:table-cell table:formula="of:=DEC2HEX([Sheet1.AIN$7]*64+[Sheet1.AIN$6]*32+[Sheet1.AIN$5]*16+[Sheet1.AIN$4]*8+[Sheet1.AIN$3]*4+[Sheet1.AIN$2]*2+[Sheet1.AIN$1])" office:value-type="string" office:string-value="0">
            <text:p>0</text:p>
          </table:table-cell>
          <table:table-cell table:formula="of:=DEC2HEX([Sheet1.AIO$7]*64+[Sheet1.AIO$6]*32+[Sheet1.AIO$5]*16+[Sheet1.AIO$4]*8+[Sheet1.AIO$3]*4+[Sheet1.AIO$2]*2+[Sheet1.AIO$1])" office:value-type="string" office:string-value="0">
            <text:p>0</text:p>
          </table:table-cell>
          <table:table-cell table:formula="of:=DEC2HEX([Sheet1.AIP$7]*64+[Sheet1.AIP$6]*32+[Sheet1.AIP$5]*16+[Sheet1.AIP$4]*8+[Sheet1.AIP$3]*4+[Sheet1.AIP$2]*2+[Sheet1.AIP$1])" office:value-type="string" office:string-value="0">
            <text:p>0</text:p>
          </table:table-cell>
          <table:table-cell table:formula="of:=DEC2HEX([Sheet1.AIQ$7]*64+[Sheet1.AIQ$6]*32+[Sheet1.AIQ$5]*16+[Sheet1.AIQ$4]*8+[Sheet1.AIQ$3]*4+[Sheet1.AIQ$2]*2+[Sheet1.AIQ$1])" office:value-type="string" office:string-value="0">
            <text:p>0</text:p>
          </table:table-cell>
          <table:table-cell table:formula="of:=DEC2HEX([Sheet1.AIR$7]*64+[Sheet1.AIR$6]*32+[Sheet1.AIR$5]*16+[Sheet1.AIR$4]*8+[Sheet1.AIR$3]*4+[Sheet1.AIR$2]*2+[Sheet1.AIR$1])" office:value-type="string" office:string-value="0">
            <text:p>0</text:p>
          </table:table-cell>
          <table:table-cell table:formula="of:=DEC2HEX([Sheet1.AIS$7]*64+[Sheet1.AIS$6]*32+[Sheet1.AIS$5]*16+[Sheet1.AIS$4]*8+[Sheet1.AIS$3]*4+[Sheet1.AIS$2]*2+[Sheet1.AIS$1])" office:value-type="string" office:string-value="0">
            <text:p>0</text:p>
          </table:table-cell>
          <table:table-cell table:formula="of:=DEC2HEX([Sheet1.AIT$7]*64+[Sheet1.AIT$6]*32+[Sheet1.AIT$5]*16+[Sheet1.AIT$4]*8+[Sheet1.AIT$3]*4+[Sheet1.AIT$2]*2+[Sheet1.AIT$1])" office:value-type="string" office:string-value="0">
            <text:p>0</text:p>
          </table:table-cell>
          <table:table-cell table:formula="of:=DEC2HEX([Sheet1.AIU$7]*64+[Sheet1.AIU$6]*32+[Sheet1.AIU$5]*16+[Sheet1.AIU$4]*8+[Sheet1.AIU$3]*4+[Sheet1.AIU$2]*2+[Sheet1.AIU$1])" office:value-type="string" office:string-value="0">
            <text:p>0</text:p>
          </table:table-cell>
          <table:table-cell table:formula="of:=DEC2HEX([Sheet1.AIV$7]*64+[Sheet1.AIV$6]*32+[Sheet1.AIV$5]*16+[Sheet1.AIV$4]*8+[Sheet1.AIV$3]*4+[Sheet1.AIV$2]*2+[Sheet1.AIV$1])" office:value-type="string" office:string-value="0">
            <text:p>0</text:p>
          </table:table-cell>
          <table:table-cell table:formula="of:=DEC2HEX([Sheet1.AIW$7]*64+[Sheet1.AIW$6]*32+[Sheet1.AIW$5]*16+[Sheet1.AIW$4]*8+[Sheet1.AIW$3]*4+[Sheet1.AIW$2]*2+[Sheet1.AIW$1])" office:value-type="string" office:string-value="0">
            <text:p>0</text:p>
          </table:table-cell>
          <table:table-cell table:formula="of:=DEC2HEX([Sheet1.AIX$7]*64+[Sheet1.AIX$6]*32+[Sheet1.AIX$5]*16+[Sheet1.AIX$4]*8+[Sheet1.AIX$3]*4+[Sheet1.AIX$2]*2+[Sheet1.AIX$1])" office:value-type="string" office:string-value="0">
            <text:p>0</text:p>
          </table:table-cell>
          <table:table-cell table:formula="of:=DEC2HEX([Sheet1.AIY$7]*64+[Sheet1.AIY$6]*32+[Sheet1.AIY$5]*16+[Sheet1.AIY$4]*8+[Sheet1.AIY$3]*4+[Sheet1.AIY$2]*2+[Sheet1.AIY$1])" office:value-type="string" office:string-value="0">
            <text:p>0</text:p>
          </table:table-cell>
          <table:table-cell table:formula="of:=DEC2HEX([Sheet1.AIZ$7]*64+[Sheet1.AIZ$6]*32+[Sheet1.AIZ$5]*16+[Sheet1.AIZ$4]*8+[Sheet1.AIZ$3]*4+[Sheet1.AIZ$2]*2+[Sheet1.AIZ$1])" office:value-type="string" office:string-value="0">
            <text:p>0</text:p>
          </table:table-cell>
          <table:table-cell table:formula="of:=DEC2HEX([Sheet1.AJA$7]*64+[Sheet1.AJA$6]*32+[Sheet1.AJA$5]*16+[Sheet1.AJA$4]*8+[Sheet1.AJA$3]*4+[Sheet1.AJA$2]*2+[Sheet1.AJA$1])" office:value-type="string" office:string-value="0">
            <text:p>0</text:p>
          </table:table-cell>
          <table:table-cell table:formula="of:=DEC2HEX([Sheet1.AJB$7]*64+[Sheet1.AJB$6]*32+[Sheet1.AJB$5]*16+[Sheet1.AJB$4]*8+[Sheet1.AJB$3]*4+[Sheet1.AJB$2]*2+[Sheet1.AJB$1])" office:value-type="string" office:string-value="0">
            <text:p>0</text:p>
          </table:table-cell>
          <table:table-cell table:formula="of:=DEC2HEX([Sheet1.AJC$7]*64+[Sheet1.AJC$6]*32+[Sheet1.AJC$5]*16+[Sheet1.AJC$4]*8+[Sheet1.AJC$3]*4+[Sheet1.AJC$2]*2+[Sheet1.AJC$1])" office:value-type="string" office:string-value="0">
            <text:p>0</text:p>
          </table:table-cell>
          <table:table-cell table:formula="of:=DEC2HEX([Sheet1.AJD$7]*64+[Sheet1.AJD$6]*32+[Sheet1.AJD$5]*16+[Sheet1.AJD$4]*8+[Sheet1.AJD$3]*4+[Sheet1.AJD$2]*2+[Sheet1.AJD$1])" office:value-type="string" office:string-value="0">
            <text:p>0</text:p>
          </table:table-cell>
          <table:table-cell table:formula="of:=DEC2HEX([Sheet1.AJE$7]*64+[Sheet1.AJE$6]*32+[Sheet1.AJE$5]*16+[Sheet1.AJE$4]*8+[Sheet1.AJE$3]*4+[Sheet1.AJE$2]*2+[Sheet1.AJE$1])" office:value-type="string" office:string-value="0">
            <text:p>0</text:p>
          </table:table-cell>
          <table:table-cell table:formula="of:=DEC2HEX([Sheet1.AJF$7]*64+[Sheet1.AJF$6]*32+[Sheet1.AJF$5]*16+[Sheet1.AJF$4]*8+[Sheet1.AJF$3]*4+[Sheet1.AJF$2]*2+[Sheet1.AJF$1])" office:value-type="string" office:string-value="0">
            <text:p>0</text:p>
          </table:table-cell>
          <table:table-cell table:formula="of:=DEC2HEX([Sheet1.AJG$7]*64+[Sheet1.AJG$6]*32+[Sheet1.AJG$5]*16+[Sheet1.AJG$4]*8+[Sheet1.AJG$3]*4+[Sheet1.AJG$2]*2+[Sheet1.AJG$1])" office:value-type="string" office:string-value="0">
            <text:p>0</text:p>
          </table:table-cell>
          <table:table-cell table:formula="of:=DEC2HEX([Sheet1.AJH$7]*64+[Sheet1.AJH$6]*32+[Sheet1.AJH$5]*16+[Sheet1.AJH$4]*8+[Sheet1.AJH$3]*4+[Sheet1.AJH$2]*2+[Sheet1.AJH$1])" office:value-type="string" office:string-value="0">
            <text:p>0</text:p>
          </table:table-cell>
          <table:table-cell table:formula="of:=DEC2HEX([Sheet1.AJI$7]*64+[Sheet1.AJI$6]*32+[Sheet1.AJI$5]*16+[Sheet1.AJI$4]*8+[Sheet1.AJI$3]*4+[Sheet1.AJI$2]*2+[Sheet1.AJI$1])" office:value-type="string" office:string-value="0">
            <text:p>0</text:p>
          </table:table-cell>
          <table:table-cell table:formula="of:=DEC2HEX([Sheet1.AJJ$7]*64+[Sheet1.AJJ$6]*32+[Sheet1.AJJ$5]*16+[Sheet1.AJJ$4]*8+[Sheet1.AJJ$3]*4+[Sheet1.AJJ$2]*2+[Sheet1.AJJ$1])" office:value-type="string" office:string-value="0">
            <text:p>0</text:p>
          </table:table-cell>
          <table:table-cell table:formula="of:=DEC2HEX([Sheet1.AJK$7]*64+[Sheet1.AJK$6]*32+[Sheet1.AJK$5]*16+[Sheet1.AJK$4]*8+[Sheet1.AJK$3]*4+[Sheet1.AJK$2]*2+[Sheet1.AJK$1])" office:value-type="string" office:string-value="0">
            <text:p>0</text:p>
          </table:table-cell>
          <table:table-cell table:formula="of:=DEC2HEX([Sheet1.AJL$7]*64+[Sheet1.AJL$6]*32+[Sheet1.AJL$5]*16+[Sheet1.AJL$4]*8+[Sheet1.AJL$3]*4+[Sheet1.AJL$2]*2+[Sheet1.AJL$1])" office:value-type="string" office:string-value="0">
            <text:p>0</text:p>
          </table:table-cell>
          <table:table-cell table:formula="of:=DEC2HEX([Sheet1.AJM$7]*64+[Sheet1.AJM$6]*32+[Sheet1.AJM$5]*16+[Sheet1.AJM$4]*8+[Sheet1.AJM$3]*4+[Sheet1.AJM$2]*2+[Sheet1.AJM$1])" office:value-type="string" office:string-value="0">
            <text:p>0</text:p>
          </table:table-cell>
          <table:table-cell table:formula="of:=DEC2HEX([Sheet1.AJN$7]*64+[Sheet1.AJN$6]*32+[Sheet1.AJN$5]*16+[Sheet1.AJN$4]*8+[Sheet1.AJN$3]*4+[Sheet1.AJN$2]*2+[Sheet1.AJN$1])" office:value-type="string" office:string-value="0">
            <text:p>0</text:p>
          </table:table-cell>
          <table:table-cell table:formula="of:=DEC2HEX([Sheet1.AJO$7]*64+[Sheet1.AJO$6]*32+[Sheet1.AJO$5]*16+[Sheet1.AJO$4]*8+[Sheet1.AJO$3]*4+[Sheet1.AJO$2]*2+[Sheet1.AJO$1])" office:value-type="string" office:string-value="0">
            <text:p>0</text:p>
          </table:table-cell>
          <table:table-cell table:formula="of:=DEC2HEX([Sheet1.AJP$7]*64+[Sheet1.AJP$6]*32+[Sheet1.AJP$5]*16+[Sheet1.AJP$4]*8+[Sheet1.AJP$3]*4+[Sheet1.AJP$2]*2+[Sheet1.AJP$1])" office:value-type="string" office:string-value="0">
            <text:p>0</text:p>
          </table:table-cell>
          <table:table-cell table:formula="of:=DEC2HEX([Sheet1.AJQ$7]*64+[Sheet1.AJQ$6]*32+[Sheet1.AJQ$5]*16+[Sheet1.AJQ$4]*8+[Sheet1.AJQ$3]*4+[Sheet1.AJQ$2]*2+[Sheet1.AJQ$1])" office:value-type="string" office:string-value="0">
            <text:p>0</text:p>
          </table:table-cell>
          <table:table-cell table:formula="of:=DEC2HEX([Sheet1.AJR$7]*64+[Sheet1.AJR$6]*32+[Sheet1.AJR$5]*16+[Sheet1.AJR$4]*8+[Sheet1.AJR$3]*4+[Sheet1.AJR$2]*2+[Sheet1.AJR$1])" office:value-type="string" office:string-value="0">
            <text:p>0</text:p>
          </table:table-cell>
          <table:table-cell table:formula="of:=DEC2HEX([Sheet1.AJS$7]*64+[Sheet1.AJS$6]*32+[Sheet1.AJS$5]*16+[Sheet1.AJS$4]*8+[Sheet1.AJS$3]*4+[Sheet1.AJS$2]*2+[Sheet1.AJS$1])" office:value-type="string" office:string-value="0">
            <text:p>0</text:p>
          </table:table-cell>
          <table:table-cell table:formula="of:=DEC2HEX([Sheet1.AJT$7]*64+[Sheet1.AJT$6]*32+[Sheet1.AJT$5]*16+[Sheet1.AJT$4]*8+[Sheet1.AJT$3]*4+[Sheet1.AJT$2]*2+[Sheet1.AJT$1])" office:value-type="string" office:string-value="0">
            <text:p>0</text:p>
          </table:table-cell>
          <table:table-cell table:formula="of:=DEC2HEX([Sheet1.AJU$7]*64+[Sheet1.AJU$6]*32+[Sheet1.AJU$5]*16+[Sheet1.AJU$4]*8+[Sheet1.AJU$3]*4+[Sheet1.AJU$2]*2+[Sheet1.AJU$1])" office:value-type="string" office:string-value="0">
            <text:p>0</text:p>
          </table:table-cell>
          <table:table-cell table:formula="of:=DEC2HEX([Sheet1.AJV$7]*64+[Sheet1.AJV$6]*32+[Sheet1.AJV$5]*16+[Sheet1.AJV$4]*8+[Sheet1.AJV$3]*4+[Sheet1.AJV$2]*2+[Sheet1.AJV$1])" office:value-type="string" office:string-value="0">
            <text:p>0</text:p>
          </table:table-cell>
          <table:table-cell table:formula="of:=DEC2HEX([Sheet1.AJW$7]*64+[Sheet1.AJW$6]*32+[Sheet1.AJW$5]*16+[Sheet1.AJW$4]*8+[Sheet1.AJW$3]*4+[Sheet1.AJW$2]*2+[Sheet1.AJW$1])" office:value-type="string" office:string-value="0">
            <text:p>0</text:p>
          </table:table-cell>
          <table:table-cell table:formula="of:=DEC2HEX([Sheet1.AJX$7]*64+[Sheet1.AJX$6]*32+[Sheet1.AJX$5]*16+[Sheet1.AJX$4]*8+[Sheet1.AJX$3]*4+[Sheet1.AJX$2]*2+[Sheet1.AJX$1])" office:value-type="string" office:string-value="0">
            <text:p>0</text:p>
          </table:table-cell>
          <table:table-cell table:formula="of:=DEC2HEX([Sheet1.AJY$7]*64+[Sheet1.AJY$6]*32+[Sheet1.AJY$5]*16+[Sheet1.AJY$4]*8+[Sheet1.AJY$3]*4+[Sheet1.AJY$2]*2+[Sheet1.AJY$1])" office:value-type="string" office:string-value="0">
            <text:p>0</text:p>
          </table:table-cell>
          <table:table-cell table:formula="of:=DEC2HEX([Sheet1.AJZ$7]*64+[Sheet1.AJZ$6]*32+[Sheet1.AJZ$5]*16+[Sheet1.AJZ$4]*8+[Sheet1.AJZ$3]*4+[Sheet1.AJZ$2]*2+[Sheet1.AJZ$1])" office:value-type="string" office:string-value="0">
            <text:p>0</text:p>
          </table:table-cell>
          <table:table-cell table:formula="of:=DEC2HEX([Sheet1.AKA$7]*64+[Sheet1.AKA$6]*32+[Sheet1.AKA$5]*16+[Sheet1.AKA$4]*8+[Sheet1.AKA$3]*4+[Sheet1.AKA$2]*2+[Sheet1.AKA$1])" office:value-type="string" office:string-value="0">
            <text:p>0</text:p>
          </table:table-cell>
          <table:table-cell table:formula="of:=DEC2HEX([Sheet1.AKB$7]*64+[Sheet1.AKB$6]*32+[Sheet1.AKB$5]*16+[Sheet1.AKB$4]*8+[Sheet1.AKB$3]*4+[Sheet1.AKB$2]*2+[Sheet1.AKB$1])" office:value-type="string" office:string-value="0">
            <text:p>0</text:p>
          </table:table-cell>
          <table:table-cell table:formula="of:=DEC2HEX([Sheet1.AKC$7]*64+[Sheet1.AKC$6]*32+[Sheet1.AKC$5]*16+[Sheet1.AKC$4]*8+[Sheet1.AKC$3]*4+[Sheet1.AKC$2]*2+[Sheet1.AKC$1])" office:value-type="string" office:string-value="0">
            <text:p>0</text:p>
          </table:table-cell>
          <table:table-cell table:formula="of:=DEC2HEX([Sheet1.AKD$7]*64+[Sheet1.AKD$6]*32+[Sheet1.AKD$5]*16+[Sheet1.AKD$4]*8+[Sheet1.AKD$3]*4+[Sheet1.AKD$2]*2+[Sheet1.AKD$1])" office:value-type="string" office:string-value="0">
            <text:p>0</text:p>
          </table:table-cell>
          <table:table-cell table:formula="of:=DEC2HEX([Sheet1.AKE$7]*64+[Sheet1.AKE$6]*32+[Sheet1.AKE$5]*16+[Sheet1.AKE$4]*8+[Sheet1.AKE$3]*4+[Sheet1.AKE$2]*2+[Sheet1.AKE$1])" office:value-type="string" office:string-value="0">
            <text:p>0</text:p>
          </table:table-cell>
          <table:table-cell table:formula="of:=DEC2HEX([Sheet1.AKF$7]*64+[Sheet1.AKF$6]*32+[Sheet1.AKF$5]*16+[Sheet1.AKF$4]*8+[Sheet1.AKF$3]*4+[Sheet1.AKF$2]*2+[Sheet1.AKF$1])" office:value-type="string" office:string-value="0">
            <text:p>0</text:p>
          </table:table-cell>
          <table:table-cell table:formula="of:=DEC2HEX([Sheet1.AKG$7]*64+[Sheet1.AKG$6]*32+[Sheet1.AKG$5]*16+[Sheet1.AKG$4]*8+[Sheet1.AKG$3]*4+[Sheet1.AKG$2]*2+[Sheet1.AKG$1])" office:value-type="string" office:string-value="0">
            <text:p>0</text:p>
          </table:table-cell>
          <table:table-cell table:formula="of:=DEC2HEX([Sheet1.AKH$7]*64+[Sheet1.AKH$6]*32+[Sheet1.AKH$5]*16+[Sheet1.AKH$4]*8+[Sheet1.AKH$3]*4+[Sheet1.AKH$2]*2+[Sheet1.AKH$1])" office:value-type="string" office:string-value="0">
            <text:p>0</text:p>
          </table:table-cell>
          <table:table-cell table:formula="of:=DEC2HEX([Sheet1.AKI$7]*64+[Sheet1.AKI$6]*32+[Sheet1.AKI$5]*16+[Sheet1.AKI$4]*8+[Sheet1.AKI$3]*4+[Sheet1.AKI$2]*2+[Sheet1.AKI$1])" office:value-type="string" office:string-value="0">
            <text:p>0</text:p>
          </table:table-cell>
          <table:table-cell table:formula="of:=DEC2HEX([Sheet1.AKJ$7]*64+[Sheet1.AKJ$6]*32+[Sheet1.AKJ$5]*16+[Sheet1.AKJ$4]*8+[Sheet1.AKJ$3]*4+[Sheet1.AKJ$2]*2+[Sheet1.AKJ$1])" office:value-type="string" office:string-value="0">
            <text:p>0</text:p>
          </table:table-cell>
          <table:table-cell table:formula="of:=DEC2HEX([Sheet1.AKK$7]*64+[Sheet1.AKK$6]*32+[Sheet1.AKK$5]*16+[Sheet1.AKK$4]*8+[Sheet1.AKK$3]*4+[Sheet1.AKK$2]*2+[Sheet1.AKK$1])" office:value-type="string" office:string-value="0">
            <text:p>0</text:p>
          </table:table-cell>
          <table:table-cell table:formula="of:=DEC2HEX([Sheet1.AKL$7]*64+[Sheet1.AKL$6]*32+[Sheet1.AKL$5]*16+[Sheet1.AKL$4]*8+[Sheet1.AKL$3]*4+[Sheet1.AKL$2]*2+[Sheet1.AKL$1])" office:value-type="string" office:string-value="0">
            <text:p>0</text:p>
          </table:table-cell>
          <table:table-cell table:formula="of:=DEC2HEX([Sheet1.AKM$7]*64+[Sheet1.AKM$6]*32+[Sheet1.AKM$5]*16+[Sheet1.AKM$4]*8+[Sheet1.AKM$3]*4+[Sheet1.AKM$2]*2+[Sheet1.AKM$1])" office:value-type="string" office:string-value="0">
            <text:p>0</text:p>
          </table:table-cell>
          <table:table-cell table:formula="of:=DEC2HEX([Sheet1.AKN$7]*64+[Sheet1.AKN$6]*32+[Sheet1.AKN$5]*16+[Sheet1.AKN$4]*8+[Sheet1.AKN$3]*4+[Sheet1.AKN$2]*2+[Sheet1.AKN$1])" office:value-type="string" office:string-value="0">
            <text:p>0</text:p>
          </table:table-cell>
          <table:table-cell table:formula="of:=DEC2HEX([Sheet1.AKO$7]*64+[Sheet1.AKO$6]*32+[Sheet1.AKO$5]*16+[Sheet1.AKO$4]*8+[Sheet1.AKO$3]*4+[Sheet1.AKO$2]*2+[Sheet1.AKO$1])" office:value-type="string" office:string-value="0">
            <text:p>0</text:p>
          </table:table-cell>
          <table:table-cell table:formula="of:=DEC2HEX([Sheet1.AKP$7]*64+[Sheet1.AKP$6]*32+[Sheet1.AKP$5]*16+[Sheet1.AKP$4]*8+[Sheet1.AKP$3]*4+[Sheet1.AKP$2]*2+[Sheet1.AKP$1])" office:value-type="string" office:string-value="0">
            <text:p>0</text:p>
          </table:table-cell>
          <table:table-cell table:formula="of:=DEC2HEX([Sheet1.AKQ$7]*64+[Sheet1.AKQ$6]*32+[Sheet1.AKQ$5]*16+[Sheet1.AKQ$4]*8+[Sheet1.AKQ$3]*4+[Sheet1.AKQ$2]*2+[Sheet1.AKQ$1])" office:value-type="string" office:string-value="0">
            <text:p>0</text:p>
          </table:table-cell>
          <table:table-cell table:formula="of:=DEC2HEX([Sheet1.AKR$7]*64+[Sheet1.AKR$6]*32+[Sheet1.AKR$5]*16+[Sheet1.AKR$4]*8+[Sheet1.AKR$3]*4+[Sheet1.AKR$2]*2+[Sheet1.AKR$1])" office:value-type="string" office:string-value="0">
            <text:p>0</text:p>
          </table:table-cell>
          <table:table-cell table:formula="of:=DEC2HEX([Sheet1.AKS$7]*64+[Sheet1.AKS$6]*32+[Sheet1.AKS$5]*16+[Sheet1.AKS$4]*8+[Sheet1.AKS$3]*4+[Sheet1.AKS$2]*2+[Sheet1.AKS$1])" office:value-type="string" office:string-value="0">
            <text:p>0</text:p>
          </table:table-cell>
          <table:table-cell table:formula="of:=DEC2HEX([Sheet1.AKT$7]*64+[Sheet1.AKT$6]*32+[Sheet1.AKT$5]*16+[Sheet1.AKT$4]*8+[Sheet1.AKT$3]*4+[Sheet1.AKT$2]*2+[Sheet1.AKT$1])" office:value-type="string" office:string-value="0">
            <text:p>0</text:p>
          </table:table-cell>
          <table:table-cell table:formula="of:=DEC2HEX([Sheet1.AKU$7]*64+[Sheet1.AKU$6]*32+[Sheet1.AKU$5]*16+[Sheet1.AKU$4]*8+[Sheet1.AKU$3]*4+[Sheet1.AKU$2]*2+[Sheet1.AKU$1])" office:value-type="string" office:string-value="0">
            <text:p>0</text:p>
          </table:table-cell>
          <table:table-cell table:formula="of:=DEC2HEX([Sheet1.AKV$7]*64+[Sheet1.AKV$6]*32+[Sheet1.AKV$5]*16+[Sheet1.AKV$4]*8+[Sheet1.AKV$3]*4+[Sheet1.AKV$2]*2+[Sheet1.AKV$1])" office:value-type="string" office:string-value="0">
            <text:p>0</text:p>
          </table:table-cell>
          <table:table-cell table:formula="of:=DEC2HEX([Sheet1.AKW$7]*64+[Sheet1.AKW$6]*32+[Sheet1.AKW$5]*16+[Sheet1.AKW$4]*8+[Sheet1.AKW$3]*4+[Sheet1.AKW$2]*2+[Sheet1.AKW$1])" office:value-type="string" office:string-value="0">
            <text:p>0</text:p>
          </table:table-cell>
          <table:table-cell table:formula="of:=DEC2HEX([Sheet1.AKX$7]*64+[Sheet1.AKX$6]*32+[Sheet1.AKX$5]*16+[Sheet1.AKX$4]*8+[Sheet1.AKX$3]*4+[Sheet1.AKX$2]*2+[Sheet1.AKX$1])" office:value-type="string" office:string-value="0">
            <text:p>0</text:p>
          </table:table-cell>
          <table:table-cell table:formula="of:=DEC2HEX([Sheet1.AKY$7]*64+[Sheet1.AKY$6]*32+[Sheet1.AKY$5]*16+[Sheet1.AKY$4]*8+[Sheet1.AKY$3]*4+[Sheet1.AKY$2]*2+[Sheet1.AKY$1])" office:value-type="string" office:string-value="0">
            <text:p>0</text:p>
          </table:table-cell>
          <table:table-cell table:formula="of:=DEC2HEX([Sheet1.AKZ$7]*64+[Sheet1.AKZ$6]*32+[Sheet1.AKZ$5]*16+[Sheet1.AKZ$4]*8+[Sheet1.AKZ$3]*4+[Sheet1.AKZ$2]*2+[Sheet1.AKZ$1])" office:value-type="string" office:string-value="0">
            <text:p>0</text:p>
          </table:table-cell>
          <table:table-cell table:formula="of:=DEC2HEX([Sheet1.ALA$7]*64+[Sheet1.ALA$6]*32+[Sheet1.ALA$5]*16+[Sheet1.ALA$4]*8+[Sheet1.ALA$3]*4+[Sheet1.ALA$2]*2+[Sheet1.ALA$1])" office:value-type="string" office:string-value="0">
            <text:p>0</text:p>
          </table:table-cell>
          <table:table-cell table:formula="of:=DEC2HEX([Sheet1.ALB$7]*64+[Sheet1.ALB$6]*32+[Sheet1.ALB$5]*16+[Sheet1.ALB$4]*8+[Sheet1.ALB$3]*4+[Sheet1.ALB$2]*2+[Sheet1.ALB$1])" office:value-type="string" office:string-value="0">
            <text:p>0</text:p>
          </table:table-cell>
          <table:table-cell table:formula="of:=DEC2HEX([Sheet1.ALC$7]*64+[Sheet1.ALC$6]*32+[Sheet1.ALC$5]*16+[Sheet1.ALC$4]*8+[Sheet1.ALC$3]*4+[Sheet1.ALC$2]*2+[Sheet1.ALC$1])" office:value-type="string" office:string-value="0">
            <text:p>0</text:p>
          </table:table-cell>
          <table:table-cell table:formula="of:=DEC2HEX([Sheet1.ALD$7]*64+[Sheet1.ALD$6]*32+[Sheet1.ALD$5]*16+[Sheet1.ALD$4]*8+[Sheet1.ALD$3]*4+[Sheet1.ALD$2]*2+[Sheet1.ALD$1])" office:value-type="string" office:string-value="0">
            <text:p>0</text:p>
          </table:table-cell>
          <table:table-cell table:formula="of:=DEC2HEX([Sheet1.ALE$7]*64+[Sheet1.ALE$6]*32+[Sheet1.ALE$5]*16+[Sheet1.ALE$4]*8+[Sheet1.ALE$3]*4+[Sheet1.ALE$2]*2+[Sheet1.ALE$1])" office:value-type="string" office:string-value="0">
            <text:p>0</text:p>
          </table:table-cell>
          <table:table-cell table:formula="of:=DEC2HEX([Sheet1.ALF$7]*64+[Sheet1.ALF$6]*32+[Sheet1.ALF$5]*16+[Sheet1.ALF$4]*8+[Sheet1.ALF$3]*4+[Sheet1.ALF$2]*2+[Sheet1.ALF$1])" office:value-type="string" office:string-value="0">
            <text:p>0</text:p>
          </table:table-cell>
          <table:table-cell table:formula="of:=DEC2HEX([Sheet1.ALG$7]*64+[Sheet1.ALG$6]*32+[Sheet1.ALG$5]*16+[Sheet1.ALG$4]*8+[Sheet1.ALG$3]*4+[Sheet1.ALG$2]*2+[Sheet1.ALG$1])" office:value-type="string" office:string-value="0">
            <text:p>0</text:p>
          </table:table-cell>
          <table:table-cell table:formula="of:=DEC2HEX([Sheet1.ALH$7]*64+[Sheet1.ALH$6]*32+[Sheet1.ALH$5]*16+[Sheet1.ALH$4]*8+[Sheet1.ALH$3]*4+[Sheet1.ALH$2]*2+[Sheet1.ALH$1])" office:value-type="string" office:string-value="0">
            <text:p>0</text:p>
          </table:table-cell>
          <table:table-cell table:formula="of:=DEC2HEX([Sheet1.ALI$7]*64+[Sheet1.ALI$6]*32+[Sheet1.ALI$5]*16+[Sheet1.ALI$4]*8+[Sheet1.ALI$3]*4+[Sheet1.ALI$2]*2+[Sheet1.ALI$1])" office:value-type="string" office:string-value="0">
            <text:p>0</text:p>
          </table:table-cell>
          <table:table-cell table:formula="of:=DEC2HEX([Sheet1.ALJ$7]*64+[Sheet1.ALJ$6]*32+[Sheet1.ALJ$5]*16+[Sheet1.ALJ$4]*8+[Sheet1.ALJ$3]*4+[Sheet1.ALJ$2]*2+[Sheet1.ALJ$1])" office:value-type="string" office:string-value="0">
            <text:p>0</text:p>
          </table:table-cell>
          <table:table-cell table:formula="of:=DEC2HEX([Sheet1.ALK$7]*64+[Sheet1.ALK$6]*32+[Sheet1.ALK$5]*16+[Sheet1.ALK$4]*8+[Sheet1.ALK$3]*4+[Sheet1.ALK$2]*2+[Sheet1.ALK$1])" office:value-type="string" office:string-value="0">
            <text:p>0</text:p>
          </table:table-cell>
          <table:table-cell table:formula="of:=DEC2HEX([Sheet1.ALL$7]*64+[Sheet1.ALL$6]*32+[Sheet1.ALL$5]*16+[Sheet1.ALL$4]*8+[Sheet1.ALL$3]*4+[Sheet1.ALL$2]*2+[Sheet1.ALL$1])" office:value-type="string" office:string-value="0">
            <text:p>0</text:p>
          </table:table-cell>
          <table:table-cell table:formula="of:=DEC2HEX([Sheet1.ALM$7]*64+[Sheet1.ALM$6]*32+[Sheet1.ALM$5]*16+[Sheet1.ALM$4]*8+[Sheet1.ALM$3]*4+[Sheet1.ALM$2]*2+[Sheet1.ALM$1])" office:value-type="string" office:string-value="0">
            <text:p>0</text:p>
          </table:table-cell>
          <table:table-cell table:formula="of:=DEC2HEX([Sheet1.ALN$7]*64+[Sheet1.ALN$6]*32+[Sheet1.ALN$5]*16+[Sheet1.ALN$4]*8+[Sheet1.ALN$3]*4+[Sheet1.ALN$2]*2+[Sheet1.ALN$1])" office:value-type="string" office:string-value="0">
            <text:p>0</text:p>
          </table:table-cell>
          <table:table-cell table:formula="of:=DEC2HEX([Sheet1.ALO$7]*64+[Sheet1.ALO$6]*32+[Sheet1.ALO$5]*16+[Sheet1.ALO$4]*8+[Sheet1.ALO$3]*4+[Sheet1.ALO$2]*2+[Sheet1.ALO$1])" office:value-type="string" office:string-value="0">
            <text:p>0</text:p>
          </table:table-cell>
          <table:table-cell table:formula="of:=DEC2HEX([Sheet1.ALP$7]*64+[Sheet1.ALP$6]*32+[Sheet1.ALP$5]*16+[Sheet1.ALP$4]*8+[Sheet1.ALP$3]*4+[Sheet1.ALP$2]*2+[Sheet1.ALP$1])" office:value-type="string" office:string-value="0">
            <text:p>0</text:p>
          </table:table-cell>
          <table:table-cell table:formula="of:=DEC2HEX([Sheet1.ALQ$7]*64+[Sheet1.ALQ$6]*32+[Sheet1.ALQ$5]*16+[Sheet1.ALQ$4]*8+[Sheet1.ALQ$3]*4+[Sheet1.ALQ$2]*2+[Sheet1.ALQ$1])" office:value-type="string" office:string-value="0">
            <text:p>0</text:p>
          </table:table-cell>
          <table:table-cell table:formula="of:=DEC2HEX([Sheet1.ALR$7]*64+[Sheet1.ALR$6]*32+[Sheet1.ALR$5]*16+[Sheet1.ALR$4]*8+[Sheet1.ALR$3]*4+[Sheet1.ALR$2]*2+[Sheet1.ALR$1])" office:value-type="string" office:string-value="0">
            <text:p>0</text:p>
          </table:table-cell>
          <table:table-cell table:formula="of:=DEC2HEX([Sheet1.ALS$7]*64+[Sheet1.ALS$6]*32+[Sheet1.ALS$5]*16+[Sheet1.ALS$4]*8+[Sheet1.ALS$3]*4+[Sheet1.ALS$2]*2+[Sheet1.ALS$1])" office:value-type="string" office:string-value="0">
            <text:p>0</text:p>
          </table:table-cell>
          <table:table-cell table:formula="of:=DEC2HEX([Sheet1.ALT$7]*64+[Sheet1.ALT$6]*32+[Sheet1.ALT$5]*16+[Sheet1.ALT$4]*8+[Sheet1.ALT$3]*4+[Sheet1.ALT$2]*2+[Sheet1.ALT$1])" office:value-type="string" office:string-value="0">
            <text:p>0</text:p>
          </table:table-cell>
          <table:table-cell table:formula="of:=DEC2HEX([Sheet1.ALU$7]*64+[Sheet1.ALU$6]*32+[Sheet1.ALU$5]*16+[Sheet1.ALU$4]*8+[Sheet1.ALU$3]*4+[Sheet1.ALU$2]*2+[Sheet1.ALU$1])" office:value-type="string" office:string-value="0">
            <text:p>0</text:p>
          </table:table-cell>
          <table:table-cell table:formula="of:=DEC2HEX([Sheet1.ALV$7]*64+[Sheet1.ALV$6]*32+[Sheet1.ALV$5]*16+[Sheet1.ALV$4]*8+[Sheet1.ALV$3]*4+[Sheet1.ALV$2]*2+[Sheet1.ALV$1])" office:value-type="string" office:string-value="0">
            <text:p>0</text:p>
          </table:table-cell>
          <table:table-cell table:formula="of:=DEC2HEX([Sheet1.ALW$7]*64+[Sheet1.ALW$6]*32+[Sheet1.ALW$5]*16+[Sheet1.ALW$4]*8+[Sheet1.ALW$3]*4+[Sheet1.ALW$2]*2+[Sheet1.ALW$1])" office:value-type="string" office:string-value="0">
            <text:p>0</text:p>
          </table:table-cell>
          <table:table-cell table:formula="of:=DEC2HEX([Sheet1.ALX$7]*64+[Sheet1.ALX$6]*32+[Sheet1.ALX$5]*16+[Sheet1.ALX$4]*8+[Sheet1.ALX$3]*4+[Sheet1.ALX$2]*2+[Sheet1.ALX$1])" office:value-type="string" office:string-value="0">
            <text:p>0</text:p>
          </table:table-cell>
          <table:table-cell table:formula="of:=DEC2HEX([Sheet1.ALY$7]*64+[Sheet1.ALY$6]*32+[Sheet1.ALY$5]*16+[Sheet1.ALY$4]*8+[Sheet1.ALY$3]*4+[Sheet1.ALY$2]*2+[Sheet1.ALY$1])" office:value-type="string" office:string-value="0">
            <text:p>0</text:p>
          </table:table-cell>
          <table:table-cell table:formula="of:=DEC2HEX([Sheet1.ALZ$7]*64+[Sheet1.ALZ$6]*32+[Sheet1.ALZ$5]*16+[Sheet1.ALZ$4]*8+[Sheet1.ALZ$3]*4+[Sheet1.ALZ$2]*2+[Sheet1.ALZ$1])" office:value-type="string" office:string-value="0">
            <text:p>0</text:p>
          </table:table-cell>
          <table:table-cell table:formula="of:=DEC2HEX([Sheet1.AMA$7]*64+[Sheet1.AMA$6]*32+[Sheet1.AMA$5]*16+[Sheet1.AMA$4]*8+[Sheet1.AMA$3]*4+[Sheet1.AMA$2]*2+[Sheet1.AMA$1])" office:value-type="string" office:string-value="0">
            <text:p>0</text:p>
          </table:table-cell>
          <table:table-cell table:formula="of:=DEC2HEX([Sheet1.AMB$7]*64+[Sheet1.AMB$6]*32+[Sheet1.AMB$5]*16+[Sheet1.AMB$4]*8+[Sheet1.AMB$3]*4+[Sheet1.AMB$2]*2+[Sheet1.AMB$1])" office:value-type="string" office:string-value="0">
            <text:p>0</text:p>
          </table:table-cell>
          <table:table-cell table:formula="of:=DEC2HEX([Sheet1.AMC$7]*64+[Sheet1.AMC$6]*32+[Sheet1.AMC$5]*16+[Sheet1.AMC$4]*8+[Sheet1.AMC$3]*4+[Sheet1.AMC$2]*2+[Sheet1.AMC$1])" office:value-type="string" office:string-value="0">
            <text:p>0</text:p>
          </table:table-cell>
          <table:table-cell table:formula="of:=DEC2HEX([Sheet1.AMD$7]*64+[Sheet1.AMD$6]*32+[Sheet1.AMD$5]*16+[Sheet1.AMD$4]*8+[Sheet1.AMD$3]*4+[Sheet1.AMD$2]*2+[Sheet1.AMD$1])" office:value-type="string" office:string-value="0">
            <text:p>0</text:p>
          </table:table-cell>
          <table:table-cell table:formula="of:=DEC2HEX([Sheet1.AME$7]*64+[Sheet1.AME$6]*32+[Sheet1.AME$5]*16+[Sheet1.AME$4]*8+[Sheet1.AME$3]*4+[Sheet1.AME$2]*2+[Sheet1.AME$1])" office:value-type="string" office:string-value="0">
            <text:p>0</text:p>
          </table:table-cell>
          <table:table-cell table:formula="of:=DEC2HEX([Sheet1.AMF$7]*64+[Sheet1.AMF$6]*32+[Sheet1.AMF$5]*16+[Sheet1.AMF$4]*8+[Sheet1.AMF$3]*4+[Sheet1.AMF$2]*2+[Sheet1.AMF$1])" office:value-type="string" office:string-value="0">
            <text:p>0</text:p>
          </table:table-cell>
          <table:table-cell table:formula="of:=DEC2HEX([Sheet1.AMG$7]*64+[Sheet1.AMG$6]*32+[Sheet1.AMG$5]*16+[Sheet1.AMG$4]*8+[Sheet1.AMG$3]*4+[Sheet1.AMG$2]*2+[Sheet1.AMG$1])" office:value-type="string" office:string-value="0">
            <text:p>0</text:p>
          </table:table-cell>
          <table:table-cell table:formula="of:=DEC2HEX([Sheet1.AMH$7]*64+[Sheet1.AMH$6]*32+[Sheet1.AMH$5]*16+[Sheet1.AMH$4]*8+[Sheet1.AMH$3]*4+[Sheet1.AMH$2]*2+[Sheet1.AMH$1])" office:value-type="string" office:string-value="0">
            <text:p>0</text:p>
          </table:table-cell>
          <table:table-cell table:formula="of:=DEC2HEX([Sheet1.AMI$7]*64+[Sheet1.AMI$6]*32+[Sheet1.AMI$5]*16+[Sheet1.AMI$4]*8+[Sheet1.AMI$3]*4+[Sheet1.AMI$2]*2+[Sheet1.AMI$1])" office:value-type="string" office:string-value="0">
            <text:p>0</text:p>
          </table:table-cell>
          <table:table-cell table:formula="of:=DEC2HEX([Sheet1.AMJ$7]*64+[Sheet1.AMJ$6]*32+[Sheet1.AMJ$5]*16+[Sheet1.AMJ$4]*8+[Sheet1.AMJ$3]*4+[Sheet1.AMJ$2]*2+[Sheet1.AMJ$1])" office:value-type="string" office:string-value="0">
            <text:p>0</text:p>
          </table:table-cell>
        </table:table-row>
        <table:table-row table:style-name="ro2">
          <table:table-cell table:formula="of:=IF(LEN([.A1])=1;CONCATENATE(&quot;0x0&quot;;[.A1]);CONCATENATE(&quot;0x&quot;;[.A1]))" office:value-type="string" office:string-value="0x00">
            <text:p>0x00</text:p>
          </table:table-cell>
          <table:table-cell table:formula="of:=IF(LEN([.B1])=1;CONCATENATE(&quot;0x0&quot;;[.B1]);CONCATENATE(&quot;0x&quot;;[.B1]))" office:value-type="string" office:string-value="0x00">
            <text:p>0x00</text:p>
          </table:table-cell>
          <table:table-cell table:formula="of:=IF(LEN([.C1])=1;CONCATENATE(&quot;0x0&quot;;[.C1]);CONCATENATE(&quot;0x&quot;;[.C1]))" office:value-type="string" office:string-value="0x00">
            <text:p>0x00</text:p>
          </table:table-cell>
          <table:table-cell table:formula="of:=IF(LEN([.D1])=1;CONCATENATE(&quot;0x0&quot;;[.D1]);CONCATENATE(&quot;0x&quot;;[.D1]))" office:value-type="string" office:string-value="0x00">
            <text:p>0x00</text:p>
          </table:table-cell>
          <table:table-cell table:formula="of:=IF(LEN([.E1])=1;CONCATENATE(&quot;0x0&quot;;[.E1]);CONCATENATE(&quot;0x&quot;;[.E1]))" office:value-type="string" office:string-value="0x00">
            <text:p>0x00</text:p>
          </table:table-cell>
          <table:table-cell table:formula="of:=IF(LEN([.F1])=1;CONCATENATE(&quot;0x0&quot;;[.F1]);CONCATENATE(&quot;0x&quot;;[.F1]))" office:value-type="string" office:string-value="0x00">
            <text:p>0x00</text:p>
          </table:table-cell>
          <table:table-cell table:formula="of:=IF(LEN([.G1])=1;CONCATENATE(&quot;0x0&quot;;[.G1]);CONCATENATE(&quot;0x&quot;;[.G1]))" office:value-type="string" office:string-value="0x00">
            <text:p>0x00</text:p>
          </table:table-cell>
          <table:table-cell table:formula="of:=IF(LEN([.H1])=1;CONCATENATE(&quot;0x0&quot;;[.H1]);CONCATENATE(&quot;0x&quot;;[.H1]))" office:value-type="string" office:string-value="0x00">
            <text:p>0x00</text:p>
          </table:table-cell>
          <table:table-cell table:formula="of:=IF(LEN([.I1])=1;CONCATENATE(&quot;0x0&quot;;[.I1]);CONCATENATE(&quot;0x&quot;;[.I1]))" office:value-type="string" office:string-value="0x5F">
            <text:p>0x5F</text:p>
          </table:table-cell>
          <table:table-cell table:formula="of:=IF(LEN([.J1])=1;CONCATENATE(&quot;0x0&quot;;[.J1]);CONCATENATE(&quot;0x&quot;;[.J1]))" office:value-type="string" office:string-value="0x00">
            <text:p>0x00</text:p>
          </table:table-cell>
          <table:table-cell table:formula="of:=IF(LEN([.K1])=1;CONCATENATE(&quot;0x0&quot;;[.K1]);CONCATENATE(&quot;0x&quot;;[.K1]))" office:value-type="string" office:string-value="0x00">
            <text:p>0x00</text:p>
          </table:table-cell>
          <table:table-cell table:formula="of:=IF(LEN([.L1])=1;CONCATENATE(&quot;0x0&quot;;[.L1]);CONCATENATE(&quot;0x&quot;;[.L1]))" office:value-type="string" office:string-value="0x00">
            <text:p>0x00</text:p>
          </table:table-cell>
          <table:table-cell table:formula="of:=IF(LEN([.M1])=1;CONCATENATE(&quot;0x0&quot;;[.M1]);CONCATENATE(&quot;0x&quot;;[.M1]))" office:value-type="string" office:string-value="0x04">
            <text:p>0x04</text:p>
          </table:table-cell>
          <table:table-cell table:formula="of:=IF(LEN([.N1])=1;CONCATENATE(&quot;0x0&quot;;[.N1]);CONCATENATE(&quot;0x&quot;;[.N1]))" office:value-type="string" office:string-value="0x03">
            <text:p>0x03</text:p>
          </table:table-cell>
          <table:table-cell table:formula="of:=IF(LEN([.O1])=1;CONCATENATE(&quot;0x0&quot;;[.O1]);CONCATENATE(&quot;0x&quot;;[.O1]))" office:value-type="string" office:string-value="0x00">
            <text:p>0x00</text:p>
          </table:table-cell>
          <table:table-cell table:formula="of:=IF(LEN([.P1])=1;CONCATENATE(&quot;0x0&quot;;[.P1]);CONCATENATE(&quot;0x&quot;;[.P1]))" office:value-type="string" office:string-value="0x04">
            <text:p>0x04</text:p>
          </table:table-cell>
          <table:table-cell table:formula="of:=IF(LEN([.Q1])=1;CONCATENATE(&quot;0x0&quot;;[.Q1]);CONCATENATE(&quot;0x&quot;;[.Q1]))" office:value-type="string" office:string-value="0x03">
            <text:p>0x03</text:p>
          </table:table-cell>
          <table:table-cell table:formula="of:=IF(LEN([.R1])=1;CONCATENATE(&quot;0x0&quot;;[.R1]);CONCATENATE(&quot;0x&quot;;[.R1]))" office:value-type="string" office:string-value="0x00">
            <text:p>0x00</text:p>
          </table:table-cell>
          <table:table-cell table:formula="of:=IF(LEN([.S1])=1;CONCATENATE(&quot;0x0&quot;;[.S1]);CONCATENATE(&quot;0x&quot;;[.S1]))" office:value-type="string" office:string-value="0x14">
            <text:p>0x14</text:p>
          </table:table-cell>
          <table:table-cell table:formula="of:=IF(LEN([.T1])=1;CONCATENATE(&quot;0x0&quot;;[.T1]);CONCATENATE(&quot;0x&quot;;[.T1]))" office:value-type="string" office:string-value="0x3E">
            <text:p>0x3E</text:p>
          </table:table-cell>
          <table:table-cell table:formula="of:=IF(LEN([.U1])=1;CONCATENATE(&quot;0x0&quot;;[.U1]);CONCATENATE(&quot;0x&quot;;[.U1]))" office:value-type="string" office:string-value="0x14">
            <text:p>0x14</text:p>
          </table:table-cell>
          <table:table-cell table:formula="of:=IF(LEN([.V1])=1;CONCATENATE(&quot;0x0&quot;;[.V1]);CONCATENATE(&quot;0x&quot;;[.V1]))" office:value-type="string" office:string-value="0x3E">
            <text:p>0x3E</text:p>
          </table:table-cell>
          <table:table-cell table:formula="of:=IF(LEN([.W1])=1;CONCATENATE(&quot;0x0&quot;;[.W1]);CONCATENATE(&quot;0x&quot;;[.W1]))" office:value-type="string" office:string-value="0x14">
            <text:p>0x14</text:p>
          </table:table-cell>
          <table:table-cell table:formula="of:=IF(LEN([.X1])=1;CONCATENATE(&quot;0x0&quot;;[.X1]);CONCATENATE(&quot;0x&quot;;[.X1]))" office:value-type="string" office:string-value="0x00">
            <text:p>0x00</text:p>
          </table:table-cell>
          <table:table-cell table:formula="of:=IF(LEN([.Y1])=1;CONCATENATE(&quot;0x0&quot;;[.Y1]);CONCATENATE(&quot;0x&quot;;[.Y1]))" office:value-type="string" office:string-value="0x24">
            <text:p>0x24</text:p>
          </table:table-cell>
          <table:table-cell table:formula="of:=IF(LEN([.Z1])=1;CONCATENATE(&quot;0x0&quot;;[.Z1]);CONCATENATE(&quot;0x&quot;;[.Z1]))" office:value-type="string" office:string-value="0x2A">
            <text:p>0x2A</text:p>
          </table:table-cell>
          <table:table-cell table:formula="of:=IF(LEN([.AA1])=1;CONCATENATE(&quot;0x0&quot;;[.AA1]);CONCATENATE(&quot;0x&quot;;[.AA1]))" office:value-type="string" office:string-value="0x6B">
            <text:p>0x6B</text:p>
          </table:table-cell>
          <table:table-cell table:formula="of:=IF(LEN([.AB1])=1;CONCATENATE(&quot;0x0&quot;;[.AB1]);CONCATENATE(&quot;0x&quot;;[.AB1]))" office:value-type="string" office:string-value="0x2A">
            <text:p>0x2A</text:p>
          </table:table-cell>
          <table:table-cell table:formula="of:=IF(LEN([.AC1])=1;CONCATENATE(&quot;0x0&quot;;[.AC1]);CONCATENATE(&quot;0x&quot;;[.AC1]))" office:value-type="string" office:string-value="0x12">
            <text:p>0x12</text:p>
          </table:table-cell>
          <table:table-cell table:formula="of:=IF(LEN([.AD1])=1;CONCATENATE(&quot;0x0&quot;;[.AD1]);CONCATENATE(&quot;0x&quot;;[.AD1]))" office:value-type="string" office:string-value="0x00">
            <text:p>0x00</text:p>
          </table:table-cell>
          <table:table-cell table:formula="of:=IF(LEN([.AE1])=1;CONCATENATE(&quot;0x0&quot;;[.AE1]);CONCATENATE(&quot;0x&quot;;[.AE1]))" office:value-type="string" office:string-value="0x22">
            <text:p>0x22</text:p>
          </table:table-cell>
          <table:table-cell table:formula="of:=IF(LEN([.AF1])=1;CONCATENATE(&quot;0x0&quot;;[.AF1]);CONCATENATE(&quot;0x&quot;;[.AF1]))" office:value-type="string" office:string-value="0x10">
            <text:p>0x10</text:p>
          </table:table-cell>
          <table:table-cell table:formula="of:=IF(LEN([.AG1])=1;CONCATENATE(&quot;0x0&quot;;[.AG1]);CONCATENATE(&quot;0x&quot;;[.AG1]))" office:value-type="string" office:string-value="0x08">
            <text:p>0x08</text:p>
          </table:table-cell>
          <table:table-cell table:formula="of:=IF(LEN([.AH1])=1;CONCATENATE(&quot;0x0&quot;;[.AH1]);CONCATENATE(&quot;0x&quot;;[.AH1]))" office:value-type="string" office:string-value="0x04">
            <text:p>0x04</text:p>
          </table:table-cell>
          <table:table-cell table:formula="of:=IF(LEN([.AI1])=1;CONCATENATE(&quot;0x0&quot;;[.AI1]);CONCATENATE(&quot;0x&quot;;[.AI1]))" office:value-type="string" office:string-value="0x22">
            <text:p>0x22</text:p>
          </table:table-cell>
          <table:table-cell table:formula="of:=IF(LEN([.AJ1])=1;CONCATENATE(&quot;0x0&quot;;[.AJ1]);CONCATENATE(&quot;0x&quot;;[.AJ1]))" office:value-type="string" office:string-value="0x00">
            <text:p>0x00</text:p>
          </table:table-cell>
          <table:table-cell table:formula="of:=IF(LEN([.AK1])=1;CONCATENATE(&quot;0x0&quot;;[.AK1]);CONCATENATE(&quot;0x&quot;;[.AK1]))" office:value-type="string" office:string-value="0x36">
            <text:p>0x36</text:p>
          </table:table-cell>
          <table:table-cell table:formula="of:=IF(LEN([.AL1])=1;CONCATENATE(&quot;0x0&quot;;[.AL1]);CONCATENATE(&quot;0x&quot;;[.AL1]))" office:value-type="string" office:string-value="0x49">
            <text:p>0x49</text:p>
          </table:table-cell>
          <table:table-cell table:formula="of:=IF(LEN([.AM1])=1;CONCATENATE(&quot;0x0&quot;;[.AM1]);CONCATENATE(&quot;0x&quot;;[.AM1]))" office:value-type="string" office:string-value="0x55">
            <text:p>0x55</text:p>
          </table:table-cell>
          <table:table-cell table:formula="of:=IF(LEN([.AN1])=1;CONCATENATE(&quot;0x0&quot;;[.AN1]);CONCATENATE(&quot;0x&quot;;[.AN1]))" office:value-type="string" office:string-value="0x22">
            <text:p>0x22</text:p>
          </table:table-cell>
          <table:table-cell table:formula="of:=IF(LEN([.AO1])=1;CONCATENATE(&quot;0x0&quot;;[.AO1]);CONCATENATE(&quot;0x&quot;;[.AO1]))" office:value-type="string" office:string-value="0x50">
            <text:p>0x50</text:p>
          </table:table-cell>
          <table:table-cell table:formula="of:=IF(LEN([.AP1])=1;CONCATENATE(&quot;0x0&quot;;[.AP1]);CONCATENATE(&quot;0x&quot;;[.AP1]))" office:value-type="string" office:string-value="0x00">
            <text:p>0x00</text:p>
          </table:table-cell>
          <table:table-cell table:formula="of:=IF(LEN([.AQ1])=1;CONCATENATE(&quot;0x0&quot;;[.AQ1]);CONCATENATE(&quot;0x&quot;;[.AQ1]))" office:value-type="string" office:string-value="0x00">
            <text:p>0x00</text:p>
          </table:table-cell>
          <table:table-cell table:formula="of:=IF(LEN([.AR1])=1;CONCATENATE(&quot;0x0&quot;;[.AR1]);CONCATENATE(&quot;0x&quot;;[.AR1]))" office:value-type="string" office:string-value="0x00">
            <text:p>0x00</text:p>
          </table:table-cell>
          <table:table-cell table:formula="of:=IF(LEN([.AS1])=1;CONCATENATE(&quot;0x0&quot;;[.AS1]);CONCATENATE(&quot;0x&quot;;[.AS1]))" office:value-type="string" office:string-value="0x04">
            <text:p>0x04</text:p>
          </table:table-cell>
          <table:table-cell table:formula="of:=IF(LEN([.AT1])=1;CONCATENATE(&quot;0x0&quot;;[.AT1]);CONCATENATE(&quot;0x&quot;;[.AT1]))" office:value-type="string" office:string-value="0x03">
            <text:p>0x03</text:p>
          </table:table-cell>
          <table:table-cell table:formula="of:=IF(LEN([.AU1])=1;CONCATENATE(&quot;0x0&quot;;[.AU1]);CONCATENATE(&quot;0x&quot;;[.AU1]))" office:value-type="string" office:string-value="0x00">
            <text:p>0x00</text:p>
          </table:table-cell>
          <table:table-cell table:formula="of:=IF(LEN([.AV1])=1;CONCATENATE(&quot;0x0&quot;;[.AV1]);CONCATENATE(&quot;0x&quot;;[.AV1]))" office:value-type="string" office:string-value="0x00">
            <text:p>0x00</text:p>
          </table:table-cell>
          <table:table-cell table:formula="of:=IF(LEN([.AW1])=1;CONCATENATE(&quot;0x0&quot;;[.AW1]);CONCATENATE(&quot;0x&quot;;[.AW1]))" office:value-type="string" office:string-value="0x00">
            <text:p>0x00</text:p>
          </table:table-cell>
          <table:table-cell table:formula="of:=IF(LEN([.AX1])=1;CONCATENATE(&quot;0x0&quot;;[.AX1]);CONCATENATE(&quot;0x&quot;;[.AX1]))" office:value-type="string" office:string-value="0x00">
            <text:p>0x00</text:p>
          </table:table-cell>
          <table:table-cell table:formula="of:=IF(LEN([.AY1])=1;CONCATENATE(&quot;0x0&quot;;[.AY1]);CONCATENATE(&quot;0x&quot;;[.AY1]))" office:value-type="string" office:string-value="0x1C">
            <text:p>0x1C</text:p>
          </table:table-cell>
          <table:table-cell table:formula="of:=IF(LEN([.AZ1])=1;CONCATENATE(&quot;0x0&quot;;[.AZ1]);CONCATENATE(&quot;0x&quot;;[.AZ1]))" office:value-type="string" office:string-value="0x22">
            <text:p>0x22</text:p>
          </table:table-cell>
          <table:table-cell table:formula="of:=IF(LEN([.BA1])=1;CONCATENATE(&quot;0x0&quot;;[.BA1]);CONCATENATE(&quot;0x&quot;;[.BA1]))" office:value-type="string" office:string-value="0x41">
            <text:p>0x41</text:p>
          </table:table-cell>
          <table:table-cell table:formula="of:=IF(LEN([.BB1])=1;CONCATENATE(&quot;0x0&quot;;[.BB1]);CONCATENATE(&quot;0x&quot;;[.BB1]))" office:value-type="string" office:string-value="0x00">
            <text:p>0x00</text:p>
          </table:table-cell>
          <table:table-cell table:formula="of:=IF(LEN([.BC1])=1;CONCATENATE(&quot;0x0&quot;;[.BC1]);CONCATENATE(&quot;0x&quot;;[.BC1]))" office:value-type="string" office:string-value="0x00">
            <text:p>0x00</text:p>
          </table:table-cell>
          <table:table-cell table:formula="of:=IF(LEN([.BD1])=1;CONCATENATE(&quot;0x0&quot;;[.BD1]);CONCATENATE(&quot;0x&quot;;[.BD1]))" office:value-type="string" office:string-value="0x41">
            <text:p>0x41</text:p>
          </table:table-cell>
          <table:table-cell table:formula="of:=IF(LEN([.BE1])=1;CONCATENATE(&quot;0x0&quot;;[.BE1]);CONCATENATE(&quot;0x&quot;;[.BE1]))" office:value-type="string" office:string-value="0x22">
            <text:p>0x22</text:p>
          </table:table-cell>
          <table:table-cell table:formula="of:=IF(LEN([.BF1])=1;CONCATENATE(&quot;0x0&quot;;[.BF1]);CONCATENATE(&quot;0x&quot;;[.BF1]))" office:value-type="string" office:string-value="0x1C">
            <text:p>0x1C</text:p>
          </table:table-cell>
          <table:table-cell table:formula="of:=IF(LEN([.BG1])=1;CONCATENATE(&quot;0x0&quot;;[.BG1]);CONCATENATE(&quot;0x&quot;;[.BG1]))" office:value-type="string" office:string-value="0x00">
            <text:p>0x00</text:p>
          </table:table-cell>
          <table:table-cell table:formula="of:=IF(LEN([.BH1])=1;CONCATENATE(&quot;0x0&quot;;[.BH1]);CONCATENATE(&quot;0x&quot;;[.BH1]))" office:value-type="string" office:string-value="0x00">
            <text:p>0x00</text:p>
          </table:table-cell>
          <table:table-cell table:formula="of:=IF(LEN([.BI1])=1;CONCATENATE(&quot;0x0&quot;;[.BI1]);CONCATENATE(&quot;0x&quot;;[.BI1]))" office:value-type="string" office:string-value="0x14">
            <text:p>0x14</text:p>
          </table:table-cell>
          <table:table-cell table:formula="of:=IF(LEN([.BJ1])=1;CONCATENATE(&quot;0x0&quot;;[.BJ1]);CONCATENATE(&quot;0x&quot;;[.BJ1]))" office:value-type="string" office:string-value="0x08">
            <text:p>0x08</text:p>
          </table:table-cell>
          <table:table-cell table:formula="of:=IF(LEN([.BK1])=1;CONCATENATE(&quot;0x0&quot;;[.BK1]);CONCATENATE(&quot;0x&quot;;[.BK1]))" office:value-type="string" office:string-value="0x3E">
            <text:p>0x3E</text:p>
          </table:table-cell>
          <table:table-cell table:formula="of:=IF(LEN([.BL1])=1;CONCATENATE(&quot;0x0&quot;;[.BL1]);CONCATENATE(&quot;0x&quot;;[.BL1]))" office:value-type="string" office:string-value="0x08">
            <text:p>0x08</text:p>
          </table:table-cell>
          <table:table-cell table:formula="of:=IF(LEN([.BM1])=1;CONCATENATE(&quot;0x0&quot;;[.BM1]);CONCATENATE(&quot;0x&quot;;[.BM1]))" office:value-type="string" office:string-value="0x14">
            <text:p>0x14</text:p>
          </table:table-cell>
          <table:table-cell table:formula="of:=IF(LEN([.BN1])=1;CONCATENATE(&quot;0x0&quot;;[.BN1]);CONCATENATE(&quot;0x&quot;;[.BN1]))" office:value-type="string" office:string-value="0x00">
            <text:p>0x00</text:p>
          </table:table-cell>
          <table:table-cell table:formula="of:=IF(LEN([.BO1])=1;CONCATENATE(&quot;0x0&quot;;[.BO1]);CONCATENATE(&quot;0x&quot;;[.BO1]))" office:value-type="string" office:string-value="0x08">
            <text:p>0x08</text:p>
          </table:table-cell>
          <table:table-cell table:formula="of:=IF(LEN([.BP1])=1;CONCATENATE(&quot;0x0&quot;;[.BP1]);CONCATENATE(&quot;0x&quot;;[.BP1]))" office:value-type="string" office:string-value="0x08">
            <text:p>0x08</text:p>
          </table:table-cell>
          <table:table-cell table:formula="of:=IF(LEN([.BQ1])=1;CONCATENATE(&quot;0x0&quot;;[.BQ1]);CONCATENATE(&quot;0x&quot;;[.BQ1]))" office:value-type="string" office:string-value="0x3E">
            <text:p>0x3E</text:p>
          </table:table-cell>
          <table:table-cell table:formula="of:=IF(LEN([.BR1])=1;CONCATENATE(&quot;0x0&quot;;[.BR1]);CONCATENATE(&quot;0x&quot;;[.BR1]))" office:value-type="string" office:string-value="0x08">
            <text:p>0x08</text:p>
          </table:table-cell>
          <table:table-cell table:formula="of:=IF(LEN([.BS1])=1;CONCATENATE(&quot;0x0&quot;;[.BS1]);CONCATENATE(&quot;0x&quot;;[.BS1]))" office:value-type="string" office:string-value="0x08">
            <text:p>0x08</text:p>
          </table:table-cell>
          <table:table-cell table:formula="of:=IF(LEN([.BT1])=1;CONCATENATE(&quot;0x0&quot;;[.BT1]);CONCATENATE(&quot;0x&quot;;[.BT1]))" office:value-type="string" office:string-value="0x00">
            <text:p>0x00</text:p>
          </table:table-cell>
          <table:table-cell table:formula="of:=IF(LEN([.BU1])=1;CONCATENATE(&quot;0x0&quot;;[.BU1]);CONCATENATE(&quot;0x&quot;;[.BU1]))" office:value-type="string" office:string-value="0x40">
            <text:p>0x40</text:p>
          </table:table-cell>
          <table:table-cell table:formula="of:=IF(LEN([.BV1])=1;CONCATENATE(&quot;0x0&quot;;[.BV1]);CONCATENATE(&quot;0x&quot;;[.BV1]))" office:value-type="string" office:string-value="0x20">
            <text:p>0x20</text:p>
          </table:table-cell>
          <table:table-cell table:formula="of:=IF(LEN([.BW1])=1;CONCATENATE(&quot;0x0&quot;;[.BW1]);CONCATENATE(&quot;0x&quot;;[.BW1]))" office:value-type="string" office:string-value="0x10">
            <text:p>0x10</text:p>
          </table:table-cell>
          <table:table-cell table:formula="of:=IF(LEN([.BX1])=1;CONCATENATE(&quot;0x0&quot;;[.BX1]);CONCATENATE(&quot;0x&quot;;[.BX1]))" office:value-type="string" office:string-value="0x00">
            <text:p>0x00</text:p>
          </table:table-cell>
          <table:table-cell table:formula="of:=IF(LEN([.BY1])=1;CONCATENATE(&quot;0x0&quot;;[.BY1]);CONCATENATE(&quot;0x&quot;;[.BY1]))" office:value-type="string" office:string-value="0x00">
            <text:p>0x00</text:p>
          </table:table-cell>
          <table:table-cell table:formula="of:=IF(LEN([.BZ1])=1;CONCATENATE(&quot;0x0&quot;;[.BZ1]);CONCATENATE(&quot;0x&quot;;[.BZ1]))" office:value-type="string" office:string-value="0x00">
            <text:p>0x00</text:p>
          </table:table-cell>
          <table:table-cell table:formula="of:=IF(LEN([.CA1])=1;CONCATENATE(&quot;0x0&quot;;[.CA1]);CONCATENATE(&quot;0x&quot;;[.CA1]))" office:value-type="string" office:string-value="0x08">
            <text:p>0x08</text:p>
          </table:table-cell>
          <table:table-cell table:formula="of:=IF(LEN([.CB1])=1;CONCATENATE(&quot;0x0&quot;;[.CB1]);CONCATENATE(&quot;0x&quot;;[.CB1]))" office:value-type="string" office:string-value="0x08">
            <text:p>0x08</text:p>
          </table:table-cell>
          <table:table-cell table:formula="of:=IF(LEN([.CC1])=1;CONCATENATE(&quot;0x0&quot;;[.CC1]);CONCATENATE(&quot;0x&quot;;[.CC1]))" office:value-type="string" office:string-value="0x08">
            <text:p>0x08</text:p>
          </table:table-cell>
          <table:table-cell table:formula="of:=IF(LEN([.CD1])=1;CONCATENATE(&quot;0x0&quot;;[.CD1]);CONCATENATE(&quot;0x&quot;;[.CD1]))" office:value-type="string" office:string-value="0x08">
            <text:p>0x08</text:p>
          </table:table-cell>
          <table:table-cell table:formula="of:=IF(LEN([.CE1])=1;CONCATENATE(&quot;0x0&quot;;[.CE1]);CONCATENATE(&quot;0x&quot;;[.CE1]))" office:value-type="string" office:string-value="0x08">
            <text:p>0x08</text:p>
          </table:table-cell>
          <table:table-cell table:formula="of:=IF(LEN([.CF1])=1;CONCATENATE(&quot;0x0&quot;;[.CF1]);CONCATENATE(&quot;0x&quot;;[.CF1]))" office:value-type="string" office:string-value="0x00">
            <text:p>0x00</text:p>
          </table:table-cell>
          <table:table-cell table:formula="of:=IF(LEN([.CG1])=1;CONCATENATE(&quot;0x0&quot;;[.CG1]);CONCATENATE(&quot;0x&quot;;[.CG1]))" office:value-type="string" office:string-value="0x00">
            <text:p>0x00</text:p>
          </table:table-cell>
          <table:table-cell table:formula="of:=IF(LEN([.CH1])=1;CONCATENATE(&quot;0x0&quot;;[.CH1]);CONCATENATE(&quot;0x&quot;;[.CH1]))" office:value-type="string" office:string-value="0x30">
            <text:p>0x30</text:p>
          </table:table-cell>
          <table:table-cell table:formula="of:=IF(LEN([.CI1])=1;CONCATENATE(&quot;0x0&quot;;[.CI1]);CONCATENATE(&quot;0x&quot;;[.CI1]))" office:value-type="string" office:string-value="0x30">
            <text:p>0x30</text:p>
          </table:table-cell>
          <table:table-cell table:formula="of:=IF(LEN([.CJ1])=1;CONCATENATE(&quot;0x0&quot;;[.CJ1]);CONCATENATE(&quot;0x&quot;;[.CJ1]))" office:value-type="string" office:string-value="0x00">
            <text:p>0x00</text:p>
          </table:table-cell>
          <table:table-cell table:formula="of:=IF(LEN([.CK1])=1;CONCATENATE(&quot;0x0&quot;;[.CK1]);CONCATENATE(&quot;0x&quot;;[.CK1]))" office:value-type="string" office:string-value="0x00">
            <text:p>0x00</text:p>
          </table:table-cell>
          <table:table-cell table:formula="of:=IF(LEN([.CL1])=1;CONCATENATE(&quot;0x0&quot;;[.CL1]);CONCATENATE(&quot;0x&quot;;[.CL1]))" office:value-type="string" office:string-value="0x00">
            <text:p>0x00</text:p>
          </table:table-cell>
          <table:table-cell table:formula="of:=IF(LEN([.CM1])=1;CONCATENATE(&quot;0x0&quot;;[.CM1]);CONCATENATE(&quot;0x&quot;;[.CM1]))" office:value-type="string" office:string-value="0x20">
            <text:p>0x20</text:p>
          </table:table-cell>
          <table:table-cell table:formula="of:=IF(LEN([.CN1])=1;CONCATENATE(&quot;0x0&quot;;[.CN1]);CONCATENATE(&quot;0x&quot;;[.CN1]))" office:value-type="string" office:string-value="0x10">
            <text:p>0x10</text:p>
          </table:table-cell>
          <table:table-cell table:formula="of:=IF(LEN([.CO1])=1;CONCATENATE(&quot;0x0&quot;;[.CO1]);CONCATENATE(&quot;0x&quot;;[.CO1]))" office:value-type="string" office:string-value="0x08">
            <text:p>0x08</text:p>
          </table:table-cell>
          <table:table-cell table:formula="of:=IF(LEN([.CP1])=1;CONCATENATE(&quot;0x0&quot;;[.CP1]);CONCATENATE(&quot;0x&quot;;[.CP1]))" office:value-type="string" office:string-value="0x04">
            <text:p>0x04</text:p>
          </table:table-cell>
          <table:table-cell table:formula="of:=IF(LEN([.CQ1])=1;CONCATENATE(&quot;0x0&quot;;[.CQ1]);CONCATENATE(&quot;0x&quot;;[.CQ1]))" office:value-type="string" office:string-value="0x02">
            <text:p>0x02</text:p>
          </table:table-cell>
          <table:table-cell table:formula="of:=IF(LEN([.CR1])=1;CONCATENATE(&quot;0x0&quot;;[.CR1]);CONCATENATE(&quot;0x&quot;;[.CR1]))" office:value-type="string" office:string-value="0x00">
            <text:p>0x00</text:p>
          </table:table-cell>
          <table:table-cell table:formula="of:=IF(LEN([.CS1])=1;CONCATENATE(&quot;0x0&quot;;[.CS1]);CONCATENATE(&quot;0x&quot;;[.CS1]))" office:value-type="string" office:string-value="0x3E">
            <text:p>0x3E</text:p>
          </table:table-cell>
          <table:table-cell table:formula="of:=IF(LEN([.CT1])=1;CONCATENATE(&quot;0x0&quot;;[.CT1]);CONCATENATE(&quot;0x&quot;;[.CT1]))" office:value-type="string" office:string-value="0x51">
            <text:p>0x51</text:p>
          </table:table-cell>
          <table:table-cell table:formula="of:=IF(LEN([.CU1])=1;CONCATENATE(&quot;0x0&quot;;[.CU1]);CONCATENATE(&quot;0x&quot;;[.CU1]))" office:value-type="string" office:string-value="0x49">
            <text:p>0x49</text:p>
          </table:table-cell>
          <table:table-cell table:formula="of:=IF(LEN([.CV1])=1;CONCATENATE(&quot;0x0&quot;;[.CV1]);CONCATENATE(&quot;0x&quot;;[.CV1]))" office:value-type="string" office:string-value="0x45">
            <text:p>0x45</text:p>
          </table:table-cell>
          <table:table-cell table:formula="of:=IF(LEN([.CW1])=1;CONCATENATE(&quot;0x0&quot;;[.CW1]);CONCATENATE(&quot;0x&quot;;[.CW1]))" office:value-type="string" office:string-value="0x3E">
            <text:p>0x3E</text:p>
          </table:table-cell>
          <table:table-cell table:formula="of:=IF(LEN([.CX1])=1;CONCATENATE(&quot;0x0&quot;;[.CX1]);CONCATENATE(&quot;0x&quot;;[.CX1]))" office:value-type="string" office:string-value="0x00">
            <text:p>0x00</text:p>
          </table:table-cell>
          <table:table-cell table:formula="of:=IF(LEN([.CY1])=1;CONCATENATE(&quot;0x0&quot;;[.CY1]);CONCATENATE(&quot;0x&quot;;[.CY1]))" office:value-type="string" office:string-value="0x00">
            <text:p>0x00</text:p>
          </table:table-cell>
          <table:table-cell table:formula="of:=IF(LEN([.CZ1])=1;CONCATENATE(&quot;0x0&quot;;[.CZ1]);CONCATENATE(&quot;0x&quot;;[.CZ1]))" office:value-type="string" office:string-value="0x42">
            <text:p>0x42</text:p>
          </table:table-cell>
          <table:table-cell table:formula="of:=IF(LEN([.DA1])=1;CONCATENATE(&quot;0x0&quot;;[.DA1]);CONCATENATE(&quot;0x&quot;;[.DA1]))" office:value-type="string" office:string-value="0x7F">
            <text:p>0x7F</text:p>
          </table:table-cell>
          <table:table-cell table:formula="of:=IF(LEN([.DB1])=1;CONCATENATE(&quot;0x0&quot;;[.DB1]);CONCATENATE(&quot;0x&quot;;[.DB1]))" office:value-type="string" office:string-value="0x40">
            <text:p>0x40</text:p>
          </table:table-cell>
          <table:table-cell table:formula="of:=IF(LEN([.DC1])=1;CONCATENATE(&quot;0x0&quot;;[.DC1]);CONCATENATE(&quot;0x&quot;;[.DC1]))" office:value-type="string" office:string-value="0x00">
            <text:p>0x00</text:p>
          </table:table-cell>
          <table:table-cell table:formula="of:=IF(LEN([.DD1])=1;CONCATENATE(&quot;0x0&quot;;[.DD1]);CONCATENATE(&quot;0x&quot;;[.DD1]))" office:value-type="string" office:string-value="0x00">
            <text:p>0x00</text:p>
          </table:table-cell>
          <table:table-cell table:formula="of:=IF(LEN([.DE1])=1;CONCATENATE(&quot;0x0&quot;;[.DE1]);CONCATENATE(&quot;0x&quot;;[.DE1]))" office:value-type="string" office:string-value="0x62">
            <text:p>0x62</text:p>
          </table:table-cell>
          <table:table-cell table:formula="of:=IF(LEN([.DF1])=1;CONCATENATE(&quot;0x0&quot;;[.DF1]);CONCATENATE(&quot;0x&quot;;[.DF1]))" office:value-type="string" office:string-value="0x51">
            <text:p>0x51</text:p>
          </table:table-cell>
          <table:table-cell table:formula="of:=IF(LEN([.DG1])=1;CONCATENATE(&quot;0x0&quot;;[.DG1]);CONCATENATE(&quot;0x&quot;;[.DG1]))" office:value-type="string" office:string-value="0x49">
            <text:p>0x49</text:p>
          </table:table-cell>
          <table:table-cell table:formula="of:=IF(LEN([.DH1])=1;CONCATENATE(&quot;0x0&quot;;[.DH1]);CONCATENATE(&quot;0x&quot;;[.DH1]))" office:value-type="string" office:string-value="0x45">
            <text:p>0x45</text:p>
          </table:table-cell>
          <table:table-cell table:formula="of:=IF(LEN([.DI1])=1;CONCATENATE(&quot;0x0&quot;;[.DI1]);CONCATENATE(&quot;0x&quot;;[.DI1]))" office:value-type="string" office:string-value="0x42">
            <text:p>0x42</text:p>
          </table:table-cell>
          <table:table-cell table:formula="of:=IF(LEN([.DJ1])=1;CONCATENATE(&quot;0x0&quot;;[.DJ1]);CONCATENATE(&quot;0x&quot;;[.DJ1]))" office:value-type="string" office:string-value="0x00">
            <text:p>0x00</text:p>
          </table:table-cell>
          <table:table-cell table:formula="of:=IF(LEN([.DK1])=1;CONCATENATE(&quot;0x0&quot;;[.DK1]);CONCATENATE(&quot;0x&quot;;[.DK1]))" office:value-type="string" office:string-value="0x00">
            <text:p>0x00</text:p>
          </table:table-cell>
          <table:table-cell table:formula="of:=IF(LEN([.DL1])=1;CONCATENATE(&quot;0x0&quot;;[.DL1]);CONCATENATE(&quot;0x&quot;;[.DL1]))" office:value-type="string" office:string-value="0x41">
            <text:p>0x41</text:p>
          </table:table-cell>
          <table:table-cell table:formula="of:=IF(LEN([.DM1])=1;CONCATENATE(&quot;0x0&quot;;[.DM1]);CONCATENATE(&quot;0x&quot;;[.DM1]))" office:value-type="string" office:string-value="0x49">
            <text:p>0x49</text:p>
          </table:table-cell>
          <table:table-cell table:formula="of:=IF(LEN([.DN1])=1;CONCATENATE(&quot;0x0&quot;;[.DN1]);CONCATENATE(&quot;0x&quot;;[.DN1]))" office:value-type="string" office:string-value="0x49">
            <text:p>0x49</text:p>
          </table:table-cell>
          <table:table-cell table:formula="of:=IF(LEN([.DO1])=1;CONCATENATE(&quot;0x0&quot;;[.DO1]);CONCATENATE(&quot;0x&quot;;[.DO1]))" office:value-type="string" office:string-value="0x36">
            <text:p>0x36</text:p>
          </table:table-cell>
          <table:table-cell table:formula="of:=IF(LEN([.DP1])=1;CONCATENATE(&quot;0x0&quot;;[.DP1]);CONCATENATE(&quot;0x&quot;;[.DP1]))" office:value-type="string" office:string-value="0x00">
            <text:p>0x00</text:p>
          </table:table-cell>
          <table:table-cell table:formula="of:=IF(LEN([.DQ1])=1;CONCATENATE(&quot;0x0&quot;;[.DQ1]);CONCATENATE(&quot;0x&quot;;[.DQ1]))" office:value-type="string" office:string-value="0x07">
            <text:p>0x07</text:p>
          </table:table-cell>
          <table:table-cell table:formula="of:=IF(LEN([.DR1])=1;CONCATENATE(&quot;0x0&quot;;[.DR1]);CONCATENATE(&quot;0x&quot;;[.DR1]))" office:value-type="string" office:string-value="0x08">
            <text:p>0x08</text:p>
          </table:table-cell>
          <table:table-cell table:formula="of:=IF(LEN([.DS1])=1;CONCATENATE(&quot;0x0&quot;;[.DS1]);CONCATENATE(&quot;0x&quot;;[.DS1]))" office:value-type="string" office:string-value="0x08">
            <text:p>0x08</text:p>
          </table:table-cell>
          <table:table-cell table:formula="of:=IF(LEN([.DT1])=1;CONCATENATE(&quot;0x0&quot;;[.DT1]);CONCATENATE(&quot;0x&quot;;[.DT1]))" office:value-type="string" office:string-value="0x08">
            <text:p>0x08</text:p>
          </table:table-cell>
          <table:table-cell table:formula="of:=IF(LEN([.DU1])=1;CONCATENATE(&quot;0x0&quot;;[.DU1]);CONCATENATE(&quot;0x&quot;;[.DU1]))" office:value-type="string" office:string-value="0x7F">
            <text:p>0x7F</text:p>
          </table:table-cell>
          <table:table-cell table:formula="of:=IF(LEN([.DV1])=1;CONCATENATE(&quot;0x0&quot;;[.DV1]);CONCATENATE(&quot;0x&quot;;[.DV1]))" office:value-type="string" office:string-value="0x00">
            <text:p>0x00</text:p>
          </table:table-cell>
          <table:table-cell table:formula="of:=IF(LEN([.DW1])=1;CONCATENATE(&quot;0x0&quot;;[.DW1]);CONCATENATE(&quot;0x&quot;;[.DW1]))" office:value-type="string" office:string-value="0x47">
            <text:p>0x47</text:p>
          </table:table-cell>
          <table:table-cell table:formula="of:=IF(LEN([.DX1])=1;CONCATENATE(&quot;0x0&quot;;[.DX1]);CONCATENATE(&quot;0x&quot;;[.DX1]))" office:value-type="string" office:string-value="0x49">
            <text:p>0x49</text:p>
          </table:table-cell>
          <table:table-cell table:formula="of:=IF(LEN([.DY1])=1;CONCATENATE(&quot;0x0&quot;;[.DY1]);CONCATENATE(&quot;0x&quot;;[.DY1]))" office:value-type="string" office:string-value="0x49">
            <text:p>0x49</text:p>
          </table:table-cell>
          <table:table-cell table:formula="of:=IF(LEN([.DZ1])=1;CONCATENATE(&quot;0x0&quot;;[.DZ1]);CONCATENATE(&quot;0x&quot;;[.DZ1]))" office:value-type="string" office:string-value="0x49">
            <text:p>0x49</text:p>
          </table:table-cell>
          <table:table-cell table:formula="of:=IF(LEN([.EA1])=1;CONCATENATE(&quot;0x0&quot;;[.EA1]);CONCATENATE(&quot;0x&quot;;[.EA1]))" office:value-type="string" office:string-value="0x31">
            <text:p>0x31</text:p>
          </table:table-cell>
          <table:table-cell table:formula="of:=IF(LEN([.EB1])=1;CONCATENATE(&quot;0x0&quot;;[.EB1]);CONCATENATE(&quot;0x&quot;;[.EB1]))" office:value-type="string" office:string-value="0x00">
            <text:p>0x00</text:p>
          </table:table-cell>
          <table:table-cell table:formula="of:=IF(LEN([.EC1])=1;CONCATENATE(&quot;0x0&quot;;[.EC1]);CONCATENATE(&quot;0x&quot;;[.EC1]))" office:value-type="string" office:string-value="0x3E">
            <text:p>0x3E</text:p>
          </table:table-cell>
          <table:table-cell table:formula="of:=IF(LEN([.ED1])=1;CONCATENATE(&quot;0x0&quot;;[.ED1]);CONCATENATE(&quot;0x&quot;;[.ED1]))" office:value-type="string" office:string-value="0x49">
            <text:p>0x49</text:p>
          </table:table-cell>
          <table:table-cell table:formula="of:=IF(LEN([.EE1])=1;CONCATENATE(&quot;0x0&quot;;[.EE1]);CONCATENATE(&quot;0x&quot;;[.EE1]))" office:value-type="string" office:string-value="0x49">
            <text:p>0x49</text:p>
          </table:table-cell>
          <table:table-cell table:formula="of:=IF(LEN([.EF1])=1;CONCATENATE(&quot;0x0&quot;;[.EF1]);CONCATENATE(&quot;0x&quot;;[.EF1]))" office:value-type="string" office:string-value="0x49">
            <text:p>0x49</text:p>
          </table:table-cell>
          <table:table-cell table:formula="of:=IF(LEN([.EG1])=1;CONCATENATE(&quot;0x0&quot;;[.EG1]);CONCATENATE(&quot;0x&quot;;[.EG1]))" office:value-type="string" office:string-value="0x32">
            <text:p>0x32</text:p>
          </table:table-cell>
          <table:table-cell table:formula="of:=IF(LEN([.EH1])=1;CONCATENATE(&quot;0x0&quot;;[.EH1]);CONCATENATE(&quot;0x&quot;;[.EH1]))" office:value-type="string" office:string-value="0x00">
            <text:p>0x00</text:p>
          </table:table-cell>
          <table:table-cell table:formula="of:=IF(LEN([.EI1])=1;CONCATENATE(&quot;0x0&quot;;[.EI1]);CONCATENATE(&quot;0x&quot;;[.EI1]))" office:value-type="string" office:string-value="0x61">
            <text:p>0x61</text:p>
          </table:table-cell>
          <table:table-cell table:formula="of:=IF(LEN([.EJ1])=1;CONCATENATE(&quot;0x0&quot;;[.EJ1]);CONCATENATE(&quot;0x&quot;;[.EJ1]))" office:value-type="string" office:string-value="0x11">
            <text:p>0x11</text:p>
          </table:table-cell>
          <table:table-cell table:formula="of:=IF(LEN([.EK1])=1;CONCATENATE(&quot;0x0&quot;;[.EK1]);CONCATENATE(&quot;0x&quot;;[.EK1]))" office:value-type="string" office:string-value="0x09">
            <text:p>0x09</text:p>
          </table:table-cell>
          <table:table-cell table:formula="of:=IF(LEN([.EL1])=1;CONCATENATE(&quot;0x0&quot;;[.EL1]);CONCATENATE(&quot;0x&quot;;[.EL1]))" office:value-type="string" office:string-value="0x05">
            <text:p>0x05</text:p>
          </table:table-cell>
          <table:table-cell table:formula="of:=IF(LEN([.EM1])=1;CONCATENATE(&quot;0x0&quot;;[.EM1]);CONCATENATE(&quot;0x&quot;;[.EM1]))" office:value-type="string" office:string-value="0x03">
            <text:p>0x03</text:p>
          </table:table-cell>
          <table:table-cell table:formula="of:=IF(LEN([.EN1])=1;CONCATENATE(&quot;0x0&quot;;[.EN1]);CONCATENATE(&quot;0x&quot;;[.EN1]))" office:value-type="string" office:string-value="0x00">
            <text:p>0x00</text:p>
          </table:table-cell>
          <table:table-cell table:formula="of:=IF(LEN([.EO1])=1;CONCATENATE(&quot;0x0&quot;;[.EO1]);CONCATENATE(&quot;0x&quot;;[.EO1]))" office:value-type="string" office:string-value="0x36">
            <text:p>0x36</text:p>
          </table:table-cell>
          <table:table-cell table:formula="of:=IF(LEN([.EP1])=1;CONCATENATE(&quot;0x0&quot;;[.EP1]);CONCATENATE(&quot;0x&quot;;[.EP1]))" office:value-type="string" office:string-value="0x49">
            <text:p>0x49</text:p>
          </table:table-cell>
          <table:table-cell table:formula="of:=IF(LEN([.EQ1])=1;CONCATENATE(&quot;0x0&quot;;[.EQ1]);CONCATENATE(&quot;0x&quot;;[.EQ1]))" office:value-type="string" office:string-value="0x49">
            <text:p>0x49</text:p>
          </table:table-cell>
          <table:table-cell table:formula="of:=IF(LEN([.ER1])=1;CONCATENATE(&quot;0x0&quot;;[.ER1]);CONCATENATE(&quot;0x&quot;;[.ER1]))" office:value-type="string" office:string-value="0x49">
            <text:p>0x49</text:p>
          </table:table-cell>
          <table:table-cell table:formula="of:=IF(LEN([.ES1])=1;CONCATENATE(&quot;0x0&quot;;[.ES1]);CONCATENATE(&quot;0x&quot;;[.ES1]))" office:value-type="string" office:string-value="0x36">
            <text:p>0x36</text:p>
          </table:table-cell>
          <table:table-cell table:formula="of:=IF(LEN([.ET1])=1;CONCATENATE(&quot;0x0&quot;;[.ET1]);CONCATENATE(&quot;0x&quot;;[.ET1]))" office:value-type="string" office:string-value="0x00">
            <text:p>0x00</text:p>
          </table:table-cell>
          <table:table-cell table:formula="of:=IF(LEN([.EU1])=1;CONCATENATE(&quot;0x0&quot;;[.EU1]);CONCATENATE(&quot;0x&quot;;[.EU1]))" office:value-type="string" office:string-value="0x06">
            <text:p>0x06</text:p>
          </table:table-cell>
          <table:table-cell table:formula="of:=IF(LEN([.EV1])=1;CONCATENATE(&quot;0x0&quot;;[.EV1]);CONCATENATE(&quot;0x&quot;;[.EV1]))" office:value-type="string" office:string-value="0x49">
            <text:p>0x49</text:p>
          </table:table-cell>
          <table:table-cell table:formula="of:=IF(LEN([.EW1])=1;CONCATENATE(&quot;0x0&quot;;[.EW1]);CONCATENATE(&quot;0x&quot;;[.EW1]))" office:value-type="string" office:string-value="0x49">
            <text:p>0x49</text:p>
          </table:table-cell>
          <table:table-cell table:formula="of:=IF(LEN([.EX1])=1;CONCATENATE(&quot;0x0&quot;;[.EX1]);CONCATENATE(&quot;0x&quot;;[.EX1]))" office:value-type="string" office:string-value="0x49">
            <text:p>0x49</text:p>
          </table:table-cell>
          <table:table-cell table:formula="of:=IF(LEN([.EY1])=1;CONCATENATE(&quot;0x0&quot;;[.EY1]);CONCATENATE(&quot;0x&quot;;[.EY1]))" office:value-type="string" office:string-value="0x3E">
            <text:p>0x3E</text:p>
          </table:table-cell>
          <table:table-cell table:formula="of:=IF(LEN([.EZ1])=1;CONCATENATE(&quot;0x0&quot;;[.EZ1]);CONCATENATE(&quot;0x&quot;;[.EZ1]))" office:value-type="string" office:string-value="0x00">
            <text:p>0x00</text:p>
          </table:table-cell>
          <table:table-cell table:formula="of:=IF(LEN([.FA1])=1;CONCATENATE(&quot;0x0&quot;;[.FA1]);CONCATENATE(&quot;0x&quot;;[.FA1]))" office:value-type="string" office:string-value="0x00">
            <text:p>0x00</text:p>
          </table:table-cell>
          <table:table-cell table:formula="of:=IF(LEN([.FB1])=1;CONCATENATE(&quot;0x0&quot;;[.FB1]);CONCATENATE(&quot;0x&quot;;[.FB1]))" office:value-type="string" office:string-value="0x36">
            <text:p>0x36</text:p>
          </table:table-cell>
          <table:table-cell table:formula="of:=IF(LEN([.FC1])=1;CONCATENATE(&quot;0x0&quot;;[.FC1]);CONCATENATE(&quot;0x&quot;;[.FC1]))" office:value-type="string" office:string-value="0x36">
            <text:p>0x36</text:p>
          </table:table-cell>
          <table:table-cell table:formula="of:=IF(LEN([.FD1])=1;CONCATENATE(&quot;0x0&quot;;[.FD1]);CONCATENATE(&quot;0x&quot;;[.FD1]))" office:value-type="string" office:string-value="0x00">
            <text:p>0x00</text:p>
          </table:table-cell>
          <table:table-cell table:formula="of:=IF(LEN([.FE1])=1;CONCATENATE(&quot;0x0&quot;;[.FE1]);CONCATENATE(&quot;0x&quot;;[.FE1]))" office:value-type="string" office:string-value="0x00">
            <text:p>0x00</text:p>
          </table:table-cell>
          <table:table-cell table:formula="of:=IF(LEN([.FF1])=1;CONCATENATE(&quot;0x0&quot;;[.FF1]);CONCATENATE(&quot;0x&quot;;[.FF1]))" office:value-type="string" office:string-value="0x00">
            <text:p>0x00</text:p>
          </table:table-cell>
          <table:table-cell table:formula="of:=IF(LEN([.FG1])=1;CONCATENATE(&quot;0x0&quot;;[.FG1]);CONCATENATE(&quot;0x&quot;;[.FG1]))" office:value-type="string" office:string-value="0x00">
            <text:p>0x00</text:p>
          </table:table-cell>
          <table:table-cell table:formula="of:=IF(LEN([.FH1])=1;CONCATENATE(&quot;0x0&quot;;[.FH1]);CONCATENATE(&quot;0x&quot;;[.FH1]))" office:value-type="string" office:string-value="0x56">
            <text:p>0x56</text:p>
          </table:table-cell>
          <table:table-cell table:formula="of:=IF(LEN([.FI1])=1;CONCATENATE(&quot;0x0&quot;;[.FI1]);CONCATENATE(&quot;0x&quot;;[.FI1]))" office:value-type="string" office:string-value="0x36">
            <text:p>0x36</text:p>
          </table:table-cell>
          <table:table-cell table:formula="of:=IF(LEN([.FJ1])=1;CONCATENATE(&quot;0x0&quot;;[.FJ1]);CONCATENATE(&quot;0x&quot;;[.FJ1]))" office:value-type="string" office:string-value="0x00">
            <text:p>0x00</text:p>
          </table:table-cell>
          <table:table-cell table:formula="of:=IF(LEN([.FK1])=1;CONCATENATE(&quot;0x0&quot;;[.FK1]);CONCATENATE(&quot;0x&quot;;[.FK1]))" office:value-type="string" office:string-value="0x00">
            <text:p>0x00</text:p>
          </table:table-cell>
          <table:table-cell table:formula="of:=IF(LEN([.FL1])=1;CONCATENATE(&quot;0x0&quot;;[.FL1]);CONCATENATE(&quot;0x&quot;;[.FL1]))" office:value-type="string" office:string-value="0x00">
            <text:p>0x00</text:p>
          </table:table-cell>
          <table:table-cell table:formula="of:=IF(LEN([.FM1])=1;CONCATENATE(&quot;0x0&quot;;[.FM1]);CONCATENATE(&quot;0x&quot;;[.FM1]))" office:value-type="string" office:string-value="0x00">
            <text:p>0x00</text:p>
          </table:table-cell>
          <table:table-cell table:formula="of:=IF(LEN([.FN1])=1;CONCATENATE(&quot;0x0&quot;;[.FN1]);CONCATENATE(&quot;0x&quot;;[.FN1]))" office:value-type="string" office:string-value="0x08">
            <text:p>0x08</text:p>
          </table:table-cell>
          <table:table-cell table:formula="of:=IF(LEN([.FO1])=1;CONCATENATE(&quot;0x0&quot;;[.FO1]);CONCATENATE(&quot;0x&quot;;[.FO1]))" office:value-type="string" office:string-value="0x14">
            <text:p>0x14</text:p>
          </table:table-cell>
          <table:table-cell table:formula="of:=IF(LEN([.FP1])=1;CONCATENATE(&quot;0x0&quot;;[.FP1]);CONCATENATE(&quot;0x&quot;;[.FP1]))" office:value-type="string" office:string-value="0x22">
            <text:p>0x22</text:p>
          </table:table-cell>
          <table:table-cell table:formula="of:=IF(LEN([.FQ1])=1;CONCATENATE(&quot;0x0&quot;;[.FQ1]);CONCATENATE(&quot;0x&quot;;[.FQ1]))" office:value-type="string" office:string-value="0x41">
            <text:p>0x41</text:p>
          </table:table-cell>
          <table:table-cell table:formula="of:=IF(LEN([.FR1])=1;CONCATENATE(&quot;0x0&quot;;[.FR1]);CONCATENATE(&quot;0x&quot;;[.FR1]))" office:value-type="string" office:string-value="0x00">
            <text:p>0x00</text:p>
          </table:table-cell>
          <table:table-cell table:formula="of:=IF(LEN([.FS1])=1;CONCATENATE(&quot;0x0&quot;;[.FS1]);CONCATENATE(&quot;0x&quot;;[.FS1]))" office:value-type="string" office:string-value="0x14">
            <text:p>0x14</text:p>
          </table:table-cell>
          <table:table-cell table:formula="of:=IF(LEN([.FT1])=1;CONCATENATE(&quot;0x0&quot;;[.FT1]);CONCATENATE(&quot;0x&quot;;[.FT1]))" office:value-type="string" office:string-value="0x14">
            <text:p>0x14</text:p>
          </table:table-cell>
          <table:table-cell table:formula="of:=IF(LEN([.FU1])=1;CONCATENATE(&quot;0x0&quot;;[.FU1]);CONCATENATE(&quot;0x&quot;;[.FU1]))" office:value-type="string" office:string-value="0x14">
            <text:p>0x14</text:p>
          </table:table-cell>
          <table:table-cell table:formula="of:=IF(LEN([.FV1])=1;CONCATENATE(&quot;0x0&quot;;[.FV1]);CONCATENATE(&quot;0x&quot;;[.FV1]))" office:value-type="string" office:string-value="0x14">
            <text:p>0x14</text:p>
          </table:table-cell>
          <table:table-cell table:formula="of:=IF(LEN([.FW1])=1;CONCATENATE(&quot;0x0&quot;;[.FW1]);CONCATENATE(&quot;0x&quot;;[.FW1]))" office:value-type="string" office:string-value="0x14">
            <text:p>0x14</text:p>
          </table:table-cell>
          <table:table-cell table:formula="of:=IF(LEN([.FX1])=1;CONCATENATE(&quot;0x0&quot;;[.FX1]);CONCATENATE(&quot;0x&quot;;[.FX1]))" office:value-type="string" office:string-value="0x00">
            <text:p>0x00</text:p>
          </table:table-cell>
          <table:table-cell table:formula="of:=IF(LEN([.FY1])=1;CONCATENATE(&quot;0x0&quot;;[.FY1]);CONCATENATE(&quot;0x&quot;;[.FY1]))" office:value-type="string" office:string-value="0x00">
            <text:p>0x00</text:p>
          </table:table-cell>
          <table:table-cell table:formula="of:=IF(LEN([.FZ1])=1;CONCATENATE(&quot;0x0&quot;;[.FZ1]);CONCATENATE(&quot;0x&quot;;[.FZ1]))" office:value-type="string" office:string-value="0x41">
            <text:p>0x41</text:p>
          </table:table-cell>
          <table:table-cell table:formula="of:=IF(LEN([.GA1])=1;CONCATENATE(&quot;0x0&quot;;[.GA1]);CONCATENATE(&quot;0x&quot;;[.GA1]))" office:value-type="string" office:string-value="0x22">
            <text:p>0x22</text:p>
          </table:table-cell>
          <table:table-cell table:formula="of:=IF(LEN([.GB1])=1;CONCATENATE(&quot;0x0&quot;;[.GB1]);CONCATENATE(&quot;0x&quot;;[.GB1]))" office:value-type="string" office:string-value="0x14">
            <text:p>0x14</text:p>
          </table:table-cell>
          <table:table-cell table:formula="of:=IF(LEN([.GC1])=1;CONCATENATE(&quot;0x0&quot;;[.GC1]);CONCATENATE(&quot;0x&quot;;[.GC1]))" office:value-type="string" office:string-value="0x08">
            <text:p>0x08</text:p>
          </table:table-cell>
          <table:table-cell table:formula="of:=IF(LEN([.GD1])=1;CONCATENATE(&quot;0x0&quot;;[.GD1]);CONCATENATE(&quot;0x&quot;;[.GD1]))" office:value-type="string" office:string-value="0x00">
            <text:p>0x00</text:p>
          </table:table-cell>
          <table:table-cell table:formula="of:=IF(LEN([.GE1])=1;CONCATENATE(&quot;0x0&quot;;[.GE1]);CONCATENATE(&quot;0x&quot;;[.GE1]))" office:value-type="string" office:string-value="0x02">
            <text:p>0x02</text:p>
          </table:table-cell>
          <table:table-cell table:formula="of:=IF(LEN([.GF1])=1;CONCATENATE(&quot;0x0&quot;;[.GF1]);CONCATENATE(&quot;0x&quot;;[.GF1]))" office:value-type="string" office:string-value="0x01">
            <text:p>0x01</text:p>
          </table:table-cell>
          <table:table-cell table:formula="of:=IF(LEN([.GG1])=1;CONCATENATE(&quot;0x0&quot;;[.GG1]);CONCATENATE(&quot;0x&quot;;[.GG1]))" office:value-type="string" office:string-value="0x59">
            <text:p>0x59</text:p>
          </table:table-cell>
          <table:table-cell table:formula="of:=IF(LEN([.GH1])=1;CONCATENATE(&quot;0x0&quot;;[.GH1]);CONCATENATE(&quot;0x&quot;;[.GH1]))" office:value-type="string" office:string-value="0x05">
            <text:p>0x05</text:p>
          </table:table-cell>
          <table:table-cell table:formula="of:=IF(LEN([.GI1])=1;CONCATENATE(&quot;0x0&quot;;[.GI1]);CONCATENATE(&quot;0x&quot;;[.GI1]))" office:value-type="string" office:string-value="0x02">
            <text:p>0x02</text:p>
          </table:table-cell>
          <table:table-cell table:formula="of:=IF(LEN([.GJ1])=1;CONCATENATE(&quot;0x0&quot;;[.GJ1]);CONCATENATE(&quot;0x&quot;;[.GJ1]))" office:value-type="string" office:string-value="0x00">
            <text:p>0x00</text:p>
          </table:table-cell>
          <table:table-cell table:formula="of:=IF(LEN([.GK1])=1;CONCATENATE(&quot;0x0&quot;;[.GK1]);CONCATENATE(&quot;0x&quot;;[.GK1]))" office:value-type="string" office:string-value="0x32">
            <text:p>0x32</text:p>
          </table:table-cell>
          <table:table-cell table:formula="of:=IF(LEN([.GL1])=1;CONCATENATE(&quot;0x0&quot;;[.GL1]);CONCATENATE(&quot;0x&quot;;[.GL1]))" office:value-type="string" office:string-value="0x49">
            <text:p>0x49</text:p>
          </table:table-cell>
          <table:table-cell table:formula="of:=IF(LEN([.GM1])=1;CONCATENATE(&quot;0x0&quot;;[.GM1]);CONCATENATE(&quot;0x&quot;;[.GM1]))" office:value-type="string" office:string-value="0x79">
            <text:p>0x79</text:p>
          </table:table-cell>
          <table:table-cell table:formula="of:=IF(LEN([.GN1])=1;CONCATENATE(&quot;0x0&quot;;[.GN1]);CONCATENATE(&quot;0x&quot;;[.GN1]))" office:value-type="string" office:string-value="0x41">
            <text:p>0x41</text:p>
          </table:table-cell>
          <table:table-cell table:formula="of:=IF(LEN([.GO1])=1;CONCATENATE(&quot;0x0&quot;;[.GO1]);CONCATENATE(&quot;0x&quot;;[.GO1]))" office:value-type="string" office:string-value="0x3E">
            <text:p>0x3E</text:p>
          </table:table-cell>
          <table:table-cell table:formula="of:=IF(LEN([.GP1])=1;CONCATENATE(&quot;0x0&quot;;[.GP1]);CONCATENATE(&quot;0x&quot;;[.GP1]))" office:value-type="string" office:string-value="0x00">
            <text:p>0x00</text:p>
          </table:table-cell>
          <table:table-cell table:formula="of:=IF(LEN([.GQ1])=1;CONCATENATE(&quot;0x0&quot;;[.GQ1]);CONCATENATE(&quot;0x&quot;;[.GQ1]))" office:value-type="string" office:string-value="0x7E">
            <text:p>0x7E</text:p>
          </table:table-cell>
          <table:table-cell table:formula="of:=IF(LEN([.GR1])=1;CONCATENATE(&quot;0x0&quot;;[.GR1]);CONCATENATE(&quot;0x&quot;;[.GR1]))" office:value-type="string" office:string-value="0x09">
            <text:p>0x09</text:p>
          </table:table-cell>
          <table:table-cell table:formula="of:=IF(LEN([.GS1])=1;CONCATENATE(&quot;0x0&quot;;[.GS1]);CONCATENATE(&quot;0x&quot;;[.GS1]))" office:value-type="string" office:string-value="0x09">
            <text:p>0x09</text:p>
          </table:table-cell>
          <table:table-cell table:formula="of:=IF(LEN([.GT1])=1;CONCATENATE(&quot;0x0&quot;;[.GT1]);CONCATENATE(&quot;0x&quot;;[.GT1]))" office:value-type="string" office:string-value="0x09">
            <text:p>0x09</text:p>
          </table:table-cell>
          <table:table-cell table:formula="of:=IF(LEN([.GU1])=1;CONCATENATE(&quot;0x0&quot;;[.GU1]);CONCATENATE(&quot;0x&quot;;[.GU1]))" office:value-type="string" office:string-value="0x7E">
            <text:p>0x7E</text:p>
          </table:table-cell>
          <table:table-cell table:formula="of:=IF(LEN([.GV1])=1;CONCATENATE(&quot;0x0&quot;;[.GV1]);CONCATENATE(&quot;0x&quot;;[.GV1]))" office:value-type="string" office:string-value="0x00">
            <text:p>0x00</text:p>
          </table:table-cell>
          <table:table-cell table:formula="of:=IF(LEN([.GW1])=1;CONCATENATE(&quot;0x0&quot;;[.GW1]);CONCATENATE(&quot;0x&quot;;[.GW1]))" office:value-type="string" office:string-value="0x7F">
            <text:p>0x7F</text:p>
          </table:table-cell>
          <table:table-cell table:formula="of:=IF(LEN([.GX1])=1;CONCATENATE(&quot;0x0&quot;;[.GX1]);CONCATENATE(&quot;0x&quot;;[.GX1]))" office:value-type="string" office:string-value="0x49">
            <text:p>0x49</text:p>
          </table:table-cell>
          <table:table-cell table:formula="of:=IF(LEN([.GY1])=1;CONCATENATE(&quot;0x0&quot;;[.GY1]);CONCATENATE(&quot;0x&quot;;[.GY1]))" office:value-type="string" office:string-value="0x49">
            <text:p>0x49</text:p>
          </table:table-cell>
          <table:table-cell table:formula="of:=IF(LEN([.GZ1])=1;CONCATENATE(&quot;0x0&quot;;[.GZ1]);CONCATENATE(&quot;0x&quot;;[.GZ1]))" office:value-type="string" office:string-value="0x49">
            <text:p>0x49</text:p>
          </table:table-cell>
          <table:table-cell table:formula="of:=IF(LEN([.HA1])=1;CONCATENATE(&quot;0x0&quot;;[.HA1]);CONCATENATE(&quot;0x&quot;;[.HA1]))" office:value-type="string" office:string-value="0x36">
            <text:p>0x36</text:p>
          </table:table-cell>
          <table:table-cell table:formula="of:=IF(LEN([.HB1])=1;CONCATENATE(&quot;0x0&quot;;[.HB1]);CONCATENATE(&quot;0x&quot;;[.HB1]))" office:value-type="string" office:string-value="0x00">
            <text:p>0x00</text:p>
          </table:table-cell>
          <table:table-cell table:formula="of:=IF(LEN([.HC1])=1;CONCATENATE(&quot;0x0&quot;;[.HC1]);CONCATENATE(&quot;0x&quot;;[.HC1]))" office:value-type="string" office:string-value="0x3E">
            <text:p>0x3E</text:p>
          </table:table-cell>
          <table:table-cell table:formula="of:=IF(LEN([.HD1])=1;CONCATENATE(&quot;0x0&quot;;[.HD1]);CONCATENATE(&quot;0x&quot;;[.HD1]))" office:value-type="string" office:string-value="0x41">
            <text:p>0x41</text:p>
          </table:table-cell>
          <table:table-cell table:formula="of:=IF(LEN([.HE1])=1;CONCATENATE(&quot;0x0&quot;;[.HE1]);CONCATENATE(&quot;0x&quot;;[.HE1]))" office:value-type="string" office:string-value="0x41">
            <text:p>0x41</text:p>
          </table:table-cell>
          <table:table-cell table:formula="of:=IF(LEN([.HF1])=1;CONCATENATE(&quot;0x0&quot;;[.HF1]);CONCATENATE(&quot;0x&quot;;[.HF1]))" office:value-type="string" office:string-value="0x41">
            <text:p>0x41</text:p>
          </table:table-cell>
          <table:table-cell table:formula="of:=IF(LEN([.HG1])=1;CONCATENATE(&quot;0x0&quot;;[.HG1]);CONCATENATE(&quot;0x&quot;;[.HG1]))" office:value-type="string" office:string-value="0x22">
            <text:p>0x22</text:p>
          </table:table-cell>
          <table:table-cell table:formula="of:=IF(LEN([.HH1])=1;CONCATENATE(&quot;0x0&quot;;[.HH1]);CONCATENATE(&quot;0x&quot;;[.HH1]))" office:value-type="string" office:string-value="0x00">
            <text:p>0x00</text:p>
          </table:table-cell>
          <table:table-cell table:formula="of:=IF(LEN([.HI1])=1;CONCATENATE(&quot;0x0&quot;;[.HI1]);CONCATENATE(&quot;0x&quot;;[.HI1]))" office:value-type="string" office:string-value="0x7F">
            <text:p>0x7F</text:p>
          </table:table-cell>
          <table:table-cell table:formula="of:=IF(LEN([.HJ1])=1;CONCATENATE(&quot;0x0&quot;;[.HJ1]);CONCATENATE(&quot;0x&quot;;[.HJ1]))" office:value-type="string" office:string-value="0x41">
            <text:p>0x41</text:p>
          </table:table-cell>
          <table:table-cell table:formula="of:=IF(LEN([.HK1])=1;CONCATENATE(&quot;0x0&quot;;[.HK1]);CONCATENATE(&quot;0x&quot;;[.HK1]))" office:value-type="string" office:string-value="0x41">
            <text:p>0x41</text:p>
          </table:table-cell>
          <table:table-cell table:formula="of:=IF(LEN([.HL1])=1;CONCATENATE(&quot;0x0&quot;;[.HL1]);CONCATENATE(&quot;0x&quot;;[.HL1]))" office:value-type="string" office:string-value="0x41">
            <text:p>0x41</text:p>
          </table:table-cell>
          <table:table-cell table:formula="of:=IF(LEN([.HM1])=1;CONCATENATE(&quot;0x0&quot;;[.HM1]);CONCATENATE(&quot;0x&quot;;[.HM1]))" office:value-type="string" office:string-value="0x3E">
            <text:p>0x3E</text:p>
          </table:table-cell>
          <table:table-cell table:formula="of:=IF(LEN([.HN1])=1;CONCATENATE(&quot;0x0&quot;;[.HN1]);CONCATENATE(&quot;0x&quot;;[.HN1]))" office:value-type="string" office:string-value="0x00">
            <text:p>0x00</text:p>
          </table:table-cell>
          <table:table-cell table:formula="of:=IF(LEN([.HO1])=1;CONCATENATE(&quot;0x0&quot;;[.HO1]);CONCATENATE(&quot;0x&quot;;[.HO1]))" office:value-type="string" office:string-value="0x7F">
            <text:p>0x7F</text:p>
          </table:table-cell>
          <table:table-cell table:formula="of:=IF(LEN([.HP1])=1;CONCATENATE(&quot;0x0&quot;;[.HP1]);CONCATENATE(&quot;0x&quot;;[.HP1]))" office:value-type="string" office:string-value="0x49">
            <text:p>0x49</text:p>
          </table:table-cell>
          <table:table-cell table:formula="of:=IF(LEN([.HQ1])=1;CONCATENATE(&quot;0x0&quot;;[.HQ1]);CONCATENATE(&quot;0x&quot;;[.HQ1]))" office:value-type="string" office:string-value="0x49">
            <text:p>0x49</text:p>
          </table:table-cell>
          <table:table-cell table:formula="of:=IF(LEN([.HR1])=1;CONCATENATE(&quot;0x0&quot;;[.HR1]);CONCATENATE(&quot;0x&quot;;[.HR1]))" office:value-type="string" office:string-value="0x49">
            <text:p>0x49</text:p>
          </table:table-cell>
          <table:table-cell table:formula="of:=IF(LEN([.HS1])=1;CONCATENATE(&quot;0x0&quot;;[.HS1]);CONCATENATE(&quot;0x&quot;;[.HS1]))" office:value-type="string" office:string-value="0x49">
            <text:p>0x49</text:p>
          </table:table-cell>
          <table:table-cell table:formula="of:=IF(LEN([.HT1])=1;CONCATENATE(&quot;0x0&quot;;[.HT1]);CONCATENATE(&quot;0x&quot;;[.HT1]))" office:value-type="string" office:string-value="0x00">
            <text:p>0x00</text:p>
          </table:table-cell>
          <table:table-cell table:formula="of:=IF(LEN([.HU1])=1;CONCATENATE(&quot;0x0&quot;;[.HU1]);CONCATENATE(&quot;0x&quot;;[.HU1]))" office:value-type="string" office:string-value="0x7F">
            <text:p>0x7F</text:p>
          </table:table-cell>
          <table:table-cell table:formula="of:=IF(LEN([.HV1])=1;CONCATENATE(&quot;0x0&quot;;[.HV1]);CONCATENATE(&quot;0x&quot;;[.HV1]))" office:value-type="string" office:string-value="0x09">
            <text:p>0x09</text:p>
          </table:table-cell>
          <table:table-cell table:formula="of:=IF(LEN([.HW1])=1;CONCATENATE(&quot;0x0&quot;;[.HW1]);CONCATENATE(&quot;0x&quot;;[.HW1]))" office:value-type="string" office:string-value="0x09">
            <text:p>0x09</text:p>
          </table:table-cell>
          <table:table-cell table:formula="of:=IF(LEN([.HX1])=1;CONCATENATE(&quot;0x0&quot;;[.HX1]);CONCATENATE(&quot;0x&quot;;[.HX1]))" office:value-type="string" office:string-value="0x09">
            <text:p>0x09</text:p>
          </table:table-cell>
          <table:table-cell table:formula="of:=IF(LEN([.HY1])=1;CONCATENATE(&quot;0x0&quot;;[.HY1]);CONCATENATE(&quot;0x&quot;;[.HY1]))" office:value-type="string" office:string-value="0x09">
            <text:p>0x09</text:p>
          </table:table-cell>
          <table:table-cell table:formula="of:=IF(LEN([.HZ1])=1;CONCATENATE(&quot;0x0&quot;;[.HZ1]);CONCATENATE(&quot;0x&quot;;[.HZ1]))" office:value-type="string" office:string-value="0x00">
            <text:p>0x00</text:p>
          </table:table-cell>
          <table:table-cell table:formula="of:=IF(LEN([.IA1])=1;CONCATENATE(&quot;0x0&quot;;[.IA1]);CONCATENATE(&quot;0x&quot;;[.IA1]))" office:value-type="string" office:string-value="0x3E">
            <text:p>0x3E</text:p>
          </table:table-cell>
          <table:table-cell table:formula="of:=IF(LEN([.IB1])=1;CONCATENATE(&quot;0x0&quot;;[.IB1]);CONCATENATE(&quot;0x&quot;;[.IB1]))" office:value-type="string" office:string-value="0x41">
            <text:p>0x41</text:p>
          </table:table-cell>
          <table:table-cell table:formula="of:=IF(LEN([.IC1])=1;CONCATENATE(&quot;0x0&quot;;[.IC1]);CONCATENATE(&quot;0x&quot;;[.IC1]))" office:value-type="string" office:string-value="0x41">
            <text:p>0x41</text:p>
          </table:table-cell>
          <table:table-cell table:formula="of:=IF(LEN([.ID1])=1;CONCATENATE(&quot;0x0&quot;;[.ID1]);CONCATENATE(&quot;0x&quot;;[.ID1]))" office:value-type="string" office:string-value="0x49">
            <text:p>0x49</text:p>
          </table:table-cell>
          <table:table-cell table:formula="of:=IF(LEN([.IE1])=1;CONCATENATE(&quot;0x0&quot;;[.IE1]);CONCATENATE(&quot;0x&quot;;[.IE1]))" office:value-type="string" office:string-value="0x39">
            <text:p>0x39</text:p>
          </table:table-cell>
          <table:table-cell table:formula="of:=IF(LEN([.IF1])=1;CONCATENATE(&quot;0x0&quot;;[.IF1]);CONCATENATE(&quot;0x&quot;;[.IF1]))" office:value-type="string" office:string-value="0x00">
            <text:p>0x00</text:p>
          </table:table-cell>
          <table:table-cell table:formula="of:=IF(LEN([.IG1])=1;CONCATENATE(&quot;0x0&quot;;[.IG1]);CONCATENATE(&quot;0x&quot;;[.IG1]))" office:value-type="string" office:string-value="0x7F">
            <text:p>0x7F</text:p>
          </table:table-cell>
          <table:table-cell table:formula="of:=IF(LEN([.IH1])=1;CONCATENATE(&quot;0x0&quot;;[.IH1]);CONCATENATE(&quot;0x&quot;;[.IH1]))" office:value-type="string" office:string-value="0x08">
            <text:p>0x08</text:p>
          </table:table-cell>
          <table:table-cell table:formula="of:=IF(LEN([.II1])=1;CONCATENATE(&quot;0x0&quot;;[.II1]);CONCATENATE(&quot;0x&quot;;[.II1]))" office:value-type="string" office:string-value="0x08">
            <text:p>0x08</text:p>
          </table:table-cell>
          <table:table-cell table:formula="of:=IF(LEN([.IJ1])=1;CONCATENATE(&quot;0x0&quot;;[.IJ1]);CONCATENATE(&quot;0x&quot;;[.IJ1]))" office:value-type="string" office:string-value="0x08">
            <text:p>0x08</text:p>
          </table:table-cell>
          <table:table-cell table:formula="of:=IF(LEN([.IK1])=1;CONCATENATE(&quot;0x0&quot;;[.IK1]);CONCATENATE(&quot;0x&quot;;[.IK1]))" office:value-type="string" office:string-value="0x7F">
            <text:p>0x7F</text:p>
          </table:table-cell>
          <table:table-cell table:formula="of:=IF(LEN([.IL1])=1;CONCATENATE(&quot;0x0&quot;;[.IL1]);CONCATENATE(&quot;0x&quot;;[.IL1]))" office:value-type="string" office:string-value="0x00">
            <text:p>0x00</text:p>
          </table:table-cell>
          <table:table-cell table:formula="of:=IF(LEN([.IM1])=1;CONCATENATE(&quot;0x0&quot;;[.IM1]);CONCATENATE(&quot;0x&quot;;[.IM1]))" office:value-type="string" office:string-value="0x41">
            <text:p>0x41</text:p>
          </table:table-cell>
          <table:table-cell table:formula="of:=IF(LEN([.IN1])=1;CONCATENATE(&quot;0x0&quot;;[.IN1]);CONCATENATE(&quot;0x&quot;;[.IN1]))" office:value-type="string" office:string-value="0x41">
            <text:p>0x41</text:p>
          </table:table-cell>
          <table:table-cell table:formula="of:=IF(LEN([.IO1])=1;CONCATENATE(&quot;0x0&quot;;[.IO1]);CONCATENATE(&quot;0x&quot;;[.IO1]))" office:value-type="string" office:string-value="0x7F">
            <text:p>0x7F</text:p>
          </table:table-cell>
          <table:table-cell table:formula="of:=IF(LEN([.IP1])=1;CONCATENATE(&quot;0x0&quot;;[.IP1]);CONCATENATE(&quot;0x&quot;;[.IP1]))" office:value-type="string" office:string-value="0x41">
            <text:p>0x41</text:p>
          </table:table-cell>
          <table:table-cell table:formula="of:=IF(LEN([.IQ1])=1;CONCATENATE(&quot;0x0&quot;;[.IQ1]);CONCATENATE(&quot;0x&quot;;[.IQ1]))" office:value-type="string" office:string-value="0x41">
            <text:p>0x41</text:p>
          </table:table-cell>
          <table:table-cell table:formula="of:=IF(LEN([.IR1])=1;CONCATENATE(&quot;0x0&quot;;[.IR1]);CONCATENATE(&quot;0x&quot;;[.IR1]))" office:value-type="string" office:string-value="0x00">
            <text:p>0x00</text:p>
          </table:table-cell>
          <table:table-cell table:formula="of:=IF(LEN([.IS1])=1;CONCATENATE(&quot;0x0&quot;;[.IS1]);CONCATENATE(&quot;0x&quot;;[.IS1]))" office:value-type="string" office:string-value="0x20">
            <text:p>0x20</text:p>
          </table:table-cell>
          <table:table-cell table:formula="of:=IF(LEN([.IT1])=1;CONCATENATE(&quot;0x0&quot;;[.IT1]);CONCATENATE(&quot;0x&quot;;[.IT1]))" office:value-type="string" office:string-value="0x40">
            <text:p>0x40</text:p>
          </table:table-cell>
          <table:table-cell table:formula="of:=IF(LEN([.IU1])=1;CONCATENATE(&quot;0x0&quot;;[.IU1]);CONCATENATE(&quot;0x&quot;;[.IU1]))" office:value-type="string" office:string-value="0x40">
            <text:p>0x40</text:p>
          </table:table-cell>
          <table:table-cell table:formula="of:=IF(LEN([.IV1])=1;CONCATENATE(&quot;0x0&quot;;[.IV1]);CONCATENATE(&quot;0x&quot;;[.IV1]))" office:value-type="string" office:string-value="0x40">
            <text:p>0x40</text:p>
          </table:table-cell>
          <table:table-cell table:formula="of:=IF(LEN([.IW1])=1;CONCATENATE(&quot;0x0&quot;;[.IW1]);CONCATENATE(&quot;0x&quot;;[.IW1]))" office:value-type="string" office:string-value="0x3F">
            <text:p>0x3F</text:p>
          </table:table-cell>
          <table:table-cell table:formula="of:=IF(LEN([.IX1])=1;CONCATENATE(&quot;0x0&quot;;[.IX1]);CONCATENATE(&quot;0x&quot;;[.IX1]))" office:value-type="string" office:string-value="0x00">
            <text:p>0x00</text:p>
          </table:table-cell>
          <table:table-cell table:formula="of:=IF(LEN([.IY1])=1;CONCATENATE(&quot;0x0&quot;;[.IY1]);CONCATENATE(&quot;0x&quot;;[.IY1]))" office:value-type="string" office:string-value="0x7F">
            <text:p>0x7F</text:p>
          </table:table-cell>
          <table:table-cell table:formula="of:=IF(LEN([.IZ1])=1;CONCATENATE(&quot;0x0&quot;;[.IZ1]);CONCATENATE(&quot;0x&quot;;[.IZ1]))" office:value-type="string" office:string-value="0x08">
            <text:p>0x08</text:p>
          </table:table-cell>
          <table:table-cell table:formula="of:=IF(LEN([.JA1])=1;CONCATENATE(&quot;0x0&quot;;[.JA1]);CONCATENATE(&quot;0x&quot;;[.JA1]))" office:value-type="string" office:string-value="0x14">
            <text:p>0x14</text:p>
          </table:table-cell>
          <table:table-cell table:formula="of:=IF(LEN([.JB1])=1;CONCATENATE(&quot;0x0&quot;;[.JB1]);CONCATENATE(&quot;0x&quot;;[.JB1]))" office:value-type="string" office:string-value="0x22">
            <text:p>0x22</text:p>
          </table:table-cell>
          <table:table-cell table:formula="of:=IF(LEN([.JC1])=1;CONCATENATE(&quot;0x0&quot;;[.JC1]);CONCATENATE(&quot;0x&quot;;[.JC1]))" office:value-type="string" office:string-value="0x41">
            <text:p>0x41</text:p>
          </table:table-cell>
          <table:table-cell table:formula="of:=IF(LEN([.JD1])=1;CONCATENATE(&quot;0x0&quot;;[.JD1]);CONCATENATE(&quot;0x&quot;;[.JD1]))" office:value-type="string" office:string-value="0x00">
            <text:p>0x00</text:p>
          </table:table-cell>
          <table:table-cell table:formula="of:=IF(LEN([.JE1])=1;CONCATENATE(&quot;0x0&quot;;[.JE1]);CONCATENATE(&quot;0x&quot;;[.JE1]))" office:value-type="string" office:string-value="0x7F">
            <text:p>0x7F</text:p>
          </table:table-cell>
          <table:table-cell table:formula="of:=IF(LEN([.JF1])=1;CONCATENATE(&quot;0x0&quot;;[.JF1]);CONCATENATE(&quot;0x&quot;;[.JF1]))" office:value-type="string" office:string-value="0x40">
            <text:p>0x40</text:p>
          </table:table-cell>
          <table:table-cell table:formula="of:=IF(LEN([.JG1])=1;CONCATENATE(&quot;0x0&quot;;[.JG1]);CONCATENATE(&quot;0x&quot;;[.JG1]))" office:value-type="string" office:string-value="0x40">
            <text:p>0x40</text:p>
          </table:table-cell>
          <table:table-cell table:formula="of:=IF(LEN([.JH1])=1;CONCATENATE(&quot;0x0&quot;;[.JH1]);CONCATENATE(&quot;0x&quot;;[.JH1]))" office:value-type="string" office:string-value="0x40">
            <text:p>0x40</text:p>
          </table:table-cell>
          <table:table-cell table:formula="of:=IF(LEN([.JI1])=1;CONCATENATE(&quot;0x0&quot;;[.JI1]);CONCATENATE(&quot;0x&quot;;[.JI1]))" office:value-type="string" office:string-value="0x40">
            <text:p>0x40</text:p>
          </table:table-cell>
          <table:table-cell table:formula="of:=IF(LEN([.JJ1])=1;CONCATENATE(&quot;0x0&quot;;[.JJ1]);CONCATENATE(&quot;0x&quot;;[.JJ1]))" office:value-type="string" office:string-value="0x00">
            <text:p>0x00</text:p>
          </table:table-cell>
          <table:table-cell table:formula="of:=IF(LEN([.JK1])=1;CONCATENATE(&quot;0x0&quot;;[.JK1]);CONCATENATE(&quot;0x&quot;;[.JK1]))" office:value-type="string" office:string-value="0x7F">
            <text:p>0x7F</text:p>
          </table:table-cell>
          <table:table-cell table:formula="of:=IF(LEN([.JL1])=1;CONCATENATE(&quot;0x0&quot;;[.JL1]);CONCATENATE(&quot;0x&quot;;[.JL1]))" office:value-type="string" office:string-value="0x06">
            <text:p>0x06</text:p>
          </table:table-cell>
          <table:table-cell table:formula="of:=IF(LEN([.JM1])=1;CONCATENATE(&quot;0x0&quot;;[.JM1]);CONCATENATE(&quot;0x&quot;;[.JM1]))" office:value-type="string" office:string-value="0x0C">
            <text:p>0x0C</text:p>
          </table:table-cell>
          <table:table-cell table:formula="of:=IF(LEN([.JN1])=1;CONCATENATE(&quot;0x0&quot;;[.JN1]);CONCATENATE(&quot;0x&quot;;[.JN1]))" office:value-type="string" office:string-value="0x06">
            <text:p>0x06</text:p>
          </table:table-cell>
          <table:table-cell table:formula="of:=IF(LEN([.JO1])=1;CONCATENATE(&quot;0x0&quot;;[.JO1]);CONCATENATE(&quot;0x&quot;;[.JO1]))" office:value-type="string" office:string-value="0x7F">
            <text:p>0x7F</text:p>
          </table:table-cell>
          <table:table-cell table:formula="of:=IF(LEN([.JP1])=1;CONCATENATE(&quot;0x0&quot;;[.JP1]);CONCATENATE(&quot;0x&quot;;[.JP1]))" office:value-type="string" office:string-value="0x00">
            <text:p>0x00</text:p>
          </table:table-cell>
          <table:table-cell table:formula="of:=IF(LEN([.JQ1])=1;CONCATENATE(&quot;0x0&quot;;[.JQ1]);CONCATENATE(&quot;0x&quot;;[.JQ1]))" office:value-type="string" office:string-value="0x7F">
            <text:p>0x7F</text:p>
          </table:table-cell>
          <table:table-cell table:formula="of:=IF(LEN([.JR1])=1;CONCATENATE(&quot;0x0&quot;;[.JR1]);CONCATENATE(&quot;0x&quot;;[.JR1]))" office:value-type="string" office:string-value="0x02">
            <text:p>0x02</text:p>
          </table:table-cell>
          <table:table-cell table:formula="of:=IF(LEN([.JS1])=1;CONCATENATE(&quot;0x0&quot;;[.JS1]);CONCATENATE(&quot;0x&quot;;[.JS1]))" office:value-type="string" office:string-value="0x0C">
            <text:p>0x0C</text:p>
          </table:table-cell>
          <table:table-cell table:formula="of:=IF(LEN([.JT1])=1;CONCATENATE(&quot;0x0&quot;;[.JT1]);CONCATENATE(&quot;0x&quot;;[.JT1]))" office:value-type="string" office:string-value="0x10">
            <text:p>0x10</text:p>
          </table:table-cell>
          <table:table-cell table:formula="of:=IF(LEN([.JU1])=1;CONCATENATE(&quot;0x0&quot;;[.JU1]);CONCATENATE(&quot;0x&quot;;[.JU1]))" office:value-type="string" office:string-value="0x7F">
            <text:p>0x7F</text:p>
          </table:table-cell>
          <table:table-cell table:formula="of:=IF(LEN([.JV1])=1;CONCATENATE(&quot;0x0&quot;;[.JV1]);CONCATENATE(&quot;0x&quot;;[.JV1]))" office:value-type="string" office:string-value="0x00">
            <text:p>0x00</text:p>
          </table:table-cell>
          <table:table-cell table:formula="of:=IF(LEN([.JW1])=1;CONCATENATE(&quot;0x0&quot;;[.JW1]);CONCATENATE(&quot;0x&quot;;[.JW1]))" office:value-type="string" office:string-value="0x3E">
            <text:p>0x3E</text:p>
          </table:table-cell>
          <table:table-cell table:formula="of:=IF(LEN([.JX1])=1;CONCATENATE(&quot;0x0&quot;;[.JX1]);CONCATENATE(&quot;0x&quot;;[.JX1]))" office:value-type="string" office:string-value="0x41">
            <text:p>0x41</text:p>
          </table:table-cell>
          <table:table-cell table:formula="of:=IF(LEN([.JY1])=1;CONCATENATE(&quot;0x0&quot;;[.JY1]);CONCATENATE(&quot;0x&quot;;[.JY1]))" office:value-type="string" office:string-value="0x41">
            <text:p>0x41</text:p>
          </table:table-cell>
          <table:table-cell table:formula="of:=IF(LEN([.JZ1])=1;CONCATENATE(&quot;0x0&quot;;[.JZ1]);CONCATENATE(&quot;0x&quot;;[.JZ1]))" office:value-type="string" office:string-value="0x41">
            <text:p>0x41</text:p>
          </table:table-cell>
          <table:table-cell table:formula="of:=IF(LEN([.KA1])=1;CONCATENATE(&quot;0x0&quot;;[.KA1]);CONCATENATE(&quot;0x&quot;;[.KA1]))" office:value-type="string" office:string-value="0x3E">
            <text:p>0x3E</text:p>
          </table:table-cell>
          <table:table-cell table:formula="of:=IF(LEN([.KB1])=1;CONCATENATE(&quot;0x0&quot;;[.KB1]);CONCATENATE(&quot;0x&quot;;[.KB1]))" office:value-type="string" office:string-value="0x00">
            <text:p>0x00</text:p>
          </table:table-cell>
          <table:table-cell table:formula="of:=IF(LEN([.KC1])=1;CONCATENATE(&quot;0x0&quot;;[.KC1]);CONCATENATE(&quot;0x&quot;;[.KC1]))" office:value-type="string" office:string-value="0x7F">
            <text:p>0x7F</text:p>
          </table:table-cell>
          <table:table-cell table:formula="of:=IF(LEN([.KD1])=1;CONCATENATE(&quot;0x0&quot;;[.KD1]);CONCATENATE(&quot;0x&quot;;[.KD1]))" office:value-type="string" office:string-value="0x09">
            <text:p>0x09</text:p>
          </table:table-cell>
          <table:table-cell table:formula="of:=IF(LEN([.KE1])=1;CONCATENATE(&quot;0x0&quot;;[.KE1]);CONCATENATE(&quot;0x&quot;;[.KE1]))" office:value-type="string" office:string-value="0x09">
            <text:p>0x09</text:p>
          </table:table-cell>
          <table:table-cell table:formula="of:=IF(LEN([.KF1])=1;CONCATENATE(&quot;0x0&quot;;[.KF1]);CONCATENATE(&quot;0x&quot;;[.KF1]))" office:value-type="string" office:string-value="0x09">
            <text:p>0x09</text:p>
          </table:table-cell>
          <table:table-cell table:formula="of:=IF(LEN([.KG1])=1;CONCATENATE(&quot;0x0&quot;;[.KG1]);CONCATENATE(&quot;0x&quot;;[.KG1]))" office:value-type="string" office:string-value="0x06">
            <text:p>0x06</text:p>
          </table:table-cell>
          <table:table-cell table:formula="of:=IF(LEN([.KH1])=1;CONCATENATE(&quot;0x0&quot;;[.KH1]);CONCATENATE(&quot;0x&quot;;[.KH1]))" office:value-type="string" office:string-value="0x00">
            <text:p>0x00</text:p>
          </table:table-cell>
          <table:table-cell table:formula="of:=IF(LEN([.KI1])=1;CONCATENATE(&quot;0x0&quot;;[.KI1]);CONCATENATE(&quot;0x&quot;;[.KI1]))" office:value-type="string" office:string-value="0x3E">
            <text:p>0x3E</text:p>
          </table:table-cell>
          <table:table-cell table:formula="of:=IF(LEN([.KJ1])=1;CONCATENATE(&quot;0x0&quot;;[.KJ1]);CONCATENATE(&quot;0x&quot;;[.KJ1]))" office:value-type="string" office:string-value="0x41">
            <text:p>0x41</text:p>
          </table:table-cell>
          <table:table-cell table:formula="of:=IF(LEN([.KK1])=1;CONCATENATE(&quot;0x0&quot;;[.KK1]);CONCATENATE(&quot;0x&quot;;[.KK1]))" office:value-type="string" office:string-value="0x51">
            <text:p>0x51</text:p>
          </table:table-cell>
          <table:table-cell table:formula="of:=IF(LEN([.KL1])=1;CONCATENATE(&quot;0x0&quot;;[.KL1]);CONCATENATE(&quot;0x&quot;;[.KL1]))" office:value-type="string" office:string-value="0x21">
            <text:p>0x21</text:p>
          </table:table-cell>
          <table:table-cell table:formula="of:=IF(LEN([.KM1])=1;CONCATENATE(&quot;0x0&quot;;[.KM1]);CONCATENATE(&quot;0x&quot;;[.KM1]))" office:value-type="string" office:string-value="0x5E">
            <text:p>0x5E</text:p>
          </table:table-cell>
          <table:table-cell table:formula="of:=IF(LEN([.KN1])=1;CONCATENATE(&quot;0x0&quot;;[.KN1]);CONCATENATE(&quot;0x&quot;;[.KN1]))" office:value-type="string" office:string-value="0x00">
            <text:p>0x00</text:p>
          </table:table-cell>
          <table:table-cell table:formula="of:=IF(LEN([.KO1])=1;CONCATENATE(&quot;0x0&quot;;[.KO1]);CONCATENATE(&quot;0x&quot;;[.KO1]))" office:value-type="string" office:string-value="0x7F">
            <text:p>0x7F</text:p>
          </table:table-cell>
          <table:table-cell table:formula="of:=IF(LEN([.KP1])=1;CONCATENATE(&quot;0x0&quot;;[.KP1]);CONCATENATE(&quot;0x&quot;;[.KP1]))" office:value-type="string" office:string-value="0x09">
            <text:p>0x09</text:p>
          </table:table-cell>
          <table:table-cell table:formula="of:=IF(LEN([.KQ1])=1;CONCATENATE(&quot;0x0&quot;;[.KQ1]);CONCATENATE(&quot;0x&quot;;[.KQ1]))" office:value-type="string" office:string-value="0x19">
            <text:p>0x19</text:p>
          </table:table-cell>
          <table:table-cell table:formula="of:=IF(LEN([.KR1])=1;CONCATENATE(&quot;0x0&quot;;[.KR1]);CONCATENATE(&quot;0x&quot;;[.KR1]))" office:value-type="string" office:string-value="0x29">
            <text:p>0x29</text:p>
          </table:table-cell>
          <table:table-cell table:formula="of:=IF(LEN([.KS1])=1;CONCATENATE(&quot;0x0&quot;;[.KS1]);CONCATENATE(&quot;0x&quot;;[.KS1]))" office:value-type="string" office:string-value="0x46">
            <text:p>0x46</text:p>
          </table:table-cell>
          <table:table-cell table:formula="of:=IF(LEN([.KT1])=1;CONCATENATE(&quot;0x0&quot;;[.KT1]);CONCATENATE(&quot;0x&quot;;[.KT1]))" office:value-type="string" office:string-value="0x00">
            <text:p>0x00</text:p>
          </table:table-cell>
          <table:table-cell table:formula="of:=IF(LEN([.KU1])=1;CONCATENATE(&quot;0x0&quot;;[.KU1]);CONCATENATE(&quot;0x&quot;;[.KU1]))" office:value-type="string" office:string-value="0x46">
            <text:p>0x46</text:p>
          </table:table-cell>
          <table:table-cell table:formula="of:=IF(LEN([.KV1])=1;CONCATENATE(&quot;0x0&quot;;[.KV1]);CONCATENATE(&quot;0x&quot;;[.KV1]))" office:value-type="string" office:string-value="0x49">
            <text:p>0x49</text:p>
          </table:table-cell>
          <table:table-cell table:formula="of:=IF(LEN([.KW1])=1;CONCATENATE(&quot;0x0&quot;;[.KW1]);CONCATENATE(&quot;0x&quot;;[.KW1]))" office:value-type="string" office:string-value="0x49">
            <text:p>0x49</text:p>
          </table:table-cell>
          <table:table-cell table:formula="of:=IF(LEN([.KX1])=1;CONCATENATE(&quot;0x0&quot;;[.KX1]);CONCATENATE(&quot;0x&quot;;[.KX1]))" office:value-type="string" office:string-value="0x49">
            <text:p>0x49</text:p>
          </table:table-cell>
          <table:table-cell table:formula="of:=IF(LEN([.KY1])=1;CONCATENATE(&quot;0x0&quot;;[.KY1]);CONCATENATE(&quot;0x&quot;;[.KY1]))" office:value-type="string" office:string-value="0x31">
            <text:p>0x31</text:p>
          </table:table-cell>
          <table:table-cell table:formula="of:=IF(LEN([.KZ1])=1;CONCATENATE(&quot;0x0&quot;;[.KZ1]);CONCATENATE(&quot;0x&quot;;[.KZ1]))" office:value-type="string" office:string-value="0x00">
            <text:p>0x00</text:p>
          </table:table-cell>
          <table:table-cell table:formula="of:=IF(LEN([.LA1])=1;CONCATENATE(&quot;0x0&quot;;[.LA1]);CONCATENATE(&quot;0x&quot;;[.LA1]))" office:value-type="string" office:string-value="0x01">
            <text:p>0x01</text:p>
          </table:table-cell>
          <table:table-cell table:formula="of:=IF(LEN([.LB1])=1;CONCATENATE(&quot;0x0&quot;;[.LB1]);CONCATENATE(&quot;0x&quot;;[.LB1]))" office:value-type="string" office:string-value="0x01">
            <text:p>0x01</text:p>
          </table:table-cell>
          <table:table-cell table:formula="of:=IF(LEN([.LC1])=1;CONCATENATE(&quot;0x0&quot;;[.LC1]);CONCATENATE(&quot;0x&quot;;[.LC1]))" office:value-type="string" office:string-value="0x7F">
            <text:p>0x7F</text:p>
          </table:table-cell>
          <table:table-cell table:formula="of:=IF(LEN([.LD1])=1;CONCATENATE(&quot;0x0&quot;;[.LD1]);CONCATENATE(&quot;0x&quot;;[.LD1]))" office:value-type="string" office:string-value="0x01">
            <text:p>0x01</text:p>
          </table:table-cell>
          <table:table-cell table:formula="of:=IF(LEN([.LE1])=1;CONCATENATE(&quot;0x0&quot;;[.LE1]);CONCATENATE(&quot;0x&quot;;[.LE1]))" office:value-type="string" office:string-value="0x01">
            <text:p>0x01</text:p>
          </table:table-cell>
          <table:table-cell table:formula="of:=IF(LEN([.LF1])=1;CONCATENATE(&quot;0x0&quot;;[.LF1]);CONCATENATE(&quot;0x&quot;;[.LF1]))" office:value-type="string" office:string-value="0x00">
            <text:p>0x00</text:p>
          </table:table-cell>
          <table:table-cell table:formula="of:=IF(LEN([.LG1])=1;CONCATENATE(&quot;0x0&quot;;[.LG1]);CONCATENATE(&quot;0x&quot;;[.LG1]))" office:value-type="string" office:string-value="0x3F">
            <text:p>0x3F</text:p>
          </table:table-cell>
          <table:table-cell table:formula="of:=IF(LEN([.LH1])=1;CONCATENATE(&quot;0x0&quot;;[.LH1]);CONCATENATE(&quot;0x&quot;;[.LH1]))" office:value-type="string" office:string-value="0x40">
            <text:p>0x40</text:p>
          </table:table-cell>
          <table:table-cell table:formula="of:=IF(LEN([.LI1])=1;CONCATENATE(&quot;0x0&quot;;[.LI1]);CONCATENATE(&quot;0x&quot;;[.LI1]))" office:value-type="string" office:string-value="0x40">
            <text:p>0x40</text:p>
          </table:table-cell>
          <table:table-cell table:formula="of:=IF(LEN([.LJ1])=1;CONCATENATE(&quot;0x0&quot;;[.LJ1]);CONCATENATE(&quot;0x&quot;;[.LJ1]))" office:value-type="string" office:string-value="0x40">
            <text:p>0x40</text:p>
          </table:table-cell>
          <table:table-cell table:formula="of:=IF(LEN([.LK1])=1;CONCATENATE(&quot;0x0&quot;;[.LK1]);CONCATENATE(&quot;0x&quot;;[.LK1]))" office:value-type="string" office:string-value="0x3F">
            <text:p>0x3F</text:p>
          </table:table-cell>
          <table:table-cell table:formula="of:=IF(LEN([.LL1])=1;CONCATENATE(&quot;0x0&quot;;[.LL1]);CONCATENATE(&quot;0x&quot;;[.LL1]))" office:value-type="string" office:string-value="0x00">
            <text:p>0x00</text:p>
          </table:table-cell>
          <table:table-cell table:formula="of:=IF(LEN([.LM1])=1;CONCATENATE(&quot;0x0&quot;;[.LM1]);CONCATENATE(&quot;0x&quot;;[.LM1]))" office:value-type="string" office:string-value="0x07">
            <text:p>0x07</text:p>
          </table:table-cell>
          <table:table-cell table:formula="of:=IF(LEN([.LN1])=1;CONCATENATE(&quot;0x0&quot;;[.LN1]);CONCATENATE(&quot;0x&quot;;[.LN1]))" office:value-type="string" office:string-value="0x18">
            <text:p>0x18</text:p>
          </table:table-cell>
          <table:table-cell table:formula="of:=IF(LEN([.LO1])=1;CONCATENATE(&quot;0x0&quot;;[.LO1]);CONCATENATE(&quot;0x&quot;;[.LO1]))" office:value-type="string" office:string-value="0x60">
            <text:p>0x60</text:p>
          </table:table-cell>
          <table:table-cell table:formula="of:=IF(LEN([.LP1])=1;CONCATENATE(&quot;0x0&quot;;[.LP1]);CONCATENATE(&quot;0x&quot;;[.LP1]))" office:value-type="string" office:string-value="0x18">
            <text:p>0x18</text:p>
          </table:table-cell>
          <table:table-cell table:formula="of:=IF(LEN([.LQ1])=1;CONCATENATE(&quot;0x0&quot;;[.LQ1]);CONCATENATE(&quot;0x&quot;;[.LQ1]))" office:value-type="string" office:string-value="0x07">
            <text:p>0x07</text:p>
          </table:table-cell>
          <table:table-cell table:formula="of:=IF(LEN([.LR1])=1;CONCATENATE(&quot;0x0&quot;;[.LR1]);CONCATENATE(&quot;0x&quot;;[.LR1]))" office:value-type="string" office:string-value="0x00">
            <text:p>0x00</text:p>
          </table:table-cell>
          <table:table-cell table:formula="of:=IF(LEN([.LS1])=1;CONCATENATE(&quot;0x0&quot;;[.LS1]);CONCATENATE(&quot;0x&quot;;[.LS1]))" office:value-type="string" office:string-value="0x7F">
            <text:p>0x7F</text:p>
          </table:table-cell>
          <table:table-cell table:formula="of:=IF(LEN([.LT1])=1;CONCATENATE(&quot;0x0&quot;;[.LT1]);CONCATENATE(&quot;0x&quot;;[.LT1]))" office:value-type="string" office:string-value="0x30">
            <text:p>0x30</text:p>
          </table:table-cell>
          <table:table-cell table:formula="of:=IF(LEN([.LU1])=1;CONCATENATE(&quot;0x0&quot;;[.LU1]);CONCATENATE(&quot;0x&quot;;[.LU1]))" office:value-type="string" office:string-value="0x18">
            <text:p>0x18</text:p>
          </table:table-cell>
          <table:table-cell table:formula="of:=IF(LEN([.LV1])=1;CONCATENATE(&quot;0x0&quot;;[.LV1]);CONCATENATE(&quot;0x&quot;;[.LV1]))" office:value-type="string" office:string-value="0x30">
            <text:p>0x30</text:p>
          </table:table-cell>
          <table:table-cell table:formula="of:=IF(LEN([.LW1])=1;CONCATENATE(&quot;0x0&quot;;[.LW1]);CONCATENATE(&quot;0x&quot;;[.LW1]))" office:value-type="string" office:string-value="0x7F">
            <text:p>0x7F</text:p>
          </table:table-cell>
          <table:table-cell table:formula="of:=IF(LEN([.LX1])=1;CONCATENATE(&quot;0x0&quot;;[.LX1]);CONCATENATE(&quot;0x&quot;;[.LX1]))" office:value-type="string" office:string-value="0x00">
            <text:p>0x00</text:p>
          </table:table-cell>
          <table:table-cell table:formula="of:=IF(LEN([.LY1])=1;CONCATENATE(&quot;0x0&quot;;[.LY1]);CONCATENATE(&quot;0x&quot;;[.LY1]))" office:value-type="string" office:string-value="0x63">
            <text:p>0x63</text:p>
          </table:table-cell>
          <table:table-cell table:formula="of:=IF(LEN([.LZ1])=1;CONCATENATE(&quot;0x0&quot;;[.LZ1]);CONCATENATE(&quot;0x&quot;;[.LZ1]))" office:value-type="string" office:string-value="0x14">
            <text:p>0x14</text:p>
          </table:table-cell>
          <table:table-cell table:formula="of:=IF(LEN([.MA1])=1;CONCATENATE(&quot;0x0&quot;;[.MA1]);CONCATENATE(&quot;0x&quot;;[.MA1]))" office:value-type="string" office:string-value="0x08">
            <text:p>0x08</text:p>
          </table:table-cell>
          <table:table-cell table:formula="of:=IF(LEN([.MB1])=1;CONCATENATE(&quot;0x0&quot;;[.MB1]);CONCATENATE(&quot;0x&quot;;[.MB1]))" office:value-type="string" office:string-value="0x14">
            <text:p>0x14</text:p>
          </table:table-cell>
          <table:table-cell table:formula="of:=IF(LEN([.MC1])=1;CONCATENATE(&quot;0x0&quot;;[.MC1]);CONCATENATE(&quot;0x&quot;;[.MC1]))" office:value-type="string" office:string-value="0x63">
            <text:p>0x63</text:p>
          </table:table-cell>
          <table:table-cell table:formula="of:=IF(LEN([.MD1])=1;CONCATENATE(&quot;0x0&quot;;[.MD1]);CONCATENATE(&quot;0x&quot;;[.MD1]))" office:value-type="string" office:string-value="0x00">
            <text:p>0x00</text:p>
          </table:table-cell>
          <table:table-cell table:formula="of:=IF(LEN([.ME1])=1;CONCATENATE(&quot;0x0&quot;;[.ME1]);CONCATENATE(&quot;0x&quot;;[.ME1]))" office:value-type="string" office:string-value="0x07">
            <text:p>0x07</text:p>
          </table:table-cell>
          <table:table-cell table:formula="of:=IF(LEN([.MF1])=1;CONCATENATE(&quot;0x0&quot;;[.MF1]);CONCATENATE(&quot;0x&quot;;[.MF1]))" office:value-type="string" office:string-value="0x08">
            <text:p>0x08</text:p>
          </table:table-cell>
          <table:table-cell table:formula="of:=IF(LEN([.MG1])=1;CONCATENATE(&quot;0x0&quot;;[.MG1]);CONCATENATE(&quot;0x&quot;;[.MG1]))" office:value-type="string" office:string-value="0x78">
            <text:p>0x78</text:p>
          </table:table-cell>
          <table:table-cell table:formula="of:=IF(LEN([.MH1])=1;CONCATENATE(&quot;0x0&quot;;[.MH1]);CONCATENATE(&quot;0x&quot;;[.MH1]))" office:value-type="string" office:string-value="0x08">
            <text:p>0x08</text:p>
          </table:table-cell>
          <table:table-cell table:formula="of:=IF(LEN([.MI1])=1;CONCATENATE(&quot;0x0&quot;;[.MI1]);CONCATENATE(&quot;0x&quot;;[.MI1]))" office:value-type="string" office:string-value="0x07">
            <text:p>0x07</text:p>
          </table:table-cell>
          <table:table-cell table:formula="of:=IF(LEN([.MJ1])=1;CONCATENATE(&quot;0x0&quot;;[.MJ1]);CONCATENATE(&quot;0x&quot;;[.MJ1]))" office:value-type="string" office:string-value="0x00">
            <text:p>0x00</text:p>
          </table:table-cell>
          <table:table-cell table:formula="of:=IF(LEN([.MK1])=1;CONCATENATE(&quot;0x0&quot;;[.MK1]);CONCATENATE(&quot;0x&quot;;[.MK1]))" office:value-type="string" office:string-value="0x61">
            <text:p>0x61</text:p>
          </table:table-cell>
          <table:table-cell table:formula="of:=IF(LEN([.ML1])=1;CONCATENATE(&quot;0x0&quot;;[.ML1]);CONCATENATE(&quot;0x&quot;;[.ML1]))" office:value-type="string" office:string-value="0x51">
            <text:p>0x51</text:p>
          </table:table-cell>
          <table:table-cell table:formula="of:=IF(LEN([.MM1])=1;CONCATENATE(&quot;0x0&quot;;[.MM1]);CONCATENATE(&quot;0x&quot;;[.MM1]))" office:value-type="string" office:string-value="0x49">
            <text:p>0x49</text:p>
          </table:table-cell>
          <table:table-cell table:formula="of:=IF(LEN([.MN1])=1;CONCATENATE(&quot;0x0&quot;;[.MN1]);CONCATENATE(&quot;0x&quot;;[.MN1]))" office:value-type="string" office:string-value="0x45">
            <text:p>0x45</text:p>
          </table:table-cell>
          <table:table-cell table:formula="of:=IF(LEN([.MO1])=1;CONCATENATE(&quot;0x0&quot;;[.MO1]);CONCATENATE(&quot;0x&quot;;[.MO1]))" office:value-type="string" office:string-value="0x43">
            <text:p>0x43</text:p>
          </table:table-cell>
          <table:table-cell table:formula="of:=IF(LEN([.MP1])=1;CONCATENATE(&quot;0x0&quot;;[.MP1]);CONCATENATE(&quot;0x&quot;;[.MP1]))" office:value-type="string" office:string-value="0x00">
            <text:p>0x00</text:p>
          </table:table-cell>
          <table:table-cell table:formula="of:=IF(LEN([.MQ1])=1;CONCATENATE(&quot;0x0&quot;;[.MQ1]);CONCATENATE(&quot;0x&quot;;[.MQ1]))" office:value-type="string" office:string-value="0x00">
            <text:p>0x00</text:p>
          </table:table-cell>
          <table:table-cell table:formula="of:=IF(LEN([.MR1])=1;CONCATENATE(&quot;0x0&quot;;[.MR1]);CONCATENATE(&quot;0x&quot;;[.MR1]))" office:value-type="string" office:string-value="0x00">
            <text:p>0x00</text:p>
          </table:table-cell>
          <table:table-cell table:formula="of:=IF(LEN([.MS1])=1;CONCATENATE(&quot;0x0&quot;;[.MS1]);CONCATENATE(&quot;0x&quot;;[.MS1]))" office:value-type="string" office:string-value="0x7F">
            <text:p>0x7F</text:p>
          </table:table-cell>
          <table:table-cell table:formula="of:=IF(LEN([.MT1])=1;CONCATENATE(&quot;0x0&quot;;[.MT1]);CONCATENATE(&quot;0x&quot;;[.MT1]))" office:value-type="string" office:string-value="0x41">
            <text:p>0x41</text:p>
          </table:table-cell>
          <table:table-cell table:formula="of:=IF(LEN([.MU1])=1;CONCATENATE(&quot;0x0&quot;;[.MU1]);CONCATENATE(&quot;0x&quot;;[.MU1]))" office:value-type="string" office:string-value="0x41">
            <text:p>0x41</text:p>
          </table:table-cell>
          <table:table-cell table:formula="of:=IF(LEN([.MV1])=1;CONCATENATE(&quot;0x0&quot;;[.MV1]);CONCATENATE(&quot;0x&quot;;[.MV1]))" office:value-type="string" office:string-value="0x00">
            <text:p>0x00</text:p>
          </table:table-cell>
          <table:table-cell table:formula="of:=IF(LEN([.MW1])=1;CONCATENATE(&quot;0x0&quot;;[.MW1]);CONCATENATE(&quot;0x&quot;;[.MW1]))" office:value-type="string" office:string-value="0x02">
            <text:p>0x02</text:p>
          </table:table-cell>
          <table:table-cell table:formula="of:=IF(LEN([.MX1])=1;CONCATENATE(&quot;0x0&quot;;[.MX1]);CONCATENATE(&quot;0x&quot;;[.MX1]))" office:value-type="string" office:string-value="0x04">
            <text:p>0x04</text:p>
          </table:table-cell>
          <table:table-cell table:formula="of:=IF(LEN([.MY1])=1;CONCATENATE(&quot;0x0&quot;;[.MY1]);CONCATENATE(&quot;0x&quot;;[.MY1]))" office:value-type="string" office:string-value="0x08">
            <text:p>0x08</text:p>
          </table:table-cell>
          <table:table-cell table:formula="of:=IF(LEN([.MZ1])=1;CONCATENATE(&quot;0x0&quot;;[.MZ1]);CONCATENATE(&quot;0x&quot;;[.MZ1]))" office:value-type="string" office:string-value="0x10">
            <text:p>0x10</text:p>
          </table:table-cell>
          <table:table-cell table:formula="of:=IF(LEN([.NA1])=1;CONCATENATE(&quot;0x0&quot;;[.NA1]);CONCATENATE(&quot;0x&quot;;[.NA1]))" office:value-type="string" office:string-value="0x20">
            <text:p>0x20</text:p>
          </table:table-cell>
          <table:table-cell table:formula="of:=IF(LEN([.NB1])=1;CONCATENATE(&quot;0x0&quot;;[.NB1]);CONCATENATE(&quot;0x&quot;;[.NB1]))" office:value-type="string" office:string-value="0x00">
            <text:p>0x00</text:p>
          </table:table-cell>
          <table:table-cell table:formula="of:=IF(LEN([.NC1])=1;CONCATENATE(&quot;0x0&quot;;[.NC1]);CONCATENATE(&quot;0x&quot;;[.NC1]))" office:value-type="string" office:string-value="0x41">
            <text:p>0x41</text:p>
          </table:table-cell>
          <table:table-cell table:formula="of:=IF(LEN([.ND1])=1;CONCATENATE(&quot;0x0&quot;;[.ND1]);CONCATENATE(&quot;0x&quot;;[.ND1]))" office:value-type="string" office:string-value="0x41">
            <text:p>0x41</text:p>
          </table:table-cell>
          <table:table-cell table:formula="of:=IF(LEN([.NE1])=1;CONCATENATE(&quot;0x0&quot;;[.NE1]);CONCATENATE(&quot;0x&quot;;[.NE1]))" office:value-type="string" office:string-value="0x7F">
            <text:p>0x7F</text:p>
          </table:table-cell>
          <table:table-cell table:formula="of:=IF(LEN([.NF1])=1;CONCATENATE(&quot;0x0&quot;;[.NF1]);CONCATENATE(&quot;0x&quot;;[.NF1]))" office:value-type="string" office:string-value="0x00">
            <text:p>0x00</text:p>
          </table:table-cell>
          <table:table-cell table:formula="of:=IF(LEN([.NG1])=1;CONCATENATE(&quot;0x0&quot;;[.NG1]);CONCATENATE(&quot;0x&quot;;[.NG1]))" office:value-type="string" office:string-value="0x00">
            <text:p>0x00</text:p>
          </table:table-cell>
          <table:table-cell table:formula="of:=IF(LEN([.NH1])=1;CONCATENATE(&quot;0x0&quot;;[.NH1]);CONCATENATE(&quot;0x&quot;;[.NH1]))" office:value-type="string" office:string-value="0x00">
            <text:p>0x00</text:p>
          </table:table-cell>
          <table:table-cell table:formula="of:=IF(LEN([.NI1])=1;CONCATENATE(&quot;0x0&quot;;[.NI1]);CONCATENATE(&quot;0x&quot;;[.NI1]))" office:value-type="string" office:string-value="0x04">
            <text:p>0x04</text:p>
          </table:table-cell>
          <table:table-cell table:formula="of:=IF(LEN([.NJ1])=1;CONCATENATE(&quot;0x0&quot;;[.NJ1]);CONCATENATE(&quot;0x&quot;;[.NJ1]))" office:value-type="string" office:string-value="0x02">
            <text:p>0x02</text:p>
          </table:table-cell>
          <table:table-cell table:formula="of:=IF(LEN([.NK1])=1;CONCATENATE(&quot;0x0&quot;;[.NK1]);CONCATENATE(&quot;0x&quot;;[.NK1]))" office:value-type="string" office:string-value="0x01">
            <text:p>0x01</text:p>
          </table:table-cell>
          <table:table-cell table:formula="of:=IF(LEN([.NL1])=1;CONCATENATE(&quot;0x0&quot;;[.NL1]);CONCATENATE(&quot;0x&quot;;[.NL1]))" office:value-type="string" office:string-value="0x02">
            <text:p>0x02</text:p>
          </table:table-cell>
          <table:table-cell table:formula="of:=IF(LEN([.NM1])=1;CONCATENATE(&quot;0x0&quot;;[.NM1]);CONCATENATE(&quot;0x&quot;;[.NM1]))" office:value-type="string" office:string-value="0x04">
            <text:p>0x04</text:p>
          </table:table-cell>
          <table:table-cell table:formula="of:=IF(LEN([.NN1])=1;CONCATENATE(&quot;0x0&quot;;[.NN1]);CONCATENATE(&quot;0x&quot;;[.NN1]))" office:value-type="string" office:string-value="0x00">
            <text:p>0x00</text:p>
          </table:table-cell>
          <table:table-cell table:formula="of:=IF(LEN([.NO1])=1;CONCATENATE(&quot;0x0&quot;;[.NO1]);CONCATENATE(&quot;0x&quot;;[.NO1]))" office:value-type="string" office:string-value="0x40">
            <text:p>0x40</text:p>
          </table:table-cell>
          <table:table-cell table:formula="of:=IF(LEN([.NP1])=1;CONCATENATE(&quot;0x0&quot;;[.NP1]);CONCATENATE(&quot;0x&quot;;[.NP1]))" office:value-type="string" office:string-value="0x40">
            <text:p>0x40</text:p>
          </table:table-cell>
          <table:table-cell table:formula="of:=IF(LEN([.NQ1])=1;CONCATENATE(&quot;0x0&quot;;[.NQ1]);CONCATENATE(&quot;0x&quot;;[.NQ1]))" office:value-type="string" office:string-value="0x40">
            <text:p>0x40</text:p>
          </table:table-cell>
          <table:table-cell table:formula="of:=IF(LEN([.NR1])=1;CONCATENATE(&quot;0x0&quot;;[.NR1]);CONCATENATE(&quot;0x&quot;;[.NR1]))" office:value-type="string" office:string-value="0x40">
            <text:p>0x40</text:p>
          </table:table-cell>
          <table:table-cell table:formula="of:=IF(LEN([.NS1])=1;CONCATENATE(&quot;0x0&quot;;[.NS1]);CONCATENATE(&quot;0x&quot;;[.NS1]))" office:value-type="string" office:string-value="0x40">
            <text:p>0x40</text:p>
          </table:table-cell>
          <table:table-cell table:formula="of:=IF(LEN([.NT1])=1;CONCATENATE(&quot;0x0&quot;;[.NT1]);CONCATENATE(&quot;0x&quot;;[.NT1]))" office:value-type="string" office:string-value="0x00">
            <text:p>0x00</text:p>
          </table:table-cell>
          <table:table-cell table:formula="of:=IF(LEN([.NU1])=1;CONCATENATE(&quot;0x0&quot;;[.NU1]);CONCATENATE(&quot;0x&quot;;[.NU1]))" office:value-type="string" office:string-value="0x01">
            <text:p>0x01</text:p>
          </table:table-cell>
          <table:table-cell table:formula="of:=IF(LEN([.NV1])=1;CONCATENATE(&quot;0x0&quot;;[.NV1]);CONCATENATE(&quot;0x&quot;;[.NV1]))" office:value-type="string" office:string-value="0x02">
            <text:p>0x02</text:p>
          </table:table-cell>
          <table:table-cell table:formula="of:=IF(LEN([.NW1])=1;CONCATENATE(&quot;0x0&quot;;[.NW1]);CONCATENATE(&quot;0x&quot;;[.NW1]))" office:value-type="string" office:string-value="0x04">
            <text:p>0x04</text:p>
          </table:table-cell>
          <table:table-cell table:formula="of:=IF(LEN([.NX1])=1;CONCATENATE(&quot;0x0&quot;;[.NX1]);CONCATENATE(&quot;0x&quot;;[.NX1]))" office:value-type="string" office:string-value="0x00">
            <text:p>0x00</text:p>
          </table:table-cell>
          <table:table-cell table:formula="of:=IF(LEN([.NY1])=1;CONCATENATE(&quot;0x0&quot;;[.NY1]);CONCATENATE(&quot;0x&quot;;[.NY1]))" office:value-type="string" office:string-value="0x00">
            <text:p>0x00</text:p>
          </table:table-cell>
          <table:table-cell table:formula="of:=IF(LEN([.NZ1])=1;CONCATENATE(&quot;0x0&quot;;[.NZ1]);CONCATENATE(&quot;0x&quot;;[.NZ1]))" office:value-type="string" office:string-value="0x00">
            <text:p>0x00</text:p>
          </table:table-cell>
          <table:table-cell table:formula="of:=IF(LEN([.OA1])=1;CONCATENATE(&quot;0x0&quot;;[.OA1]);CONCATENATE(&quot;0x&quot;;[.OA1]))" office:value-type="string" office:string-value="0x20">
            <text:p>0x20</text:p>
          </table:table-cell>
          <table:table-cell table:formula="of:=IF(LEN([.OB1])=1;CONCATENATE(&quot;0x0&quot;;[.OB1]);CONCATENATE(&quot;0x&quot;;[.OB1]))" office:value-type="string" office:string-value="0x54">
            <text:p>0x54</text:p>
          </table:table-cell>
          <table:table-cell table:formula="of:=IF(LEN([.OC1])=1;CONCATENATE(&quot;0x0&quot;;[.OC1]);CONCATENATE(&quot;0x&quot;;[.OC1]))" office:value-type="string" office:string-value="0x54">
            <text:p>0x54</text:p>
          </table:table-cell>
          <table:table-cell table:formula="of:=IF(LEN([.OD1])=1;CONCATENATE(&quot;0x0&quot;;[.OD1]);CONCATENATE(&quot;0x&quot;;[.OD1]))" office:value-type="string" office:string-value="0x54">
            <text:p>0x54</text:p>
          </table:table-cell>
          <table:table-cell table:formula="of:=IF(LEN([.OE1])=1;CONCATENATE(&quot;0x0&quot;;[.OE1]);CONCATENATE(&quot;0x&quot;;[.OE1]))" office:value-type="string" office:string-value="0x78">
            <text:p>0x78</text:p>
          </table:table-cell>
          <table:table-cell table:formula="of:=IF(LEN([.OF1])=1;CONCATENATE(&quot;0x0&quot;;[.OF1]);CONCATENATE(&quot;0x&quot;;[.OF1]))" office:value-type="string" office:string-value="0x00">
            <text:p>0x00</text:p>
          </table:table-cell>
          <table:table-cell table:formula="of:=IF(LEN([.OG1])=1;CONCATENATE(&quot;0x0&quot;;[.OG1]);CONCATENATE(&quot;0x&quot;;[.OG1]))" office:value-type="string" office:string-value="0x3F">
            <text:p>0x3F</text:p>
          </table:table-cell>
          <table:table-cell table:formula="of:=IF(LEN([.OH1])=1;CONCATENATE(&quot;0x0&quot;;[.OH1]);CONCATENATE(&quot;0x&quot;;[.OH1]))" office:value-type="string" office:string-value="0x48">
            <text:p>0x48</text:p>
          </table:table-cell>
          <table:table-cell table:formula="of:=IF(LEN([.OI1])=1;CONCATENATE(&quot;0x0&quot;;[.OI1]);CONCATENATE(&quot;0x&quot;;[.OI1]))" office:value-type="string" office:string-value="0x48">
            <text:p>0x48</text:p>
          </table:table-cell>
          <table:table-cell table:formula="of:=IF(LEN([.OJ1])=1;CONCATENATE(&quot;0x0&quot;;[.OJ1]);CONCATENATE(&quot;0x&quot;;[.OJ1]))" office:value-type="string" office:string-value="0x48">
            <text:p>0x48</text:p>
          </table:table-cell>
          <table:table-cell table:formula="of:=IF(LEN([.OK1])=1;CONCATENATE(&quot;0x0&quot;;[.OK1]);CONCATENATE(&quot;0x&quot;;[.OK1]))" office:value-type="string" office:string-value="0x30">
            <text:p>0x30</text:p>
          </table:table-cell>
          <table:table-cell table:formula="of:=IF(LEN([.OL1])=1;CONCATENATE(&quot;0x0&quot;;[.OL1]);CONCATENATE(&quot;0x&quot;;[.OL1]))" office:value-type="string" office:string-value="0x00">
            <text:p>0x00</text:p>
          </table:table-cell>
          <table:table-cell table:formula="of:=IF(LEN([.OM1])=1;CONCATENATE(&quot;0x0&quot;;[.OM1]);CONCATENATE(&quot;0x&quot;;[.OM1]))" office:value-type="string" office:string-value="0x30">
            <text:p>0x30</text:p>
          </table:table-cell>
          <table:table-cell table:formula="of:=IF(LEN([.ON1])=1;CONCATENATE(&quot;0x0&quot;;[.ON1]);CONCATENATE(&quot;0x&quot;;[.ON1]))" office:value-type="string" office:string-value="0x48">
            <text:p>0x48</text:p>
          </table:table-cell>
          <table:table-cell table:formula="of:=IF(LEN([.OO1])=1;CONCATENATE(&quot;0x0&quot;;[.OO1]);CONCATENATE(&quot;0x&quot;;[.OO1]))" office:value-type="string" office:string-value="0x48">
            <text:p>0x48</text:p>
          </table:table-cell>
          <table:table-cell table:formula="of:=IF(LEN([.OP1])=1;CONCATENATE(&quot;0x0&quot;;[.OP1]);CONCATENATE(&quot;0x&quot;;[.OP1]))" office:value-type="string" office:string-value="0x48">
            <text:p>0x48</text:p>
          </table:table-cell>
          <table:table-cell table:formula="of:=IF(LEN([.OQ1])=1;CONCATENATE(&quot;0x0&quot;;[.OQ1]);CONCATENATE(&quot;0x&quot;;[.OQ1]))" office:value-type="string" office:string-value="0x48">
            <text:p>0x48</text:p>
          </table:table-cell>
          <table:table-cell table:formula="of:=IF(LEN([.OR1])=1;CONCATENATE(&quot;0x0&quot;;[.OR1]);CONCATENATE(&quot;0x&quot;;[.OR1]))" office:value-type="string" office:string-value="0x00">
            <text:p>0x00</text:p>
          </table:table-cell>
          <table:table-cell table:formula="of:=IF(LEN([.OS1])=1;CONCATENATE(&quot;0x0&quot;;[.OS1]);CONCATENATE(&quot;0x&quot;;[.OS1]))" office:value-type="string" office:string-value="0x30">
            <text:p>0x30</text:p>
          </table:table-cell>
          <table:table-cell table:formula="of:=IF(LEN([.OT1])=1;CONCATENATE(&quot;0x0&quot;;[.OT1]);CONCATENATE(&quot;0x&quot;;[.OT1]))" office:value-type="string" office:string-value="0x48">
            <text:p>0x48</text:p>
          </table:table-cell>
          <table:table-cell table:formula="of:=IF(LEN([.OU1])=1;CONCATENATE(&quot;0x0&quot;;[.OU1]);CONCATENATE(&quot;0x&quot;;[.OU1]))" office:value-type="string" office:string-value="0x48">
            <text:p>0x48</text:p>
          </table:table-cell>
          <table:table-cell table:formula="of:=IF(LEN([.OV1])=1;CONCATENATE(&quot;0x0&quot;;[.OV1]);CONCATENATE(&quot;0x&quot;;[.OV1]))" office:value-type="string" office:string-value="0x48">
            <text:p>0x48</text:p>
          </table:table-cell>
          <table:table-cell table:formula="of:=IF(LEN([.OW1])=1;CONCATENATE(&quot;0x0&quot;;[.OW1]);CONCATENATE(&quot;0x&quot;;[.OW1]))" office:value-type="string" office:string-value="0x3F">
            <text:p>0x3F</text:p>
          </table:table-cell>
          <table:table-cell table:formula="of:=IF(LEN([.OX1])=1;CONCATENATE(&quot;0x0&quot;;[.OX1]);CONCATENATE(&quot;0x&quot;;[.OX1]))" office:value-type="string" office:string-value="0x00">
            <text:p>0x00</text:p>
          </table:table-cell>
          <table:table-cell table:formula="of:=IF(LEN([.OY1])=1;CONCATENATE(&quot;0x0&quot;;[.OY1]);CONCATENATE(&quot;0x&quot;;[.OY1]))" office:value-type="string" office:string-value="0x38">
            <text:p>0x38</text:p>
          </table:table-cell>
          <table:table-cell table:formula="of:=IF(LEN([.OZ1])=1;CONCATENATE(&quot;0x0&quot;;[.OZ1]);CONCATENATE(&quot;0x&quot;;[.OZ1]))" office:value-type="string" office:string-value="0x54">
            <text:p>0x54</text:p>
          </table:table-cell>
          <table:table-cell table:formula="of:=IF(LEN([.PA1])=1;CONCATENATE(&quot;0x0&quot;;[.PA1]);CONCATENATE(&quot;0x&quot;;[.PA1]))" office:value-type="string" office:string-value="0x54">
            <text:p>0x54</text:p>
          </table:table-cell>
          <table:table-cell table:formula="of:=IF(LEN([.PB1])=1;CONCATENATE(&quot;0x0&quot;;[.PB1]);CONCATENATE(&quot;0x&quot;;[.PB1]))" office:value-type="string" office:string-value="0x54">
            <text:p>0x54</text:p>
          </table:table-cell>
          <table:table-cell table:formula="of:=IF(LEN([.PC1])=1;CONCATENATE(&quot;0x0&quot;;[.PC1]);CONCATENATE(&quot;0x&quot;;[.PC1]))" office:value-type="string" office:string-value="0x08">
            <text:p>0x08</text:p>
          </table:table-cell>
          <table:table-cell table:formula="of:=IF(LEN([.PD1])=1;CONCATENATE(&quot;0x0&quot;;[.PD1]);CONCATENATE(&quot;0x&quot;;[.PD1]))" office:value-type="string" office:string-value="0x00">
            <text:p>0x00</text:p>
          </table:table-cell>
          <table:table-cell table:formula="of:=IF(LEN([.PE1])=1;CONCATENATE(&quot;0x0&quot;;[.PE1]);CONCATENATE(&quot;0x&quot;;[.PE1]))" office:value-type="string" office:string-value="0x08">
            <text:p>0x08</text:p>
          </table:table-cell>
          <table:table-cell table:formula="of:=IF(LEN([.PF1])=1;CONCATENATE(&quot;0x0&quot;;[.PF1]);CONCATENATE(&quot;0x&quot;;[.PF1]))" office:value-type="string" office:string-value="0x7E">
            <text:p>0x7E</text:p>
          </table:table-cell>
          <table:table-cell table:formula="of:=IF(LEN([.PG1])=1;CONCATENATE(&quot;0x0&quot;;[.PG1]);CONCATENATE(&quot;0x&quot;;[.PG1]))" office:value-type="string" office:string-value="0x09">
            <text:p>0x09</text:p>
          </table:table-cell>
          <table:table-cell table:formula="of:=IF(LEN([.PH1])=1;CONCATENATE(&quot;0x0&quot;;[.PH1]);CONCATENATE(&quot;0x&quot;;[.PH1]))" office:value-type="string" office:string-value="0x09">
            <text:p>0x09</text:p>
          </table:table-cell>
          <table:table-cell table:formula="of:=IF(LEN([.PI1])=1;CONCATENATE(&quot;0x0&quot;;[.PI1]);CONCATENATE(&quot;0x&quot;;[.PI1]))" office:value-type="string" office:string-value="0x02">
            <text:p>0x02</text:p>
          </table:table-cell>
          <table:table-cell table:formula="of:=IF(LEN([.PJ1])=1;CONCATENATE(&quot;0x0&quot;;[.PJ1]);CONCATENATE(&quot;0x&quot;;[.PJ1]))" office:value-type="string" office:string-value="0x00">
            <text:p>0x00</text:p>
          </table:table-cell>
          <table:table-cell table:formula="of:=IF(LEN([.PK1])=1;CONCATENATE(&quot;0x0&quot;;[.PK1]);CONCATENATE(&quot;0x&quot;;[.PK1]))" office:value-type="string" office:string-value="0x48">
            <text:p>0x48</text:p>
          </table:table-cell>
          <table:table-cell table:formula="of:=IF(LEN([.PL1])=1;CONCATENATE(&quot;0x0&quot;;[.PL1]);CONCATENATE(&quot;0x&quot;;[.PL1]))" office:value-type="string" office:string-value="0x54">
            <text:p>0x54</text:p>
          </table:table-cell>
          <table:table-cell table:formula="of:=IF(LEN([.PM1])=1;CONCATENATE(&quot;0x0&quot;;[.PM1]);CONCATENATE(&quot;0x&quot;;[.PM1]))" office:value-type="string" office:string-value="0x54">
            <text:p>0x54</text:p>
          </table:table-cell>
          <table:table-cell table:formula="of:=IF(LEN([.PN1])=1;CONCATENATE(&quot;0x0&quot;;[.PN1]);CONCATENATE(&quot;0x&quot;;[.PN1]))" office:value-type="string" office:string-value="0x54">
            <text:p>0x54</text:p>
          </table:table-cell>
          <table:table-cell table:formula="of:=IF(LEN([.PO1])=1;CONCATENATE(&quot;0x0&quot;;[.PO1]);CONCATENATE(&quot;0x&quot;;[.PO1]))" office:value-type="string" office:string-value="0x38">
            <text:p>0x38</text:p>
          </table:table-cell>
          <table:table-cell table:formula="of:=IF(LEN([.PP1])=1;CONCATENATE(&quot;0x0&quot;;[.PP1]);CONCATENATE(&quot;0x&quot;;[.PP1]))" office:value-type="string" office:string-value="0x00">
            <text:p>0x00</text:p>
          </table:table-cell>
          <table:table-cell table:formula="of:=IF(LEN([.PQ1])=1;CONCATENATE(&quot;0x0&quot;;[.PQ1]);CONCATENATE(&quot;0x&quot;;[.PQ1]))" office:value-type="string" office:string-value="0x7F">
            <text:p>0x7F</text:p>
          </table:table-cell>
          <table:table-cell table:formula="of:=IF(LEN([.PR1])=1;CONCATENATE(&quot;0x0&quot;;[.PR1]);CONCATENATE(&quot;0x&quot;;[.PR1]))" office:value-type="string" office:string-value="0x08">
            <text:p>0x08</text:p>
          </table:table-cell>
          <table:table-cell table:formula="of:=IF(LEN([.PS1])=1;CONCATENATE(&quot;0x0&quot;;[.PS1]);CONCATENATE(&quot;0x&quot;;[.PS1]))" office:value-type="string" office:string-value="0x08">
            <text:p>0x08</text:p>
          </table:table-cell>
          <table:table-cell table:formula="of:=IF(LEN([.PT1])=1;CONCATENATE(&quot;0x0&quot;;[.PT1]);CONCATENATE(&quot;0x&quot;;[.PT1]))" office:value-type="string" office:string-value="0x08">
            <text:p>0x08</text:p>
          </table:table-cell>
          <table:table-cell table:formula="of:=IF(LEN([.PU1])=1;CONCATENATE(&quot;0x0&quot;;[.PU1]);CONCATENATE(&quot;0x&quot;;[.PU1]))" office:value-type="string" office:string-value="0x70">
            <text:p>0x70</text:p>
          </table:table-cell>
          <table:table-cell table:formula="of:=IF(LEN([.PV1])=1;CONCATENATE(&quot;0x0&quot;;[.PV1]);CONCATENATE(&quot;0x&quot;;[.PV1]))" office:value-type="string" office:string-value="0x00">
            <text:p>0x00</text:p>
          </table:table-cell>
          <table:table-cell table:formula="of:=IF(LEN([.PW1])=1;CONCATENATE(&quot;0x0&quot;;[.PW1]);CONCATENATE(&quot;0x&quot;;[.PW1]))" office:value-type="string" office:string-value="0x00">
            <text:p>0x00</text:p>
          </table:table-cell>
          <table:table-cell table:formula="of:=IF(LEN([.PX1])=1;CONCATENATE(&quot;0x0&quot;;[.PX1]);CONCATENATE(&quot;0x&quot;;[.PX1]))" office:value-type="string" office:string-value="0x00">
            <text:p>0x00</text:p>
          </table:table-cell>
          <table:table-cell table:formula="of:=IF(LEN([.PY1])=1;CONCATENATE(&quot;0x0&quot;;[.PY1]);CONCATENATE(&quot;0x&quot;;[.PY1]))" office:value-type="string" office:string-value="0x74">
            <text:p>0x74</text:p>
          </table:table-cell>
          <table:table-cell table:formula="of:=IF(LEN([.PZ1])=1;CONCATENATE(&quot;0x0&quot;;[.PZ1]);CONCATENATE(&quot;0x&quot;;[.PZ1]))" office:value-type="string" office:string-value="0x00">
            <text:p>0x00</text:p>
          </table:table-cell>
          <table:table-cell table:formula="of:=IF(LEN([.QA1])=1;CONCATENATE(&quot;0x0&quot;;[.QA1]);CONCATENATE(&quot;0x&quot;;[.QA1]))" office:value-type="string" office:string-value="0x00">
            <text:p>0x00</text:p>
          </table:table-cell>
          <table:table-cell table:formula="of:=IF(LEN([.QB1])=1;CONCATENATE(&quot;0x0&quot;;[.QB1]);CONCATENATE(&quot;0x&quot;;[.QB1]))" office:value-type="string" office:string-value="0x00">
            <text:p>0x00</text:p>
          </table:table-cell>
          <table:table-cell table:formula="of:=IF(LEN([.QC1])=1;CONCATENATE(&quot;0x0&quot;;[.QC1]);CONCATENATE(&quot;0x&quot;;[.QC1]))" office:value-type="string" office:string-value="0x20">
            <text:p>0x20</text:p>
          </table:table-cell>
          <table:table-cell table:formula="of:=IF(LEN([.QD1])=1;CONCATENATE(&quot;0x0&quot;;[.QD1]);CONCATENATE(&quot;0x&quot;;[.QD1]))" office:value-type="string" office:string-value="0x40">
            <text:p>0x40</text:p>
          </table:table-cell>
          <table:table-cell table:formula="of:=IF(LEN([.QE1])=1;CONCATENATE(&quot;0x0&quot;;[.QE1]);CONCATENATE(&quot;0x&quot;;[.QE1]))" office:value-type="string" office:string-value="0x40">
            <text:p>0x40</text:p>
          </table:table-cell>
          <table:table-cell table:formula="of:=IF(LEN([.QF1])=1;CONCATENATE(&quot;0x0&quot;;[.QF1]);CONCATENATE(&quot;0x&quot;;[.QF1]))" office:value-type="string" office:string-value="0x3A">
            <text:p>0x3A</text:p>
          </table:table-cell>
          <table:table-cell table:formula="of:=IF(LEN([.QG1])=1;CONCATENATE(&quot;0x0&quot;;[.QG1]);CONCATENATE(&quot;0x&quot;;[.QG1]))" office:value-type="string" office:string-value="0x00">
            <text:p>0x00</text:p>
          </table:table-cell>
          <table:table-cell table:formula="of:=IF(LEN([.QH1])=1;CONCATENATE(&quot;0x0&quot;;[.QH1]);CONCATENATE(&quot;0x&quot;;[.QH1]))" office:value-type="string" office:string-value="0x00">
            <text:p>0x00</text:p>
          </table:table-cell>
          <table:table-cell table:formula="of:=IF(LEN([.QI1])=1;CONCATENATE(&quot;0x0&quot;;[.QI1]);CONCATENATE(&quot;0x&quot;;[.QI1]))" office:value-type="string" office:string-value="0x7F">
            <text:p>0x7F</text:p>
          </table:table-cell>
          <table:table-cell table:formula="of:=IF(LEN([.QJ1])=1;CONCATENATE(&quot;0x0&quot;;[.QJ1]);CONCATENATE(&quot;0x&quot;;[.QJ1]))" office:value-type="string" office:string-value="0x10">
            <text:p>0x10</text:p>
          </table:table-cell>
          <table:table-cell table:formula="of:=IF(LEN([.QK1])=1;CONCATENATE(&quot;0x0&quot;;[.QK1]);CONCATENATE(&quot;0x&quot;;[.QK1]))" office:value-type="string" office:string-value="0x28">
            <text:p>0x28</text:p>
          </table:table-cell>
          <table:table-cell table:formula="of:=IF(LEN([.QL1])=1;CONCATENATE(&quot;0x0&quot;;[.QL1]);CONCATENATE(&quot;0x&quot;;[.QL1]))" office:value-type="string" office:string-value="0x44">
            <text:p>0x44</text:p>
          </table:table-cell>
          <table:table-cell table:formula="of:=IF(LEN([.QM1])=1;CONCATENATE(&quot;0x0&quot;;[.QM1]);CONCATENATE(&quot;0x&quot;;[.QM1]))" office:value-type="string" office:string-value="0x00">
            <text:p>0x00</text:p>
          </table:table-cell>
          <table:table-cell table:formula="of:=IF(LEN([.QN1])=1;CONCATENATE(&quot;0x0&quot;;[.QN1]);CONCATENATE(&quot;0x&quot;;[.QN1]))" office:value-type="string" office:string-value="0x00">
            <text:p>0x00</text:p>
          </table:table-cell>
          <table:table-cell table:formula="of:=IF(LEN([.QO1])=1;CONCATENATE(&quot;0x0&quot;;[.QO1]);CONCATENATE(&quot;0x&quot;;[.QO1]))" office:value-type="string" office:string-value="0x00">
            <text:p>0x00</text:p>
          </table:table-cell>
          <table:table-cell table:formula="of:=IF(LEN([.QP1])=1;CONCATENATE(&quot;0x0&quot;;[.QP1]);CONCATENATE(&quot;0x&quot;;[.QP1]))" office:value-type="string" office:string-value="0x41">
            <text:p>0x41</text:p>
          </table:table-cell>
          <table:table-cell table:formula="of:=IF(LEN([.QQ1])=1;CONCATENATE(&quot;0x0&quot;;[.QQ1]);CONCATENATE(&quot;0x&quot;;[.QQ1]))" office:value-type="string" office:string-value="0x7F">
            <text:p>0x7F</text:p>
          </table:table-cell>
          <table:table-cell table:formula="of:=IF(LEN([.QR1])=1;CONCATENATE(&quot;0x0&quot;;[.QR1]);CONCATENATE(&quot;0x&quot;;[.QR1]))" office:value-type="string" office:string-value="0x40">
            <text:p>0x40</text:p>
          </table:table-cell>
          <table:table-cell table:formula="of:=IF(LEN([.QS1])=1;CONCATENATE(&quot;0x0&quot;;[.QS1]);CONCATENATE(&quot;0x&quot;;[.QS1]))" office:value-type="string" office:string-value="0x00">
            <text:p>0x00</text:p>
          </table:table-cell>
          <table:table-cell table:formula="of:=IF(LEN([.QT1])=1;CONCATENATE(&quot;0x0&quot;;[.QT1]);CONCATENATE(&quot;0x&quot;;[.QT1]))" office:value-type="string" office:string-value="0x00">
            <text:p>0x00</text:p>
          </table:table-cell>
          <table:table-cell table:formula="of:=IF(LEN([.QU1])=1;CONCATENATE(&quot;0x0&quot;;[.QU1]);CONCATENATE(&quot;0x&quot;;[.QU1]))" office:value-type="string" office:string-value="0x78">
            <text:p>0x78</text:p>
          </table:table-cell>
          <table:table-cell table:formula="of:=IF(LEN([.QV1])=1;CONCATENATE(&quot;0x0&quot;;[.QV1]);CONCATENATE(&quot;0x&quot;;[.QV1]))" office:value-type="string" office:string-value="0x04">
            <text:p>0x04</text:p>
          </table:table-cell>
          <table:table-cell table:formula="of:=IF(LEN([.QW1])=1;CONCATENATE(&quot;0x0&quot;;[.QW1]);CONCATENATE(&quot;0x&quot;;[.QW1]))" office:value-type="string" office:string-value="0x18">
            <text:p>0x18</text:p>
          </table:table-cell>
          <table:table-cell table:formula="of:=IF(LEN([.QX1])=1;CONCATENATE(&quot;0x0&quot;;[.QX1]);CONCATENATE(&quot;0x&quot;;[.QX1]))" office:value-type="string" office:string-value="0x04">
            <text:p>0x04</text:p>
          </table:table-cell>
          <table:table-cell table:formula="of:=IF(LEN([.QY1])=1;CONCATENATE(&quot;0x0&quot;;[.QY1]);CONCATENATE(&quot;0x&quot;;[.QY1]))" office:value-type="string" office:string-value="0x78">
            <text:p>0x78</text:p>
          </table:table-cell>
          <table:table-cell table:formula="of:=IF(LEN([.QZ1])=1;CONCATENATE(&quot;0x0&quot;;[.QZ1]);CONCATENATE(&quot;0x&quot;;[.QZ1]))" office:value-type="string" office:string-value="0x00">
            <text:p>0x00</text:p>
          </table:table-cell>
          <table:table-cell table:formula="of:=IF(LEN([.RA1])=1;CONCATENATE(&quot;0x0&quot;;[.RA1]);CONCATENATE(&quot;0x&quot;;[.RA1]))" office:value-type="string" office:string-value="0x78">
            <text:p>0x78</text:p>
          </table:table-cell>
          <table:table-cell table:formula="of:=IF(LEN([.RB1])=1;CONCATENATE(&quot;0x0&quot;;[.RB1]);CONCATENATE(&quot;0x&quot;;[.RB1]))" office:value-type="string" office:string-value="0x04">
            <text:p>0x04</text:p>
          </table:table-cell>
          <table:table-cell table:formula="of:=IF(LEN([.RC1])=1;CONCATENATE(&quot;0x0&quot;;[.RC1]);CONCATENATE(&quot;0x&quot;;[.RC1]))" office:value-type="string" office:string-value="0x04">
            <text:p>0x04</text:p>
          </table:table-cell>
          <table:table-cell table:formula="of:=IF(LEN([.RD1])=1;CONCATENATE(&quot;0x0&quot;;[.RD1]);CONCATENATE(&quot;0x&quot;;[.RD1]))" office:value-type="string" office:string-value="0x04">
            <text:p>0x04</text:p>
          </table:table-cell>
          <table:table-cell table:formula="of:=IF(LEN([.RE1])=1;CONCATENATE(&quot;0x0&quot;;[.RE1]);CONCATENATE(&quot;0x&quot;;[.RE1]))" office:value-type="string" office:string-value="0x78">
            <text:p>0x78</text:p>
          </table:table-cell>
          <table:table-cell table:formula="of:=IF(LEN([.RF1])=1;CONCATENATE(&quot;0x0&quot;;[.RF1]);CONCATENATE(&quot;0x&quot;;[.RF1]))" office:value-type="string" office:string-value="0x00">
            <text:p>0x00</text:p>
          </table:table-cell>
          <table:table-cell table:formula="of:=IF(LEN([.RG1])=1;CONCATENATE(&quot;0x0&quot;;[.RG1]);CONCATENATE(&quot;0x&quot;;[.RG1]))" office:value-type="string" office:string-value="0x38">
            <text:p>0x38</text:p>
          </table:table-cell>
          <table:table-cell table:formula="of:=IF(LEN([.RH1])=1;CONCATENATE(&quot;0x0&quot;;[.RH1]);CONCATENATE(&quot;0x&quot;;[.RH1]))" office:value-type="string" office:string-value="0x44">
            <text:p>0x44</text:p>
          </table:table-cell>
          <table:table-cell table:formula="of:=IF(LEN([.RI1])=1;CONCATENATE(&quot;0x0&quot;;[.RI1]);CONCATENATE(&quot;0x&quot;;[.RI1]))" office:value-type="string" office:string-value="0x44">
            <text:p>0x44</text:p>
          </table:table-cell>
          <table:table-cell table:formula="of:=IF(LEN([.RJ1])=1;CONCATENATE(&quot;0x0&quot;;[.RJ1]);CONCATENATE(&quot;0x&quot;;[.RJ1]))" office:value-type="string" office:string-value="0x44">
            <text:p>0x44</text:p>
          </table:table-cell>
          <table:table-cell table:formula="of:=IF(LEN([.RK1])=1;CONCATENATE(&quot;0x0&quot;;[.RK1]);CONCATENATE(&quot;0x&quot;;[.RK1]))" office:value-type="string" office:string-value="0x38">
            <text:p>0x38</text:p>
          </table:table-cell>
          <table:table-cell table:formula="of:=IF(LEN([.RL1])=1;CONCATENATE(&quot;0x0&quot;;[.RL1]);CONCATENATE(&quot;0x&quot;;[.RL1]))" office:value-type="string" office:string-value="0x00">
            <text:p>0x00</text:p>
          </table:table-cell>
          <table:table-cell table:formula="of:=IF(LEN([.RM1])=1;CONCATENATE(&quot;0x0&quot;;[.RM1]);CONCATENATE(&quot;0x&quot;;[.RM1]))" office:value-type="string" office:string-value="0x78">
            <text:p>0x78</text:p>
          </table:table-cell>
          <table:table-cell table:formula="of:=IF(LEN([.RN1])=1;CONCATENATE(&quot;0x0&quot;;[.RN1]);CONCATENATE(&quot;0x&quot;;[.RN1]))" office:value-type="string" office:string-value="0x14">
            <text:p>0x14</text:p>
          </table:table-cell>
          <table:table-cell table:formula="of:=IF(LEN([.RO1])=1;CONCATENATE(&quot;0x0&quot;;[.RO1]);CONCATENATE(&quot;0x&quot;;[.RO1]))" office:value-type="string" office:string-value="0x14">
            <text:p>0x14</text:p>
          </table:table-cell>
          <table:table-cell table:formula="of:=IF(LEN([.RP1])=1;CONCATENATE(&quot;0x0&quot;;[.RP1]);CONCATENATE(&quot;0x&quot;;[.RP1]))" office:value-type="string" office:string-value="0x14">
            <text:p>0x14</text:p>
          </table:table-cell>
          <table:table-cell table:formula="of:=IF(LEN([.RQ1])=1;CONCATENATE(&quot;0x0&quot;;[.RQ1]);CONCATENATE(&quot;0x&quot;;[.RQ1]))" office:value-type="string" office:string-value="0x08">
            <text:p>0x08</text:p>
          </table:table-cell>
          <table:table-cell table:formula="of:=IF(LEN([.RR1])=1;CONCATENATE(&quot;0x0&quot;;[.RR1]);CONCATENATE(&quot;0x&quot;;[.RR1]))" office:value-type="string" office:string-value="0x00">
            <text:p>0x00</text:p>
          </table:table-cell>
          <table:table-cell table:formula="of:=IF(LEN([.RS1])=1;CONCATENATE(&quot;0x0&quot;;[.RS1]);CONCATENATE(&quot;0x&quot;;[.RS1]))" office:value-type="string" office:string-value="0x08">
            <text:p>0x08</text:p>
          </table:table-cell>
          <table:table-cell table:formula="of:=IF(LEN([.RT1])=1;CONCATENATE(&quot;0x0&quot;;[.RT1]);CONCATENATE(&quot;0x&quot;;[.RT1]))" office:value-type="string" office:string-value="0x14">
            <text:p>0x14</text:p>
          </table:table-cell>
          <table:table-cell table:formula="of:=IF(LEN([.RU1])=1;CONCATENATE(&quot;0x0&quot;;[.RU1]);CONCATENATE(&quot;0x&quot;;[.RU1]))" office:value-type="string" office:string-value="0x14">
            <text:p>0x14</text:p>
          </table:table-cell>
          <table:table-cell table:formula="of:=IF(LEN([.RV1])=1;CONCATENATE(&quot;0x0&quot;;[.RV1]);CONCATENATE(&quot;0x&quot;;[.RV1]))" office:value-type="string" office:string-value="0x14">
            <text:p>0x14</text:p>
          </table:table-cell>
          <table:table-cell table:formula="of:=IF(LEN([.RW1])=1;CONCATENATE(&quot;0x0&quot;;[.RW1]);CONCATENATE(&quot;0x&quot;;[.RW1]))" office:value-type="string" office:string-value="0x78">
            <text:p>0x78</text:p>
          </table:table-cell>
          <table:table-cell table:formula="of:=IF(LEN([.RX1])=1;CONCATENATE(&quot;0x0&quot;;[.RX1]);CONCATENATE(&quot;0x&quot;;[.RX1]))" office:value-type="string" office:string-value="0x00">
            <text:p>0x00</text:p>
          </table:table-cell>
          <table:table-cell table:formula="of:=IF(LEN([.RY1])=1;CONCATENATE(&quot;0x0&quot;;[.RY1]);CONCATENATE(&quot;0x&quot;;[.RY1]))" office:value-type="string" office:string-value="0x7C">
            <text:p>0x7C</text:p>
          </table:table-cell>
          <table:table-cell table:formula="of:=IF(LEN([.RZ1])=1;CONCATENATE(&quot;0x0&quot;;[.RZ1]);CONCATENATE(&quot;0x&quot;;[.RZ1]))" office:value-type="string" office:string-value="0x08">
            <text:p>0x08</text:p>
          </table:table-cell>
          <table:table-cell table:formula="of:=IF(LEN([.SA1])=1;CONCATENATE(&quot;0x0&quot;;[.SA1]);CONCATENATE(&quot;0x&quot;;[.SA1]))" office:value-type="string" office:string-value="0x04">
            <text:p>0x04</text:p>
          </table:table-cell>
          <table:table-cell table:formula="of:=IF(LEN([.SB1])=1;CONCATENATE(&quot;0x0&quot;;[.SB1]);CONCATENATE(&quot;0x&quot;;[.SB1]))" office:value-type="string" office:string-value="0x04">
            <text:p>0x04</text:p>
          </table:table-cell>
          <table:table-cell table:formula="of:=IF(LEN([.SC1])=1;CONCATENATE(&quot;0x0&quot;;[.SC1]);CONCATENATE(&quot;0x&quot;;[.SC1]))" office:value-type="string" office:string-value="0x08">
            <text:p>0x08</text:p>
          </table:table-cell>
          <table:table-cell table:formula="of:=IF(LEN([.SD1])=1;CONCATENATE(&quot;0x0&quot;;[.SD1]);CONCATENATE(&quot;0x&quot;;[.SD1]))" office:value-type="string" office:string-value="0x00">
            <text:p>0x00</text:p>
          </table:table-cell>
          <table:table-cell table:formula="of:=IF(LEN([.SE1])=1;CONCATENATE(&quot;0x0&quot;;[.SE1]);CONCATENATE(&quot;0x&quot;;[.SE1]))" office:value-type="string" office:string-value="0x48">
            <text:p>0x48</text:p>
          </table:table-cell>
          <table:table-cell table:formula="of:=IF(LEN([.SF1])=1;CONCATENATE(&quot;0x0&quot;;[.SF1]);CONCATENATE(&quot;0x&quot;;[.SF1]))" office:value-type="string" office:string-value="0x54">
            <text:p>0x54</text:p>
          </table:table-cell>
          <table:table-cell table:formula="of:=IF(LEN([.SG1])=1;CONCATENATE(&quot;0x0&quot;;[.SG1]);CONCATENATE(&quot;0x&quot;;[.SG1]))" office:value-type="string" office:string-value="0x54">
            <text:p>0x54</text:p>
          </table:table-cell>
          <table:table-cell table:formula="of:=IF(LEN([.SH1])=1;CONCATENATE(&quot;0x0&quot;;[.SH1]);CONCATENATE(&quot;0x&quot;;[.SH1]))" office:value-type="string" office:string-value="0x54">
            <text:p>0x54</text:p>
          </table:table-cell>
          <table:table-cell table:formula="of:=IF(LEN([.SI1])=1;CONCATENATE(&quot;0x0&quot;;[.SI1]);CONCATENATE(&quot;0x&quot;;[.SI1]))" office:value-type="string" office:string-value="0x24">
            <text:p>0x24</text:p>
          </table:table-cell>
          <table:table-cell table:formula="of:=IF(LEN([.SJ1])=1;CONCATENATE(&quot;0x0&quot;;[.SJ1]);CONCATENATE(&quot;0x&quot;;[.SJ1]))" office:value-type="string" office:string-value="0x00">
            <text:p>0x00</text:p>
          </table:table-cell>
          <table:table-cell table:formula="of:=IF(LEN([.SK1])=1;CONCATENATE(&quot;0x0&quot;;[.SK1]);CONCATENATE(&quot;0x&quot;;[.SK1]))" office:value-type="string" office:string-value="0x08">
            <text:p>0x08</text:p>
          </table:table-cell>
          <table:table-cell table:formula="of:=IF(LEN([.SL1])=1;CONCATENATE(&quot;0x0&quot;;[.SL1]);CONCATENATE(&quot;0x&quot;;[.SL1]))" office:value-type="string" office:string-value="0x3E">
            <text:p>0x3E</text:p>
          </table:table-cell>
          <table:table-cell table:formula="of:=IF(LEN([.SM1])=1;CONCATENATE(&quot;0x0&quot;;[.SM1]);CONCATENATE(&quot;0x&quot;;[.SM1]))" office:value-type="string" office:string-value="0x48">
            <text:p>0x48</text:p>
          </table:table-cell>
          <table:table-cell table:formula="of:=IF(LEN([.SN1])=1;CONCATENATE(&quot;0x0&quot;;[.SN1]);CONCATENATE(&quot;0x&quot;;[.SN1]))" office:value-type="string" office:string-value="0x28">
            <text:p>0x28</text:p>
          </table:table-cell>
          <table:table-cell table:formula="of:=IF(LEN([.SO1])=1;CONCATENATE(&quot;0x0&quot;;[.SO1]);CONCATENATE(&quot;0x&quot;;[.SO1]))" office:value-type="string" office:string-value="0x00">
            <text:p>0x00</text:p>
          </table:table-cell>
          <table:table-cell table:formula="of:=IF(LEN([.SP1])=1;CONCATENATE(&quot;0x0&quot;;[.SP1]);CONCATENATE(&quot;0x&quot;;[.SP1]))" office:value-type="string" office:string-value="0x00">
            <text:p>0x00</text:p>
          </table:table-cell>
          <table:table-cell table:formula="of:=IF(LEN([.SQ1])=1;CONCATENATE(&quot;0x0&quot;;[.SQ1]);CONCATENATE(&quot;0x&quot;;[.SQ1]))" office:value-type="string" office:string-value="0x3C">
            <text:p>0x3C</text:p>
          </table:table-cell>
          <table:table-cell table:formula="of:=IF(LEN([.SR1])=1;CONCATENATE(&quot;0x0&quot;;[.SR1]);CONCATENATE(&quot;0x&quot;;[.SR1]))" office:value-type="string" office:string-value="0x40">
            <text:p>0x40</text:p>
          </table:table-cell>
          <table:table-cell table:formula="of:=IF(LEN([.SS1])=1;CONCATENATE(&quot;0x0&quot;;[.SS1]);CONCATENATE(&quot;0x&quot;;[.SS1]))" office:value-type="string" office:string-value="0x40">
            <text:p>0x40</text:p>
          </table:table-cell>
          <table:table-cell table:formula="of:=IF(LEN([.ST1])=1;CONCATENATE(&quot;0x0&quot;;[.ST1]);CONCATENATE(&quot;0x&quot;;[.ST1]))" office:value-type="string" office:string-value="0x40">
            <text:p>0x40</text:p>
          </table:table-cell>
          <table:table-cell table:formula="of:=IF(LEN([.SU1])=1;CONCATENATE(&quot;0x0&quot;;[.SU1]);CONCATENATE(&quot;0x&quot;;[.SU1]))" office:value-type="string" office:string-value="0x3C">
            <text:p>0x3C</text:p>
          </table:table-cell>
          <table:table-cell table:formula="of:=IF(LEN([.SV1])=1;CONCATENATE(&quot;0x0&quot;;[.SV1]);CONCATENATE(&quot;0x&quot;;[.SV1]))" office:value-type="string" office:string-value="0x00">
            <text:p>0x00</text:p>
          </table:table-cell>
          <table:table-cell table:formula="of:=IF(LEN([.SW1])=1;CONCATENATE(&quot;0x0&quot;;[.SW1]);CONCATENATE(&quot;0x&quot;;[.SW1]))" office:value-type="string" office:string-value="0x1C">
            <text:p>0x1C</text:p>
          </table:table-cell>
          <table:table-cell table:formula="of:=IF(LEN([.SX1])=1;CONCATENATE(&quot;0x0&quot;;[.SX1]);CONCATENATE(&quot;0x&quot;;[.SX1]))" office:value-type="string" office:string-value="0x20">
            <text:p>0x20</text:p>
          </table:table-cell>
          <table:table-cell table:formula="of:=IF(LEN([.SY1])=1;CONCATENATE(&quot;0x0&quot;;[.SY1]);CONCATENATE(&quot;0x&quot;;[.SY1]))" office:value-type="string" office:string-value="0x40">
            <text:p>0x40</text:p>
          </table:table-cell>
          <table:table-cell table:formula="of:=IF(LEN([.SZ1])=1;CONCATENATE(&quot;0x0&quot;;[.SZ1]);CONCATENATE(&quot;0x&quot;;[.SZ1]))" office:value-type="string" office:string-value="0x20">
            <text:p>0x20</text:p>
          </table:table-cell>
          <table:table-cell table:formula="of:=IF(LEN([.TA1])=1;CONCATENATE(&quot;0x0&quot;;[.TA1]);CONCATENATE(&quot;0x&quot;;[.TA1]))" office:value-type="string" office:string-value="0x1C">
            <text:p>0x1C</text:p>
          </table:table-cell>
          <table:table-cell table:formula="of:=IF(LEN([.TB1])=1;CONCATENATE(&quot;0x0&quot;;[.TB1]);CONCATENATE(&quot;0x&quot;;[.TB1]))" office:value-type="string" office:string-value="0x00">
            <text:p>0x00</text:p>
          </table:table-cell>
          <table:table-cell table:formula="of:=IF(LEN([.TC1])=1;CONCATENATE(&quot;0x0&quot;;[.TC1]);CONCATENATE(&quot;0x&quot;;[.TC1]))" office:value-type="string" office:string-value="0x3C">
            <text:p>0x3C</text:p>
          </table:table-cell>
          <table:table-cell table:formula="of:=IF(LEN([.TD1])=1;CONCATENATE(&quot;0x0&quot;;[.TD1]);CONCATENATE(&quot;0x&quot;;[.TD1]))" office:value-type="string" office:string-value="0x40">
            <text:p>0x40</text:p>
          </table:table-cell>
          <table:table-cell table:formula="of:=IF(LEN([.TE1])=1;CONCATENATE(&quot;0x0&quot;;[.TE1]);CONCATENATE(&quot;0x&quot;;[.TE1]))" office:value-type="string" office:string-value="0x30">
            <text:p>0x30</text:p>
          </table:table-cell>
          <table:table-cell table:formula="of:=IF(LEN([.TF1])=1;CONCATENATE(&quot;0x0&quot;;[.TF1]);CONCATENATE(&quot;0x&quot;;[.TF1]))" office:value-type="string" office:string-value="0x40">
            <text:p>0x40</text:p>
          </table:table-cell>
          <table:table-cell table:formula="of:=IF(LEN([.TG1])=1;CONCATENATE(&quot;0x0&quot;;[.TG1]);CONCATENATE(&quot;0x&quot;;[.TG1]))" office:value-type="string" office:string-value="0x3C">
            <text:p>0x3C</text:p>
          </table:table-cell>
          <table:table-cell table:formula="of:=IF(LEN([.TH1])=1;CONCATENATE(&quot;0x0&quot;;[.TH1]);CONCATENATE(&quot;0x&quot;;[.TH1]))" office:value-type="string" office:string-value="0x00">
            <text:p>0x00</text:p>
          </table:table-cell>
          <table:table-cell table:formula="of:=IF(LEN([.TI1])=1;CONCATENATE(&quot;0x0&quot;;[.TI1]);CONCATENATE(&quot;0x&quot;;[.TI1]))" office:value-type="string" office:string-value="0x44">
            <text:p>0x44</text:p>
          </table:table-cell>
          <table:table-cell table:formula="of:=IF(LEN([.TJ1])=1;CONCATENATE(&quot;0x0&quot;;[.TJ1]);CONCATENATE(&quot;0x&quot;;[.TJ1]))" office:value-type="string" office:string-value="0x28">
            <text:p>0x28</text:p>
          </table:table-cell>
          <table:table-cell table:formula="of:=IF(LEN([.TK1])=1;CONCATENATE(&quot;0x0&quot;;[.TK1]);CONCATENATE(&quot;0x&quot;;[.TK1]))" office:value-type="string" office:string-value="0x10">
            <text:p>0x10</text:p>
          </table:table-cell>
          <table:table-cell table:formula="of:=IF(LEN([.TL1])=1;CONCATENATE(&quot;0x0&quot;;[.TL1]);CONCATENATE(&quot;0x&quot;;[.TL1]))" office:value-type="string" office:string-value="0x28">
            <text:p>0x28</text:p>
          </table:table-cell>
          <table:table-cell table:formula="of:=IF(LEN([.TM1])=1;CONCATENATE(&quot;0x0&quot;;[.TM1]);CONCATENATE(&quot;0x&quot;;[.TM1]))" office:value-type="string" office:string-value="0x44">
            <text:p>0x44</text:p>
          </table:table-cell>
          <table:table-cell table:formula="of:=IF(LEN([.TN1])=1;CONCATENATE(&quot;0x0&quot;;[.TN1]);CONCATENATE(&quot;0x&quot;;[.TN1]))" office:value-type="string" office:string-value="0x00">
            <text:p>0x00</text:p>
          </table:table-cell>
          <table:table-cell table:formula="of:=IF(LEN([.TO1])=1;CONCATENATE(&quot;0x0&quot;;[.TO1]);CONCATENATE(&quot;0x&quot;;[.TO1]))" office:value-type="string" office:string-value="0x44">
            <text:p>0x44</text:p>
          </table:table-cell>
          <table:table-cell table:formula="of:=IF(LEN([.TP1])=1;CONCATENATE(&quot;0x0&quot;;[.TP1]);CONCATENATE(&quot;0x&quot;;[.TP1]))" office:value-type="string" office:string-value="0x28">
            <text:p>0x28</text:p>
          </table:table-cell>
          <table:table-cell table:formula="of:=IF(LEN([.TQ1])=1;CONCATENATE(&quot;0x0&quot;;[.TQ1]);CONCATENATE(&quot;0x&quot;;[.TQ1]))" office:value-type="string" office:string-value="0x10">
            <text:p>0x10</text:p>
          </table:table-cell>
          <table:table-cell table:formula="of:=IF(LEN([.TR1])=1;CONCATENATE(&quot;0x0&quot;;[.TR1]);CONCATENATE(&quot;0x&quot;;[.TR1]))" office:value-type="string" office:string-value="0x08">
            <text:p>0x08</text:p>
          </table:table-cell>
          <table:table-cell table:formula="of:=IF(LEN([.TS1])=1;CONCATENATE(&quot;0x0&quot;;[.TS1]);CONCATENATE(&quot;0x&quot;;[.TS1]))" office:value-type="string" office:string-value="0x04">
            <text:p>0x04</text:p>
          </table:table-cell>
          <table:table-cell table:formula="of:=IF(LEN([.TT1])=1;CONCATENATE(&quot;0x0&quot;;[.TT1]);CONCATENATE(&quot;0x&quot;;[.TT1]))" office:value-type="string" office:string-value="0x00">
            <text:p>0x00</text:p>
          </table:table-cell>
          <table:table-cell table:formula="of:=IF(LEN([.TU1])=1;CONCATENATE(&quot;0x0&quot;;[.TU1]);CONCATENATE(&quot;0x&quot;;[.TU1]))" office:value-type="string" office:string-value="0x44">
            <text:p>0x44</text:p>
          </table:table-cell>
          <table:table-cell table:formula="of:=IF(LEN([.TV1])=1;CONCATENATE(&quot;0x0&quot;;[.TV1]);CONCATENATE(&quot;0x&quot;;[.TV1]))" office:value-type="string" office:string-value="0x64">
            <text:p>0x64</text:p>
          </table:table-cell>
          <table:table-cell table:formula="of:=IF(LEN([.TW1])=1;CONCATENATE(&quot;0x0&quot;;[.TW1]);CONCATENATE(&quot;0x&quot;;[.TW1]))" office:value-type="string" office:string-value="0x54">
            <text:p>0x54</text:p>
          </table:table-cell>
          <table:table-cell table:formula="of:=IF(LEN([.TX1])=1;CONCATENATE(&quot;0x0&quot;;[.TX1]);CONCATENATE(&quot;0x&quot;;[.TX1]))" office:value-type="string" office:string-value="0x4C">
            <text:p>0x4C</text:p>
          </table:table-cell>
          <table:table-cell table:formula="of:=IF(LEN([.TY1])=1;CONCATENATE(&quot;0x0&quot;;[.TY1]);CONCATENATE(&quot;0x&quot;;[.TY1]))" office:value-type="string" office:string-value="0x44">
            <text:p>0x44</text:p>
          </table:table-cell>
          <table:table-cell table:formula="of:=IF(LEN([.TZ1])=1;CONCATENATE(&quot;0x0&quot;;[.TZ1]);CONCATENATE(&quot;0x&quot;;[.TZ1]))" office:value-type="string" office:string-value="0x00">
            <text:p>0x00</text:p>
          </table:table-cell>
          <table:table-cell table:formula="of:=IF(LEN([.UA1])=1;CONCATENATE(&quot;0x0&quot;;[.UA1]);CONCATENATE(&quot;0x&quot;;[.UA1]))" office:value-type="string" office:string-value="0x00">
            <text:p>0x00</text:p>
          </table:table-cell>
          <table:table-cell table:formula="of:=IF(LEN([.UB1])=1;CONCATENATE(&quot;0x0&quot;;[.UB1]);CONCATENATE(&quot;0x&quot;;[.UB1]))" office:value-type="string" office:string-value="0x08">
            <text:p>0x08</text:p>
          </table:table-cell>
          <table:table-cell table:formula="of:=IF(LEN([.UC1])=1;CONCATENATE(&quot;0x0&quot;;[.UC1]);CONCATENATE(&quot;0x&quot;;[.UC1]))" office:value-type="string" office:string-value="0x36">
            <text:p>0x36</text:p>
          </table:table-cell>
          <table:table-cell table:formula="of:=IF(LEN([.UD1])=1;CONCATENATE(&quot;0x0&quot;;[.UD1]);CONCATENATE(&quot;0x&quot;;[.UD1]))" office:value-type="string" office:string-value="0x41">
            <text:p>0x41</text:p>
          </table:table-cell>
          <table:table-cell table:formula="of:=IF(LEN([.UE1])=1;CONCATENATE(&quot;0x0&quot;;[.UE1]);CONCATENATE(&quot;0x&quot;;[.UE1]))" office:value-type="string" office:string-value="0x41">
            <text:p>0x41</text:p>
          </table:table-cell>
          <table:table-cell table:formula="of:=IF(LEN([.UF1])=1;CONCATENATE(&quot;0x0&quot;;[.UF1]);CONCATENATE(&quot;0x&quot;;[.UF1]))" office:value-type="string" office:string-value="0x00">
            <text:p>0x00</text:p>
          </table:table-cell>
          <table:table-cell table:formula="of:=IF(LEN([.UG1])=1;CONCATENATE(&quot;0x0&quot;;[.UG1]);CONCATENATE(&quot;0x&quot;;[.UG1]))" office:value-type="string" office:string-value="0x00">
            <text:p>0x00</text:p>
          </table:table-cell>
          <table:table-cell table:formula="of:=IF(LEN([.UH1])=1;CONCATENATE(&quot;0x0&quot;;[.UH1]);CONCATENATE(&quot;0x&quot;;[.UH1]))" office:value-type="string" office:string-value="0x00">
            <text:p>0x00</text:p>
          </table:table-cell>
          <table:table-cell table:formula="of:=IF(LEN([.UI1])=1;CONCATENATE(&quot;0x0&quot;;[.UI1]);CONCATENATE(&quot;0x&quot;;[.UI1]))" office:value-type="string" office:string-value="0x77">
            <text:p>0x77</text:p>
          </table:table-cell>
          <table:table-cell table:formula="of:=IF(LEN([.UJ1])=1;CONCATENATE(&quot;0x0&quot;;[.UJ1]);CONCATENATE(&quot;0x&quot;;[.UJ1]))" office:value-type="string" office:string-value="0x00">
            <text:p>0x00</text:p>
          </table:table-cell>
          <table:table-cell table:formula="of:=IF(LEN([.UK1])=1;CONCATENATE(&quot;0x0&quot;;[.UK1]);CONCATENATE(&quot;0x&quot;;[.UK1]))" office:value-type="string" office:string-value="0x00">
            <text:p>0x00</text:p>
          </table:table-cell>
          <table:table-cell table:formula="of:=IF(LEN([.UL1])=1;CONCATENATE(&quot;0x0&quot;;[.UL1]);CONCATENATE(&quot;0x&quot;;[.UL1]))" office:value-type="string" office:string-value="0x00">
            <text:p>0x00</text:p>
          </table:table-cell>
          <table:table-cell table:formula="of:=IF(LEN([.UM1])=1;CONCATENATE(&quot;0x0&quot;;[.UM1]);CONCATENATE(&quot;0x&quot;;[.UM1]))" office:value-type="string" office:string-value="0x41">
            <text:p>0x41</text:p>
          </table:table-cell>
          <table:table-cell table:formula="of:=IF(LEN([.UN1])=1;CONCATENATE(&quot;0x0&quot;;[.UN1]);CONCATENATE(&quot;0x&quot;;[.UN1]))" office:value-type="string" office:string-value="0x41">
            <text:p>0x41</text:p>
          </table:table-cell>
          <table:table-cell table:formula="of:=IF(LEN([.UO1])=1;CONCATENATE(&quot;0x0&quot;;[.UO1]);CONCATENATE(&quot;0x&quot;;[.UO1]))" office:value-type="string" office:string-value="0x36">
            <text:p>0x36</text:p>
          </table:table-cell>
          <table:table-cell table:formula="of:=IF(LEN([.UP1])=1;CONCATENATE(&quot;0x0&quot;;[.UP1]);CONCATENATE(&quot;0x&quot;;[.UP1]))" office:value-type="string" office:string-value="0x08">
            <text:p>0x08</text:p>
          </table:table-cell>
          <table:table-cell table:formula="of:=IF(LEN([.UQ1])=1;CONCATENATE(&quot;0x0&quot;;[.UQ1]);CONCATENATE(&quot;0x&quot;;[.UQ1]))" office:value-type="string" office:string-value="0x00">
            <text:p>0x00</text:p>
          </table:table-cell>
          <table:table-cell table:formula="of:=IF(LEN([.UR1])=1;CONCATENATE(&quot;0x0&quot;;[.UR1]);CONCATENATE(&quot;0x&quot;;[.UR1]))" office:value-type="string" office:string-value="0x00">
            <text:p>0x00</text:p>
          </table:table-cell>
          <table:table-cell table:formula="of:=IF(LEN([.US1])=1;CONCATENATE(&quot;0x0&quot;;[.US1]);CONCATENATE(&quot;0x&quot;;[.US1]))" office:value-type="string" office:string-value="0x02">
            <text:p>0x02</text:p>
          </table:table-cell>
          <table:table-cell table:formula="of:=IF(LEN([.UT1])=1;CONCATENATE(&quot;0x0&quot;;[.UT1]);CONCATENATE(&quot;0x&quot;;[.UT1]))" office:value-type="string" office:string-value="0x01">
            <text:p>0x01</text:p>
          </table:table-cell>
          <table:table-cell table:formula="of:=IF(LEN([.UU1])=1;CONCATENATE(&quot;0x0&quot;;[.UU1]);CONCATENATE(&quot;0x&quot;;[.UU1]))" office:value-type="string" office:string-value="0x01">
            <text:p>0x01</text:p>
          </table:table-cell>
          <table:table-cell table:formula="of:=IF(LEN([.UV1])=1;CONCATENATE(&quot;0x0&quot;;[.UV1]);CONCATENATE(&quot;0x&quot;;[.UV1]))" office:value-type="string" office:string-value="0x02">
            <text:p>0x02</text:p>
          </table:table-cell>
          <table:table-cell table:formula="of:=IF(LEN([.UW1])=1;CONCATENATE(&quot;0x0&quot;;[.UW1]);CONCATENATE(&quot;0x&quot;;[.UW1]))" office:value-type="string" office:string-value="0x01">
            <text:p>0x01</text:p>
          </table:table-cell>
          <table:table-cell table:formula="of:=IF(LEN([.UX1])=1;CONCATENATE(&quot;0x0&quot;;[.UX1]);CONCATENATE(&quot;0x&quot;;[.UX1]))" office:value-type="string" office:string-value="0x00">
            <text:p>0x00</text:p>
          </table:table-cell>
          <table:table-cell table:formula="of:=IF(LEN([.UY1])=1;CONCATENATE(&quot;0x0&quot;;[.UY1]);CONCATENATE(&quot;0x&quot;;[.UY1]))" office:value-type="string" office:string-value="0x00">
            <text:p>0x00</text:p>
          </table:table-cell>
          <table:table-cell table:formula="of:=IF(LEN([.UZ1])=1;CONCATENATE(&quot;0x0&quot;;[.UZ1]);CONCATENATE(&quot;0x&quot;;[.UZ1]))" office:value-type="string" office:string-value="0x00">
            <text:p>0x00</text:p>
          </table:table-cell>
          <table:table-cell table:formula="of:=IF(LEN([.VA1])=1;CONCATENATE(&quot;0x0&quot;;[.VA1]);CONCATENATE(&quot;0x&quot;;[.VA1]))" office:value-type="string" office:string-value="0x00">
            <text:p>0x00</text:p>
          </table:table-cell>
          <table:table-cell table:formula="of:=IF(LEN([.VB1])=1;CONCATENATE(&quot;0x0&quot;;[.VB1]);CONCATENATE(&quot;0x&quot;;[.VB1]))" office:value-type="string" office:string-value="0x00">
            <text:p>0x00</text:p>
          </table:table-cell>
          <table:table-cell table:formula="of:=IF(LEN([.VC1])=1;CONCATENATE(&quot;0x0&quot;;[.VC1]);CONCATENATE(&quot;0x&quot;;[.VC1]))" office:value-type="string" office:string-value="0x00">
            <text:p>0x00</text:p>
          </table:table-cell>
          <table:table-cell table:formula="of:=IF(LEN([.VD1])=1;CONCATENATE(&quot;0x0&quot;;[.VD1]);CONCATENATE(&quot;0x&quot;;[.VD1]))" office:value-type="string" office:string-value="0x00">
            <text:p>0x00</text:p>
          </table:table-cell>
          <table:table-cell table:formula="of:=IF(LEN([.VE1])=1;CONCATENATE(&quot;0x0&quot;;[.VE1]);CONCATENATE(&quot;0x&quot;;[.VE1]))" office:value-type="string" office:string-value="0x00">
            <text:p>0x00</text:p>
          </table:table-cell>
          <table:table-cell table:formula="of:=IF(LEN([.VF1])=1;CONCATENATE(&quot;0x0&quot;;[.VF1]);CONCATENATE(&quot;0x&quot;;[.VF1]))" office:value-type="string" office:string-value="0x00">
            <text:p>0x00</text:p>
          </table:table-cell>
          <table:table-cell table:formula="of:=IF(LEN([.VG1])=1;CONCATENATE(&quot;0x0&quot;;[.VG1]);CONCATENATE(&quot;0x&quot;;[.VG1]))" office:value-type="string" office:string-value="0x00">
            <text:p>0x00</text:p>
          </table:table-cell>
          <table:table-cell table:formula="of:=IF(LEN([.VH1])=1;CONCATENATE(&quot;0x0&quot;;[.VH1]);CONCATENATE(&quot;0x&quot;;[.VH1]))" office:value-type="string" office:string-value="0x00">
            <text:p>0x00</text:p>
          </table:table-cell>
          <table:table-cell table:formula="of:=IF(LEN([.VI1])=1;CONCATENATE(&quot;0x0&quot;;[.VI1]);CONCATENATE(&quot;0x&quot;;[.VI1]))" office:value-type="string" office:string-value="0x00">
            <text:p>0x00</text:p>
          </table:table-cell>
          <table:table-cell table:formula="of:=IF(LEN([.VJ1])=1;CONCATENATE(&quot;0x0&quot;;[.VJ1]);CONCATENATE(&quot;0x&quot;;[.VJ1]))" office:value-type="string" office:string-value="0x00">
            <text:p>0x00</text:p>
          </table:table-cell>
          <table:table-cell table:formula="of:=IF(LEN([.VK1])=1;CONCATENATE(&quot;0x0&quot;;[.VK1]);CONCATENATE(&quot;0x&quot;;[.VK1]))" office:value-type="string" office:string-value="0x00">
            <text:p>0x00</text:p>
          </table:table-cell>
          <table:table-cell table:formula="of:=IF(LEN([.VL1])=1;CONCATENATE(&quot;0x0&quot;;[.VL1]);CONCATENATE(&quot;0x&quot;;[.VL1]))" office:value-type="string" office:string-value="0x00">
            <text:p>0x00</text:p>
          </table:table-cell>
          <table:table-cell table:formula="of:=IF(LEN([.VM1])=1;CONCATENATE(&quot;0x0&quot;;[.VM1]);CONCATENATE(&quot;0x&quot;;[.VM1]))" office:value-type="string" office:string-value="0x00">
            <text:p>0x00</text:p>
          </table:table-cell>
          <table:table-cell table:formula="of:=IF(LEN([.VN1])=1;CONCATENATE(&quot;0x0&quot;;[.VN1]);CONCATENATE(&quot;0x&quot;;[.VN1]))" office:value-type="string" office:string-value="0x00">
            <text:p>0x00</text:p>
          </table:table-cell>
          <table:table-cell table:formula="of:=IF(LEN([.VO1])=1;CONCATENATE(&quot;0x0&quot;;[.VO1]);CONCATENATE(&quot;0x&quot;;[.VO1]))" office:value-type="string" office:string-value="0x00">
            <text:p>0x00</text:p>
          </table:table-cell>
          <table:table-cell table:formula="of:=IF(LEN([.VP1])=1;CONCATENATE(&quot;0x0&quot;;[.VP1]);CONCATENATE(&quot;0x&quot;;[.VP1]))" office:value-type="string" office:string-value="0x00">
            <text:p>0x00</text:p>
          </table:table-cell>
          <table:table-cell table:formula="of:=IF(LEN([.VQ1])=1;CONCATENATE(&quot;0x0&quot;;[.VQ1]);CONCATENATE(&quot;0x&quot;;[.VQ1]))" office:value-type="string" office:string-value="0x00">
            <text:p>0x00</text:p>
          </table:table-cell>
          <table:table-cell table:formula="of:=IF(LEN([.VR1])=1;CONCATENATE(&quot;0x0&quot;;[.VR1]);CONCATENATE(&quot;0x&quot;;[.VR1]))" office:value-type="string" office:string-value="0x00">
            <text:p>0x00</text:p>
          </table:table-cell>
          <table:table-cell table:formula="of:=IF(LEN([.VS1])=1;CONCATENATE(&quot;0x0&quot;;[.VS1]);CONCATENATE(&quot;0x&quot;;[.VS1]))" office:value-type="string" office:string-value="0x00">
            <text:p>0x00</text:p>
          </table:table-cell>
          <table:table-cell table:formula="of:=IF(LEN([.VT1])=1;CONCATENATE(&quot;0x0&quot;;[.VT1]);CONCATENATE(&quot;0x&quot;;[.VT1]))" office:value-type="string" office:string-value="0x00">
            <text:p>0x00</text:p>
          </table:table-cell>
          <table:table-cell table:formula="of:=IF(LEN([.VU1])=1;CONCATENATE(&quot;0x0&quot;;[.VU1]);CONCATENATE(&quot;0x&quot;;[.VU1]))" office:value-type="string" office:string-value="0x00">
            <text:p>0x00</text:p>
          </table:table-cell>
          <table:table-cell table:formula="of:=IF(LEN([.VV1])=1;CONCATENATE(&quot;0x0&quot;;[.VV1]);CONCATENATE(&quot;0x&quot;;[.VV1]))" office:value-type="string" office:string-value="0x00">
            <text:p>0x00</text:p>
          </table:table-cell>
          <table:table-cell table:formula="of:=IF(LEN([.VW1])=1;CONCATENATE(&quot;0x0&quot;;[.VW1]);CONCATENATE(&quot;0x&quot;;[.VW1]))" office:value-type="string" office:string-value="0x00">
            <text:p>0x00</text:p>
          </table:table-cell>
          <table:table-cell table:formula="of:=IF(LEN([.VX1])=1;CONCATENATE(&quot;0x0&quot;;[.VX1]);CONCATENATE(&quot;0x&quot;;[.VX1]))" office:value-type="string" office:string-value="0x00">
            <text:p>0x00</text:p>
          </table:table-cell>
          <table:table-cell table:formula="of:=IF(LEN([.VY1])=1;CONCATENATE(&quot;0x0&quot;;[.VY1]);CONCATENATE(&quot;0x&quot;;[.VY1]))" office:value-type="string" office:string-value="0x00">
            <text:p>0x00</text:p>
          </table:table-cell>
          <table:table-cell table:formula="of:=IF(LEN([.VZ1])=1;CONCATENATE(&quot;0x0&quot;;[.VZ1]);CONCATENATE(&quot;0x&quot;;[.VZ1]))" office:value-type="string" office:string-value="0x00">
            <text:p>0x00</text:p>
          </table:table-cell>
          <table:table-cell table:formula="of:=IF(LEN([.WA1])=1;CONCATENATE(&quot;0x0&quot;;[.WA1]);CONCATENATE(&quot;0x&quot;;[.WA1]))" office:value-type="string" office:string-value="0x00">
            <text:p>0x00</text:p>
          </table:table-cell>
          <table:table-cell table:formula="of:=IF(LEN([.WB1])=1;CONCATENATE(&quot;0x0&quot;;[.WB1]);CONCATENATE(&quot;0x&quot;;[.WB1]))" office:value-type="string" office:string-value="0x00">
            <text:p>0x00</text:p>
          </table:table-cell>
          <table:table-cell table:formula="of:=IF(LEN([.WC1])=1;CONCATENATE(&quot;0x0&quot;;[.WC1]);CONCATENATE(&quot;0x&quot;;[.WC1]))" office:value-type="string" office:string-value="0x00">
            <text:p>0x00</text:p>
          </table:table-cell>
          <table:table-cell table:formula="of:=IF(LEN([.WD1])=1;CONCATENATE(&quot;0x0&quot;;[.WD1]);CONCATENATE(&quot;0x&quot;;[.WD1]))" office:value-type="string" office:string-value="0x00">
            <text:p>0x00</text:p>
          </table:table-cell>
          <table:table-cell table:formula="of:=IF(LEN([.WE1])=1;CONCATENATE(&quot;0x0&quot;;[.WE1]);CONCATENATE(&quot;0x&quot;;[.WE1]))" office:value-type="string" office:string-value="0x00">
            <text:p>0x00</text:p>
          </table:table-cell>
          <table:table-cell table:formula="of:=IF(LEN([.WF1])=1;CONCATENATE(&quot;0x0&quot;;[.WF1]);CONCATENATE(&quot;0x&quot;;[.WF1]))" office:value-type="string" office:string-value="0x00">
            <text:p>0x00</text:p>
          </table:table-cell>
          <table:table-cell table:formula="of:=IF(LEN([.WG1])=1;CONCATENATE(&quot;0x0&quot;;[.WG1]);CONCATENATE(&quot;0x&quot;;[.WG1]))" office:value-type="string" office:string-value="0x00">
            <text:p>0x00</text:p>
          </table:table-cell>
          <table:table-cell table:formula="of:=IF(LEN([.WH1])=1;CONCATENATE(&quot;0x0&quot;;[.WH1]);CONCATENATE(&quot;0x&quot;;[.WH1]))" office:value-type="string" office:string-value="0x00">
            <text:p>0x00</text:p>
          </table:table-cell>
          <table:table-cell table:formula="of:=IF(LEN([.WI1])=1;CONCATENATE(&quot;0x0&quot;;[.WI1]);CONCATENATE(&quot;0x&quot;;[.WI1]))" office:value-type="string" office:string-value="0x00">
            <text:p>0x00</text:p>
          </table:table-cell>
          <table:table-cell table:formula="of:=IF(LEN([.WJ1])=1;CONCATENATE(&quot;0x0&quot;;[.WJ1]);CONCATENATE(&quot;0x&quot;;[.WJ1]))" office:value-type="string" office:string-value="0x00">
            <text:p>0x00</text:p>
          </table:table-cell>
          <table:table-cell table:formula="of:=IF(LEN([.WK1])=1;CONCATENATE(&quot;0x0&quot;;[.WK1]);CONCATENATE(&quot;0x&quot;;[.WK1]))" office:value-type="string" office:string-value="0x00">
            <text:p>0x00</text:p>
          </table:table-cell>
          <table:table-cell table:formula="of:=IF(LEN([.WL1])=1;CONCATENATE(&quot;0x0&quot;;[.WL1]);CONCATENATE(&quot;0x&quot;;[.WL1]))" office:value-type="string" office:string-value="0x00">
            <text:p>0x00</text:p>
          </table:table-cell>
          <table:table-cell table:formula="of:=IF(LEN([.WM1])=1;CONCATENATE(&quot;0x0&quot;;[.WM1]);CONCATENATE(&quot;0x&quot;;[.WM1]))" office:value-type="string" office:string-value="0x00">
            <text:p>0x00</text:p>
          </table:table-cell>
          <table:table-cell table:formula="of:=IF(LEN([.WN1])=1;CONCATENATE(&quot;0x0&quot;;[.WN1]);CONCATENATE(&quot;0x&quot;;[.WN1]))" office:value-type="string" office:string-value="0x00">
            <text:p>0x00</text:p>
          </table:table-cell>
          <table:table-cell table:formula="of:=IF(LEN([.WO1])=1;CONCATENATE(&quot;0x0&quot;;[.WO1]);CONCATENATE(&quot;0x&quot;;[.WO1]))" office:value-type="string" office:string-value="0x00">
            <text:p>0x00</text:p>
          </table:table-cell>
          <table:table-cell table:formula="of:=IF(LEN([.WP1])=1;CONCATENATE(&quot;0x0&quot;;[.WP1]);CONCATENATE(&quot;0x&quot;;[.WP1]))" office:value-type="string" office:string-value="0x00">
            <text:p>0x00</text:p>
          </table:table-cell>
          <table:table-cell table:formula="of:=IF(LEN([.WQ1])=1;CONCATENATE(&quot;0x0&quot;;[.WQ1]);CONCATENATE(&quot;0x&quot;;[.WQ1]))" office:value-type="string" office:string-value="0x00">
            <text:p>0x00</text:p>
          </table:table-cell>
          <table:table-cell table:formula="of:=IF(LEN([.WR1])=1;CONCATENATE(&quot;0x0&quot;;[.WR1]);CONCATENATE(&quot;0x&quot;;[.WR1]))" office:value-type="string" office:string-value="0x00">
            <text:p>0x00</text:p>
          </table:table-cell>
          <table:table-cell table:formula="of:=IF(LEN([.WS1])=1;CONCATENATE(&quot;0x0&quot;;[.WS1]);CONCATENATE(&quot;0x&quot;;[.WS1]))" office:value-type="string" office:string-value="0x00">
            <text:p>0x00</text:p>
          </table:table-cell>
          <table:table-cell table:formula="of:=IF(LEN([.WT1])=1;CONCATENATE(&quot;0x0&quot;;[.WT1]);CONCATENATE(&quot;0x&quot;;[.WT1]))" office:value-type="string" office:string-value="0x00">
            <text:p>0x00</text:p>
          </table:table-cell>
          <table:table-cell table:formula="of:=IF(LEN([.WU1])=1;CONCATENATE(&quot;0x0&quot;;[.WU1]);CONCATENATE(&quot;0x&quot;;[.WU1]))" office:value-type="string" office:string-value="0x00">
            <text:p>0x00</text:p>
          </table:table-cell>
          <table:table-cell table:formula="of:=IF(LEN([.WV1])=1;CONCATENATE(&quot;0x0&quot;;[.WV1]);CONCATENATE(&quot;0x&quot;;[.WV1]))" office:value-type="string" office:string-value="0x00">
            <text:p>0x00</text:p>
          </table:table-cell>
          <table:table-cell table:formula="of:=IF(LEN([.WW1])=1;CONCATENATE(&quot;0x0&quot;;[.WW1]);CONCATENATE(&quot;0x&quot;;[.WW1]))" office:value-type="string" office:string-value="0x00">
            <text:p>0x00</text:p>
          </table:table-cell>
          <table:table-cell table:formula="of:=IF(LEN([.WX1])=1;CONCATENATE(&quot;0x0&quot;;[.WX1]);CONCATENATE(&quot;0x&quot;;[.WX1]))" office:value-type="string" office:string-value="0x00">
            <text:p>0x00</text:p>
          </table:table-cell>
          <table:table-cell table:formula="of:=IF(LEN([.WY1])=1;CONCATENATE(&quot;0x0&quot;;[.WY1]);CONCATENATE(&quot;0x&quot;;[.WY1]))" office:value-type="string" office:string-value="0x00">
            <text:p>0x00</text:p>
          </table:table-cell>
          <table:table-cell table:formula="of:=IF(LEN([.WZ1])=1;CONCATENATE(&quot;0x0&quot;;[.WZ1]);CONCATENATE(&quot;0x&quot;;[.WZ1]))" office:value-type="string" office:string-value="0x00">
            <text:p>0x00</text:p>
          </table:table-cell>
          <table:table-cell table:formula="of:=IF(LEN([.XA1])=1;CONCATENATE(&quot;0x0&quot;;[.XA1]);CONCATENATE(&quot;0x&quot;;[.XA1]))" office:value-type="string" office:string-value="0x00">
            <text:p>0x00</text:p>
          </table:table-cell>
          <table:table-cell table:formula="of:=IF(LEN([.XB1])=1;CONCATENATE(&quot;0x0&quot;;[.XB1]);CONCATENATE(&quot;0x&quot;;[.XB1]))" office:value-type="string" office:string-value="0x00">
            <text:p>0x00</text:p>
          </table:table-cell>
          <table:table-cell table:formula="of:=IF(LEN([.XC1])=1;CONCATENATE(&quot;0x0&quot;;[.XC1]);CONCATENATE(&quot;0x&quot;;[.XC1]))" office:value-type="string" office:string-value="0x00">
            <text:p>0x00</text:p>
          </table:table-cell>
          <table:table-cell table:formula="of:=IF(LEN([.XD1])=1;CONCATENATE(&quot;0x0&quot;;[.XD1]);CONCATENATE(&quot;0x&quot;;[.XD1]))" office:value-type="string" office:string-value="0x00">
            <text:p>0x00</text:p>
          </table:table-cell>
          <table:table-cell table:formula="of:=IF(LEN([.XE1])=1;CONCATENATE(&quot;0x0&quot;;[.XE1]);CONCATENATE(&quot;0x&quot;;[.XE1]))" office:value-type="string" office:string-value="0x00">
            <text:p>0x00</text:p>
          </table:table-cell>
          <table:table-cell table:formula="of:=IF(LEN([.XF1])=1;CONCATENATE(&quot;0x0&quot;;[.XF1]);CONCATENATE(&quot;0x&quot;;[.XF1]))" office:value-type="string" office:string-value="0x00">
            <text:p>0x00</text:p>
          </table:table-cell>
          <table:table-cell table:formula="of:=IF(LEN([.XG1])=1;CONCATENATE(&quot;0x0&quot;;[.XG1]);CONCATENATE(&quot;0x&quot;;[.XG1]))" office:value-type="string" office:string-value="0x00">
            <text:p>0x00</text:p>
          </table:table-cell>
          <table:table-cell table:formula="of:=IF(LEN([.XH1])=1;CONCATENATE(&quot;0x0&quot;;[.XH1]);CONCATENATE(&quot;0x&quot;;[.XH1]))" office:value-type="string" office:string-value="0x00">
            <text:p>0x00</text:p>
          </table:table-cell>
          <table:table-cell table:formula="of:=IF(LEN([.XI1])=1;CONCATENATE(&quot;0x0&quot;;[.XI1]);CONCATENATE(&quot;0x&quot;;[.XI1]))" office:value-type="string" office:string-value="0x00">
            <text:p>0x00</text:p>
          </table:table-cell>
          <table:table-cell table:formula="of:=IF(LEN([.XJ1])=1;CONCATENATE(&quot;0x0&quot;;[.XJ1]);CONCATENATE(&quot;0x&quot;;[.XJ1]))" office:value-type="string" office:string-value="0x00">
            <text:p>0x00</text:p>
          </table:table-cell>
          <table:table-cell table:formula="of:=IF(LEN([.XK1])=1;CONCATENATE(&quot;0x0&quot;;[.XK1]);CONCATENATE(&quot;0x&quot;;[.XK1]))" office:value-type="string" office:string-value="0x00">
            <text:p>0x00</text:p>
          </table:table-cell>
          <table:table-cell table:formula="of:=IF(LEN([.XL1])=1;CONCATENATE(&quot;0x0&quot;;[.XL1]);CONCATENATE(&quot;0x&quot;;[.XL1]))" office:value-type="string" office:string-value="0x00">
            <text:p>0x00</text:p>
          </table:table-cell>
          <table:table-cell table:formula="of:=IF(LEN([.XM1])=1;CONCATENATE(&quot;0x0&quot;;[.XM1]);CONCATENATE(&quot;0x&quot;;[.XM1]))" office:value-type="string" office:string-value="0x00">
            <text:p>0x00</text:p>
          </table:table-cell>
          <table:table-cell table:formula="of:=IF(LEN([.XN1])=1;CONCATENATE(&quot;0x0&quot;;[.XN1]);CONCATENATE(&quot;0x&quot;;[.XN1]))" office:value-type="string" office:string-value="0x00">
            <text:p>0x00</text:p>
          </table:table-cell>
          <table:table-cell table:formula="of:=IF(LEN([.XO1])=1;CONCATENATE(&quot;0x0&quot;;[.XO1]);CONCATENATE(&quot;0x&quot;;[.XO1]))" office:value-type="string" office:string-value="0x00">
            <text:p>0x00</text:p>
          </table:table-cell>
          <table:table-cell table:formula="of:=IF(LEN([.XP1])=1;CONCATENATE(&quot;0x0&quot;;[.XP1]);CONCATENATE(&quot;0x&quot;;[.XP1]))" office:value-type="string" office:string-value="0x00">
            <text:p>0x00</text:p>
          </table:table-cell>
          <table:table-cell table:formula="of:=IF(LEN([.XQ1])=1;CONCATENATE(&quot;0x0&quot;;[.XQ1]);CONCATENATE(&quot;0x&quot;;[.XQ1]))" office:value-type="string" office:string-value="0x00">
            <text:p>0x00</text:p>
          </table:table-cell>
          <table:table-cell table:formula="of:=IF(LEN([.XR1])=1;CONCATENATE(&quot;0x0&quot;;[.XR1]);CONCATENATE(&quot;0x&quot;;[.XR1]))" office:value-type="string" office:string-value="0x00">
            <text:p>0x00</text:p>
          </table:table-cell>
          <table:table-cell table:formula="of:=IF(LEN([.XS1])=1;CONCATENATE(&quot;0x0&quot;;[.XS1]);CONCATENATE(&quot;0x&quot;;[.XS1]))" office:value-type="string" office:string-value="0x00">
            <text:p>0x00</text:p>
          </table:table-cell>
          <table:table-cell table:formula="of:=IF(LEN([.XT1])=1;CONCATENATE(&quot;0x0&quot;;[.XT1]);CONCATENATE(&quot;0x&quot;;[.XT1]))" office:value-type="string" office:string-value="0x00">
            <text:p>0x00</text:p>
          </table:table-cell>
          <table:table-cell table:formula="of:=IF(LEN([.XU1])=1;CONCATENATE(&quot;0x0&quot;;[.XU1]);CONCATENATE(&quot;0x&quot;;[.XU1]))" office:value-type="string" office:string-value="0x00">
            <text:p>0x00</text:p>
          </table:table-cell>
          <table:table-cell table:formula="of:=IF(LEN([.XV1])=1;CONCATENATE(&quot;0x0&quot;;[.XV1]);CONCATENATE(&quot;0x&quot;;[.XV1]))" office:value-type="string" office:string-value="0x00">
            <text:p>0x00</text:p>
          </table:table-cell>
          <table:table-cell table:formula="of:=IF(LEN([.XW1])=1;CONCATENATE(&quot;0x0&quot;;[.XW1]);CONCATENATE(&quot;0x&quot;;[.XW1]))" office:value-type="string" office:string-value="0x00">
            <text:p>0x00</text:p>
          </table:table-cell>
          <table:table-cell table:formula="of:=IF(LEN([.XX1])=1;CONCATENATE(&quot;0x0&quot;;[.XX1]);CONCATENATE(&quot;0x&quot;;[.XX1]))" office:value-type="string" office:string-value="0x00">
            <text:p>0x00</text:p>
          </table:table-cell>
          <table:table-cell table:formula="of:=IF(LEN([.XY1])=1;CONCATENATE(&quot;0x0&quot;;[.XY1]);CONCATENATE(&quot;0x&quot;;[.XY1]))" office:value-type="string" office:string-value="0x00">
            <text:p>0x00</text:p>
          </table:table-cell>
          <table:table-cell table:formula="of:=IF(LEN([.XZ1])=1;CONCATENATE(&quot;0x0&quot;;[.XZ1]);CONCATENATE(&quot;0x&quot;;[.XZ1]))" office:value-type="string" office:string-value="0x00">
            <text:p>0x00</text:p>
          </table:table-cell>
          <table:table-cell table:formula="of:=IF(LEN([.YA1])=1;CONCATENATE(&quot;0x0&quot;;[.YA1]);CONCATENATE(&quot;0x&quot;;[.YA1]))" office:value-type="string" office:string-value="0x00">
            <text:p>0x00</text:p>
          </table:table-cell>
          <table:table-cell table:formula="of:=IF(LEN([.YB1])=1;CONCATENATE(&quot;0x0&quot;;[.YB1]);CONCATENATE(&quot;0x&quot;;[.YB1]))" office:value-type="string" office:string-value="0x00">
            <text:p>0x00</text:p>
          </table:table-cell>
          <table:table-cell table:formula="of:=IF(LEN([.YC1])=1;CONCATENATE(&quot;0x0&quot;;[.YC1]);CONCATENATE(&quot;0x&quot;;[.YC1]))" office:value-type="string" office:string-value="0x00">
            <text:p>0x00</text:p>
          </table:table-cell>
          <table:table-cell table:formula="of:=IF(LEN([.YD1])=1;CONCATENATE(&quot;0x0&quot;;[.YD1]);CONCATENATE(&quot;0x&quot;;[.YD1]))" office:value-type="string" office:string-value="0x00">
            <text:p>0x00</text:p>
          </table:table-cell>
          <table:table-cell table:formula="of:=IF(LEN([.YE1])=1;CONCATENATE(&quot;0x0&quot;;[.YE1]);CONCATENATE(&quot;0x&quot;;[.YE1]))" office:value-type="string" office:string-value="0x00">
            <text:p>0x00</text:p>
          </table:table-cell>
          <table:table-cell table:formula="of:=IF(LEN([.YF1])=1;CONCATENATE(&quot;0x0&quot;;[.YF1]);CONCATENATE(&quot;0x&quot;;[.YF1]))" office:value-type="string" office:string-value="0x00">
            <text:p>0x00</text:p>
          </table:table-cell>
          <table:table-cell table:formula="of:=IF(LEN([.YG1])=1;CONCATENATE(&quot;0x0&quot;;[.YG1]);CONCATENATE(&quot;0x&quot;;[.YG1]))" office:value-type="string" office:string-value="0x00">
            <text:p>0x00</text:p>
          </table:table-cell>
          <table:table-cell table:formula="of:=IF(LEN([.YH1])=1;CONCATENATE(&quot;0x0&quot;;[.YH1]);CONCATENATE(&quot;0x&quot;;[.YH1]))" office:value-type="string" office:string-value="0x00">
            <text:p>0x00</text:p>
          </table:table-cell>
          <table:table-cell table:formula="of:=IF(LEN([.YI1])=1;CONCATENATE(&quot;0x0&quot;;[.YI1]);CONCATENATE(&quot;0x&quot;;[.YI1]))" office:value-type="string" office:string-value="0x00">
            <text:p>0x00</text:p>
          </table:table-cell>
          <table:table-cell table:formula="of:=IF(LEN([.YJ1])=1;CONCATENATE(&quot;0x0&quot;;[.YJ1]);CONCATENATE(&quot;0x&quot;;[.YJ1]))" office:value-type="string" office:string-value="0x00">
            <text:p>0x00</text:p>
          </table:table-cell>
          <table:table-cell table:formula="of:=IF(LEN([.YK1])=1;CONCATENATE(&quot;0x0&quot;;[.YK1]);CONCATENATE(&quot;0x&quot;;[.YK1]))" office:value-type="string" office:string-value="0x00">
            <text:p>0x00</text:p>
          </table:table-cell>
          <table:table-cell table:formula="of:=IF(LEN([.YL1])=1;CONCATENATE(&quot;0x0&quot;;[.YL1]);CONCATENATE(&quot;0x&quot;;[.YL1]))" office:value-type="string" office:string-value="0x00">
            <text:p>0x00</text:p>
          </table:table-cell>
          <table:table-cell table:formula="of:=IF(LEN([.YM1])=1;CONCATENATE(&quot;0x0&quot;;[.YM1]);CONCATENATE(&quot;0x&quot;;[.YM1]))" office:value-type="string" office:string-value="0x00">
            <text:p>0x00</text:p>
          </table:table-cell>
          <table:table-cell table:formula="of:=IF(LEN([.YN1])=1;CONCATENATE(&quot;0x0&quot;;[.YN1]);CONCATENATE(&quot;0x&quot;;[.YN1]))" office:value-type="string" office:string-value="0x00">
            <text:p>0x00</text:p>
          </table:table-cell>
          <table:table-cell table:formula="of:=IF(LEN([.YO1])=1;CONCATENATE(&quot;0x0&quot;;[.YO1]);CONCATENATE(&quot;0x&quot;;[.YO1]))" office:value-type="string" office:string-value="0x00">
            <text:p>0x00</text:p>
          </table:table-cell>
          <table:table-cell table:formula="of:=IF(LEN([.YP1])=1;CONCATENATE(&quot;0x0&quot;;[.YP1]);CONCATENATE(&quot;0x&quot;;[.YP1]))" office:value-type="string" office:string-value="0x00">
            <text:p>0x00</text:p>
          </table:table-cell>
          <table:table-cell table:formula="of:=IF(LEN([.YQ1])=1;CONCATENATE(&quot;0x0&quot;;[.YQ1]);CONCATENATE(&quot;0x&quot;;[.YQ1]))" office:value-type="string" office:string-value="0x00">
            <text:p>0x00</text:p>
          </table:table-cell>
          <table:table-cell table:formula="of:=IF(LEN([.YR1])=1;CONCATENATE(&quot;0x0&quot;;[.YR1]);CONCATENATE(&quot;0x&quot;;[.YR1]))" office:value-type="string" office:string-value="0x00">
            <text:p>0x00</text:p>
          </table:table-cell>
          <table:table-cell table:formula="of:=IF(LEN([.YS1])=1;CONCATENATE(&quot;0x0&quot;;[.YS1]);CONCATENATE(&quot;0x&quot;;[.YS1]))" office:value-type="string" office:string-value="0x00">
            <text:p>0x00</text:p>
          </table:table-cell>
          <table:table-cell table:formula="of:=IF(LEN([.YT1])=1;CONCATENATE(&quot;0x0&quot;;[.YT1]);CONCATENATE(&quot;0x&quot;;[.YT1]))" office:value-type="string" office:string-value="0x00">
            <text:p>0x00</text:p>
          </table:table-cell>
          <table:table-cell table:formula="of:=IF(LEN([.YU1])=1;CONCATENATE(&quot;0x0&quot;;[.YU1]);CONCATENATE(&quot;0x&quot;;[.YU1]))" office:value-type="string" office:string-value="0x00">
            <text:p>0x00</text:p>
          </table:table-cell>
          <table:table-cell table:formula="of:=IF(LEN([.YV1])=1;CONCATENATE(&quot;0x0&quot;;[.YV1]);CONCATENATE(&quot;0x&quot;;[.YV1]))" office:value-type="string" office:string-value="0x00">
            <text:p>0x00</text:p>
          </table:table-cell>
          <table:table-cell table:formula="of:=IF(LEN([.YW1])=1;CONCATENATE(&quot;0x0&quot;;[.YW1]);CONCATENATE(&quot;0x&quot;;[.YW1]))" office:value-type="string" office:string-value="0x00">
            <text:p>0x00</text:p>
          </table:table-cell>
          <table:table-cell table:formula="of:=IF(LEN([.YX1])=1;CONCATENATE(&quot;0x0&quot;;[.YX1]);CONCATENATE(&quot;0x&quot;;[.YX1]))" office:value-type="string" office:string-value="0x00">
            <text:p>0x00</text:p>
          </table:table-cell>
          <table:table-cell table:formula="of:=IF(LEN([.YY1])=1;CONCATENATE(&quot;0x0&quot;;[.YY1]);CONCATENATE(&quot;0x&quot;;[.YY1]))" office:value-type="string" office:string-value="0x00">
            <text:p>0x00</text:p>
          </table:table-cell>
          <table:table-cell table:formula="of:=IF(LEN([.YZ1])=1;CONCATENATE(&quot;0x0&quot;;[.YZ1]);CONCATENATE(&quot;0x&quot;;[.YZ1]))" office:value-type="string" office:string-value="0x00">
            <text:p>0x00</text:p>
          </table:table-cell>
          <table:table-cell table:formula="of:=IF(LEN([.ZA1])=1;CONCATENATE(&quot;0x0&quot;;[.ZA1]);CONCATENATE(&quot;0x&quot;;[.ZA1]))" office:value-type="string" office:string-value="0x00">
            <text:p>0x00</text:p>
          </table:table-cell>
          <table:table-cell table:formula="of:=IF(LEN([.ZB1])=1;CONCATENATE(&quot;0x0&quot;;[.ZB1]);CONCATENATE(&quot;0x&quot;;[.ZB1]))" office:value-type="string" office:string-value="0x00">
            <text:p>0x00</text:p>
          </table:table-cell>
          <table:table-cell table:formula="of:=IF(LEN([.ZC1])=1;CONCATENATE(&quot;0x0&quot;;[.ZC1]);CONCATENATE(&quot;0x&quot;;[.ZC1]))" office:value-type="string" office:string-value="0x00">
            <text:p>0x00</text:p>
          </table:table-cell>
          <table:table-cell table:formula="of:=IF(LEN([.ZD1])=1;CONCATENATE(&quot;0x0&quot;;[.ZD1]);CONCATENATE(&quot;0x&quot;;[.ZD1]))" office:value-type="string" office:string-value="0x00">
            <text:p>0x00</text:p>
          </table:table-cell>
          <table:table-cell table:formula="of:=IF(LEN([.ZE1])=1;CONCATENATE(&quot;0x0&quot;;[.ZE1]);CONCATENATE(&quot;0x&quot;;[.ZE1]))" office:value-type="string" office:string-value="0x00">
            <text:p>0x00</text:p>
          </table:table-cell>
          <table:table-cell table:formula="of:=IF(LEN([.ZF1])=1;CONCATENATE(&quot;0x0&quot;;[.ZF1]);CONCATENATE(&quot;0x&quot;;[.ZF1]))" office:value-type="string" office:string-value="0x00">
            <text:p>0x00</text:p>
          </table:table-cell>
          <table:table-cell table:formula="of:=IF(LEN([.ZG1])=1;CONCATENATE(&quot;0x0&quot;;[.ZG1]);CONCATENATE(&quot;0x&quot;;[.ZG1]))" office:value-type="string" office:string-value="0x00">
            <text:p>0x00</text:p>
          </table:table-cell>
          <table:table-cell table:formula="of:=IF(LEN([.ZH1])=1;CONCATENATE(&quot;0x0&quot;;[.ZH1]);CONCATENATE(&quot;0x&quot;;[.ZH1]))" office:value-type="string" office:string-value="0x00">
            <text:p>0x00</text:p>
          </table:table-cell>
          <table:table-cell table:formula="of:=IF(LEN([.ZI1])=1;CONCATENATE(&quot;0x0&quot;;[.ZI1]);CONCATENATE(&quot;0x&quot;;[.ZI1]))" office:value-type="string" office:string-value="0x00">
            <text:p>0x00</text:p>
          </table:table-cell>
          <table:table-cell table:formula="of:=IF(LEN([.ZJ1])=1;CONCATENATE(&quot;0x0&quot;;[.ZJ1]);CONCATENATE(&quot;0x&quot;;[.ZJ1]))" office:value-type="string" office:string-value="0x00">
            <text:p>0x00</text:p>
          </table:table-cell>
          <table:table-cell table:formula="of:=IF(LEN([.ZK1])=1;CONCATENATE(&quot;0x0&quot;;[.ZK1]);CONCATENATE(&quot;0x&quot;;[.ZK1]))" office:value-type="string" office:string-value="0x00">
            <text:p>0x00</text:p>
          </table:table-cell>
          <table:table-cell table:formula="of:=IF(LEN([.ZL1])=1;CONCATENATE(&quot;0x0&quot;;[.ZL1]);CONCATENATE(&quot;0x&quot;;[.ZL1]))" office:value-type="string" office:string-value="0x00">
            <text:p>0x00</text:p>
          </table:table-cell>
          <table:table-cell table:formula="of:=IF(LEN([.ZM1])=1;CONCATENATE(&quot;0x0&quot;;[.ZM1]);CONCATENATE(&quot;0x&quot;;[.ZM1]))" office:value-type="string" office:string-value="0x00">
            <text:p>0x00</text:p>
          </table:table-cell>
          <table:table-cell table:formula="of:=IF(LEN([.ZN1])=1;CONCATENATE(&quot;0x0&quot;;[.ZN1]);CONCATENATE(&quot;0x&quot;;[.ZN1]))" office:value-type="string" office:string-value="0x00">
            <text:p>0x00</text:p>
          </table:table-cell>
          <table:table-cell table:formula="of:=IF(LEN([.ZO1])=1;CONCATENATE(&quot;0x0&quot;;[.ZO1]);CONCATENATE(&quot;0x&quot;;[.ZO1]))" office:value-type="string" office:string-value="0x00">
            <text:p>0x00</text:p>
          </table:table-cell>
          <table:table-cell table:formula="of:=IF(LEN([.ZP1])=1;CONCATENATE(&quot;0x0&quot;;[.ZP1]);CONCATENATE(&quot;0x&quot;;[.ZP1]))" office:value-type="string" office:string-value="0x00">
            <text:p>0x00</text:p>
          </table:table-cell>
          <table:table-cell table:formula="of:=IF(LEN([.ZQ1])=1;CONCATENATE(&quot;0x0&quot;;[.ZQ1]);CONCATENATE(&quot;0x&quot;;[.ZQ1]))" office:value-type="string" office:string-value="0x00">
            <text:p>0x00</text:p>
          </table:table-cell>
          <table:table-cell table:formula="of:=IF(LEN([.ZR1])=1;CONCATENATE(&quot;0x0&quot;;[.ZR1]);CONCATENATE(&quot;0x&quot;;[.ZR1]))" office:value-type="string" office:string-value="0x00">
            <text:p>0x00</text:p>
          </table:table-cell>
          <table:table-cell table:formula="of:=IF(LEN([.ZS1])=1;CONCATENATE(&quot;0x0&quot;;[.ZS1]);CONCATENATE(&quot;0x&quot;;[.ZS1]))" office:value-type="string" office:string-value="0x00">
            <text:p>0x00</text:p>
          </table:table-cell>
          <table:table-cell table:formula="of:=IF(LEN([.ZT1])=1;CONCATENATE(&quot;0x0&quot;;[.ZT1]);CONCATENATE(&quot;0x&quot;;[.ZT1]))" office:value-type="string" office:string-value="0x00">
            <text:p>0x00</text:p>
          </table:table-cell>
          <table:table-cell table:formula="of:=IF(LEN([.ZU1])=1;CONCATENATE(&quot;0x0&quot;;[.ZU1]);CONCATENATE(&quot;0x&quot;;[.ZU1]))" office:value-type="string" office:string-value="0x00">
            <text:p>0x00</text:p>
          </table:table-cell>
          <table:table-cell table:formula="of:=IF(LEN([.ZV1])=1;CONCATENATE(&quot;0x0&quot;;[.ZV1]);CONCATENATE(&quot;0x&quot;;[.ZV1]))" office:value-type="string" office:string-value="0x00">
            <text:p>0x00</text:p>
          </table:table-cell>
          <table:table-cell table:formula="of:=IF(LEN([.ZW1])=1;CONCATENATE(&quot;0x0&quot;;[.ZW1]);CONCATENATE(&quot;0x&quot;;[.ZW1]))" office:value-type="string" office:string-value="0x00">
            <text:p>0x00</text:p>
          </table:table-cell>
          <table:table-cell table:formula="of:=IF(LEN([.ZX1])=1;CONCATENATE(&quot;0x0&quot;;[.ZX1]);CONCATENATE(&quot;0x&quot;;[.ZX1]))" office:value-type="string" office:string-value="0x00">
            <text:p>0x00</text:p>
          </table:table-cell>
          <table:table-cell table:formula="of:=IF(LEN([.ZY1])=1;CONCATENATE(&quot;0x0&quot;;[.ZY1]);CONCATENATE(&quot;0x&quot;;[.ZY1]))" office:value-type="string" office:string-value="0x00">
            <text:p>0x00</text:p>
          </table:table-cell>
          <table:table-cell table:formula="of:=IF(LEN([.ZZ1])=1;CONCATENATE(&quot;0x0&quot;;[.ZZ1]);CONCATENATE(&quot;0x&quot;;[.ZZ1]))" office:value-type="string" office:string-value="0x00">
            <text:p>0x00</text:p>
          </table:table-cell>
          <table:table-cell table:formula="of:=IF(LEN([.AAA1])=1;CONCATENATE(&quot;0x0&quot;;[.AAA1]);CONCATENATE(&quot;0x&quot;;[.AAA1]))" office:value-type="string" office:string-value="0x00">
            <text:p>0x00</text:p>
          </table:table-cell>
          <table:table-cell table:formula="of:=IF(LEN([.AAB1])=1;CONCATENATE(&quot;0x0&quot;;[.AAB1]);CONCATENATE(&quot;0x&quot;;[.AAB1]))" office:value-type="string" office:string-value="0x00">
            <text:p>0x00</text:p>
          </table:table-cell>
          <table:table-cell table:formula="of:=IF(LEN([.AAC1])=1;CONCATENATE(&quot;0x0&quot;;[.AAC1]);CONCATENATE(&quot;0x&quot;;[.AAC1]))" office:value-type="string" office:string-value="0x00">
            <text:p>0x00</text:p>
          </table:table-cell>
          <table:table-cell table:formula="of:=IF(LEN([.AAD1])=1;CONCATENATE(&quot;0x0&quot;;[.AAD1]);CONCATENATE(&quot;0x&quot;;[.AAD1]))" office:value-type="string" office:string-value="0x00">
            <text:p>0x00</text:p>
          </table:table-cell>
          <table:table-cell table:formula="of:=IF(LEN([.AAE1])=1;CONCATENATE(&quot;0x0&quot;;[.AAE1]);CONCATENATE(&quot;0x&quot;;[.AAE1]))" office:value-type="string" office:string-value="0x00">
            <text:p>0x00</text:p>
          </table:table-cell>
          <table:table-cell table:formula="of:=IF(LEN([.AAF1])=1;CONCATENATE(&quot;0x0&quot;;[.AAF1]);CONCATENATE(&quot;0x&quot;;[.AAF1]))" office:value-type="string" office:string-value="0x00">
            <text:p>0x00</text:p>
          </table:table-cell>
          <table:table-cell table:formula="of:=IF(LEN([.AAG1])=1;CONCATENATE(&quot;0x0&quot;;[.AAG1]);CONCATENATE(&quot;0x&quot;;[.AAG1]))" office:value-type="string" office:string-value="0x00">
            <text:p>0x00</text:p>
          </table:table-cell>
          <table:table-cell table:formula="of:=IF(LEN([.AAH1])=1;CONCATENATE(&quot;0x0&quot;;[.AAH1]);CONCATENATE(&quot;0x&quot;;[.AAH1]))" office:value-type="string" office:string-value="0x00">
            <text:p>0x00</text:p>
          </table:table-cell>
          <table:table-cell table:formula="of:=IF(LEN([.AAI1])=1;CONCATENATE(&quot;0x0&quot;;[.AAI1]);CONCATENATE(&quot;0x&quot;;[.AAI1]))" office:value-type="string" office:string-value="0x00">
            <text:p>0x00</text:p>
          </table:table-cell>
          <table:table-cell table:formula="of:=IF(LEN([.AAJ1])=1;CONCATENATE(&quot;0x0&quot;;[.AAJ1]);CONCATENATE(&quot;0x&quot;;[.AAJ1]))" office:value-type="string" office:string-value="0x00">
            <text:p>0x00</text:p>
          </table:table-cell>
          <table:table-cell table:formula="of:=IF(LEN([.AAK1])=1;CONCATENATE(&quot;0x0&quot;;[.AAK1]);CONCATENATE(&quot;0x&quot;;[.AAK1]))" office:value-type="string" office:string-value="0x00">
            <text:p>0x00</text:p>
          </table:table-cell>
          <table:table-cell table:formula="of:=IF(LEN([.AAL1])=1;CONCATENATE(&quot;0x0&quot;;[.AAL1]);CONCATENATE(&quot;0x&quot;;[.AAL1]))" office:value-type="string" office:string-value="0x00">
            <text:p>0x00</text:p>
          </table:table-cell>
          <table:table-cell table:formula="of:=IF(LEN([.AAM1])=1;CONCATENATE(&quot;0x0&quot;;[.AAM1]);CONCATENATE(&quot;0x&quot;;[.AAM1]))" office:value-type="string" office:string-value="0x00">
            <text:p>0x00</text:p>
          </table:table-cell>
          <table:table-cell table:formula="of:=IF(LEN([.AAN1])=1;CONCATENATE(&quot;0x0&quot;;[.AAN1]);CONCATENATE(&quot;0x&quot;;[.AAN1]))" office:value-type="string" office:string-value="0x00">
            <text:p>0x00</text:p>
          </table:table-cell>
          <table:table-cell table:formula="of:=IF(LEN([.AAO1])=1;CONCATENATE(&quot;0x0&quot;;[.AAO1]);CONCATENATE(&quot;0x&quot;;[.AAO1]))" office:value-type="string" office:string-value="0x00">
            <text:p>0x00</text:p>
          </table:table-cell>
          <table:table-cell table:formula="of:=IF(LEN([.AAP1])=1;CONCATENATE(&quot;0x0&quot;;[.AAP1]);CONCATENATE(&quot;0x&quot;;[.AAP1]))" office:value-type="string" office:string-value="0x00">
            <text:p>0x00</text:p>
          </table:table-cell>
          <table:table-cell table:formula="of:=IF(LEN([.AAQ1])=1;CONCATENATE(&quot;0x0&quot;;[.AAQ1]);CONCATENATE(&quot;0x&quot;;[.AAQ1]))" office:value-type="string" office:string-value="0x00">
            <text:p>0x00</text:p>
          </table:table-cell>
          <table:table-cell table:formula="of:=IF(LEN([.AAR1])=1;CONCATENATE(&quot;0x0&quot;;[.AAR1]);CONCATENATE(&quot;0x&quot;;[.AAR1]))" office:value-type="string" office:string-value="0x00">
            <text:p>0x00</text:p>
          </table:table-cell>
          <table:table-cell table:formula="of:=IF(LEN([.AAS1])=1;CONCATENATE(&quot;0x0&quot;;[.AAS1]);CONCATENATE(&quot;0x&quot;;[.AAS1]))" office:value-type="string" office:string-value="0x00">
            <text:p>0x00</text:p>
          </table:table-cell>
          <table:table-cell table:formula="of:=IF(LEN([.AAT1])=1;CONCATENATE(&quot;0x0&quot;;[.AAT1]);CONCATENATE(&quot;0x&quot;;[.AAT1]))" office:value-type="string" office:string-value="0x00">
            <text:p>0x00</text:p>
          </table:table-cell>
          <table:table-cell table:formula="of:=IF(LEN([.AAU1])=1;CONCATENATE(&quot;0x0&quot;;[.AAU1]);CONCATENATE(&quot;0x&quot;;[.AAU1]))" office:value-type="string" office:string-value="0x00">
            <text:p>0x00</text:p>
          </table:table-cell>
          <table:table-cell table:formula="of:=IF(LEN([.AAV1])=1;CONCATENATE(&quot;0x0&quot;;[.AAV1]);CONCATENATE(&quot;0x&quot;;[.AAV1]))" office:value-type="string" office:string-value="0x00">
            <text:p>0x00</text:p>
          </table:table-cell>
          <table:table-cell table:formula="of:=IF(LEN([.AAW1])=1;CONCATENATE(&quot;0x0&quot;;[.AAW1]);CONCATENATE(&quot;0x&quot;;[.AAW1]))" office:value-type="string" office:string-value="0x00">
            <text:p>0x00</text:p>
          </table:table-cell>
          <table:table-cell table:formula="of:=IF(LEN([.AAX1])=1;CONCATENATE(&quot;0x0&quot;;[.AAX1]);CONCATENATE(&quot;0x&quot;;[.AAX1]))" office:value-type="string" office:string-value="0x00">
            <text:p>0x00</text:p>
          </table:table-cell>
          <table:table-cell table:formula="of:=IF(LEN([.AAY1])=1;CONCATENATE(&quot;0x0&quot;;[.AAY1]);CONCATENATE(&quot;0x&quot;;[.AAY1]))" office:value-type="string" office:string-value="0x00">
            <text:p>0x00</text:p>
          </table:table-cell>
          <table:table-cell table:formula="of:=IF(LEN([.AAZ1])=1;CONCATENATE(&quot;0x0&quot;;[.AAZ1]);CONCATENATE(&quot;0x&quot;;[.AAZ1]))" office:value-type="string" office:string-value="0x00">
            <text:p>0x00</text:p>
          </table:table-cell>
          <table:table-cell table:formula="of:=IF(LEN([.ABA1])=1;CONCATENATE(&quot;0x0&quot;;[.ABA1]);CONCATENATE(&quot;0x&quot;;[.ABA1]))" office:value-type="string" office:string-value="0x00">
            <text:p>0x00</text:p>
          </table:table-cell>
          <table:table-cell table:formula="of:=IF(LEN([.ABB1])=1;CONCATENATE(&quot;0x0&quot;;[.ABB1]);CONCATENATE(&quot;0x&quot;;[.ABB1]))" office:value-type="string" office:string-value="0x00">
            <text:p>0x00</text:p>
          </table:table-cell>
          <table:table-cell table:formula="of:=IF(LEN([.ABC1])=1;CONCATENATE(&quot;0x0&quot;;[.ABC1]);CONCATENATE(&quot;0x&quot;;[.ABC1]))" office:value-type="string" office:string-value="0x00">
            <text:p>0x00</text:p>
          </table:table-cell>
          <table:table-cell table:formula="of:=IF(LEN([.ABD1])=1;CONCATENATE(&quot;0x0&quot;;[.ABD1]);CONCATENATE(&quot;0x&quot;;[.ABD1]))" office:value-type="string" office:string-value="0x00">
            <text:p>0x00</text:p>
          </table:table-cell>
          <table:table-cell table:formula="of:=IF(LEN([.ABE1])=1;CONCATENATE(&quot;0x0&quot;;[.ABE1]);CONCATENATE(&quot;0x&quot;;[.ABE1]))" office:value-type="string" office:string-value="0x00">
            <text:p>0x00</text:p>
          </table:table-cell>
          <table:table-cell table:formula="of:=IF(LEN([.ABF1])=1;CONCATENATE(&quot;0x0&quot;;[.ABF1]);CONCATENATE(&quot;0x&quot;;[.ABF1]))" office:value-type="string" office:string-value="0x00">
            <text:p>0x00</text:p>
          </table:table-cell>
          <table:table-cell table:formula="of:=IF(LEN([.ABG1])=1;CONCATENATE(&quot;0x0&quot;;[.ABG1]);CONCATENATE(&quot;0x&quot;;[.ABG1]))" office:value-type="string" office:string-value="0x00">
            <text:p>0x00</text:p>
          </table:table-cell>
          <table:table-cell table:formula="of:=IF(LEN([.ABH1])=1;CONCATENATE(&quot;0x0&quot;;[.ABH1]);CONCATENATE(&quot;0x&quot;;[.ABH1]))" office:value-type="string" office:string-value="0x00">
            <text:p>0x00</text:p>
          </table:table-cell>
          <table:table-cell table:formula="of:=IF(LEN([.ABI1])=1;CONCATENATE(&quot;0x0&quot;;[.ABI1]);CONCATENATE(&quot;0x&quot;;[.ABI1]))" office:value-type="string" office:string-value="0x00">
            <text:p>0x00</text:p>
          </table:table-cell>
          <table:table-cell table:formula="of:=IF(LEN([.ABJ1])=1;CONCATENATE(&quot;0x0&quot;;[.ABJ1]);CONCATENATE(&quot;0x&quot;;[.ABJ1]))" office:value-type="string" office:string-value="0x00">
            <text:p>0x00</text:p>
          </table:table-cell>
          <table:table-cell table:formula="of:=IF(LEN([.ABK1])=1;CONCATENATE(&quot;0x0&quot;;[.ABK1]);CONCATENATE(&quot;0x&quot;;[.ABK1]))" office:value-type="string" office:string-value="0x00">
            <text:p>0x00</text:p>
          </table:table-cell>
          <table:table-cell table:formula="of:=IF(LEN([.ABL1])=1;CONCATENATE(&quot;0x0&quot;;[.ABL1]);CONCATENATE(&quot;0x&quot;;[.ABL1]))" office:value-type="string" office:string-value="0x00">
            <text:p>0x00</text:p>
          </table:table-cell>
          <table:table-cell table:formula="of:=IF(LEN([.ABM1])=1;CONCATENATE(&quot;0x0&quot;;[.ABM1]);CONCATENATE(&quot;0x&quot;;[.ABM1]))" office:value-type="string" office:string-value="0x00">
            <text:p>0x00</text:p>
          </table:table-cell>
          <table:table-cell table:formula="of:=IF(LEN([.ABN1])=1;CONCATENATE(&quot;0x0&quot;;[.ABN1]);CONCATENATE(&quot;0x&quot;;[.ABN1]))" office:value-type="string" office:string-value="0x00">
            <text:p>0x00</text:p>
          </table:table-cell>
          <table:table-cell table:formula="of:=IF(LEN([.ABO1])=1;CONCATENATE(&quot;0x0&quot;;[.ABO1]);CONCATENATE(&quot;0x&quot;;[.ABO1]))" office:value-type="string" office:string-value="0x00">
            <text:p>0x00</text:p>
          </table:table-cell>
          <table:table-cell table:formula="of:=IF(LEN([.ABP1])=1;CONCATENATE(&quot;0x0&quot;;[.ABP1]);CONCATENATE(&quot;0x&quot;;[.ABP1]))" office:value-type="string" office:string-value="0x00">
            <text:p>0x00</text:p>
          </table:table-cell>
          <table:table-cell table:formula="of:=IF(LEN([.ABQ1])=1;CONCATENATE(&quot;0x0&quot;;[.ABQ1]);CONCATENATE(&quot;0x&quot;;[.ABQ1]))" office:value-type="string" office:string-value="0x00">
            <text:p>0x00</text:p>
          </table:table-cell>
          <table:table-cell table:formula="of:=IF(LEN([.ABR1])=1;CONCATENATE(&quot;0x0&quot;;[.ABR1]);CONCATENATE(&quot;0x&quot;;[.ABR1]))" office:value-type="string" office:string-value="0x00">
            <text:p>0x00</text:p>
          </table:table-cell>
          <table:table-cell table:formula="of:=IF(LEN([.ABS1])=1;CONCATENATE(&quot;0x0&quot;;[.ABS1]);CONCATENATE(&quot;0x&quot;;[.ABS1]))" office:value-type="string" office:string-value="0x00">
            <text:p>0x00</text:p>
          </table:table-cell>
          <table:table-cell table:formula="of:=IF(LEN([.ABT1])=1;CONCATENATE(&quot;0x0&quot;;[.ABT1]);CONCATENATE(&quot;0x&quot;;[.ABT1]))" office:value-type="string" office:string-value="0x00">
            <text:p>0x00</text:p>
          </table:table-cell>
          <table:table-cell table:formula="of:=IF(LEN([.ABU1])=1;CONCATENATE(&quot;0x0&quot;;[.ABU1]);CONCATENATE(&quot;0x&quot;;[.ABU1]))" office:value-type="string" office:string-value="0x00">
            <text:p>0x00</text:p>
          </table:table-cell>
          <table:table-cell table:formula="of:=IF(LEN([.ABV1])=1;CONCATENATE(&quot;0x0&quot;;[.ABV1]);CONCATENATE(&quot;0x&quot;;[.ABV1]))" office:value-type="string" office:string-value="0x00">
            <text:p>0x00</text:p>
          </table:table-cell>
          <table:table-cell table:formula="of:=IF(LEN([.ABW1])=1;CONCATENATE(&quot;0x0&quot;;[.ABW1]);CONCATENATE(&quot;0x&quot;;[.ABW1]))" office:value-type="string" office:string-value="0x00">
            <text:p>0x00</text:p>
          </table:table-cell>
          <table:table-cell table:formula="of:=IF(LEN([.ABX1])=1;CONCATENATE(&quot;0x0&quot;;[.ABX1]);CONCATENATE(&quot;0x&quot;;[.ABX1]))" office:value-type="string" office:string-value="0x00">
            <text:p>0x00</text:p>
          </table:table-cell>
          <table:table-cell table:formula="of:=IF(LEN([.ABY1])=1;CONCATENATE(&quot;0x0&quot;;[.ABY1]);CONCATENATE(&quot;0x&quot;;[.ABY1]))" office:value-type="string" office:string-value="0x00">
            <text:p>0x00</text:p>
          </table:table-cell>
          <table:table-cell table:formula="of:=IF(LEN([.ABZ1])=1;CONCATENATE(&quot;0x0&quot;;[.ABZ1]);CONCATENATE(&quot;0x&quot;;[.ABZ1]))" office:value-type="string" office:string-value="0x00">
            <text:p>0x00</text:p>
          </table:table-cell>
          <table:table-cell table:formula="of:=IF(LEN([.ACA1])=1;CONCATENATE(&quot;0x0&quot;;[.ACA1]);CONCATENATE(&quot;0x&quot;;[.ACA1]))" office:value-type="string" office:string-value="0x00">
            <text:p>0x00</text:p>
          </table:table-cell>
          <table:table-cell table:formula="of:=IF(LEN([.ACB1])=1;CONCATENATE(&quot;0x0&quot;;[.ACB1]);CONCATENATE(&quot;0x&quot;;[.ACB1]))" office:value-type="string" office:string-value="0x00">
            <text:p>0x00</text:p>
          </table:table-cell>
          <table:table-cell table:formula="of:=IF(LEN([.ACC1])=1;CONCATENATE(&quot;0x0&quot;;[.ACC1]);CONCATENATE(&quot;0x&quot;;[.ACC1]))" office:value-type="string" office:string-value="0x00">
            <text:p>0x00</text:p>
          </table:table-cell>
          <table:table-cell table:formula="of:=IF(LEN([.ACD1])=1;CONCATENATE(&quot;0x0&quot;;[.ACD1]);CONCATENATE(&quot;0x&quot;;[.ACD1]))" office:value-type="string" office:string-value="0x00">
            <text:p>0x00</text:p>
          </table:table-cell>
          <table:table-cell table:formula="of:=IF(LEN([.ACE1])=1;CONCATENATE(&quot;0x0&quot;;[.ACE1]);CONCATENATE(&quot;0x&quot;;[.ACE1]))" office:value-type="string" office:string-value="0x00">
            <text:p>0x00</text:p>
          </table:table-cell>
          <table:table-cell table:formula="of:=IF(LEN([.ACF1])=1;CONCATENATE(&quot;0x0&quot;;[.ACF1]);CONCATENATE(&quot;0x&quot;;[.ACF1]))" office:value-type="string" office:string-value="0x00">
            <text:p>0x00</text:p>
          </table:table-cell>
          <table:table-cell table:formula="of:=IF(LEN([.ACG1])=1;CONCATENATE(&quot;0x0&quot;;[.ACG1]);CONCATENATE(&quot;0x&quot;;[.ACG1]))" office:value-type="string" office:string-value="0x00">
            <text:p>0x00</text:p>
          </table:table-cell>
          <table:table-cell table:formula="of:=IF(LEN([.ACH1])=1;CONCATENATE(&quot;0x0&quot;;[.ACH1]);CONCATENATE(&quot;0x&quot;;[.ACH1]))" office:value-type="string" office:string-value="0x00">
            <text:p>0x00</text:p>
          </table:table-cell>
          <table:table-cell table:formula="of:=IF(LEN([.ACI1])=1;CONCATENATE(&quot;0x0&quot;;[.ACI1]);CONCATENATE(&quot;0x&quot;;[.ACI1]))" office:value-type="string" office:string-value="0x00">
            <text:p>0x00</text:p>
          </table:table-cell>
          <table:table-cell table:formula="of:=IF(LEN([.ACJ1])=1;CONCATENATE(&quot;0x0&quot;;[.ACJ1]);CONCATENATE(&quot;0x&quot;;[.ACJ1]))" office:value-type="string" office:string-value="0x00">
            <text:p>0x00</text:p>
          </table:table-cell>
          <table:table-cell table:formula="of:=IF(LEN([.ACK1])=1;CONCATENATE(&quot;0x0&quot;;[.ACK1]);CONCATENATE(&quot;0x&quot;;[.ACK1]))" office:value-type="string" office:string-value="0x00">
            <text:p>0x00</text:p>
          </table:table-cell>
          <table:table-cell table:formula="of:=IF(LEN([.ACL1])=1;CONCATENATE(&quot;0x0&quot;;[.ACL1]);CONCATENATE(&quot;0x&quot;;[.ACL1]))" office:value-type="string" office:string-value="0x00">
            <text:p>0x00</text:p>
          </table:table-cell>
          <table:table-cell table:formula="of:=IF(LEN([.ACM1])=1;CONCATENATE(&quot;0x0&quot;;[.ACM1]);CONCATENATE(&quot;0x&quot;;[.ACM1]))" office:value-type="string" office:string-value="0x00">
            <text:p>0x00</text:p>
          </table:table-cell>
          <table:table-cell table:formula="of:=IF(LEN([.ACN1])=1;CONCATENATE(&quot;0x0&quot;;[.ACN1]);CONCATENATE(&quot;0x&quot;;[.ACN1]))" office:value-type="string" office:string-value="0x00">
            <text:p>0x00</text:p>
          </table:table-cell>
          <table:table-cell table:formula="of:=IF(LEN([.ACO1])=1;CONCATENATE(&quot;0x0&quot;;[.ACO1]);CONCATENATE(&quot;0x&quot;;[.ACO1]))" office:value-type="string" office:string-value="0x00">
            <text:p>0x00</text:p>
          </table:table-cell>
          <table:table-cell table:formula="of:=IF(LEN([.ACP1])=1;CONCATENATE(&quot;0x0&quot;;[.ACP1]);CONCATENATE(&quot;0x&quot;;[.ACP1]))" office:value-type="string" office:string-value="0x00">
            <text:p>0x00</text:p>
          </table:table-cell>
          <table:table-cell table:formula="of:=IF(LEN([.ACQ1])=1;CONCATENATE(&quot;0x0&quot;;[.ACQ1]);CONCATENATE(&quot;0x&quot;;[.ACQ1]))" office:value-type="string" office:string-value="0x00">
            <text:p>0x00</text:p>
          </table:table-cell>
          <table:table-cell table:formula="of:=IF(LEN([.ACR1])=1;CONCATENATE(&quot;0x0&quot;;[.ACR1]);CONCATENATE(&quot;0x&quot;;[.ACR1]))" office:value-type="string" office:string-value="0x00">
            <text:p>0x00</text:p>
          </table:table-cell>
          <table:table-cell table:formula="of:=IF(LEN([.ACS1])=1;CONCATENATE(&quot;0x0&quot;;[.ACS1]);CONCATENATE(&quot;0x&quot;;[.ACS1]))" office:value-type="string" office:string-value="0x00">
            <text:p>0x00</text:p>
          </table:table-cell>
          <table:table-cell table:formula="of:=IF(LEN([.ACT1])=1;CONCATENATE(&quot;0x0&quot;;[.ACT1]);CONCATENATE(&quot;0x&quot;;[.ACT1]))" office:value-type="string" office:string-value="0x00">
            <text:p>0x00</text:p>
          </table:table-cell>
          <table:table-cell table:formula="of:=IF(LEN([.ACU1])=1;CONCATENATE(&quot;0x0&quot;;[.ACU1]);CONCATENATE(&quot;0x&quot;;[.ACU1]))" office:value-type="string" office:string-value="0x00">
            <text:p>0x00</text:p>
          </table:table-cell>
          <table:table-cell table:formula="of:=IF(LEN([.ACV1])=1;CONCATENATE(&quot;0x0&quot;;[.ACV1]);CONCATENATE(&quot;0x&quot;;[.ACV1]))" office:value-type="string" office:string-value="0x00">
            <text:p>0x00</text:p>
          </table:table-cell>
          <table:table-cell table:formula="of:=IF(LEN([.ACW1])=1;CONCATENATE(&quot;0x0&quot;;[.ACW1]);CONCATENATE(&quot;0x&quot;;[.ACW1]))" office:value-type="string" office:string-value="0x00">
            <text:p>0x00</text:p>
          </table:table-cell>
          <table:table-cell table:formula="of:=IF(LEN([.ACX1])=1;CONCATENATE(&quot;0x0&quot;;[.ACX1]);CONCATENATE(&quot;0x&quot;;[.ACX1]))" office:value-type="string" office:string-value="0x00">
            <text:p>0x00</text:p>
          </table:table-cell>
          <table:table-cell table:formula="of:=IF(LEN([.ACY1])=1;CONCATENATE(&quot;0x0&quot;;[.ACY1]);CONCATENATE(&quot;0x&quot;;[.ACY1]))" office:value-type="string" office:string-value="0x00">
            <text:p>0x00</text:p>
          </table:table-cell>
          <table:table-cell table:formula="of:=IF(LEN([.ACZ1])=1;CONCATENATE(&quot;0x0&quot;;[.ACZ1]);CONCATENATE(&quot;0x&quot;;[.ACZ1]))" office:value-type="string" office:string-value="0x00">
            <text:p>0x00</text:p>
          </table:table-cell>
          <table:table-cell table:formula="of:=IF(LEN([.ADA1])=1;CONCATENATE(&quot;0x0&quot;;[.ADA1]);CONCATENATE(&quot;0x&quot;;[.ADA1]))" office:value-type="string" office:string-value="0x00">
            <text:p>0x00</text:p>
          </table:table-cell>
          <table:table-cell table:formula="of:=IF(LEN([.ADB1])=1;CONCATENATE(&quot;0x0&quot;;[.ADB1]);CONCATENATE(&quot;0x&quot;;[.ADB1]))" office:value-type="string" office:string-value="0x00">
            <text:p>0x00</text:p>
          </table:table-cell>
          <table:table-cell table:formula="of:=IF(LEN([.ADC1])=1;CONCATENATE(&quot;0x0&quot;;[.ADC1]);CONCATENATE(&quot;0x&quot;;[.ADC1]))" office:value-type="string" office:string-value="0x00">
            <text:p>0x00</text:p>
          </table:table-cell>
          <table:table-cell table:formula="of:=IF(LEN([.ADD1])=1;CONCATENATE(&quot;0x0&quot;;[.ADD1]);CONCATENATE(&quot;0x&quot;;[.ADD1]))" office:value-type="string" office:string-value="0x00">
            <text:p>0x00</text:p>
          </table:table-cell>
          <table:table-cell table:formula="of:=IF(LEN([.ADE1])=1;CONCATENATE(&quot;0x0&quot;;[.ADE1]);CONCATENATE(&quot;0x&quot;;[.ADE1]))" office:value-type="string" office:string-value="0x00">
            <text:p>0x00</text:p>
          </table:table-cell>
          <table:table-cell table:formula="of:=IF(LEN([.ADF1])=1;CONCATENATE(&quot;0x0&quot;;[.ADF1]);CONCATENATE(&quot;0x&quot;;[.ADF1]))" office:value-type="string" office:string-value="0x00">
            <text:p>0x00</text:p>
          </table:table-cell>
          <table:table-cell table:formula="of:=IF(LEN([.ADG1])=1;CONCATENATE(&quot;0x0&quot;;[.ADG1]);CONCATENATE(&quot;0x&quot;;[.ADG1]))" office:value-type="string" office:string-value="0x00">
            <text:p>0x00</text:p>
          </table:table-cell>
          <table:table-cell table:formula="of:=IF(LEN([.ADH1])=1;CONCATENATE(&quot;0x0&quot;;[.ADH1]);CONCATENATE(&quot;0x&quot;;[.ADH1]))" office:value-type="string" office:string-value="0x00">
            <text:p>0x00</text:p>
          </table:table-cell>
          <table:table-cell table:formula="of:=IF(LEN([.ADI1])=1;CONCATENATE(&quot;0x0&quot;;[.ADI1]);CONCATENATE(&quot;0x&quot;;[.ADI1]))" office:value-type="string" office:string-value="0x00">
            <text:p>0x00</text:p>
          </table:table-cell>
          <table:table-cell table:formula="of:=IF(LEN([.ADJ1])=1;CONCATENATE(&quot;0x0&quot;;[.ADJ1]);CONCATENATE(&quot;0x&quot;;[.ADJ1]))" office:value-type="string" office:string-value="0x00">
            <text:p>0x00</text:p>
          </table:table-cell>
          <table:table-cell table:formula="of:=IF(LEN([.ADK1])=1;CONCATENATE(&quot;0x0&quot;;[.ADK1]);CONCATENATE(&quot;0x&quot;;[.ADK1]))" office:value-type="string" office:string-value="0x00">
            <text:p>0x00</text:p>
          </table:table-cell>
          <table:table-cell table:formula="of:=IF(LEN([.ADL1])=1;CONCATENATE(&quot;0x0&quot;;[.ADL1]);CONCATENATE(&quot;0x&quot;;[.ADL1]))" office:value-type="string" office:string-value="0x00">
            <text:p>0x00</text:p>
          </table:table-cell>
          <table:table-cell table:formula="of:=IF(LEN([.ADM1])=1;CONCATENATE(&quot;0x0&quot;;[.ADM1]);CONCATENATE(&quot;0x&quot;;[.ADM1]))" office:value-type="string" office:string-value="0x00">
            <text:p>0x00</text:p>
          </table:table-cell>
          <table:table-cell table:formula="of:=IF(LEN([.ADN1])=1;CONCATENATE(&quot;0x0&quot;;[.ADN1]);CONCATENATE(&quot;0x&quot;;[.ADN1]))" office:value-type="string" office:string-value="0x00">
            <text:p>0x00</text:p>
          </table:table-cell>
          <table:table-cell table:formula="of:=IF(LEN([.ADO1])=1;CONCATENATE(&quot;0x0&quot;;[.ADO1]);CONCATENATE(&quot;0x&quot;;[.ADO1]))" office:value-type="string" office:string-value="0x00">
            <text:p>0x00</text:p>
          </table:table-cell>
          <table:table-cell table:formula="of:=IF(LEN([.ADP1])=1;CONCATENATE(&quot;0x0&quot;;[.ADP1]);CONCATENATE(&quot;0x&quot;;[.ADP1]))" office:value-type="string" office:string-value="0x00">
            <text:p>0x00</text:p>
          </table:table-cell>
          <table:table-cell table:formula="of:=IF(LEN([.ADQ1])=1;CONCATENATE(&quot;0x0&quot;;[.ADQ1]);CONCATENATE(&quot;0x&quot;;[.ADQ1]))" office:value-type="string" office:string-value="0x00">
            <text:p>0x00</text:p>
          </table:table-cell>
          <table:table-cell table:formula="of:=IF(LEN([.ADR1])=1;CONCATENATE(&quot;0x0&quot;;[.ADR1]);CONCATENATE(&quot;0x&quot;;[.ADR1]))" office:value-type="string" office:string-value="0x00">
            <text:p>0x00</text:p>
          </table:table-cell>
          <table:table-cell table:formula="of:=IF(LEN([.ADS1])=1;CONCATENATE(&quot;0x0&quot;;[.ADS1]);CONCATENATE(&quot;0x&quot;;[.ADS1]))" office:value-type="string" office:string-value="0x00">
            <text:p>0x00</text:p>
          </table:table-cell>
          <table:table-cell table:formula="of:=IF(LEN([.ADT1])=1;CONCATENATE(&quot;0x0&quot;;[.ADT1]);CONCATENATE(&quot;0x&quot;;[.ADT1]))" office:value-type="string" office:string-value="0x00">
            <text:p>0x00</text:p>
          </table:table-cell>
          <table:table-cell table:formula="of:=IF(LEN([.ADU1])=1;CONCATENATE(&quot;0x0&quot;;[.ADU1]);CONCATENATE(&quot;0x&quot;;[.ADU1]))" office:value-type="string" office:string-value="0x00">
            <text:p>0x00</text:p>
          </table:table-cell>
          <table:table-cell table:formula="of:=IF(LEN([.ADV1])=1;CONCATENATE(&quot;0x0&quot;;[.ADV1]);CONCATENATE(&quot;0x&quot;;[.ADV1]))" office:value-type="string" office:string-value="0x00">
            <text:p>0x00</text:p>
          </table:table-cell>
          <table:table-cell table:formula="of:=IF(LEN([.ADW1])=1;CONCATENATE(&quot;0x0&quot;;[.ADW1]);CONCATENATE(&quot;0x&quot;;[.ADW1]))" office:value-type="string" office:string-value="0x00">
            <text:p>0x00</text:p>
          </table:table-cell>
          <table:table-cell table:formula="of:=IF(LEN([.ADX1])=1;CONCATENATE(&quot;0x0&quot;;[.ADX1]);CONCATENATE(&quot;0x&quot;;[.ADX1]))" office:value-type="string" office:string-value="0x00">
            <text:p>0x00</text:p>
          </table:table-cell>
          <table:table-cell table:formula="of:=IF(LEN([.ADY1])=1;CONCATENATE(&quot;0x0&quot;;[.ADY1]);CONCATENATE(&quot;0x&quot;;[.ADY1]))" office:value-type="string" office:string-value="0x00">
            <text:p>0x00</text:p>
          </table:table-cell>
          <table:table-cell table:formula="of:=IF(LEN([.ADZ1])=1;CONCATENATE(&quot;0x0&quot;;[.ADZ1]);CONCATENATE(&quot;0x&quot;;[.ADZ1]))" office:value-type="string" office:string-value="0x00">
            <text:p>0x00</text:p>
          </table:table-cell>
          <table:table-cell table:formula="of:=IF(LEN([.AEA1])=1;CONCATENATE(&quot;0x0&quot;;[.AEA1]);CONCATENATE(&quot;0x&quot;;[.AEA1]))" office:value-type="string" office:string-value="0x00">
            <text:p>0x00</text:p>
          </table:table-cell>
          <table:table-cell table:formula="of:=IF(LEN([.AEB1])=1;CONCATENATE(&quot;0x0&quot;;[.AEB1]);CONCATENATE(&quot;0x&quot;;[.AEB1]))" office:value-type="string" office:string-value="0x00">
            <text:p>0x00</text:p>
          </table:table-cell>
          <table:table-cell table:formula="of:=IF(LEN([.AEC1])=1;CONCATENATE(&quot;0x0&quot;;[.AEC1]);CONCATENATE(&quot;0x&quot;;[.AEC1]))" office:value-type="string" office:string-value="0x00">
            <text:p>0x00</text:p>
          </table:table-cell>
          <table:table-cell table:formula="of:=IF(LEN([.AED1])=1;CONCATENATE(&quot;0x0&quot;;[.AED1]);CONCATENATE(&quot;0x&quot;;[.AED1]))" office:value-type="string" office:string-value="0x00">
            <text:p>0x00</text:p>
          </table:table-cell>
          <table:table-cell table:formula="of:=IF(LEN([.AEE1])=1;CONCATENATE(&quot;0x0&quot;;[.AEE1]);CONCATENATE(&quot;0x&quot;;[.AEE1]))" office:value-type="string" office:string-value="0x00">
            <text:p>0x00</text:p>
          </table:table-cell>
          <table:table-cell table:formula="of:=IF(LEN([.AEF1])=1;CONCATENATE(&quot;0x0&quot;;[.AEF1]);CONCATENATE(&quot;0x&quot;;[.AEF1]))" office:value-type="string" office:string-value="0x00">
            <text:p>0x00</text:p>
          </table:table-cell>
          <table:table-cell table:formula="of:=IF(LEN([.AEG1])=1;CONCATENATE(&quot;0x0&quot;;[.AEG1]);CONCATENATE(&quot;0x&quot;;[.AEG1]))" office:value-type="string" office:string-value="0x00">
            <text:p>0x00</text:p>
          </table:table-cell>
          <table:table-cell table:formula="of:=IF(LEN([.AEH1])=1;CONCATENATE(&quot;0x0&quot;;[.AEH1]);CONCATENATE(&quot;0x&quot;;[.AEH1]))" office:value-type="string" office:string-value="0x00">
            <text:p>0x00</text:p>
          </table:table-cell>
          <table:table-cell table:formula="of:=IF(LEN([.AEI1])=1;CONCATENATE(&quot;0x0&quot;;[.AEI1]);CONCATENATE(&quot;0x&quot;;[.AEI1]))" office:value-type="string" office:string-value="0x00">
            <text:p>0x00</text:p>
          </table:table-cell>
          <table:table-cell table:formula="of:=IF(LEN([.AEJ1])=1;CONCATENATE(&quot;0x0&quot;;[.AEJ1]);CONCATENATE(&quot;0x&quot;;[.AEJ1]))" office:value-type="string" office:string-value="0x00">
            <text:p>0x00</text:p>
          </table:table-cell>
          <table:table-cell table:formula="of:=IF(LEN([.AEK1])=1;CONCATENATE(&quot;0x0&quot;;[.AEK1]);CONCATENATE(&quot;0x&quot;;[.AEK1]))" office:value-type="string" office:string-value="0x00">
            <text:p>0x00</text:p>
          </table:table-cell>
          <table:table-cell table:formula="of:=IF(LEN([.AEL1])=1;CONCATENATE(&quot;0x0&quot;;[.AEL1]);CONCATENATE(&quot;0x&quot;;[.AEL1]))" office:value-type="string" office:string-value="0x00">
            <text:p>0x00</text:p>
          </table:table-cell>
          <table:table-cell table:formula="of:=IF(LEN([.AEM1])=1;CONCATENATE(&quot;0x0&quot;;[.AEM1]);CONCATENATE(&quot;0x&quot;;[.AEM1]))" office:value-type="string" office:string-value="0x00">
            <text:p>0x00</text:p>
          </table:table-cell>
          <table:table-cell table:formula="of:=IF(LEN([.AEN1])=1;CONCATENATE(&quot;0x0&quot;;[.AEN1]);CONCATENATE(&quot;0x&quot;;[.AEN1]))" office:value-type="string" office:string-value="0x00">
            <text:p>0x00</text:p>
          </table:table-cell>
          <table:table-cell table:formula="of:=IF(LEN([.AEO1])=1;CONCATENATE(&quot;0x0&quot;;[.AEO1]);CONCATENATE(&quot;0x&quot;;[.AEO1]))" office:value-type="string" office:string-value="0x00">
            <text:p>0x00</text:p>
          </table:table-cell>
          <table:table-cell table:formula="of:=IF(LEN([.AEP1])=1;CONCATENATE(&quot;0x0&quot;;[.AEP1]);CONCATENATE(&quot;0x&quot;;[.AEP1]))" office:value-type="string" office:string-value="0x00">
            <text:p>0x00</text:p>
          </table:table-cell>
          <table:table-cell table:formula="of:=IF(LEN([.AEQ1])=1;CONCATENATE(&quot;0x0&quot;;[.AEQ1]);CONCATENATE(&quot;0x&quot;;[.AEQ1]))" office:value-type="string" office:string-value="0x00">
            <text:p>0x00</text:p>
          </table:table-cell>
          <table:table-cell table:formula="of:=IF(LEN([.AER1])=1;CONCATENATE(&quot;0x0&quot;;[.AER1]);CONCATENATE(&quot;0x&quot;;[.AER1]))" office:value-type="string" office:string-value="0x00">
            <text:p>0x00</text:p>
          </table:table-cell>
          <table:table-cell table:formula="of:=IF(LEN([.AES1])=1;CONCATENATE(&quot;0x0&quot;;[.AES1]);CONCATENATE(&quot;0x&quot;;[.AES1]))" office:value-type="string" office:string-value="0x00">
            <text:p>0x00</text:p>
          </table:table-cell>
          <table:table-cell table:formula="of:=IF(LEN([.AET1])=1;CONCATENATE(&quot;0x0&quot;;[.AET1]);CONCATENATE(&quot;0x&quot;;[.AET1]))" office:value-type="string" office:string-value="0x00">
            <text:p>0x00</text:p>
          </table:table-cell>
          <table:table-cell table:formula="of:=IF(LEN([.AEU1])=1;CONCATENATE(&quot;0x0&quot;;[.AEU1]);CONCATENATE(&quot;0x&quot;;[.AEU1]))" office:value-type="string" office:string-value="0x00">
            <text:p>0x00</text:p>
          </table:table-cell>
          <table:table-cell table:formula="of:=IF(LEN([.AEV1])=1;CONCATENATE(&quot;0x0&quot;;[.AEV1]);CONCATENATE(&quot;0x&quot;;[.AEV1]))" office:value-type="string" office:string-value="0x00">
            <text:p>0x00</text:p>
          </table:table-cell>
          <table:table-cell table:formula="of:=IF(LEN([.AEW1])=1;CONCATENATE(&quot;0x0&quot;;[.AEW1]);CONCATENATE(&quot;0x&quot;;[.AEW1]))" office:value-type="string" office:string-value="0x00">
            <text:p>0x00</text:p>
          </table:table-cell>
          <table:table-cell table:formula="of:=IF(LEN([.AEX1])=1;CONCATENATE(&quot;0x0&quot;;[.AEX1]);CONCATENATE(&quot;0x&quot;;[.AEX1]))" office:value-type="string" office:string-value="0x00">
            <text:p>0x00</text:p>
          </table:table-cell>
          <table:table-cell table:formula="of:=IF(LEN([.AEY1])=1;CONCATENATE(&quot;0x0&quot;;[.AEY1]);CONCATENATE(&quot;0x&quot;;[.AEY1]))" office:value-type="string" office:string-value="0x00">
            <text:p>0x00</text:p>
          </table:table-cell>
          <table:table-cell table:formula="of:=IF(LEN([.AEZ1])=1;CONCATENATE(&quot;0x0&quot;;[.AEZ1]);CONCATENATE(&quot;0x&quot;;[.AEZ1]))" office:value-type="string" office:string-value="0x00">
            <text:p>0x00</text:p>
          </table:table-cell>
          <table:table-cell table:formula="of:=IF(LEN([.AFA1])=1;CONCATENATE(&quot;0x0&quot;;[.AFA1]);CONCATENATE(&quot;0x&quot;;[.AFA1]))" office:value-type="string" office:string-value="0x00">
            <text:p>0x00</text:p>
          </table:table-cell>
          <table:table-cell table:formula="of:=IF(LEN([.AFB1])=1;CONCATENATE(&quot;0x0&quot;;[.AFB1]);CONCATENATE(&quot;0x&quot;;[.AFB1]))" office:value-type="string" office:string-value="0x00">
            <text:p>0x00</text:p>
          </table:table-cell>
          <table:table-cell table:formula="of:=IF(LEN([.AFC1])=1;CONCATENATE(&quot;0x0&quot;;[.AFC1]);CONCATENATE(&quot;0x&quot;;[.AFC1]))" office:value-type="string" office:string-value="0x00">
            <text:p>0x00</text:p>
          </table:table-cell>
          <table:table-cell table:formula="of:=IF(LEN([.AFD1])=1;CONCATENATE(&quot;0x0&quot;;[.AFD1]);CONCATENATE(&quot;0x&quot;;[.AFD1]))" office:value-type="string" office:string-value="0x00">
            <text:p>0x00</text:p>
          </table:table-cell>
          <table:table-cell table:formula="of:=IF(LEN([.AFE1])=1;CONCATENATE(&quot;0x0&quot;;[.AFE1]);CONCATENATE(&quot;0x&quot;;[.AFE1]))" office:value-type="string" office:string-value="0x00">
            <text:p>0x00</text:p>
          </table:table-cell>
          <table:table-cell table:formula="of:=IF(LEN([.AFF1])=1;CONCATENATE(&quot;0x0&quot;;[.AFF1]);CONCATENATE(&quot;0x&quot;;[.AFF1]))" office:value-type="string" office:string-value="0x00">
            <text:p>0x00</text:p>
          </table:table-cell>
          <table:table-cell table:formula="of:=IF(LEN([.AFG1])=1;CONCATENATE(&quot;0x0&quot;;[.AFG1]);CONCATENATE(&quot;0x&quot;;[.AFG1]))" office:value-type="string" office:string-value="0x00">
            <text:p>0x00</text:p>
          </table:table-cell>
          <table:table-cell table:formula="of:=IF(LEN([.AFH1])=1;CONCATENATE(&quot;0x0&quot;;[.AFH1]);CONCATENATE(&quot;0x&quot;;[.AFH1]))" office:value-type="string" office:string-value="0x00">
            <text:p>0x00</text:p>
          </table:table-cell>
          <table:table-cell table:formula="of:=IF(LEN([.AFI1])=1;CONCATENATE(&quot;0x0&quot;;[.AFI1]);CONCATENATE(&quot;0x&quot;;[.AFI1]))" office:value-type="string" office:string-value="0x00">
            <text:p>0x00</text:p>
          </table:table-cell>
          <table:table-cell table:formula="of:=IF(LEN([.AFJ1])=1;CONCATENATE(&quot;0x0&quot;;[.AFJ1]);CONCATENATE(&quot;0x&quot;;[.AFJ1]))" office:value-type="string" office:string-value="0x00">
            <text:p>0x00</text:p>
          </table:table-cell>
          <table:table-cell table:formula="of:=IF(LEN([.AFK1])=1;CONCATENATE(&quot;0x0&quot;;[.AFK1]);CONCATENATE(&quot;0x&quot;;[.AFK1]))" office:value-type="string" office:string-value="0x00">
            <text:p>0x00</text:p>
          </table:table-cell>
          <table:table-cell table:formula="of:=IF(LEN([.AFL1])=1;CONCATENATE(&quot;0x0&quot;;[.AFL1]);CONCATENATE(&quot;0x&quot;;[.AFL1]))" office:value-type="string" office:string-value="0x00">
            <text:p>0x00</text:p>
          </table:table-cell>
          <table:table-cell table:formula="of:=IF(LEN([.AFM1])=1;CONCATENATE(&quot;0x0&quot;;[.AFM1]);CONCATENATE(&quot;0x&quot;;[.AFM1]))" office:value-type="string" office:string-value="0x00">
            <text:p>0x00</text:p>
          </table:table-cell>
          <table:table-cell table:formula="of:=IF(LEN([.AFN1])=1;CONCATENATE(&quot;0x0&quot;;[.AFN1]);CONCATENATE(&quot;0x&quot;;[.AFN1]))" office:value-type="string" office:string-value="0x00">
            <text:p>0x00</text:p>
          </table:table-cell>
          <table:table-cell table:formula="of:=IF(LEN([.AFO1])=1;CONCATENATE(&quot;0x0&quot;;[.AFO1]);CONCATENATE(&quot;0x&quot;;[.AFO1]))" office:value-type="string" office:string-value="0x00">
            <text:p>0x00</text:p>
          </table:table-cell>
          <table:table-cell table:formula="of:=IF(LEN([.AFP1])=1;CONCATENATE(&quot;0x0&quot;;[.AFP1]);CONCATENATE(&quot;0x&quot;;[.AFP1]))" office:value-type="string" office:string-value="0x00">
            <text:p>0x00</text:p>
          </table:table-cell>
          <table:table-cell table:formula="of:=IF(LEN([.AFQ1])=1;CONCATENATE(&quot;0x0&quot;;[.AFQ1]);CONCATENATE(&quot;0x&quot;;[.AFQ1]))" office:value-type="string" office:string-value="0x00">
            <text:p>0x00</text:p>
          </table:table-cell>
          <table:table-cell table:formula="of:=IF(LEN([.AFR1])=1;CONCATENATE(&quot;0x0&quot;;[.AFR1]);CONCATENATE(&quot;0x&quot;;[.AFR1]))" office:value-type="string" office:string-value="0x00">
            <text:p>0x00</text:p>
          </table:table-cell>
          <table:table-cell table:formula="of:=IF(LEN([.AFS1])=1;CONCATENATE(&quot;0x0&quot;;[.AFS1]);CONCATENATE(&quot;0x&quot;;[.AFS1]))" office:value-type="string" office:string-value="0x00">
            <text:p>0x00</text:p>
          </table:table-cell>
          <table:table-cell table:formula="of:=IF(LEN([.AFT1])=1;CONCATENATE(&quot;0x0&quot;;[.AFT1]);CONCATENATE(&quot;0x&quot;;[.AFT1]))" office:value-type="string" office:string-value="0x00">
            <text:p>0x00</text:p>
          </table:table-cell>
          <table:table-cell table:formula="of:=IF(LEN([.AFU1])=1;CONCATENATE(&quot;0x0&quot;;[.AFU1]);CONCATENATE(&quot;0x&quot;;[.AFU1]))" office:value-type="string" office:string-value="0x00">
            <text:p>0x00</text:p>
          </table:table-cell>
          <table:table-cell table:formula="of:=IF(LEN([.AFV1])=1;CONCATENATE(&quot;0x0&quot;;[.AFV1]);CONCATENATE(&quot;0x&quot;;[.AFV1]))" office:value-type="string" office:string-value="0x00">
            <text:p>0x00</text:p>
          </table:table-cell>
          <table:table-cell table:formula="of:=IF(LEN([.AFW1])=1;CONCATENATE(&quot;0x0&quot;;[.AFW1]);CONCATENATE(&quot;0x&quot;;[.AFW1]))" office:value-type="string" office:string-value="0x00">
            <text:p>0x00</text:p>
          </table:table-cell>
          <table:table-cell table:formula="of:=IF(LEN([.AFX1])=1;CONCATENATE(&quot;0x0&quot;;[.AFX1]);CONCATENATE(&quot;0x&quot;;[.AFX1]))" office:value-type="string" office:string-value="0x00">
            <text:p>0x00</text:p>
          </table:table-cell>
          <table:table-cell table:formula="of:=IF(LEN([.AFY1])=1;CONCATENATE(&quot;0x0&quot;;[.AFY1]);CONCATENATE(&quot;0x&quot;;[.AFY1]))" office:value-type="string" office:string-value="0x00">
            <text:p>0x00</text:p>
          </table:table-cell>
          <table:table-cell table:formula="of:=IF(LEN([.AFZ1])=1;CONCATENATE(&quot;0x0&quot;;[.AFZ1]);CONCATENATE(&quot;0x&quot;;[.AFZ1]))" office:value-type="string" office:string-value="0x00">
            <text:p>0x00</text:p>
          </table:table-cell>
          <table:table-cell table:formula="of:=IF(LEN([.AGA1])=1;CONCATENATE(&quot;0x0&quot;;[.AGA1]);CONCATENATE(&quot;0x&quot;;[.AGA1]))" office:value-type="string" office:string-value="0x00">
            <text:p>0x00</text:p>
          </table:table-cell>
          <table:table-cell table:formula="of:=IF(LEN([.AGB1])=1;CONCATENATE(&quot;0x0&quot;;[.AGB1]);CONCATENATE(&quot;0x&quot;;[.AGB1]))" office:value-type="string" office:string-value="0x00">
            <text:p>0x00</text:p>
          </table:table-cell>
          <table:table-cell table:formula="of:=IF(LEN([.AGC1])=1;CONCATENATE(&quot;0x0&quot;;[.AGC1]);CONCATENATE(&quot;0x&quot;;[.AGC1]))" office:value-type="string" office:string-value="0x00">
            <text:p>0x00</text:p>
          </table:table-cell>
          <table:table-cell table:formula="of:=IF(LEN([.AGD1])=1;CONCATENATE(&quot;0x0&quot;;[.AGD1]);CONCATENATE(&quot;0x&quot;;[.AGD1]))" office:value-type="string" office:string-value="0x00">
            <text:p>0x00</text:p>
          </table:table-cell>
          <table:table-cell table:formula="of:=IF(LEN([.AGE1])=1;CONCATENATE(&quot;0x0&quot;;[.AGE1]);CONCATENATE(&quot;0x&quot;;[.AGE1]))" office:value-type="string" office:string-value="0x00">
            <text:p>0x00</text:p>
          </table:table-cell>
          <table:table-cell table:formula="of:=IF(LEN([.AGF1])=1;CONCATENATE(&quot;0x0&quot;;[.AGF1]);CONCATENATE(&quot;0x&quot;;[.AGF1]))" office:value-type="string" office:string-value="0x00">
            <text:p>0x00</text:p>
          </table:table-cell>
          <table:table-cell table:formula="of:=IF(LEN([.AGG1])=1;CONCATENATE(&quot;0x0&quot;;[.AGG1]);CONCATENATE(&quot;0x&quot;;[.AGG1]))" office:value-type="string" office:string-value="0x00">
            <text:p>0x00</text:p>
          </table:table-cell>
          <table:table-cell table:formula="of:=IF(LEN([.AGH1])=1;CONCATENATE(&quot;0x0&quot;;[.AGH1]);CONCATENATE(&quot;0x&quot;;[.AGH1]))" office:value-type="string" office:string-value="0x00">
            <text:p>0x00</text:p>
          </table:table-cell>
          <table:table-cell table:formula="of:=IF(LEN([.AGI1])=1;CONCATENATE(&quot;0x0&quot;;[.AGI1]);CONCATENATE(&quot;0x&quot;;[.AGI1]))" office:value-type="string" office:string-value="0x00">
            <text:p>0x00</text:p>
          </table:table-cell>
          <table:table-cell table:formula="of:=IF(LEN([.AGJ1])=1;CONCATENATE(&quot;0x0&quot;;[.AGJ1]);CONCATENATE(&quot;0x&quot;;[.AGJ1]))" office:value-type="string" office:string-value="0x00">
            <text:p>0x00</text:p>
          </table:table-cell>
          <table:table-cell table:formula="of:=IF(LEN([.AGK1])=1;CONCATENATE(&quot;0x0&quot;;[.AGK1]);CONCATENATE(&quot;0x&quot;;[.AGK1]))" office:value-type="string" office:string-value="0x00">
            <text:p>0x00</text:p>
          </table:table-cell>
          <table:table-cell table:formula="of:=IF(LEN([.AGL1])=1;CONCATENATE(&quot;0x0&quot;;[.AGL1]);CONCATENATE(&quot;0x&quot;;[.AGL1]))" office:value-type="string" office:string-value="0x00">
            <text:p>0x00</text:p>
          </table:table-cell>
          <table:table-cell table:formula="of:=IF(LEN([.AGM1])=1;CONCATENATE(&quot;0x0&quot;;[.AGM1]);CONCATENATE(&quot;0x&quot;;[.AGM1]))" office:value-type="string" office:string-value="0x00">
            <text:p>0x00</text:p>
          </table:table-cell>
          <table:table-cell table:formula="of:=IF(LEN([.AGN1])=1;CONCATENATE(&quot;0x0&quot;;[.AGN1]);CONCATENATE(&quot;0x&quot;;[.AGN1]))" office:value-type="string" office:string-value="0x00">
            <text:p>0x00</text:p>
          </table:table-cell>
          <table:table-cell table:formula="of:=IF(LEN([.AGO1])=1;CONCATENATE(&quot;0x0&quot;;[.AGO1]);CONCATENATE(&quot;0x&quot;;[.AGO1]))" office:value-type="string" office:string-value="0x00">
            <text:p>0x00</text:p>
          </table:table-cell>
          <table:table-cell table:formula="of:=IF(LEN([.AGP1])=1;CONCATENATE(&quot;0x0&quot;;[.AGP1]);CONCATENATE(&quot;0x&quot;;[.AGP1]))" office:value-type="string" office:string-value="0x00">
            <text:p>0x00</text:p>
          </table:table-cell>
          <table:table-cell table:formula="of:=IF(LEN([.AGQ1])=1;CONCATENATE(&quot;0x0&quot;;[.AGQ1]);CONCATENATE(&quot;0x&quot;;[.AGQ1]))" office:value-type="string" office:string-value="0x00">
            <text:p>0x00</text:p>
          </table:table-cell>
          <table:table-cell table:formula="of:=IF(LEN([.AGR1])=1;CONCATENATE(&quot;0x0&quot;;[.AGR1]);CONCATENATE(&quot;0x&quot;;[.AGR1]))" office:value-type="string" office:string-value="0x00">
            <text:p>0x00</text:p>
          </table:table-cell>
          <table:table-cell table:formula="of:=IF(LEN([.AGS1])=1;CONCATENATE(&quot;0x0&quot;;[.AGS1]);CONCATENATE(&quot;0x&quot;;[.AGS1]))" office:value-type="string" office:string-value="0x00">
            <text:p>0x00</text:p>
          </table:table-cell>
          <table:table-cell table:formula="of:=IF(LEN([.AGT1])=1;CONCATENATE(&quot;0x0&quot;;[.AGT1]);CONCATENATE(&quot;0x&quot;;[.AGT1]))" office:value-type="string" office:string-value="0x00">
            <text:p>0x00</text:p>
          </table:table-cell>
          <table:table-cell table:formula="of:=IF(LEN([.AGU1])=1;CONCATENATE(&quot;0x0&quot;;[.AGU1]);CONCATENATE(&quot;0x&quot;;[.AGU1]))" office:value-type="string" office:string-value="0x00">
            <text:p>0x00</text:p>
          </table:table-cell>
          <table:table-cell table:formula="of:=IF(LEN([.AGV1])=1;CONCATENATE(&quot;0x0&quot;;[.AGV1]);CONCATENATE(&quot;0x&quot;;[.AGV1]))" office:value-type="string" office:string-value="0x00">
            <text:p>0x00</text:p>
          </table:table-cell>
          <table:table-cell table:formula="of:=IF(LEN([.AGW1])=1;CONCATENATE(&quot;0x0&quot;;[.AGW1]);CONCATENATE(&quot;0x&quot;;[.AGW1]))" office:value-type="string" office:string-value="0x00">
            <text:p>0x00</text:p>
          </table:table-cell>
          <table:table-cell table:formula="of:=IF(LEN([.AGX1])=1;CONCATENATE(&quot;0x0&quot;;[.AGX1]);CONCATENATE(&quot;0x&quot;;[.AGX1]))" office:value-type="string" office:string-value="0x00">
            <text:p>0x00</text:p>
          </table:table-cell>
          <table:table-cell table:formula="of:=IF(LEN([.AGY1])=1;CONCATENATE(&quot;0x0&quot;;[.AGY1]);CONCATENATE(&quot;0x&quot;;[.AGY1]))" office:value-type="string" office:string-value="0x00">
            <text:p>0x00</text:p>
          </table:table-cell>
          <table:table-cell table:formula="of:=IF(LEN([.AGZ1])=1;CONCATENATE(&quot;0x0&quot;;[.AGZ1]);CONCATENATE(&quot;0x&quot;;[.AGZ1]))" office:value-type="string" office:string-value="0x00">
            <text:p>0x00</text:p>
          </table:table-cell>
          <table:table-cell table:formula="of:=IF(LEN([.AHA1])=1;CONCATENATE(&quot;0x0&quot;;[.AHA1]);CONCATENATE(&quot;0x&quot;;[.AHA1]))" office:value-type="string" office:string-value="0x00">
            <text:p>0x00</text:p>
          </table:table-cell>
          <table:table-cell table:formula="of:=IF(LEN([.AHB1])=1;CONCATENATE(&quot;0x0&quot;;[.AHB1]);CONCATENATE(&quot;0x&quot;;[.AHB1]))" office:value-type="string" office:string-value="0x00">
            <text:p>0x00</text:p>
          </table:table-cell>
          <table:table-cell table:formula="of:=IF(LEN([.AHC1])=1;CONCATENATE(&quot;0x0&quot;;[.AHC1]);CONCATENATE(&quot;0x&quot;;[.AHC1]))" office:value-type="string" office:string-value="0x00">
            <text:p>0x00</text:p>
          </table:table-cell>
          <table:table-cell table:formula="of:=IF(LEN([.AHD1])=1;CONCATENATE(&quot;0x0&quot;;[.AHD1]);CONCATENATE(&quot;0x&quot;;[.AHD1]))" office:value-type="string" office:string-value="0x00">
            <text:p>0x00</text:p>
          </table:table-cell>
          <table:table-cell table:formula="of:=IF(LEN([.AHE1])=1;CONCATENATE(&quot;0x0&quot;;[.AHE1]);CONCATENATE(&quot;0x&quot;;[.AHE1]))" office:value-type="string" office:string-value="0x00">
            <text:p>0x00</text:p>
          </table:table-cell>
          <table:table-cell table:formula="of:=IF(LEN([.AHF1])=1;CONCATENATE(&quot;0x0&quot;;[.AHF1]);CONCATENATE(&quot;0x&quot;;[.AHF1]))" office:value-type="string" office:string-value="0x00">
            <text:p>0x00</text:p>
          </table:table-cell>
          <table:table-cell table:formula="of:=IF(LEN([.AHG1])=1;CONCATENATE(&quot;0x0&quot;;[.AHG1]);CONCATENATE(&quot;0x&quot;;[.AHG1]))" office:value-type="string" office:string-value="0x00">
            <text:p>0x00</text:p>
          </table:table-cell>
          <table:table-cell table:formula="of:=IF(LEN([.AHH1])=1;CONCATENATE(&quot;0x0&quot;;[.AHH1]);CONCATENATE(&quot;0x&quot;;[.AHH1]))" office:value-type="string" office:string-value="0x00">
            <text:p>0x00</text:p>
          </table:table-cell>
          <table:table-cell table:formula="of:=IF(LEN([.AHI1])=1;CONCATENATE(&quot;0x0&quot;;[.AHI1]);CONCATENATE(&quot;0x&quot;;[.AHI1]))" office:value-type="string" office:string-value="0x00">
            <text:p>0x00</text:p>
          </table:table-cell>
          <table:table-cell table:formula="of:=IF(LEN([.AHJ1])=1;CONCATENATE(&quot;0x0&quot;;[.AHJ1]);CONCATENATE(&quot;0x&quot;;[.AHJ1]))" office:value-type="string" office:string-value="0x00">
            <text:p>0x00</text:p>
          </table:table-cell>
          <table:table-cell table:formula="of:=IF(LEN([.AHK1])=1;CONCATENATE(&quot;0x0&quot;;[.AHK1]);CONCATENATE(&quot;0x&quot;;[.AHK1]))" office:value-type="string" office:string-value="0x00">
            <text:p>0x00</text:p>
          </table:table-cell>
          <table:table-cell table:formula="of:=IF(LEN([.AHL1])=1;CONCATENATE(&quot;0x0&quot;;[.AHL1]);CONCATENATE(&quot;0x&quot;;[.AHL1]))" office:value-type="string" office:string-value="0x00">
            <text:p>0x00</text:p>
          </table:table-cell>
          <table:table-cell table:formula="of:=IF(LEN([.AHM1])=1;CONCATENATE(&quot;0x0&quot;;[.AHM1]);CONCATENATE(&quot;0x&quot;;[.AHM1]))" office:value-type="string" office:string-value="0x00">
            <text:p>0x00</text:p>
          </table:table-cell>
          <table:table-cell table:formula="of:=IF(LEN([.AHN1])=1;CONCATENATE(&quot;0x0&quot;;[.AHN1]);CONCATENATE(&quot;0x&quot;;[.AHN1]))" office:value-type="string" office:string-value="0x00">
            <text:p>0x00</text:p>
          </table:table-cell>
          <table:table-cell table:formula="of:=IF(LEN([.AHO1])=1;CONCATENATE(&quot;0x0&quot;;[.AHO1]);CONCATENATE(&quot;0x&quot;;[.AHO1]))" office:value-type="string" office:string-value="0x00">
            <text:p>0x00</text:p>
          </table:table-cell>
          <table:table-cell table:formula="of:=IF(LEN([.AHP1])=1;CONCATENATE(&quot;0x0&quot;;[.AHP1]);CONCATENATE(&quot;0x&quot;;[.AHP1]))" office:value-type="string" office:string-value="0x00">
            <text:p>0x00</text:p>
          </table:table-cell>
          <table:table-cell table:formula="of:=IF(LEN([.AHQ1])=1;CONCATENATE(&quot;0x0&quot;;[.AHQ1]);CONCATENATE(&quot;0x&quot;;[.AHQ1]))" office:value-type="string" office:string-value="0x00">
            <text:p>0x00</text:p>
          </table:table-cell>
          <table:table-cell table:formula="of:=IF(LEN([.AHR1])=1;CONCATENATE(&quot;0x0&quot;;[.AHR1]);CONCATENATE(&quot;0x&quot;;[.AHR1]))" office:value-type="string" office:string-value="0x00">
            <text:p>0x00</text:p>
          </table:table-cell>
          <table:table-cell table:formula="of:=IF(LEN([.AHS1])=1;CONCATENATE(&quot;0x0&quot;;[.AHS1]);CONCATENATE(&quot;0x&quot;;[.AHS1]))" office:value-type="string" office:string-value="0x00">
            <text:p>0x00</text:p>
          </table:table-cell>
          <table:table-cell table:formula="of:=IF(LEN([.AHT1])=1;CONCATENATE(&quot;0x0&quot;;[.AHT1]);CONCATENATE(&quot;0x&quot;;[.AHT1]))" office:value-type="string" office:string-value="0x00">
            <text:p>0x00</text:p>
          </table:table-cell>
          <table:table-cell table:formula="of:=IF(LEN([.AHU1])=1;CONCATENATE(&quot;0x0&quot;;[.AHU1]);CONCATENATE(&quot;0x&quot;;[.AHU1]))" office:value-type="string" office:string-value="0x00">
            <text:p>0x00</text:p>
          </table:table-cell>
          <table:table-cell table:formula="of:=IF(LEN([.AHV1])=1;CONCATENATE(&quot;0x0&quot;;[.AHV1]);CONCATENATE(&quot;0x&quot;;[.AHV1]))" office:value-type="string" office:string-value="0x00">
            <text:p>0x00</text:p>
          </table:table-cell>
          <table:table-cell table:formula="of:=IF(LEN([.AHW1])=1;CONCATENATE(&quot;0x0&quot;;[.AHW1]);CONCATENATE(&quot;0x&quot;;[.AHW1]))" office:value-type="string" office:string-value="0x00">
            <text:p>0x00</text:p>
          </table:table-cell>
          <table:table-cell table:formula="of:=IF(LEN([.AHX1])=1;CONCATENATE(&quot;0x0&quot;;[.AHX1]);CONCATENATE(&quot;0x&quot;;[.AHX1]))" office:value-type="string" office:string-value="0x00">
            <text:p>0x00</text:p>
          </table:table-cell>
          <table:table-cell table:formula="of:=IF(LEN([.AHY1])=1;CONCATENATE(&quot;0x0&quot;;[.AHY1]);CONCATENATE(&quot;0x&quot;;[.AHY1]))" office:value-type="string" office:string-value="0x00">
            <text:p>0x00</text:p>
          </table:table-cell>
          <table:table-cell table:formula="of:=IF(LEN([.AHZ1])=1;CONCATENATE(&quot;0x0&quot;;[.AHZ1]);CONCATENATE(&quot;0x&quot;;[.AHZ1]))" office:value-type="string" office:string-value="0x00">
            <text:p>0x00</text:p>
          </table:table-cell>
          <table:table-cell table:formula="of:=IF(LEN([.AIA1])=1;CONCATENATE(&quot;0x0&quot;;[.AIA1]);CONCATENATE(&quot;0x&quot;;[.AIA1]))" office:value-type="string" office:string-value="0x00">
            <text:p>0x00</text:p>
          </table:table-cell>
          <table:table-cell table:formula="of:=IF(LEN([.AIB1])=1;CONCATENATE(&quot;0x0&quot;;[.AIB1]);CONCATENATE(&quot;0x&quot;;[.AIB1]))" office:value-type="string" office:string-value="0x00">
            <text:p>0x00</text:p>
          </table:table-cell>
          <table:table-cell table:formula="of:=IF(LEN([.AIC1])=1;CONCATENATE(&quot;0x0&quot;;[.AIC1]);CONCATENATE(&quot;0x&quot;;[.AIC1]))" office:value-type="string" office:string-value="0x00">
            <text:p>0x00</text:p>
          </table:table-cell>
          <table:table-cell table:formula="of:=IF(LEN([.AID1])=1;CONCATENATE(&quot;0x0&quot;;[.AID1]);CONCATENATE(&quot;0x&quot;;[.AID1]))" office:value-type="string" office:string-value="0x00">
            <text:p>0x00</text:p>
          </table:table-cell>
          <table:table-cell table:formula="of:=IF(LEN([.AIE1])=1;CONCATENATE(&quot;0x0&quot;;[.AIE1]);CONCATENATE(&quot;0x&quot;;[.AIE1]))" office:value-type="string" office:string-value="0x00">
            <text:p>0x00</text:p>
          </table:table-cell>
          <table:table-cell table:formula="of:=IF(LEN([.AIF1])=1;CONCATENATE(&quot;0x0&quot;;[.AIF1]);CONCATENATE(&quot;0x&quot;;[.AIF1]))" office:value-type="string" office:string-value="0x00">
            <text:p>0x00</text:p>
          </table:table-cell>
          <table:table-cell table:formula="of:=IF(LEN([.AIG1])=1;CONCATENATE(&quot;0x0&quot;;[.AIG1]);CONCATENATE(&quot;0x&quot;;[.AIG1]))" office:value-type="string" office:string-value="0x00">
            <text:p>0x00</text:p>
          </table:table-cell>
          <table:table-cell table:formula="of:=IF(LEN([.AIH1])=1;CONCATENATE(&quot;0x0&quot;;[.AIH1]);CONCATENATE(&quot;0x&quot;;[.AIH1]))" office:value-type="string" office:string-value="0x00">
            <text:p>0x00</text:p>
          </table:table-cell>
          <table:table-cell table:formula="of:=IF(LEN([.AII1])=1;CONCATENATE(&quot;0x0&quot;;[.AII1]);CONCATENATE(&quot;0x&quot;;[.AII1]))" office:value-type="string" office:string-value="0x00">
            <text:p>0x00</text:p>
          </table:table-cell>
          <table:table-cell table:formula="of:=IF(LEN([.AIJ1])=1;CONCATENATE(&quot;0x0&quot;;[.AIJ1]);CONCATENATE(&quot;0x&quot;;[.AIJ1]))" office:value-type="string" office:string-value="0x00">
            <text:p>0x00</text:p>
          </table:table-cell>
          <table:table-cell table:formula="of:=IF(LEN([.AIK1])=1;CONCATENATE(&quot;0x0&quot;;[.AIK1]);CONCATENATE(&quot;0x&quot;;[.AIK1]))" office:value-type="string" office:string-value="0x00">
            <text:p>0x00</text:p>
          </table:table-cell>
          <table:table-cell table:formula="of:=IF(LEN([.AIL1])=1;CONCATENATE(&quot;0x0&quot;;[.AIL1]);CONCATENATE(&quot;0x&quot;;[.AIL1]))" office:value-type="string" office:string-value="0x00">
            <text:p>0x00</text:p>
          </table:table-cell>
          <table:table-cell table:formula="of:=IF(LEN([.AIM1])=1;CONCATENATE(&quot;0x0&quot;;[.AIM1]);CONCATENATE(&quot;0x&quot;;[.AIM1]))" office:value-type="string" office:string-value="0x00">
            <text:p>0x00</text:p>
          </table:table-cell>
          <table:table-cell table:formula="of:=IF(LEN([.AIN1])=1;CONCATENATE(&quot;0x0&quot;;[.AIN1]);CONCATENATE(&quot;0x&quot;;[.AIN1]))" office:value-type="string" office:string-value="0x00">
            <text:p>0x00</text:p>
          </table:table-cell>
          <table:table-cell table:formula="of:=IF(LEN([.AIO1])=1;CONCATENATE(&quot;0x0&quot;;[.AIO1]);CONCATENATE(&quot;0x&quot;;[.AIO1]))" office:value-type="string" office:string-value="0x00">
            <text:p>0x00</text:p>
          </table:table-cell>
          <table:table-cell table:formula="of:=IF(LEN([.AIP1])=1;CONCATENATE(&quot;0x0&quot;;[.AIP1]);CONCATENATE(&quot;0x&quot;;[.AIP1]))" office:value-type="string" office:string-value="0x00">
            <text:p>0x00</text:p>
          </table:table-cell>
          <table:table-cell table:formula="of:=IF(LEN([.AIQ1])=1;CONCATENATE(&quot;0x0&quot;;[.AIQ1]);CONCATENATE(&quot;0x&quot;;[.AIQ1]))" office:value-type="string" office:string-value="0x00">
            <text:p>0x00</text:p>
          </table:table-cell>
          <table:table-cell table:formula="of:=IF(LEN([.AIR1])=1;CONCATENATE(&quot;0x0&quot;;[.AIR1]);CONCATENATE(&quot;0x&quot;;[.AIR1]))" office:value-type="string" office:string-value="0x00">
            <text:p>0x00</text:p>
          </table:table-cell>
          <table:table-cell table:formula="of:=IF(LEN([.AIS1])=1;CONCATENATE(&quot;0x0&quot;;[.AIS1]);CONCATENATE(&quot;0x&quot;;[.AIS1]))" office:value-type="string" office:string-value="0x00">
            <text:p>0x00</text:p>
          </table:table-cell>
          <table:table-cell table:formula="of:=IF(LEN([.AIT1])=1;CONCATENATE(&quot;0x0&quot;;[.AIT1]);CONCATENATE(&quot;0x&quot;;[.AIT1]))" office:value-type="string" office:string-value="0x00">
            <text:p>0x00</text:p>
          </table:table-cell>
          <table:table-cell table:formula="of:=IF(LEN([.AIU1])=1;CONCATENATE(&quot;0x0&quot;;[.AIU1]);CONCATENATE(&quot;0x&quot;;[.AIU1]))" office:value-type="string" office:string-value="0x00">
            <text:p>0x00</text:p>
          </table:table-cell>
          <table:table-cell table:formula="of:=IF(LEN([.AIV1])=1;CONCATENATE(&quot;0x0&quot;;[.AIV1]);CONCATENATE(&quot;0x&quot;;[.AIV1]))" office:value-type="string" office:string-value="0x00">
            <text:p>0x00</text:p>
          </table:table-cell>
          <table:table-cell table:formula="of:=IF(LEN([.AIW1])=1;CONCATENATE(&quot;0x0&quot;;[.AIW1]);CONCATENATE(&quot;0x&quot;;[.AIW1]))" office:value-type="string" office:string-value="0x00">
            <text:p>0x00</text:p>
          </table:table-cell>
          <table:table-cell table:formula="of:=IF(LEN([.AIX1])=1;CONCATENATE(&quot;0x0&quot;;[.AIX1]);CONCATENATE(&quot;0x&quot;;[.AIX1]))" office:value-type="string" office:string-value="0x00">
            <text:p>0x00</text:p>
          </table:table-cell>
          <table:table-cell table:formula="of:=IF(LEN([.AIY1])=1;CONCATENATE(&quot;0x0&quot;;[.AIY1]);CONCATENATE(&quot;0x&quot;;[.AIY1]))" office:value-type="string" office:string-value="0x00">
            <text:p>0x00</text:p>
          </table:table-cell>
          <table:table-cell table:formula="of:=IF(LEN([.AIZ1])=1;CONCATENATE(&quot;0x0&quot;;[.AIZ1]);CONCATENATE(&quot;0x&quot;;[.AIZ1]))" office:value-type="string" office:string-value="0x00">
            <text:p>0x00</text:p>
          </table:table-cell>
          <table:table-cell table:formula="of:=IF(LEN([.AJA1])=1;CONCATENATE(&quot;0x0&quot;;[.AJA1]);CONCATENATE(&quot;0x&quot;;[.AJA1]))" office:value-type="string" office:string-value="0x00">
            <text:p>0x00</text:p>
          </table:table-cell>
          <table:table-cell table:formula="of:=IF(LEN([.AJB1])=1;CONCATENATE(&quot;0x0&quot;;[.AJB1]);CONCATENATE(&quot;0x&quot;;[.AJB1]))" office:value-type="string" office:string-value="0x00">
            <text:p>0x00</text:p>
          </table:table-cell>
          <table:table-cell table:formula="of:=IF(LEN([.AJC1])=1;CONCATENATE(&quot;0x0&quot;;[.AJC1]);CONCATENATE(&quot;0x&quot;;[.AJC1]))" office:value-type="string" office:string-value="0x00">
            <text:p>0x00</text:p>
          </table:table-cell>
          <table:table-cell table:formula="of:=IF(LEN([.AJD1])=1;CONCATENATE(&quot;0x0&quot;;[.AJD1]);CONCATENATE(&quot;0x&quot;;[.AJD1]))" office:value-type="string" office:string-value="0x00">
            <text:p>0x00</text:p>
          </table:table-cell>
          <table:table-cell table:formula="of:=IF(LEN([.AJE1])=1;CONCATENATE(&quot;0x0&quot;;[.AJE1]);CONCATENATE(&quot;0x&quot;;[.AJE1]))" office:value-type="string" office:string-value="0x00">
            <text:p>0x00</text:p>
          </table:table-cell>
          <table:table-cell table:formula="of:=IF(LEN([.AJF1])=1;CONCATENATE(&quot;0x0&quot;;[.AJF1]);CONCATENATE(&quot;0x&quot;;[.AJF1]))" office:value-type="string" office:string-value="0x00">
            <text:p>0x00</text:p>
          </table:table-cell>
          <table:table-cell table:formula="of:=IF(LEN([.AJG1])=1;CONCATENATE(&quot;0x0&quot;;[.AJG1]);CONCATENATE(&quot;0x&quot;;[.AJG1]))" office:value-type="string" office:string-value="0x00">
            <text:p>0x00</text:p>
          </table:table-cell>
          <table:table-cell table:formula="of:=IF(LEN([.AJH1])=1;CONCATENATE(&quot;0x0&quot;;[.AJH1]);CONCATENATE(&quot;0x&quot;;[.AJH1]))" office:value-type="string" office:string-value="0x00">
            <text:p>0x00</text:p>
          </table:table-cell>
          <table:table-cell table:formula="of:=IF(LEN([.AJI1])=1;CONCATENATE(&quot;0x0&quot;;[.AJI1]);CONCATENATE(&quot;0x&quot;;[.AJI1]))" office:value-type="string" office:string-value="0x00">
            <text:p>0x00</text:p>
          </table:table-cell>
          <table:table-cell table:formula="of:=IF(LEN([.AJJ1])=1;CONCATENATE(&quot;0x0&quot;;[.AJJ1]);CONCATENATE(&quot;0x&quot;;[.AJJ1]))" office:value-type="string" office:string-value="0x00">
            <text:p>0x00</text:p>
          </table:table-cell>
          <table:table-cell table:formula="of:=IF(LEN([.AJK1])=1;CONCATENATE(&quot;0x0&quot;;[.AJK1]);CONCATENATE(&quot;0x&quot;;[.AJK1]))" office:value-type="string" office:string-value="0x00">
            <text:p>0x00</text:p>
          </table:table-cell>
          <table:table-cell table:formula="of:=IF(LEN([.AJL1])=1;CONCATENATE(&quot;0x0&quot;;[.AJL1]);CONCATENATE(&quot;0x&quot;;[.AJL1]))" office:value-type="string" office:string-value="0x00">
            <text:p>0x00</text:p>
          </table:table-cell>
          <table:table-cell table:formula="of:=IF(LEN([.AJM1])=1;CONCATENATE(&quot;0x0&quot;;[.AJM1]);CONCATENATE(&quot;0x&quot;;[.AJM1]))" office:value-type="string" office:string-value="0x00">
            <text:p>0x00</text:p>
          </table:table-cell>
          <table:table-cell table:formula="of:=IF(LEN([.AJN1])=1;CONCATENATE(&quot;0x0&quot;;[.AJN1]);CONCATENATE(&quot;0x&quot;;[.AJN1]))" office:value-type="string" office:string-value="0x00">
            <text:p>0x00</text:p>
          </table:table-cell>
          <table:table-cell table:formula="of:=IF(LEN([.AJO1])=1;CONCATENATE(&quot;0x0&quot;;[.AJO1]);CONCATENATE(&quot;0x&quot;;[.AJO1]))" office:value-type="string" office:string-value="0x00">
            <text:p>0x00</text:p>
          </table:table-cell>
          <table:table-cell table:formula="of:=IF(LEN([.AJP1])=1;CONCATENATE(&quot;0x0&quot;;[.AJP1]);CONCATENATE(&quot;0x&quot;;[.AJP1]))" office:value-type="string" office:string-value="0x00">
            <text:p>0x00</text:p>
          </table:table-cell>
          <table:table-cell table:formula="of:=IF(LEN([.AJQ1])=1;CONCATENATE(&quot;0x0&quot;;[.AJQ1]);CONCATENATE(&quot;0x&quot;;[.AJQ1]))" office:value-type="string" office:string-value="0x00">
            <text:p>0x00</text:p>
          </table:table-cell>
          <table:table-cell table:formula="of:=IF(LEN([.AJR1])=1;CONCATENATE(&quot;0x0&quot;;[.AJR1]);CONCATENATE(&quot;0x&quot;;[.AJR1]))" office:value-type="string" office:string-value="0x00">
            <text:p>0x00</text:p>
          </table:table-cell>
          <table:table-cell table:formula="of:=IF(LEN([.AJS1])=1;CONCATENATE(&quot;0x0&quot;;[.AJS1]);CONCATENATE(&quot;0x&quot;;[.AJS1]))" office:value-type="string" office:string-value="0x00">
            <text:p>0x00</text:p>
          </table:table-cell>
          <table:table-cell table:formula="of:=IF(LEN([.AJT1])=1;CONCATENATE(&quot;0x0&quot;;[.AJT1]);CONCATENATE(&quot;0x&quot;;[.AJT1]))" office:value-type="string" office:string-value="0x00">
            <text:p>0x00</text:p>
          </table:table-cell>
          <table:table-cell table:formula="of:=IF(LEN([.AJU1])=1;CONCATENATE(&quot;0x0&quot;;[.AJU1]);CONCATENATE(&quot;0x&quot;;[.AJU1]))" office:value-type="string" office:string-value="0x00">
            <text:p>0x00</text:p>
          </table:table-cell>
          <table:table-cell table:formula="of:=IF(LEN([.AJV1])=1;CONCATENATE(&quot;0x0&quot;;[.AJV1]);CONCATENATE(&quot;0x&quot;;[.AJV1]))" office:value-type="string" office:string-value="0x00">
            <text:p>0x00</text:p>
          </table:table-cell>
          <table:table-cell table:formula="of:=IF(LEN([.AJW1])=1;CONCATENATE(&quot;0x0&quot;;[.AJW1]);CONCATENATE(&quot;0x&quot;;[.AJW1]))" office:value-type="string" office:string-value="0x00">
            <text:p>0x00</text:p>
          </table:table-cell>
          <table:table-cell table:formula="of:=IF(LEN([.AJX1])=1;CONCATENATE(&quot;0x0&quot;;[.AJX1]);CONCATENATE(&quot;0x&quot;;[.AJX1]))" office:value-type="string" office:string-value="0x00">
            <text:p>0x00</text:p>
          </table:table-cell>
          <table:table-cell table:formula="of:=IF(LEN([.AJY1])=1;CONCATENATE(&quot;0x0&quot;;[.AJY1]);CONCATENATE(&quot;0x&quot;;[.AJY1]))" office:value-type="string" office:string-value="0x00">
            <text:p>0x00</text:p>
          </table:table-cell>
          <table:table-cell table:formula="of:=IF(LEN([.AJZ1])=1;CONCATENATE(&quot;0x0&quot;;[.AJZ1]);CONCATENATE(&quot;0x&quot;;[.AJZ1]))" office:value-type="string" office:string-value="0x00">
            <text:p>0x00</text:p>
          </table:table-cell>
          <table:table-cell table:formula="of:=IF(LEN([.AKA1])=1;CONCATENATE(&quot;0x0&quot;;[.AKA1]);CONCATENATE(&quot;0x&quot;;[.AKA1]))" office:value-type="string" office:string-value="0x00">
            <text:p>0x00</text:p>
          </table:table-cell>
          <table:table-cell table:formula="of:=IF(LEN([.AKB1])=1;CONCATENATE(&quot;0x0&quot;;[.AKB1]);CONCATENATE(&quot;0x&quot;;[.AKB1]))" office:value-type="string" office:string-value="0x00">
            <text:p>0x00</text:p>
          </table:table-cell>
          <table:table-cell table:formula="of:=IF(LEN([.AKC1])=1;CONCATENATE(&quot;0x0&quot;;[.AKC1]);CONCATENATE(&quot;0x&quot;;[.AKC1]))" office:value-type="string" office:string-value="0x00">
            <text:p>0x00</text:p>
          </table:table-cell>
          <table:table-cell table:formula="of:=IF(LEN([.AKD1])=1;CONCATENATE(&quot;0x0&quot;;[.AKD1]);CONCATENATE(&quot;0x&quot;;[.AKD1]))" office:value-type="string" office:string-value="0x00">
            <text:p>0x00</text:p>
          </table:table-cell>
          <table:table-cell table:formula="of:=IF(LEN([.AKE1])=1;CONCATENATE(&quot;0x0&quot;;[.AKE1]);CONCATENATE(&quot;0x&quot;;[.AKE1]))" office:value-type="string" office:string-value="0x00">
            <text:p>0x00</text:p>
          </table:table-cell>
          <table:table-cell table:formula="of:=IF(LEN([.AKF1])=1;CONCATENATE(&quot;0x0&quot;;[.AKF1]);CONCATENATE(&quot;0x&quot;;[.AKF1]))" office:value-type="string" office:string-value="0x00">
            <text:p>0x00</text:p>
          </table:table-cell>
          <table:table-cell table:formula="of:=IF(LEN([.AKG1])=1;CONCATENATE(&quot;0x0&quot;;[.AKG1]);CONCATENATE(&quot;0x&quot;;[.AKG1]))" office:value-type="string" office:string-value="0x00">
            <text:p>0x00</text:p>
          </table:table-cell>
          <table:table-cell table:formula="of:=IF(LEN([.AKH1])=1;CONCATENATE(&quot;0x0&quot;;[.AKH1]);CONCATENATE(&quot;0x&quot;;[.AKH1]))" office:value-type="string" office:string-value="0x00">
            <text:p>0x00</text:p>
          </table:table-cell>
          <table:table-cell table:formula="of:=IF(LEN([.AKI1])=1;CONCATENATE(&quot;0x0&quot;;[.AKI1]);CONCATENATE(&quot;0x&quot;;[.AKI1]))" office:value-type="string" office:string-value="0x00">
            <text:p>0x00</text:p>
          </table:table-cell>
          <table:table-cell table:formula="of:=IF(LEN([.AKJ1])=1;CONCATENATE(&quot;0x0&quot;;[.AKJ1]);CONCATENATE(&quot;0x&quot;;[.AKJ1]))" office:value-type="string" office:string-value="0x00">
            <text:p>0x00</text:p>
          </table:table-cell>
          <table:table-cell table:formula="of:=IF(LEN([.AKK1])=1;CONCATENATE(&quot;0x0&quot;;[.AKK1]);CONCATENATE(&quot;0x&quot;;[.AKK1]))" office:value-type="string" office:string-value="0x00">
            <text:p>0x00</text:p>
          </table:table-cell>
          <table:table-cell table:formula="of:=IF(LEN([.AKL1])=1;CONCATENATE(&quot;0x0&quot;;[.AKL1]);CONCATENATE(&quot;0x&quot;;[.AKL1]))" office:value-type="string" office:string-value="0x00">
            <text:p>0x00</text:p>
          </table:table-cell>
          <table:table-cell table:formula="of:=IF(LEN([.AKM1])=1;CONCATENATE(&quot;0x0&quot;;[.AKM1]);CONCATENATE(&quot;0x&quot;;[.AKM1]))" office:value-type="string" office:string-value="0x00">
            <text:p>0x00</text:p>
          </table:table-cell>
          <table:table-cell table:formula="of:=IF(LEN([.AKN1])=1;CONCATENATE(&quot;0x0&quot;;[.AKN1]);CONCATENATE(&quot;0x&quot;;[.AKN1]))" office:value-type="string" office:string-value="0x00">
            <text:p>0x00</text:p>
          </table:table-cell>
          <table:table-cell table:formula="of:=IF(LEN([.AKO1])=1;CONCATENATE(&quot;0x0&quot;;[.AKO1]);CONCATENATE(&quot;0x&quot;;[.AKO1]))" office:value-type="string" office:string-value="0x00">
            <text:p>0x00</text:p>
          </table:table-cell>
          <table:table-cell table:formula="of:=IF(LEN([.AKP1])=1;CONCATENATE(&quot;0x0&quot;;[.AKP1]);CONCATENATE(&quot;0x&quot;;[.AKP1]))" office:value-type="string" office:string-value="0x00">
            <text:p>0x00</text:p>
          </table:table-cell>
          <table:table-cell table:formula="of:=IF(LEN([.AKQ1])=1;CONCATENATE(&quot;0x0&quot;;[.AKQ1]);CONCATENATE(&quot;0x&quot;;[.AKQ1]))" office:value-type="string" office:string-value="0x00">
            <text:p>0x00</text:p>
          </table:table-cell>
          <table:table-cell table:formula="of:=IF(LEN([.AKR1])=1;CONCATENATE(&quot;0x0&quot;;[.AKR1]);CONCATENATE(&quot;0x&quot;;[.AKR1]))" office:value-type="string" office:string-value="0x00">
            <text:p>0x00</text:p>
          </table:table-cell>
          <table:table-cell table:formula="of:=IF(LEN([.AKS1])=1;CONCATENATE(&quot;0x0&quot;;[.AKS1]);CONCATENATE(&quot;0x&quot;;[.AKS1]))" office:value-type="string" office:string-value="0x00">
            <text:p>0x00</text:p>
          </table:table-cell>
          <table:table-cell table:formula="of:=IF(LEN([.AKT1])=1;CONCATENATE(&quot;0x0&quot;;[.AKT1]);CONCATENATE(&quot;0x&quot;;[.AKT1]))" office:value-type="string" office:string-value="0x00">
            <text:p>0x00</text:p>
          </table:table-cell>
          <table:table-cell table:formula="of:=IF(LEN([.AKU1])=1;CONCATENATE(&quot;0x0&quot;;[.AKU1]);CONCATENATE(&quot;0x&quot;;[.AKU1]))" office:value-type="string" office:string-value="0x00">
            <text:p>0x00</text:p>
          </table:table-cell>
          <table:table-cell table:formula="of:=IF(LEN([.AKV1])=1;CONCATENATE(&quot;0x0&quot;;[.AKV1]);CONCATENATE(&quot;0x&quot;;[.AKV1]))" office:value-type="string" office:string-value="0x00">
            <text:p>0x00</text:p>
          </table:table-cell>
          <table:table-cell table:formula="of:=IF(LEN([.AKW1])=1;CONCATENATE(&quot;0x0&quot;;[.AKW1]);CONCATENATE(&quot;0x&quot;;[.AKW1]))" office:value-type="string" office:string-value="0x00">
            <text:p>0x00</text:p>
          </table:table-cell>
          <table:table-cell table:formula="of:=IF(LEN([.AKX1])=1;CONCATENATE(&quot;0x0&quot;;[.AKX1]);CONCATENATE(&quot;0x&quot;;[.AKX1]))" office:value-type="string" office:string-value="0x00">
            <text:p>0x00</text:p>
          </table:table-cell>
          <table:table-cell table:formula="of:=IF(LEN([.AKY1])=1;CONCATENATE(&quot;0x0&quot;;[.AKY1]);CONCATENATE(&quot;0x&quot;;[.AKY1]))" office:value-type="string" office:string-value="0x00">
            <text:p>0x00</text:p>
          </table:table-cell>
          <table:table-cell table:formula="of:=IF(LEN([.AKZ1])=1;CONCATENATE(&quot;0x0&quot;;[.AKZ1]);CONCATENATE(&quot;0x&quot;;[.AKZ1]))" office:value-type="string" office:string-value="0x00">
            <text:p>0x00</text:p>
          </table:table-cell>
          <table:table-cell table:formula="of:=IF(LEN([.ALA1])=1;CONCATENATE(&quot;0x0&quot;;[.ALA1]);CONCATENATE(&quot;0x&quot;;[.ALA1]))" office:value-type="string" office:string-value="0x00">
            <text:p>0x00</text:p>
          </table:table-cell>
          <table:table-cell table:formula="of:=IF(LEN([.ALB1])=1;CONCATENATE(&quot;0x0&quot;;[.ALB1]);CONCATENATE(&quot;0x&quot;;[.ALB1]))" office:value-type="string" office:string-value="0x00">
            <text:p>0x00</text:p>
          </table:table-cell>
          <table:table-cell table:formula="of:=IF(LEN([.ALC1])=1;CONCATENATE(&quot;0x0&quot;;[.ALC1]);CONCATENATE(&quot;0x&quot;;[.ALC1]))" office:value-type="string" office:string-value="0x00">
            <text:p>0x00</text:p>
          </table:table-cell>
          <table:table-cell table:formula="of:=IF(LEN([.ALD1])=1;CONCATENATE(&quot;0x0&quot;;[.ALD1]);CONCATENATE(&quot;0x&quot;;[.ALD1]))" office:value-type="string" office:string-value="0x00">
            <text:p>0x00</text:p>
          </table:table-cell>
          <table:table-cell table:formula="of:=IF(LEN([.ALE1])=1;CONCATENATE(&quot;0x0&quot;;[.ALE1]);CONCATENATE(&quot;0x&quot;;[.ALE1]))" office:value-type="string" office:string-value="0x00">
            <text:p>0x00</text:p>
          </table:table-cell>
          <table:table-cell table:formula="of:=IF(LEN([.ALF1])=1;CONCATENATE(&quot;0x0&quot;;[.ALF1]);CONCATENATE(&quot;0x&quot;;[.ALF1]))" office:value-type="string" office:string-value="0x00">
            <text:p>0x00</text:p>
          </table:table-cell>
          <table:table-cell table:formula="of:=IF(LEN([.ALG1])=1;CONCATENATE(&quot;0x0&quot;;[.ALG1]);CONCATENATE(&quot;0x&quot;;[.ALG1]))" office:value-type="string" office:string-value="0x00">
            <text:p>0x00</text:p>
          </table:table-cell>
          <table:table-cell table:formula="of:=IF(LEN([.ALH1])=1;CONCATENATE(&quot;0x0&quot;;[.ALH1]);CONCATENATE(&quot;0x&quot;;[.ALH1]))" office:value-type="string" office:string-value="0x00">
            <text:p>0x00</text:p>
          </table:table-cell>
          <table:table-cell table:formula="of:=IF(LEN([.ALI1])=1;CONCATENATE(&quot;0x0&quot;;[.ALI1]);CONCATENATE(&quot;0x&quot;;[.ALI1]))" office:value-type="string" office:string-value="0x00">
            <text:p>0x00</text:p>
          </table:table-cell>
          <table:table-cell table:formula="of:=IF(LEN([.ALJ1])=1;CONCATENATE(&quot;0x0&quot;;[.ALJ1]);CONCATENATE(&quot;0x&quot;;[.ALJ1]))" office:value-type="string" office:string-value="0x00">
            <text:p>0x00</text:p>
          </table:table-cell>
          <table:table-cell table:formula="of:=IF(LEN([.ALK1])=1;CONCATENATE(&quot;0x0&quot;;[.ALK1]);CONCATENATE(&quot;0x&quot;;[.ALK1]))" office:value-type="string" office:string-value="0x00">
            <text:p>0x00</text:p>
          </table:table-cell>
          <table:table-cell table:formula="of:=IF(LEN([.ALL1])=1;CONCATENATE(&quot;0x0&quot;;[.ALL1]);CONCATENATE(&quot;0x&quot;;[.ALL1]))" office:value-type="string" office:string-value="0x00">
            <text:p>0x00</text:p>
          </table:table-cell>
          <table:table-cell table:formula="of:=IF(LEN([.ALM1])=1;CONCATENATE(&quot;0x0&quot;;[.ALM1]);CONCATENATE(&quot;0x&quot;;[.ALM1]))" office:value-type="string" office:string-value="0x00">
            <text:p>0x00</text:p>
          </table:table-cell>
          <table:table-cell table:formula="of:=IF(LEN([.ALN1])=1;CONCATENATE(&quot;0x0&quot;;[.ALN1]);CONCATENATE(&quot;0x&quot;;[.ALN1]))" office:value-type="string" office:string-value="0x00">
            <text:p>0x00</text:p>
          </table:table-cell>
          <table:table-cell table:formula="of:=IF(LEN([.ALO1])=1;CONCATENATE(&quot;0x0&quot;;[.ALO1]);CONCATENATE(&quot;0x&quot;;[.ALO1]))" office:value-type="string" office:string-value="0x00">
            <text:p>0x00</text:p>
          </table:table-cell>
          <table:table-cell table:formula="of:=IF(LEN([.ALP1])=1;CONCATENATE(&quot;0x0&quot;;[.ALP1]);CONCATENATE(&quot;0x&quot;;[.ALP1]))" office:value-type="string" office:string-value="0x00">
            <text:p>0x00</text:p>
          </table:table-cell>
          <table:table-cell table:formula="of:=IF(LEN([.ALQ1])=1;CONCATENATE(&quot;0x0&quot;;[.ALQ1]);CONCATENATE(&quot;0x&quot;;[.ALQ1]))" office:value-type="string" office:string-value="0x00">
            <text:p>0x00</text:p>
          </table:table-cell>
          <table:table-cell table:formula="of:=IF(LEN([.ALR1])=1;CONCATENATE(&quot;0x0&quot;;[.ALR1]);CONCATENATE(&quot;0x&quot;;[.ALR1]))" office:value-type="string" office:string-value="0x00">
            <text:p>0x00</text:p>
          </table:table-cell>
          <table:table-cell table:formula="of:=IF(LEN([.ALS1])=1;CONCATENATE(&quot;0x0&quot;;[.ALS1]);CONCATENATE(&quot;0x&quot;;[.ALS1]))" office:value-type="string" office:string-value="0x00">
            <text:p>0x00</text:p>
          </table:table-cell>
          <table:table-cell table:formula="of:=IF(LEN([.ALT1])=1;CONCATENATE(&quot;0x0&quot;;[.ALT1]);CONCATENATE(&quot;0x&quot;;[.ALT1]))" office:value-type="string" office:string-value="0x00">
            <text:p>0x00</text:p>
          </table:table-cell>
          <table:table-cell table:formula="of:=IF(LEN([.ALU1])=1;CONCATENATE(&quot;0x0&quot;;[.ALU1]);CONCATENATE(&quot;0x&quot;;[.ALU1]))" office:value-type="string" office:string-value="0x00">
            <text:p>0x00</text:p>
          </table:table-cell>
          <table:table-cell table:formula="of:=IF(LEN([.ALV1])=1;CONCATENATE(&quot;0x0&quot;;[.ALV1]);CONCATENATE(&quot;0x&quot;;[.ALV1]))" office:value-type="string" office:string-value="0x00">
            <text:p>0x00</text:p>
          </table:table-cell>
          <table:table-cell table:formula="of:=IF(LEN([.ALW1])=1;CONCATENATE(&quot;0x0&quot;;[.ALW1]);CONCATENATE(&quot;0x&quot;;[.ALW1]))" office:value-type="string" office:string-value="0x00">
            <text:p>0x00</text:p>
          </table:table-cell>
          <table:table-cell table:formula="of:=IF(LEN([.ALX1])=1;CONCATENATE(&quot;0x0&quot;;[.ALX1]);CONCATENATE(&quot;0x&quot;;[.ALX1]))" office:value-type="string" office:string-value="0x00">
            <text:p>0x00</text:p>
          </table:table-cell>
          <table:table-cell table:formula="of:=IF(LEN([.ALY1])=1;CONCATENATE(&quot;0x0&quot;;[.ALY1]);CONCATENATE(&quot;0x&quot;;[.ALY1]))" office:value-type="string" office:string-value="0x00">
            <text:p>0x00</text:p>
          </table:table-cell>
          <table:table-cell table:formula="of:=IF(LEN([.ALZ1])=1;CONCATENATE(&quot;0x0&quot;;[.ALZ1]);CONCATENATE(&quot;0x&quot;;[.ALZ1]))" office:value-type="string" office:string-value="0x00">
            <text:p>0x00</text:p>
          </table:table-cell>
          <table:table-cell table:formula="of:=IF(LEN([.AMA1])=1;CONCATENATE(&quot;0x0&quot;;[.AMA1]);CONCATENATE(&quot;0x&quot;;[.AMA1]))" office:value-type="string" office:string-value="0x00">
            <text:p>0x00</text:p>
          </table:table-cell>
          <table:table-cell table:formula="of:=IF(LEN([.AMB1])=1;CONCATENATE(&quot;0x0&quot;;[.AMB1]);CONCATENATE(&quot;0x&quot;;[.AMB1]))" office:value-type="string" office:string-value="0x00">
            <text:p>0x00</text:p>
          </table:table-cell>
          <table:table-cell table:formula="of:=IF(LEN([.AMC1])=1;CONCATENATE(&quot;0x0&quot;;[.AMC1]);CONCATENATE(&quot;0x&quot;;[.AMC1]))" office:value-type="string" office:string-value="0x00">
            <text:p>0x00</text:p>
          </table:table-cell>
          <table:table-cell table:formula="of:=IF(LEN([.AMD1])=1;CONCATENATE(&quot;0x0&quot;;[.AMD1]);CONCATENATE(&quot;0x&quot;;[.AMD1]))" office:value-type="string" office:string-value="0x00">
            <text:p>0x00</text:p>
          </table:table-cell>
          <table:table-cell table:formula="of:=IF(LEN([.AME1])=1;CONCATENATE(&quot;0x0&quot;;[.AME1]);CONCATENATE(&quot;0x&quot;;[.AME1]))" office:value-type="string" office:string-value="0x00">
            <text:p>0x00</text:p>
          </table:table-cell>
          <table:table-cell table:formula="of:=IF(LEN([.AMF1])=1;CONCATENATE(&quot;0x0&quot;;[.AMF1]);CONCATENATE(&quot;0x&quot;;[.AMF1]))" office:value-type="string" office:string-value="0x00">
            <text:p>0x00</text:p>
          </table:table-cell>
          <table:table-cell table:formula="of:=IF(LEN([.AMG1])=1;CONCATENATE(&quot;0x0&quot;;[.AMG1]);CONCATENATE(&quot;0x&quot;;[.AMG1]))" office:value-type="string" office:string-value="0x00">
            <text:p>0x00</text:p>
          </table:table-cell>
          <table:table-cell table:formula="of:=IF(LEN([.AMH1])=1;CONCATENATE(&quot;0x0&quot;;[.AMH1]);CONCATENATE(&quot;0x&quot;;[.AMH1]))" office:value-type="string" office:string-value="0x00">
            <text:p>0x00</text:p>
          </table:table-cell>
          <table:table-cell table:formula="of:=IF(LEN([.AMI1])=1;CONCATENATE(&quot;0x0&quot;;[.AMI1]);CONCATENATE(&quot;0x&quot;;[.AMI1]))" office:value-type="string" office:string-value="0x00">
            <text:p>0x00</text:p>
          </table:table-cell>
          <table:table-cell table:formula="of:=IF(LEN([.AMJ1])=1;CONCATENATE(&quot;0x0&quot;;[.AMJ1]);CONCATENATE(&quot;0x&quot;;[.AMJ1]))" office:value-type="string" office:string-value="0x00">
            <text:p>0x00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0" number:min-integer-digits="2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illed" style:family="table-cell" style:parent-style-name="Default">
      <style:table-cell-properties fo:background-color="#ff0000"/>
      <style:text-properties fo:font-size="6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0">08/30/2013</text:date>, <text:time>20:4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8-25T12:18:56.40</meta:creation-date>
    <dc:date>2013-08-30T20:47:30.57</dc:date>
    <meta:editing-duration>PT08H46M29S</meta:editing-duration>
    <meta:editing-cycles>5</meta:editing-cycles>
    <meta:generator>OpenOffice.org/3.3$Win32 OpenOffice.org_project/330m20$Build-9567</meta:generator>
    <meta:document-statistic meta:table-count="3" meta:cell-count="9311" meta:object-count="0"/>
  </office:meta>
</office:document-meta>
</file>